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% Model: <text:s text:c="13"/>HG36</text:p>
          </table:table-cell>
          <table:table-cell office:value-type="string" calcext:value-type="string">
            <text:p>0_full_setoresRadiador_F7</text:p>
          </table:table-cell>
          <table:table-cell office:value-type="string" calcext:value-type="string">
            <text:p>_30mm_ext_simul02_S12.mph</text:p>
          </table:table-cell>
        </table:table-row>
        <table:table-row table:style-name="ro1">
          <table:table-cell office:value-type="string" calcext:value-type="string">
            <text:p>% Version: <text:s text:c="11"/>COMS</text:p>
          </table:table-cell>
          <table:table-cell office:value-type="string" calcext:value-type="string">
            <text:p>OL 5.5.0.292</text:p>
          </table:table-cell>
          <table:table-cell/>
        </table:table-row>
        <table:table-row table:style-name="ro1">
          <table:table-cell office:value-type="string" calcext:value-type="string">
            <text:p>% Date: <text:s text:c="14"/>Oct</text:p>
          </table:table-cell>
          <table:table-cell office:value-type="string" calcext:value-type="string">
            <text:p>9 2025, 13:20</text:p>
          </table:table-cell>
          <table:table-cell/>
        </table:table-row>
        <table:table-row table:style-name="ro1">
          <table:table-cell office:value-type="string" calcext:value-type="string">
            <text:p>% Dimension: <text:s text:c="9"/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Nodes: <text:s text:c="13"/>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Expressions: <text:s text:c="7"/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Description: <text:s text:c="7"/>Surf</text:p>
          </table:table-cell>
          <table:table-cell office:value-type="string" calcext:value-type="string">
            <text:p>ace</text:p>
          </table:table-cell>
          <table:table-cell/>
        </table:table-row>
        <table:table-row table:style-name="ro1">
          <table:table-cell office:value-type="string" calcext:value-type="string">
            <text:p>% surf3x</text:p>
          </table:table-cell>
          <table:table-cell office:value-type="string" calcext:value-type="string">
            <text:p>surf3y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3766.66666666667" calcext:value-type="float">
            <text:p>3766.66666666667</text:p>
          </table:table-cell>
          <table:table-cell office:value-type="float" office:value="-2.37435570083194" calcext:value-type="float">
            <text:p>-2.37435570083194</text:p>
          </table:table-cell>
        </table:table-row>
        <table:table-row table:style-name="ro1">
          <table:table-cell office:value-type="float" office:value="-806.416531902025" calcext:value-type="float">
            <text:p>-806.416531902025</text:p>
          </table:table-cell>
          <table:table-cell office:value-type="float" office:value="3784.32823861473" calcext:value-type="float">
            <text:p>3784.32823861473</text:p>
          </table:table-cell>
          <table:table-cell office:value-type="float" office:value="5.46587342116648" calcext:value-type="float">
            <text:p>5.46587342116648</text:p>
          </table:table-cell>
        </table:table-row>
        <table:table-row table:style-name="ro1">
          <table:table-cell office:value-type="float" office:value="-752.833063803937" calcext:value-type="float">
            <text:p>-752.833063803937</text:p>
          </table:table-cell>
          <table:table-cell office:value-type="float" office:value="3801.98981056279" calcext:value-type="float">
            <text:p>3801.98981056279</text:p>
          </table:table-cell>
          <table:table-cell office:value-type="float" office:value="13.3061025431649" calcext:value-type="float">
            <text:p>13.3061025431649</text:p>
          </table:table-cell>
        </table:table-row>
        <table:table-row table:style-name="ro1">
          <table:table-cell office:value-type="float" office:value="-699.24959570585" calcext:value-type="float">
            <text:p>-699.24959570585</text:p>
          </table:table-cell>
          <table:table-cell office:value-type="float" office:value="3819.65138251085" calcext:value-type="float">
            <text:p>3819.65138251085</text:p>
          </table:table-cell>
          <table:table-cell office:value-type="float" office:value="21.1463316651633" calcext:value-type="float">
            <text:p>21.1463316651633</text:p>
          </table:table-cell>
        </table:table-row>
        <table:table-row table:style-name="ro1">
          <table:table-cell office:value-type="float" office:value="-860.000000000121" calcext:value-type="float">
            <text:p>-860.000000000121</text:p>
          </table:table-cell>
          <table:table-cell office:value-type="float" office:value="3844.44444444445" calcext:value-type="float">
            <text:p>3844.44444444445</text:p>
          </table:table-cell>
          <table:table-cell office:value-type="float" office:value="6.08958532493426" calcext:value-type="float">
            <text:p>6.08958532493426</text:p>
          </table:table-cell>
        </table:table-row>
        <table:table-row table:style-name="ro1">
          <table:table-cell office:value-type="float" office:value="-806.416531902033" calcext:value-type="float">
            <text:p>-806.416531902033</text:p>
          </table:table-cell>
          <table:table-cell office:value-type="float" office:value="3862.10601639251" calcext:value-type="float">
            <text:p>3862.10601639251</text:p>
          </table:table-cell>
          <table:table-cell office:value-type="float" office:value="13.9298144469327" calcext:value-type="float">
            <text:p>13.9298144469327</text:p>
          </table:table-cell>
        </table:table-row>
        <table:table-row table:style-name="ro1">
          <table:table-cell office:value-type="float" office:value="-752.833063803946" calcext:value-type="float">
            <text:p>-752.833063803946</text:p>
          </table:table-cell>
          <table:table-cell office:value-type="float" office:value="3879.76758834057" calcext:value-type="float">
            <text:p>3879.76758834057</text:p>
          </table:table-cell>
          <table:table-cell office:value-type="float" office:value="21.7700435689311" calcext:value-type="float">
            <text:p>21.7700435689311</text:p>
          </table:table-cell>
        </table:table-row>
        <table:table-row table:style-name="ro1">
          <table:table-cell office:value-type="float" office:value="-860.00000000013" calcext:value-type="float">
            <text:p>-860.00000000013</text:p>
          </table:table-cell>
          <table:table-cell office:value-type="float" office:value="3922.22222222222" calcext:value-type="float">
            <text:p>3922.22222222222</text:p>
          </table:table-cell>
          <table:table-cell office:value-type="float" office:value="14.5535263507005" calcext:value-type="float">
            <text:p>14.5535263507005</text:p>
          </table:table-cell>
        </table:table-row>
        <table:table-row table:style-name="ro1">
          <table:table-cell office:value-type="float" office:value="-806.416531902042" calcext:value-type="float">
            <text:p>-806.416531902042</text:p>
          </table:table-cell>
          <table:table-cell office:value-type="float" office:value="3939.88379417028" calcext:value-type="float">
            <text:p>3939.88379417028</text:p>
          </table:table-cell>
          <table:table-cell office:value-type="float" office:value="22.3937554726989" calcext:value-type="float">
            <text:p>22.3937554726989</text:p>
          </table:table-cell>
        </table:table-row>
        <table:table-row table:style-name="ro1">
          <table:table-cell office:value-type="float" office:value="-860.000000000138" calcext:value-type="float">
            <text:p>-860.000000000138</text:p>
          </table:table-cell>
          <table:table-cell office:value-type="float" office:value="4000" calcext:value-type="float">
            <text:p>4000</text:p>
          </table:table-cell>
          <table:table-cell office:value-type="float" office:value="23.0174673764667" calcext:value-type="float">
            <text:p>23.0174673764667</text:p>
          </table:table-cell>
        </table:table-row>
        <table:table-row table:style-name="ro1">
          <table:table-cell office:value-type="float" office:value="-686.98626585542" calcext:value-type="float">
            <text:p>-686.98626585542</text:p>
          </table:table-cell>
          <table:table-cell office:value-type="float" office:value="3629.9836619532" calcext:value-type="float">
            <text:p>3629.9836619532</text:p>
          </table:table-cell>
          <table:table-cell office:value-type="float" office:value="-5.2387674433837" calcext:value-type="float">
            <text:p>-5.2387674433837</text:p>
          </table:table-cell>
        </table:table-row>
        <table:table-row table:style-name="ro1">
          <table:table-cell office:value-type="float" office:value="-744.657510570317" calcext:value-type="float">
            <text:p>-744.657510570317</text:p>
          </table:table-cell>
          <table:table-cell office:value-type="float" office:value="3675.54466352435" calcext:value-type="float">
            <text:p>3675.54466352435</text:p>
          </table:table-cell>
          <table:table-cell office:value-type="float" office:value="-4.28396352919978" calcext:value-type="float">
            <text:p>-4.28396352919978</text:p>
          </table:table-cell>
        </table:table-row>
        <table:table-row table:style-name="ro1">
          <table:table-cell office:value-type="float" office:value="-802.328755285215" calcext:value-type="float">
            <text:p>-802.328755285215</text:p>
          </table:table-cell>
          <table:table-cell office:value-type="float" office:value="3721.10566509551" calcext:value-type="float">
            <text:p>3721.10566509551</text:p>
          </table:table-cell>
          <table:table-cell office:value-type="float" office:value="-3.32915961501586" calcext:value-type="float">
            <text:p>-3.32915961501586</text:p>
          </table:table-cell>
        </table:table-row>
        <table:table-row table:style-name="ro1">
          <table:table-cell office:value-type="float" office:value="-744.657510570317" calcext:value-type="float">
            <text:p>-744.657510570317</text:p>
          </table:table-cell>
          <table:table-cell office:value-type="float" office:value="3597.76688574658" calcext:value-type="float">
            <text:p>3597.76688574658</text:p>
          </table:table-cell>
          <table:table-cell office:value-type="float" office:value="-4.34139451989727" calcext:value-type="float">
            <text:p>-4.34139451989727</text:p>
          </table:table-cell>
        </table:table-row>
        <table:table-row table:style-name="ro1">
          <table:table-cell office:value-type="float" office:value="-802.328755285215" calcext:value-type="float">
            <text:p>-802.328755285215</text:p>
          </table:table-cell>
          <table:table-cell office:value-type="float" office:value="3643.32788731773" calcext:value-type="float">
            <text:p>3643.32788731773</text:p>
          </table:table-cell>
          <table:table-cell office:value-type="float" office:value="-3.38659060571335" calcext:value-type="float">
            <text:p>-3.38659060571335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3688.88888888889" calcext:value-type="float">
            <text:p>3688.88888888889</text:p>
          </table:table-cell>
          <table:table-cell office:value-type="float" office:value="-2.43178669152943" calcext:value-type="float">
            <text:p>-2.43178669152943</text:p>
          </table:table-cell>
        </table:table-row>
        <table:table-row table:style-name="ro1">
          <table:table-cell office:value-type="float" office:value="-802.328755285215" calcext:value-type="float">
            <text:p>-802.328755285215</text:p>
          </table:table-cell>
          <table:table-cell office:value-type="float" office:value="3565.55010953996" calcext:value-type="float">
            <text:p>3565.55010953996</text:p>
          </table:table-cell>
          <table:table-cell office:value-type="float" office:value="-3.44402159641084" calcext:value-type="float">
            <text:p>-3.44402159641084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3611.11111111111" calcext:value-type="float">
            <text:p>3611.11111111111</text:p>
          </table:table-cell>
          <table:table-cell office:value-type="float" office:value="-2.48921768222692" calcext:value-type="float">
            <text:p>-2.48921768222692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3533.33333333333" calcext:value-type="float">
            <text:p>3533.33333333333</text:p>
          </table:table-cell>
          <table:table-cell office:value-type="float" office:value="-2.54664867292441" calcext:value-type="float">
            <text:p>-2.54664867292441</text:p>
          </table:table-cell>
        </table:table-row>
        <table:table-row table:style-name="ro1">
          <table:table-cell office:value-type="float" office:value="-695.16181908904" calcext:value-type="float">
            <text:p>-695.16181908904</text:p>
          </table:table-cell>
          <table:table-cell office:value-type="float" office:value="3756.42880899163" calcext:value-type="float">
            <text:p>3756.42880899163</text:p>
          </table:table-cell>
          <table:table-cell office:value-type="float" office:value="12.351298628981" calcext:value-type="float">
            <text:p>12.351298628981</text:p>
          </table:table-cell>
        </table:table-row>
        <table:table-row table:style-name="ro1">
          <table:table-cell office:value-type="float" office:value="-748.745287187127" calcext:value-type="float">
            <text:p>-748.745287187127</text:p>
          </table:table-cell>
          <table:table-cell office:value-type="float" office:value="3738.76723704357" calcext:value-type="float">
            <text:p>3738.76723704357</text:p>
          </table:table-cell>
          <table:table-cell office:value-type="float" office:value="4.51106950698256" calcext:value-type="float">
            <text:p>4.51106950698256</text:p>
          </table:table-cell>
        </table:table-row>
        <table:table-row table:style-name="ro1">
          <table:table-cell office:value-type="float" office:value="-691.07404247223" calcext:value-type="float">
            <text:p>-691.07404247223</text:p>
          </table:table-cell>
          <table:table-cell office:value-type="float" office:value="3693.20623547242" calcext:value-type="float">
            <text:p>3693.20623547242</text:p>
          </table:table-cell>
          <table:table-cell office:value-type="float" office:value="3.55626559279864" calcext:value-type="float">
            <text:p>3.55626559279864</text:p>
          </table:table-cell>
        </table:table-row>
        <table:table-row table:style-name="ro1">
          <table:table-cell office:value-type="float" office:value="-621.570153303881" calcext:value-type="float">
            <text:p>-621.570153303881</text:p>
          </table:table-cell>
          <table:table-cell office:value-type="float" office:value="4000" calcext:value-type="float">
            <text:p>4000</text:p>
          </table:table-cell>
          <table:table-cell office:value-type="float" office:value="92.0862251290489" calcext:value-type="float">
            <text:p>92.0862251290489</text:p>
          </table:table-cell>
        </table:table-row>
        <table:table-row table:style-name="ro1">
          <table:table-cell office:value-type="float" office:value="-701.0467688693" calcext:value-type="float">
            <text:p>-701.0467688693</text:p>
          </table:table-cell>
          <table:table-cell office:value-type="float" office:value="4000" calcext:value-type="float">
            <text:p>4000</text:p>
          </table:table-cell>
          <table:table-cell office:value-type="float" office:value="69.0633058781882" calcext:value-type="float">
            <text:p>69.0633058781882</text:p>
          </table:table-cell>
        </table:table-row>
        <table:table-row table:style-name="ro1">
          <table:table-cell office:value-type="float" office:value="-780.523384434719" calcext:value-type="float">
            <text:p>-780.523384434719</text:p>
          </table:table-cell>
          <table:table-cell office:value-type="float" office:value="4000" calcext:value-type="float">
            <text:p>4000</text:p>
          </table:table-cell>
          <table:table-cell office:value-type="float" office:value="46.0403866273274" calcext:value-type="float">
            <text:p>46.0403866273274</text:p>
          </table:table-cell>
        </table:table-row>
        <table:table-row table:style-name="ro1">
          <table:table-cell office:value-type="float" office:value="-647.463300771204" calcext:value-type="float">
            <text:p>-647.463300771204</text:p>
          </table:table-cell>
          <table:table-cell office:value-type="float" office:value="3939.88379417028" calcext:value-type="float">
            <text:p>3939.88379417028</text:p>
          </table:table-cell>
          <table:table-cell office:value-type="float" office:value="68.4395939744204" calcext:value-type="float">
            <text:p>68.4395939744204</text:p>
          </table:table-cell>
        </table:table-row>
        <table:table-row table:style-name="ro1">
          <table:table-cell office:value-type="float" office:value="-726.939916336623" calcext:value-type="float">
            <text:p>-726.939916336623</text:p>
          </table:table-cell>
          <table:table-cell office:value-type="float" office:value="3939.88379417028" calcext:value-type="float">
            <text:p>3939.88379417028</text:p>
          </table:table-cell>
          <table:table-cell office:value-type="float" office:value="45.4166747235596" calcext:value-type="float">
            <text:p>45.4166747235596</text:p>
          </table:table-cell>
        </table:table-row>
        <table:table-row table:style-name="ro1">
          <table:table-cell office:value-type="float" office:value="-673.356448238527" calcext:value-type="float">
            <text:p>-673.356448238527</text:p>
          </table:table-cell>
          <table:table-cell office:value-type="float" office:value="3879.76758834057" calcext:value-type="float">
            <text:p>3879.76758834057</text:p>
          </table:table-cell>
          <table:table-cell office:value-type="float" office:value="44.7929628197918" calcext:value-type="float">
            <text:p>44.7929628197918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0.00140842316637049" calcext:value-type="float">
            <text:p>-0.00140842316637049</text:p>
          </table:table-cell>
        </table:table-row>
        <table:table-row table:style-name="ro1">
          <table:table-cell office:value-type="float" office:value="-793.543381335564" calcext:value-type="float">
            <text:p>-793.543381335564</text:p>
          </table:table-cell>
          <table:table-cell office:value-type="float" office:value="68.8407518025634" calcext:value-type="float">
            <text:p>68.8407518025634</text:p>
          </table:table-cell>
          <table:table-cell office:value-type="float" office:value="-0.000591852878581082" calcext:value-type="float">
            <text:p>-0.000591852878581082</text:p>
          </table:table-cell>
        </table:table-row>
        <table:table-row table:style-name="ro1">
          <table:table-cell office:value-type="float" office:value="-727.086762671016" calcext:value-type="float">
            <text:p>-727.086762671016</text:p>
          </table:table-cell>
          <table:table-cell office:value-type="float" office:value="104.348170271793" calcext:value-type="float">
            <text:p>104.348170271793</text:p>
          </table:table-cell>
          <table:table-cell office:value-type="float" office:value="0.000224717409208326" calcext:value-type="float">
            <text:p>0.000224717409208326</text:p>
          </table:table-cell>
        </table:table-row>
        <table:table-row table:style-name="ro1">
          <table:table-cell office:value-type="float" office:value="-660.630144006467" calcext:value-type="float">
            <text:p>-660.630144006467</text:p>
          </table:table-cell>
          <table:table-cell office:value-type="float" office:value="139.855588741024" calcext:value-type="float">
            <text:p>139.855588741024</text:p>
          </table:table-cell>
          <table:table-cell office:value-type="float" office:value="0.00104128769699773" calcext:value-type="float">
            <text:p>0.00104128769699773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11.111111111111" calcext:value-type="float">
            <text:p>111.111111111111</text:p>
          </table:table-cell>
          <table:table-cell office:value-type="float" office:value="-0.00214246287742298" calcext:value-type="float">
            <text:p>-0.00214246287742298</text:p>
          </table:table-cell>
        </table:table-row>
        <table:table-row table:style-name="ro1">
          <table:table-cell office:value-type="float" office:value="-793.543381335564" calcext:value-type="float">
            <text:p>-793.543381335564</text:p>
          </table:table-cell>
          <table:table-cell office:value-type="float" office:value="146.618529580341" calcext:value-type="float">
            <text:p>146.618529580341</text:p>
          </table:table-cell>
          <table:table-cell office:value-type="float" office:value="-0.00132589258963357" calcext:value-type="float">
            <text:p>-0.00132589258963357</text:p>
          </table:table-cell>
        </table:table-row>
        <table:table-row table:style-name="ro1">
          <table:table-cell office:value-type="float" office:value="-727.086762671016" calcext:value-type="float">
            <text:p>-727.086762671016</text:p>
          </table:table-cell>
          <table:table-cell office:value-type="float" office:value="182.125948049571" calcext:value-type="float">
            <text:p>182.125948049571</text:p>
          </table:table-cell>
          <table:table-cell office:value-type="float" office:value="-0.000509322301844158" calcext:value-type="float">
            <text:p>-0.000509322301844158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88.888888888889" calcext:value-type="float">
            <text:p>188.888888888889</text:p>
          </table:table-cell>
          <table:table-cell office:value-type="float" office:value="-0.00287650258847546" calcext:value-type="float">
            <text:p>-0.00287650258847546</text:p>
          </table:table-cell>
        </table:table-row>
        <table:table-row table:style-name="ro1">
          <table:table-cell office:value-type="float" office:value="-793.543381335564" calcext:value-type="float">
            <text:p>-793.543381335564</text:p>
          </table:table-cell>
          <table:table-cell office:value-type="float" office:value="224.396307358119" calcext:value-type="float">
            <text:p>224.396307358119</text:p>
          </table:table-cell>
          <table:table-cell office:value-type="float" office:value="-0.00205993230068605" calcext:value-type="float">
            <text:p>-0.00205993230068605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266.666666666667" calcext:value-type="float">
            <text:p>266.666666666667</text:p>
          </table:table-cell>
          <table:table-cell office:value-type="float" office:value="-0.00361054229952794" calcext:value-type="float">
            <text:p>-0.00361054229952794</text:p>
          </table:table-cell>
        </table:table-row>
        <table:table-row table:style-name="ro1">
          <table:table-cell office:value-type="float" office:value="-689.915685876393" calcext:value-type="float">
            <text:p>-689.915685876393</text:p>
          </table:table-cell>
          <table:table-cell office:value-type="float" office:value="-41.364002537497" calcext:value-type="float">
            <text:p>-41.364002537497</text:p>
          </table:table-cell>
          <table:table-cell office:value-type="float" office:value="-0.000561437659699409" calcext:value-type="float">
            <text:p>-0.000561437659699409</text:p>
          </table:table-cell>
        </table:table-row>
        <table:table-row table:style-name="ro1">
          <table:table-cell office:value-type="float" office:value="-746.610457250967" calcext:value-type="float">
            <text:p>-746.610457250967</text:p>
          </table:table-cell>
          <table:table-cell office:value-type="float" office:value="-16.4648905805536" calcext:value-type="float">
            <text:p>-16.4648905805536</text:p>
          </table:table-cell>
          <table:table-cell office:value-type="float" office:value="-0.000843766161923103" calcext:value-type="float">
            <text:p>-0.000843766161923103</text:p>
          </table:table-cell>
        </table:table-row>
        <table:table-row table:style-name="ro1">
          <table:table-cell office:value-type="float" office:value="-803.30522862554" calcext:value-type="float">
            <text:p>-803.30522862554</text:p>
          </table:table-cell>
          <table:table-cell office:value-type="float" office:value="8.43422137638987" calcext:value-type="float">
            <text:p>8.43422137638987</text:p>
          </table:table-cell>
          <table:table-cell office:value-type="float" office:value="-0.0011260946641468" calcext:value-type="float">
            <text:p>-0.0011260946641468</text:p>
          </table:table-cell>
        </table:table-row>
        <table:table-row table:style-name="ro1">
          <table:table-cell office:value-type="float" office:value="-746.610457250973" calcext:value-type="float">
            <text:p>-746.610457250973</text:p>
          </table:table-cell>
          <table:table-cell office:value-type="float" office:value="-94.2426683583313" calcext:value-type="float">
            <text:p>-94.2426683583313</text:p>
          </table:table-cell>
          <table:table-cell office:value-type="float" office:value="-0.000181432908223179" calcext:value-type="float">
            <text:p>-0.000181432908223179</text:p>
          </table:table-cell>
        </table:table-row>
        <table:table-row table:style-name="ro1">
          <table:table-cell office:value-type="float" office:value="-803.305228625546" calcext:value-type="float">
            <text:p>-803.305228625546</text:p>
          </table:table-cell>
          <table:table-cell office:value-type="float" office:value="-69.3435564013879" calcext:value-type="float">
            <text:p>-69.3435564013879</text:p>
          </table:table-cell>
          <table:table-cell office:value-type="float" office:value="-0.000463761410446873" calcext:value-type="float">
            <text:p>-0.000463761410446873</text:p>
          </table:table-cell>
        </table:table-row>
        <table:table-row table:style-name="ro1">
          <table:table-cell office:value-type="float" office:value="-860.000000000119" calcext:value-type="float">
            <text:p>-860.000000000119</text:p>
          </table:table-cell>
          <table:table-cell office:value-type="float" office:value="-44.4444444444445" calcext:value-type="float">
            <text:p>-44.4444444444445</text:p>
          </table:table-cell>
          <table:table-cell office:value-type="float" office:value="-0.000746089912670567" calcext:value-type="float">
            <text:p>-0.000746089912670567</text:p>
          </table:table-cell>
        </table:table-row>
        <table:table-row table:style-name="ro1">
          <table:table-cell office:value-type="float" office:value="-803.305228625552" calcext:value-type="float">
            <text:p>-803.305228625552</text:p>
          </table:table-cell>
          <table:table-cell office:value-type="float" office:value="-147.121334179166" calcext:value-type="float">
            <text:p>-147.121334179166</text:p>
          </table:table-cell>
          <table:table-cell office:value-type="float" office:value="0.00019857184325305" calcext:value-type="float">
            <text:p>0.00019857184325305</text:p>
          </table:table-cell>
        </table:table-row>
        <table:table-row table:style-name="ro1">
          <table:table-cell office:value-type="float" office:value="-860.000000000125" calcext:value-type="float">
            <text:p>-860.000000000125</text:p>
          </table:table-cell>
          <table:table-cell office:value-type="float" office:value="-122.222222222222" calcext:value-type="float">
            <text:p>-122.222222222222</text:p>
          </table:table-cell>
          <table:table-cell office:value-type="float" office:value="-0.0000837566589706438" calcext:value-type="float">
            <text:p>-8.37566589706438E-05</text:p>
          </table:table-cell>
        </table:table-row>
        <table:table-row table:style-name="ro1">
          <table:table-cell office:value-type="float" office:value="-860.000000000131" calcext:value-type="float">
            <text:p>-860.000000000131</text:p>
          </table:table-cell>
          <table:table-cell office:value-type="float" office:value="-200" calcext:value-type="float">
            <text:p>-200</text:p>
          </table:table-cell>
          <table:table-cell office:value-type="float" office:value="0.000578576594729279" calcext:value-type="float">
            <text:p>0.000578576594729279</text:p>
          </table:table-cell>
        </table:table-row>
        <table:table-row table:style-name="ro1">
          <table:table-cell office:value-type="float" office:value="-680.153838586418" calcext:value-type="float">
            <text:p>-680.153838586418</text:p>
          </table:table-cell>
          <table:table-cell office:value-type="float" office:value="19.0425278886765" calcext:value-type="float">
            <text:p>19.0425278886765</text:p>
          </table:table-cell>
          <table:table-cell office:value-type="float" office:value="-0.0000271958741336944" calcext:value-type="float">
            <text:p>-2.71958741336944E-05</text:p>
          </table:table-cell>
        </table:table-row>
        <table:table-row table:style-name="ro1">
          <table:table-cell office:value-type="float" office:value="-670.391991296443" calcext:value-type="float">
            <text:p>-670.391991296443</text:p>
          </table:table-cell>
          <table:table-cell office:value-type="float" office:value="79.4490583148501" calcext:value-type="float">
            <text:p>79.4490583148501</text:p>
          </table:table-cell>
          <table:table-cell office:value-type="float" office:value="0.00050704591143202" calcext:value-type="float">
            <text:p>0.00050704591143202</text:p>
          </table:table-cell>
        </table:table-row>
        <table:table-row table:style-name="ro1">
          <table:table-cell office:value-type="float" office:value="-736.848609960991" calcext:value-type="float">
            <text:p>-736.848609960991</text:p>
          </table:table-cell>
          <table:table-cell office:value-type="float" office:value="43.94163984562" calcext:value-type="float">
            <text:p>43.94163984562</text:p>
          </table:table-cell>
          <table:table-cell office:value-type="float" office:value="-0.000309524376357388" calcext:value-type="float">
            <text:p>-0.000309524376357388</text:p>
          </table:table-cell>
        </table:table-row>
        <table:table-row table:style-name="ro1">
          <table:table-cell office:value-type="float" office:value="-665.422851311177" calcext:value-type="float">
            <text:p>-665.422851311177</text:p>
          </table:table-cell>
          <table:table-cell office:value-type="float" office:value="-94.2426683583313" calcext:value-type="float">
            <text:p>-94.2426683583313</text:p>
          </table:table-cell>
          <table:table-cell office:value-type="float" office:value="-0.000295888640819123" calcext:value-type="float">
            <text:p>-0.000295888640819123</text:p>
          </table:table-cell>
        </table:table-row>
        <table:table-row table:style-name="ro1">
          <table:table-cell office:value-type="float" office:value="-722.117622685756" calcext:value-type="float">
            <text:p>-722.117622685756</text:p>
          </table:table-cell>
          <table:table-cell office:value-type="float" office:value="-147.121334179166" calcext:value-type="float">
            <text:p>-147.121334179166</text:p>
          </table:table-cell>
          <table:table-cell office:value-type="float" office:value="0.0000841161106571066" calcext:value-type="float">
            <text:p>8.41161106571066E-05</text:p>
          </table:table-cell>
        </table:table-row>
        <table:table-row table:style-name="ro1">
          <table:table-cell office:value-type="float" office:value="-778.812394060335" calcext:value-type="float">
            <text:p>-778.812394060335</text:p>
          </table:table-cell>
          <table:table-cell office:value-type="float" office:value="-200" calcext:value-type="float">
            <text:p>-200</text:p>
          </table:table-cell>
          <table:table-cell office:value-type="float" office:value="0.000464120862133336" calcext:value-type="float">
            <text:p>0.000464120862133336</text:p>
          </table:table-cell>
        </table:table-row>
        <table:table-row table:style-name="ro1">
          <table:table-cell office:value-type="float" office:value="-640.93001674596" calcext:value-type="float">
            <text:p>-640.93001674596</text:p>
          </table:table-cell>
          <table:table-cell office:value-type="float" office:value="-147.121334179166" calcext:value-type="float">
            <text:p>-147.121334179166</text:p>
          </table:table-cell>
          <table:table-cell office:value-type="float" office:value="-0.0000303396219388366" calcext:value-type="float">
            <text:p>-3.03396219388366E-05</text:p>
          </table:table-cell>
        </table:table-row>
        <table:table-row table:style-name="ro1">
          <table:table-cell office:value-type="float" office:value="-697.624788120539" calcext:value-type="float">
            <text:p>-697.62478812053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349665129537393" calcext:value-type="float">
            <text:p>0.000349665129537393</text:p>
          </table:table-cell>
        </table:table-row>
        <table:table-row table:style-name="ro1">
          <table:table-cell office:value-type="float" office:value="-616.437182180743" calcext:value-type="float">
            <text:p>-616.437182180743</text:p>
          </table:table-cell>
          <table:table-cell office:value-type="float" office:value="-200" calcext:value-type="float">
            <text:p>-200</text:p>
          </table:table-cell>
          <table:table-cell office:value-type="float" office:value="0.00023520939694145" calcext:value-type="float">
            <text:p>0.00023520939694145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733.333333333333" calcext:value-type="float">
            <text:p>733.333333333333</text:p>
          </table:table-cell>
          <table:table-cell office:value-type="float" office:value="-0.00682180584445312" calcext:value-type="float">
            <text:p>-0.00682180584445312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655.555555555555" calcext:value-type="float">
            <text:p>655.555555555555</text:p>
          </table:table-cell>
          <table:table-cell office:value-type="float" office:value="-0.00616764652908819" calcext:value-type="float">
            <text:p>-0.00616764652908819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577.777777777778" calcext:value-type="float">
            <text:p>577.777777777778</text:p>
          </table:table-cell>
          <table:table-cell office:value-type="float" office:value="-0.00551348721372326" calcext:value-type="float">
            <text:p>-0.00551348721372326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500" calcext:value-type="float">
            <text:p>500</text:p>
          </table:table-cell>
          <table:table-cell office:value-type="float" office:value="-0.00485932789835834" calcext:value-type="float">
            <text:p>-0.00485932789835834</text:p>
          </table:table-cell>
        </table:table-row>
        <table:table-row table:style-name="ro1">
          <table:table-cell office:value-type="float" office:value="-785.65093523904" calcext:value-type="float">
            <text:p>-785.65093523904</text:p>
          </table:table-cell>
          <table:table-cell office:value-type="float" office:value="702.807991699402" calcext:value-type="float">
            <text:p>702.807991699402</text:p>
          </table:table-cell>
          <table:table-cell office:value-type="float" office:value="-0.00461428255040301" calcext:value-type="float">
            <text:p>-0.00461428255040301</text:p>
          </table:table-cell>
        </table:table-row>
        <table:table-row table:style-name="ro1">
          <table:table-cell office:value-type="float" office:value="-785.65093523904" calcext:value-type="float">
            <text:p>-785.65093523904</text:p>
          </table:table-cell>
          <table:table-cell office:value-type="float" office:value="625.030213921624" calcext:value-type="float">
            <text:p>625.030213921624</text:p>
          </table:table-cell>
          <table:table-cell office:value-type="float" office:value="-0.00396012323503808" calcext:value-type="float">
            <text:p>-0.00396012323503808</text:p>
          </table:table-cell>
        </table:table-row>
        <table:table-row table:style-name="ro1">
          <table:table-cell office:value-type="float" office:value="-785.65093523904" calcext:value-type="float">
            <text:p>-785.65093523904</text:p>
          </table:table-cell>
          <table:table-cell office:value-type="float" office:value="547.252436143847" calcext:value-type="float">
            <text:p>547.252436143847</text:p>
          </table:table-cell>
          <table:table-cell office:value-type="float" office:value="-0.00330596391967315" calcext:value-type="float">
            <text:p>-0.00330596391967315</text:p>
          </table:table-cell>
        </table:table-row>
        <table:table-row table:style-name="ro1">
          <table:table-cell office:value-type="float" office:value="-711.301870477967" calcext:value-type="float">
            <text:p>-711.301870477967</text:p>
          </table:table-cell>
          <table:table-cell office:value-type="float" office:value="672.282650065471" calcext:value-type="float">
            <text:p>672.282650065471</text:p>
          </table:table-cell>
          <table:table-cell office:value-type="float" office:value="-0.0024067592563529" calcext:value-type="float">
            <text:p>-0.0024067592563529</text:p>
          </table:table-cell>
        </table:table-row>
        <table:table-row table:style-name="ro1">
          <table:table-cell office:value-type="float" office:value="-711.301870477967" calcext:value-type="float">
            <text:p>-711.301870477967</text:p>
          </table:table-cell>
          <table:table-cell office:value-type="float" office:value="594.504872287693" calcext:value-type="float">
            <text:p>594.504872287693</text:p>
          </table:table-cell>
          <table:table-cell office:value-type="float" office:value="-0.00175259994098797" calcext:value-type="float">
            <text:p>-0.00175259994098797</text:p>
          </table:table-cell>
        </table:table-row>
        <table:table-row table:style-name="ro1">
          <table:table-cell office:value-type="float" office:value="-636.952805716895" calcext:value-type="float">
            <text:p>-636.952805716895</text:p>
          </table:table-cell>
          <table:table-cell office:value-type="float" office:value="641.75730843154" calcext:value-type="float">
            <text:p>641.75730843154</text:p>
          </table:table-cell>
          <table:table-cell office:value-type="float" office:value="-0.000199235962302783" calcext:value-type="float">
            <text:p>-0.000199235962302783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422.222222222222" calcext:value-type="float">
            <text:p>422.222222222222</text:p>
          </table:table-cell>
          <table:table-cell office:value-type="float" office:value="-0.00444306603208154" calcext:value-type="float">
            <text:p>-0.00444306603208154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344.444444444444" calcext:value-type="float">
            <text:p>344.444444444444</text:p>
          </table:table-cell>
          <table:table-cell office:value-type="float" office:value="-0.00402680416580474" calcext:value-type="float">
            <text:p>-0.00402680416580474</text:p>
          </table:table-cell>
        </table:table-row>
        <table:table-row table:style-name="ro1">
          <table:table-cell office:value-type="float" office:value="-784.470624275448" calcext:value-type="float">
            <text:p>-784.470624275448</text:p>
          </table:table-cell>
          <table:table-cell office:value-type="float" office:value="463.492748705343" calcext:value-type="float">
            <text:p>463.492748705343</text:p>
          </table:table-cell>
          <table:table-cell office:value-type="float" office:value="-0.00311888456942434" calcext:value-type="float">
            <text:p>-0.00311888456942434</text:p>
          </table:table-cell>
        </table:table-row>
        <table:table-row table:style-name="ro1">
          <table:table-cell office:value-type="float" office:value="-784.470624275448" calcext:value-type="float">
            <text:p>-784.470624275448</text:p>
          </table:table-cell>
          <table:table-cell office:value-type="float" office:value="385.714970927566" calcext:value-type="float">
            <text:p>385.714970927566</text:p>
          </table:table-cell>
          <table:table-cell office:value-type="float" office:value="-0.00270262270314755" calcext:value-type="float">
            <text:p>-0.00270262270314755</text:p>
          </table:table-cell>
        </table:table-row>
        <table:table-row table:style-name="ro1">
          <table:table-cell office:value-type="float" office:value="-784.470624275448" calcext:value-type="float">
            <text:p>-784.470624275448</text:p>
          </table:table-cell>
          <table:table-cell office:value-type="float" office:value="307.937193149788" calcext:value-type="float">
            <text:p>307.937193149788</text:p>
          </table:table-cell>
          <table:table-cell office:value-type="float" office:value="-0.00228636083687075" calcext:value-type="float">
            <text:p>-0.00228636083687075</text:p>
          </table:table-cell>
        </table:table-row>
        <table:table-row table:style-name="ro1">
          <table:table-cell office:value-type="float" office:value="-708.941248550783" calcext:value-type="float">
            <text:p>-708.941248550783</text:p>
          </table:table-cell>
          <table:table-cell office:value-type="float" office:value="426.985497410687" calcext:value-type="float">
            <text:p>426.985497410687</text:p>
          </table:table-cell>
          <table:table-cell office:value-type="float" office:value="-0.00137844124049035" calcext:value-type="float">
            <text:p>-0.00137844124049035</text:p>
          </table:table-cell>
        </table:table-row>
        <table:table-row table:style-name="ro1">
          <table:table-cell office:value-type="float" office:value="-708.941248550783" calcext:value-type="float">
            <text:p>-708.941248550783</text:p>
          </table:table-cell>
          <table:table-cell office:value-type="float" office:value="349.207719632909" calcext:value-type="float">
            <text:p>349.207719632909</text:p>
          </table:table-cell>
          <table:table-cell office:value-type="float" office:value="-0.000962179374213551" calcext:value-type="float">
            <text:p>-0.000962179374213551</text:p>
          </table:table-cell>
        </table:table-row>
        <table:table-row table:style-name="ro1">
          <table:table-cell office:value-type="float" office:value="-633.411872826119" calcext:value-type="float">
            <text:p>-633.411872826119</text:p>
          </table:table-cell>
          <table:table-cell office:value-type="float" office:value="390.47824611603" calcext:value-type="float">
            <text:p>390.47824611603</text:p>
          </table:table-cell>
          <table:table-cell office:value-type="float" office:value="0.000362002088443645" calcext:value-type="float">
            <text:p>0.000362002088443645</text:p>
          </table:table-cell>
        </table:table-row>
        <table:table-row table:style-name="ro1">
          <table:table-cell office:value-type="float" office:value="-634.592183789711" calcext:value-type="float">
            <text:p>-634.592183789711</text:p>
          </table:table-cell>
          <table:table-cell office:value-type="float" office:value="474.237933554534" calcext:value-type="float">
            <text:p>474.237933554534</text:p>
          </table:table-cell>
          <table:table-cell office:value-type="float" office:value="0.000174922738194836" calcext:value-type="float">
            <text:p>0.000174922738194836</text:p>
          </table:table-cell>
        </table:table-row>
        <table:table-row table:style-name="ro1">
          <table:table-cell office:value-type="float" office:value="-635.772494753303" calcext:value-type="float">
            <text:p>-635.772494753303</text:p>
          </table:table-cell>
          <table:table-cell office:value-type="float" office:value="557.997620993037" calcext:value-type="float">
            <text:p>557.997620993037</text:p>
          </table:table-cell>
          <table:table-cell office:value-type="float" office:value="-0.0000121566120539734" calcext:value-type="float">
            <text:p>-1.21566120539734E-05</text:p>
          </table:table-cell>
        </table:table-row>
        <table:table-row table:style-name="ro1">
          <table:table-cell office:value-type="float" office:value="-710.121559514375" calcext:value-type="float">
            <text:p>-710.121559514375</text:p>
          </table:table-cell>
          <table:table-cell office:value-type="float" office:value="510.74518484919" calcext:value-type="float">
            <text:p>510.74518484919</text:p>
          </table:table-cell>
          <table:table-cell office:value-type="float" office:value="-0.00156552059073916" calcext:value-type="float">
            <text:p>-0.00156552059073916</text:p>
          </table:table-cell>
        </table:table-row>
        <table:table-row table:style-name="ro1">
          <table:table-cell office:value-type="float" office:value="-651.557386946351" calcext:value-type="float">
            <text:p>-651.557386946351</text:p>
          </table:table-cell>
          <table:table-cell office:value-type="float" office:value="223.396474532693" calcext:value-type="float">
            <text:p>223.396474532693</text:p>
          </table:table-cell>
          <table:table-cell office:value-type="float" office:value="0.000814859160813038" calcext:value-type="float">
            <text:p>0.000814859160813038</text:p>
          </table:table-cell>
        </table:table-row>
        <table:table-row table:style-name="ro1">
          <table:table-cell office:value-type="float" office:value="-642.484629886235" calcext:value-type="float">
            <text:p>-642.484629886235</text:p>
          </table:table-cell>
          <table:table-cell office:value-type="float" office:value="306.937360324361" calcext:value-type="float">
            <text:p>306.937360324361</text:p>
          </table:table-cell>
          <table:table-cell office:value-type="float" office:value="0.000588430624628342" calcext:value-type="float">
            <text:p>0.000588430624628342</text:p>
          </table:table-cell>
        </table:table-row>
        <table:table-row table:style-name="ro1">
          <table:table-cell office:value-type="float" office:value="-718.014005610899" calcext:value-type="float">
            <text:p>-718.014005610899</text:p>
          </table:table-cell>
          <table:table-cell office:value-type="float" office:value="265.66683384124" calcext:value-type="float">
            <text:p>265.66683384124</text:p>
          </table:table-cell>
          <table:table-cell office:value-type="float" office:value="-0.000735750838028855" calcext:value-type="float">
            <text:p>-0.000735750838028855</text:p>
          </table:table-cell>
        </table:table-row>
        <table:table-row table:style-name="ro1">
          <table:table-cell office:value-type="float" office:value="-457.182175295785" calcext:value-type="float">
            <text:p>-457.182175295785</text:p>
          </table:table-cell>
          <table:table-cell office:value-type="float" office:value="531.951029206343" calcext:value-type="float">
            <text:p>531.951029206343</text:p>
          </table:table-cell>
          <table:table-cell office:value-type="float" office:value="0.00081669771120666" calcext:value-type="float">
            <text:p>0.00081669771120666</text:p>
          </table:table-cell>
        </table:table-row>
        <table:table-row table:style-name="ro1">
          <table:table-cell office:value-type="float" office:value="-517.105718769488" calcext:value-type="float">
            <text:p>-517.105718769488</text:p>
          </table:table-cell>
          <table:table-cell office:value-type="float" office:value="568.553122281409" calcext:value-type="float">
            <text:p>568.553122281409</text:p>
          </table:table-cell>
          <table:table-cell office:value-type="float" office:value="0.000478053153370179" calcext:value-type="float">
            <text:p>0.000478053153370179</text:p>
          </table:table-cell>
        </table:table-row>
        <table:table-row table:style-name="ro1">
          <table:table-cell office:value-type="float" office:value="-577.029262243192" calcext:value-type="float">
            <text:p>-577.029262243192</text:p>
          </table:table-cell>
          <table:table-cell office:value-type="float" office:value="605.155215356474" calcext:value-type="float">
            <text:p>605.155215356474</text:p>
          </table:table-cell>
          <table:table-cell office:value-type="float" office:value="0.000139408595533698" calcext:value-type="float">
            <text:p>0.000139408595533698</text:p>
          </table:table-cell>
        </table:table-row>
        <table:table-row table:style-name="ro1">
          <table:table-cell office:value-type="float" office:value="-515.925407805896" calcext:value-type="float">
            <text:p>-515.925407805896</text:p>
          </table:table-cell>
          <table:table-cell office:value-type="float" office:value="484.793434842906" calcext:value-type="float">
            <text:p>484.793434842906</text:p>
          </table:table-cell>
          <table:table-cell office:value-type="float" office:value="0.000665132503618989" calcext:value-type="float">
            <text:p>0.000665132503618989</text:p>
          </table:table-cell>
        </table:table-row>
        <table:table-row table:style-name="ro1">
          <table:table-cell office:value-type="float" office:value="-575.848951279599" calcext:value-type="float">
            <text:p>-575.848951279599</text:p>
          </table:table-cell>
          <table:table-cell office:value-type="float" office:value="521.395527917971" calcext:value-type="float">
            <text:p>521.395527917971</text:p>
          </table:table-cell>
          <table:table-cell office:value-type="float" office:value="0.000326487945782508" calcext:value-type="float">
            <text:p>0.000326487945782508</text:p>
          </table:table-cell>
        </table:table-row>
        <table:table-row table:style-name="ro1">
          <table:table-cell office:value-type="float" office:value="-574.668640316007" calcext:value-type="float">
            <text:p>-574.668640316007</text:p>
          </table:table-cell>
          <table:table-cell office:value-type="float" office:value="437.635840479468" calcext:value-type="float">
            <text:p>437.635840479468</text:p>
          </table:table-cell>
          <table:table-cell office:value-type="float" office:value="0.000513567296031317" calcext:value-type="float">
            <text:p>0.000513567296031317</text:p>
          </table:table-cell>
        </table:table-row>
        <table:table-row table:style-name="ro1">
          <table:table-cell office:value-type="float" office:value="-615.053826029077" calcext:value-type="float">
            <text:p>-615.053826029077</text:p>
          </table:table-cell>
          <table:table-cell office:value-type="float" office:value="-31.9179002223094" calcext:value-type="float">
            <text:p>-31.9179002223094</text:p>
          </table:table-cell>
          <table:table-cell office:value-type="float" office:value="-0.000279596981925079" calcext:value-type="float">
            <text:p>-0.000279596981925079</text:p>
          </table:table-cell>
        </table:table-row>
        <table:table-row table:style-name="ro1">
          <table:table-cell office:value-type="float" office:value="-590.560991463861" calcext:value-type="float">
            <text:p>-590.560991463861</text:p>
          </table:table-cell>
          <table:table-cell office:value-type="float" office:value="-84.7965660431437" calcext:value-type="float">
            <text:p>-84.7965660431437</text:p>
          </table:table-cell>
          <table:table-cell office:value-type="float" office:value="-0.0000140479630447931" calcext:value-type="float">
            <text:p>-1.40479630447931E-05</text:p>
          </table:table-cell>
        </table:table-row>
        <table:table-row table:style-name="ro1">
          <table:table-cell office:value-type="float" office:value="-566.068156898644" calcext:value-type="float">
            <text:p>-566.068156898644</text:p>
          </table:table-cell>
          <table:table-cell office:value-type="float" office:value="-137.675231863978" calcext:value-type="float">
            <text:p>-137.675231863978</text:p>
          </table:table-cell>
          <table:table-cell office:value-type="float" office:value="0.000251501055835493" calcext:value-type="float">
            <text:p>0.000251501055835493</text:p>
          </table:table-cell>
        </table:table-row>
        <table:table-row table:style-name="ro1">
          <table:table-cell office:value-type="float" office:value="-540.191966181761" calcext:value-type="float">
            <text:p>-540.191966181761</text:p>
          </table:table-cell>
          <table:table-cell office:value-type="float" office:value="-22.4717979071218" calcext:value-type="float">
            <text:p>-22.4717979071218</text:p>
          </table:table-cell>
          <table:table-cell office:value-type="float" office:value="0.00000224369584925036" calcext:value-type="float">
            <text:p>2.24369584925036E-06</text:p>
          </table:table-cell>
        </table:table-row>
        <table:table-row table:style-name="ro1">
          <table:table-cell office:value-type="float" office:value="-515.699131616545" calcext:value-type="float">
            <text:p>-515.699131616545</text:p>
          </table:table-cell>
          <table:table-cell office:value-type="float" office:value="-75.3504637279562" calcext:value-type="float">
            <text:p>-75.3504637279562</text:p>
          </table:table-cell>
          <table:table-cell office:value-type="float" office:value="0.000267792714729537" calcext:value-type="float">
            <text:p>0.000267792714729537</text:p>
          </table:table-cell>
        </table:table-row>
        <table:table-row table:style-name="ro1">
          <table:table-cell office:value-type="float" office:value="-465.330106334445" calcext:value-type="float">
            <text:p>-465.330106334445</text:p>
          </table:table-cell>
          <table:table-cell office:value-type="float" office:value="-13.0256955919343" calcext:value-type="float">
            <text:p>-13.0256955919343</text:p>
          </table:table-cell>
          <table:table-cell office:value-type="float" office:value="0.00028408437362358" calcext:value-type="float">
            <text:p>0.00028408437362358</text:p>
          </table:table-cell>
        </table:table-row>
        <table:table-row table:style-name="ro1">
          <table:table-cell office:value-type="float" office:value="-605.291978739102" calcext:value-type="float">
            <text:p>-605.291978739102</text:p>
          </table:table-cell>
          <table:table-cell office:value-type="float" office:value="28.4886302038641" calcext:value-type="float">
            <text:p>28.4886302038641</text:p>
          </table:table-cell>
          <table:table-cell office:value-type="float" office:value="0.000254644803640635" calcext:value-type="float">
            <text:p>0.000254644803640635</text:p>
          </table:table-cell>
        </table:table-row>
        <table:table-row table:style-name="ro1">
          <table:table-cell office:value-type="float" office:value="-530.430118891786" calcext:value-type="float">
            <text:p>-530.430118891786</text:p>
          </table:table-cell>
          <table:table-cell office:value-type="float" office:value="37.9347325190517" calcext:value-type="float">
            <text:p>37.9347325190517</text:p>
          </table:table-cell>
          <table:table-cell office:value-type="float" office:value="0.000536485481414965" calcext:value-type="float">
            <text:p>0.000536485481414965</text:p>
          </table:table-cell>
        </table:table-row>
        <table:table-row table:style-name="ro1">
          <table:table-cell office:value-type="float" office:value="-595.530131449126" calcext:value-type="float">
            <text:p>-595.530131449126</text:p>
          </table:table-cell>
          <table:table-cell office:value-type="float" office:value="88.8951606300377" calcext:value-type="float">
            <text:p>88.8951606300377</text:p>
          </table:table-cell>
          <table:table-cell office:value-type="float" office:value="0.00078888658920635" calcext:value-type="float">
            <text:p>0.00078888658920635</text:p>
          </table:table-cell>
        </table:table-row>
        <table:table-row table:style-name="ro1">
          <table:table-cell office:value-type="float" office:value="-418.72941839726" calcext:value-type="float">
            <text:p>-418.72941839726</text:p>
          </table:table-cell>
          <table:table-cell office:value-type="float" office:value="-75.3504637279562" calcext:value-type="float">
            <text:p>-75.3504637279562</text:p>
          </table:table-cell>
          <table:table-cell office:value-type="float" office:value="0.000191773960303392" calcext:value-type="float">
            <text:p>0.000191773960303392</text:p>
          </table:table-cell>
        </table:table-row>
        <table:table-row table:style-name="ro1">
          <table:table-cell office:value-type="float" office:value="-469.098443679359" calcext:value-type="float">
            <text:p>-469.098443679359</text:p>
          </table:table-cell>
          <table:table-cell office:value-type="float" office:value="-137.675231863978" calcext:value-type="float">
            <text:p>-137.675231863978</text:p>
          </table:table-cell>
          <table:table-cell office:value-type="float" office:value="0.000175482301409349" calcext:value-type="float">
            <text:p>0.000175482301409349</text:p>
          </table:table-cell>
        </table:table-row>
        <table:table-row table:style-name="ro1">
          <table:table-cell office:value-type="float" office:value="-519.467468961459" calcext:value-type="float">
            <text:p>-519.46746896145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159190642515305" calcext:value-type="float">
            <text:p>0.000159190642515305</text:p>
          </table:table-cell>
        </table:table-row>
        <table:table-row table:style-name="ro1">
          <table:table-cell office:value-type="float" office:value="-372.128730460075" calcext:value-type="float">
            <text:p>-372.128730460075</text:p>
          </table:table-cell>
          <table:table-cell office:value-type="float" office:value="-137.675231863978" calcext:value-type="float">
            <text:p>-137.675231863978</text:p>
          </table:table-cell>
          <table:table-cell office:value-type="float" office:value="0.0000994635469832048" calcext:value-type="float">
            <text:p>9.94635469832048E-05</text:p>
          </table:table-cell>
        </table:table-row>
        <table:table-row table:style-name="ro1">
          <table:table-cell office:value-type="float" office:value="-422.497755742174" calcext:value-type="float">
            <text:p>-422.497755742174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831718880891613" calcext:value-type="float">
            <text:p>8.31718880891613E-05</text:p>
          </table:table-cell>
        </table:table-row>
        <table:table-row table:style-name="ro1">
          <table:table-cell office:value-type="float" office:value="-325.52804252289" calcext:value-type="float">
            <text:p>-325.5280425228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715313366301723" calcext:value-type="float">
            <text:p>7.15313366301723E-06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1433.33333333333" calcext:value-type="float">
            <text:p>1433.33333333333</text:p>
          </table:table-cell>
          <table:table-cell office:value-type="float" office:value="-0.00932115605671364" calcext:value-type="float">
            <text:p>-0.00932115605671364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355.55555555556" calcext:value-type="float">
            <text:p>1355.55555555556</text:p>
          </table:table-cell>
          <table:table-cell office:value-type="float" office:value="-0.00953177677124222" calcext:value-type="float">
            <text:p>-0.00953177677124222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277.77777777778" calcext:value-type="float">
            <text:p>1277.77777777778</text:p>
          </table:table-cell>
          <table:table-cell office:value-type="float" office:value="-0.00974239748577081" calcext:value-type="float">
            <text:p>-0.00974239748577081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1200" calcext:value-type="float">
            <text:p>1200</text:p>
          </table:table-cell>
          <table:table-cell office:value-type="float" office:value="-0.00995301820029939" calcext:value-type="float">
            <text:p>-0.00995301820029939</text:p>
          </table:table-cell>
        </table:table-row>
        <table:table-row table:style-name="ro1">
          <table:table-cell office:value-type="float" office:value="-785.402027820248" calcext:value-type="float">
            <text:p>-785.402027820248</text:p>
          </table:table-cell>
          <table:table-cell office:value-type="float" office:value="1394.66196393498" calcext:value-type="float">
            <text:p>1394.66196393498</text:p>
          </table:table-cell>
          <table:table-cell office:value-type="float" office:value="-0.00567215931149576" calcext:value-type="float">
            <text:p>-0.00567215931149576</text:p>
          </table:table-cell>
        </table:table-row>
        <table:table-row table:style-name="ro1">
          <table:table-cell office:value-type="float" office:value="-785.402027820248" calcext:value-type="float">
            <text:p>-785.402027820248</text:p>
          </table:table-cell>
          <table:table-cell office:value-type="float" office:value="1316.88418615721" calcext:value-type="float">
            <text:p>1316.88418615721</text:p>
          </table:table-cell>
          <table:table-cell office:value-type="float" office:value="-0.00588278002602434" calcext:value-type="float">
            <text:p>-0.00588278002602434</text:p>
          </table:table-cell>
        </table:table-row>
        <table:table-row table:style-name="ro1">
          <table:table-cell office:value-type="float" office:value="-785.402027820248" calcext:value-type="float">
            <text:p>-785.402027820248</text:p>
          </table:table-cell>
          <table:table-cell office:value-type="float" office:value="1239.10640837943" calcext:value-type="float">
            <text:p>1239.10640837943</text:p>
          </table:table-cell>
          <table:table-cell office:value-type="float" office:value="-0.00609340074055292" calcext:value-type="float">
            <text:p>-0.00609340074055292</text:p>
          </table:table-cell>
        </table:table-row>
        <table:table-row table:style-name="ro1">
          <table:table-cell office:value-type="float" office:value="-710.804055640384" calcext:value-type="float">
            <text:p>-710.804055640384</text:p>
          </table:table-cell>
          <table:table-cell office:value-type="float" office:value="1355.99059453664" calcext:value-type="float">
            <text:p>1355.99059453664</text:p>
          </table:table-cell>
          <table:table-cell office:value-type="float" office:value="-0.00202316256627787" calcext:value-type="float">
            <text:p>-0.00202316256627787</text:p>
          </table:table-cell>
        </table:table-row>
        <table:table-row table:style-name="ro1">
          <table:table-cell office:value-type="float" office:value="-710.804055640384" calcext:value-type="float">
            <text:p>-710.804055640384</text:p>
          </table:table-cell>
          <table:table-cell office:value-type="float" office:value="1278.21281675886" calcext:value-type="float">
            <text:p>1278.21281675886</text:p>
          </table:table-cell>
          <table:table-cell office:value-type="float" office:value="-0.00223378328080645" calcext:value-type="float">
            <text:p>-0.00223378328080645</text:p>
          </table:table-cell>
        </table:table-row>
        <table:table-row table:style-name="ro1">
          <table:table-cell office:value-type="float" office:value="-636.206083460519" calcext:value-type="float">
            <text:p>-636.206083460519</text:p>
          </table:table-cell>
          <table:table-cell office:value-type="float" office:value="1317.31922513829" calcext:value-type="float">
            <text:p>1317.31922513829</text:p>
          </table:table-cell>
          <table:table-cell office:value-type="float" office:value="0.00162583417894001" calcext:value-type="float">
            <text:p>0.00162583417894001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3300" calcext:value-type="float">
            <text:p>3300</text:p>
          </table:table-cell>
          <table:table-cell office:value-type="float" office:value="-0.202827377296935" calcext:value-type="float">
            <text:p>-0.202827377296935</text:p>
          </table:table-cell>
        </table:table-row>
        <table:table-row table:style-name="ro1">
          <table:table-cell office:value-type="float" office:value="-790.053302353874" calcext:value-type="float">
            <text:p>-790.053302353874</text:p>
          </table:table-cell>
          <table:table-cell office:value-type="float" office:value="3333.50043895919" calcext:value-type="float">
            <text:p>3333.50043895919</text:p>
          </table:table-cell>
          <table:table-cell office:value-type="float" office:value="-0.0870248455619039" calcext:value-type="float">
            <text:p>-0.0870248455619039</text:p>
          </table:table-cell>
        </table:table-row>
        <table:table-row table:style-name="ro1">
          <table:table-cell office:value-type="float" office:value="-720.106604707635" calcext:value-type="float">
            <text:p>-720.106604707635</text:p>
          </table:table-cell>
          <table:table-cell office:value-type="float" office:value="3367.00087791837" calcext:value-type="float">
            <text:p>3367.00087791837</text:p>
          </table:table-cell>
          <table:table-cell office:value-type="float" office:value="0.0287776861731272" calcext:value-type="float">
            <text:p>0.0287776861731272</text:p>
          </table:table-cell>
        </table:table-row>
        <table:table-row table:style-name="ro1">
          <table:table-cell office:value-type="float" office:value="-650.159907061396" calcext:value-type="float">
            <text:p>-650.159907061396</text:p>
          </table:table-cell>
          <table:table-cell office:value-type="float" office:value="3400.50131687755" calcext:value-type="float">
            <text:p>3400.50131687755</text:p>
          </table:table-cell>
          <table:table-cell office:value-type="float" office:value="0.144580217908158" calcext:value-type="float">
            <text:p>0.144580217908158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3377.77777777778" calcext:value-type="float">
            <text:p>3377.77777777778</text:p>
          </table:table-cell>
          <table:table-cell office:value-type="float" office:value="-0.984101142506093" calcext:value-type="float">
            <text:p>-0.984101142506093</text:p>
          </table:table-cell>
        </table:table-row>
        <table:table-row table:style-name="ro1">
          <table:table-cell office:value-type="float" office:value="-790.053302353874" calcext:value-type="float">
            <text:p>-790.053302353874</text:p>
          </table:table-cell>
          <table:table-cell office:value-type="float" office:value="3411.27821673696" calcext:value-type="float">
            <text:p>3411.27821673696</text:p>
          </table:table-cell>
          <table:table-cell office:value-type="float" office:value="-0.868298610771062" calcext:value-type="float">
            <text:p>-0.868298610771062</text:p>
          </table:table-cell>
        </table:table-row>
        <table:table-row table:style-name="ro1">
          <table:table-cell office:value-type="float" office:value="-720.106604707635" calcext:value-type="float">
            <text:p>-720.106604707635</text:p>
          </table:table-cell>
          <table:table-cell office:value-type="float" office:value="3444.77865569615" calcext:value-type="float">
            <text:p>3444.77865569615</text:p>
          </table:table-cell>
          <table:table-cell office:value-type="float" office:value="-0.752496079036031" calcext:value-type="float">
            <text:p>-0.752496079036031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3455.55555555556" calcext:value-type="float">
            <text:p>3455.55555555556</text:p>
          </table:table-cell>
          <table:table-cell office:value-type="float" office:value="-1.76537490771525" calcext:value-type="float">
            <text:p>-1.76537490771525</text:p>
          </table:table-cell>
        </table:table-row>
        <table:table-row table:style-name="ro1">
          <table:table-cell office:value-type="float" office:value="-790.053302353873" calcext:value-type="float">
            <text:p>-790.053302353873</text:p>
          </table:table-cell>
          <table:table-cell office:value-type="float" office:value="3489.05599451474" calcext:value-type="float">
            <text:p>3489.05599451474</text:p>
          </table:table-cell>
          <table:table-cell office:value-type="float" office:value="-1.64957237598022" calcext:value-type="float">
            <text:p>-1.64957237598022</text:p>
          </table:table-cell>
        </table:table-row>
        <table:table-row table:style-name="ro1">
          <table:table-cell office:value-type="float" office:value="-674.710812924078" calcext:value-type="float">
            <text:p>-674.710812924078</text:p>
          </table:table-cell>
          <table:table-cell office:value-type="float" office:value="3553.48954692798" calcext:value-type="float">
            <text:p>3553.48954692798</text:p>
          </table:table-cell>
          <table:table-cell office:value-type="float" office:value="-3.44431822295308" calcext:value-type="float">
            <text:p>-3.44431822295308</text:p>
          </table:table-cell>
        </table:table-row>
        <table:table-row table:style-name="ro1">
          <table:table-cell office:value-type="float" office:value="-732.382057638976" calcext:value-type="float">
            <text:p>-732.382057638976</text:p>
          </table:table-cell>
          <table:table-cell office:value-type="float" office:value="3521.27277072136" calcext:value-type="float">
            <text:p>3521.27277072136</text:p>
          </table:table-cell>
          <table:table-cell office:value-type="float" office:value="-2.54694529946665" calcext:value-type="float">
            <text:p>-2.54694529946665</text:p>
          </table:table-cell>
        </table:table-row>
        <table:table-row table:style-name="ro1">
          <table:table-cell office:value-type="float" office:value="-662.435359992737" calcext:value-type="float">
            <text:p>-662.435359992737</text:p>
          </table:table-cell>
          <table:table-cell office:value-type="float" office:value="3476.99543190277" calcext:value-type="float">
            <text:p>3476.99543190277</text:p>
          </table:table-cell>
          <table:table-cell office:value-type="float" office:value="-1.64986900252246" calcext:value-type="float">
            <text:p>-1.64986900252246</text:p>
          </table:table-cell>
        </table:table-row>
        <table:table-row table:style-name="ro1">
          <table:table-cell office:value-type="float" office:value="-643.891325263899" calcext:value-type="float">
            <text:p>-643.891325263899</text:p>
          </table:table-cell>
          <table:table-cell office:value-type="float" office:value="3325.45737635788" calcext:value-type="float">
            <text:p>3325.45737635788</text:p>
          </table:table-cell>
          <table:table-cell office:value-type="float" office:value="0.293137226217866" calcext:value-type="float">
            <text:p>0.293137226217866</text:p>
          </table:table-cell>
        </table:table-row>
        <table:table-row table:style-name="ro1">
          <table:table-cell office:value-type="float" office:value="-713.838022910138" calcext:value-type="float">
            <text:p>-713.838022910138</text:p>
          </table:table-cell>
          <table:table-cell office:value-type="float" office:value="3291.95693739869" calcext:value-type="float">
            <text:p>3291.95693739869</text:p>
          </table:table-cell>
          <table:table-cell office:value-type="float" office:value="0.177334694482834" calcext:value-type="float">
            <text:p>0.177334694482834</text:p>
          </table:table-cell>
        </table:table-row>
        <table:table-row table:style-name="ro1">
          <table:table-cell office:value-type="float" office:value="-783.784720556377" calcext:value-type="float">
            <text:p>-783.784720556377</text:p>
          </table:table-cell>
          <table:table-cell office:value-type="float" office:value="3258.45649843951" calcext:value-type="float">
            <text:p>3258.45649843951</text:p>
          </table:table-cell>
          <table:table-cell office:value-type="float" office:value="0.0615321627478032" calcext:value-type="float">
            <text:p>0.0615321627478032</text:p>
          </table:table-cell>
        </table:table-row>
        <table:table-row table:style-name="ro1">
          <table:table-cell office:value-type="float" office:value="-637.622743466402" calcext:value-type="float">
            <text:p>-637.622743466402</text:p>
          </table:table-cell>
          <table:table-cell office:value-type="float" office:value="3250.4134358382" calcext:value-type="float">
            <text:p>3250.4134358382</text:p>
          </table:table-cell>
          <table:table-cell office:value-type="float" office:value="0.441694234527573" calcext:value-type="float">
            <text:p>0.441694234527573</text:p>
          </table:table-cell>
        </table:table-row>
        <table:table-row table:style-name="ro1">
          <table:table-cell office:value-type="float" office:value="-707.569441112641" calcext:value-type="float">
            <text:p>-707.569441112641</text:p>
          </table:table-cell>
          <table:table-cell office:value-type="float" office:value="3216.91299687901" calcext:value-type="float">
            <text:p>3216.91299687901</text:p>
          </table:table-cell>
          <table:table-cell office:value-type="float" office:value="0.325891702792542" calcext:value-type="float">
            <text:p>0.325891702792542</text:p>
          </table:table-cell>
        </table:table-row>
        <table:table-row table:style-name="ro1">
          <table:table-cell office:value-type="float" office:value="-631.354161668906" calcext:value-type="float">
            <text:p>-631.354161668906</text:p>
          </table:table-cell>
          <table:table-cell office:value-type="float" office:value="3175.36949531852" calcext:value-type="float">
            <text:p>3175.36949531852</text:p>
          </table:table-cell>
          <table:table-cell office:value-type="float" office:value="0.59025124283728" calcext:value-type="float">
            <text:p>0.59025124283728</text:p>
          </table:table-cell>
        </table:table-row>
        <table:table-row table:style-name="ro1">
          <table:table-cell office:value-type="float" office:value="-618.475614931469" calcext:value-type="float">
            <text:p>-618.475614931469</text:p>
          </table:table-cell>
          <table:table-cell office:value-type="float" office:value="3607.16837197326" calcext:value-type="float">
            <text:p>3607.16837197326</text:p>
          </table:table-cell>
          <table:table-cell office:value-type="float" office:value="-4.73478630957381" calcext:value-type="float">
            <text:p>-4.73478630957381</text:p>
          </table:table-cell>
        </table:table-row>
        <table:table-row table:style-name="ro1">
          <table:table-cell office:value-type="float" office:value="-606.200162000127" calcext:value-type="float">
            <text:p>-606.200162000127</text:p>
          </table:table-cell>
          <table:table-cell office:value-type="float" office:value="3530.67425694804" calcext:value-type="float">
            <text:p>3530.67425694804</text:p>
          </table:table-cell>
          <table:table-cell office:value-type="float" office:value="-2.9403370891432" calcext:value-type="float">
            <text:p>-2.9403370891432</text:p>
          </table:table-cell>
        </table:table-row>
        <table:table-row table:style-name="ro1">
          <table:table-cell office:value-type="float" office:value="-593.924709068786" calcext:value-type="float">
            <text:p>-593.924709068786</text:p>
          </table:table-cell>
          <table:table-cell office:value-type="float" office:value="3454.18014192283" calcext:value-type="float">
            <text:p>3454.18014192283</text:p>
          </table:table-cell>
          <table:table-cell office:value-type="float" office:value="-1.14588786871258" calcext:value-type="float">
            <text:p>-1.14588786871258</text:p>
          </table:table-cell>
        </table:table-row>
        <table:table-row table:style-name="ro1">
          <table:table-cell office:value-type="float" office:value="-549.964964007518" calcext:value-type="float">
            <text:p>-549.964964007518</text:p>
          </table:table-cell>
          <table:table-cell office:value-type="float" office:value="3584.35308199332" calcext:value-type="float">
            <text:p>3584.35308199332</text:p>
          </table:table-cell>
          <table:table-cell office:value-type="float" office:value="-4.23080517576393" calcext:value-type="float">
            <text:p>-4.23080517576393</text:p>
          </table:table-cell>
        </table:table-row>
        <table:table-row table:style-name="ro1">
          <table:table-cell office:value-type="float" office:value="-537.689511076176" calcext:value-type="float">
            <text:p>-537.689511076176</text:p>
          </table:table-cell>
          <table:table-cell office:value-type="float" office:value="3507.8589669681" calcext:value-type="float">
            <text:p>3507.8589669681</text:p>
          </table:table-cell>
          <table:table-cell office:value-type="float" office:value="-2.43635595533331" calcext:value-type="float">
            <text:p>-2.43635595533331</text:p>
          </table:table-cell>
        </table:table-row>
        <table:table-row table:style-name="ro1">
          <table:table-cell office:value-type="float" office:value="-481.454313083567" calcext:value-type="float">
            <text:p>-481.454313083567</text:p>
          </table:table-cell>
          <table:table-cell office:value-type="float" office:value="3561.53779201337" calcext:value-type="float">
            <text:p>3561.53779201337</text:p>
          </table:table-cell>
          <table:table-cell office:value-type="float" office:value="-3.72682404195405" calcext:value-type="float">
            <text:p>-3.72682404195405</text:p>
          </table:table-cell>
        </table:table-row>
        <table:table-row table:style-name="ro1">
          <table:table-cell office:value-type="float" office:value="-629.664112770834" calcext:value-type="float">
            <text:p>-629.664112770834</text:p>
          </table:table-cell>
          <table:table-cell office:value-type="float" office:value="3806.78436561391" calcext:value-type="float">
            <text:p>3806.78436561391</text:p>
          </table:table-cell>
          <table:table-cell office:value-type="float" office:value="26.731168157522" calcext:value-type="float">
            <text:p>26.731168157522</text:p>
          </table:table-cell>
        </table:table-row>
        <table:table-row table:style-name="ro1">
          <table:table-cell office:value-type="float" office:value="-560.078629835817" calcext:value-type="float">
            <text:p>-560.078629835817</text:p>
          </table:table-cell>
          <table:table-cell office:value-type="float" office:value="3793.91734871698" calcext:value-type="float">
            <text:p>3793.91734871698</text:p>
          </table:table-cell>
          <table:table-cell office:value-type="float" office:value="32.3160046498807" calcext:value-type="float">
            <text:p>32.3160046498807</text:p>
          </table:table-cell>
        </table:table-row>
        <table:table-row table:style-name="ro1">
          <table:table-cell office:value-type="float" office:value="-490.493146900801" calcext:value-type="float">
            <text:p>-490.493146900801</text:p>
          </table:table-cell>
          <table:table-cell office:value-type="float" office:value="3781.05033182004" calcext:value-type="float">
            <text:p>3781.05033182004</text:p>
          </table:table-cell>
          <table:table-cell office:value-type="float" office:value="37.9008411422393" calcext:value-type="float">
            <text:p>37.9008411422393</text:p>
          </table:table-cell>
        </table:table-row>
        <table:table-row table:style-name="ro1">
          <table:table-cell office:value-type="float" office:value="-603.770965303511" calcext:value-type="float">
            <text:p>-603.770965303511</text:p>
          </table:table-cell>
          <table:table-cell office:value-type="float" office:value="3866.90057144363" calcext:value-type="float">
            <text:p>3866.90057144363</text:p>
          </table:table-cell>
          <table:table-cell office:value-type="float" office:value="50.3777993121505" calcext:value-type="float">
            <text:p>50.3777993121505</text:p>
          </table:table-cell>
        </table:table-row>
        <table:table-row table:style-name="ro1">
          <table:table-cell office:value-type="float" office:value="-534.185482368495" calcext:value-type="float">
            <text:p>-534.185482368495</text:p>
          </table:table-cell>
          <table:table-cell office:value-type="float" office:value="3854.03355454669" calcext:value-type="float">
            <text:p>3854.03355454669</text:p>
          </table:table-cell>
          <table:table-cell office:value-type="float" office:value="55.9626358045092" calcext:value-type="float">
            <text:p>55.9626358045092</text:p>
          </table:table-cell>
        </table:table-row>
        <table:table-row table:style-name="ro1">
          <table:table-cell office:value-type="float" office:value="-577.877817836188" calcext:value-type="float">
            <text:p>-577.877817836188</text:p>
          </table:table-cell>
          <table:table-cell office:value-type="float" office:value="3927.01677727335" calcext:value-type="float">
            <text:p>3927.01677727335</text:p>
          </table:table-cell>
          <table:table-cell office:value-type="float" office:value="74.024430466779" calcext:value-type="float">
            <text:p>74.024430466779</text:p>
          </table:table-cell>
        </table:table-row>
        <table:table-row table:style-name="ro1">
          <table:table-cell office:value-type="float" office:value="-625.576336154024" calcext:value-type="float">
            <text:p>-625.576336154024</text:p>
          </table:table-cell>
          <table:table-cell office:value-type="float" office:value="3743.5617920947" calcext:value-type="float">
            <text:p>3743.5617920947</text:p>
          </table:table-cell>
          <table:table-cell office:value-type="float" office:value="17.9361351213397" calcext:value-type="float">
            <text:p>17.9361351213397</text:p>
          </table:table-cell>
        </table:table-row>
        <table:table-row table:style-name="ro1">
          <table:table-cell office:value-type="float" office:value="-621.488559537213" calcext:value-type="float">
            <text:p>-621.488559537213</text:p>
          </table:table-cell>
          <table:table-cell office:value-type="float" office:value="3680.33921857548" calcext:value-type="float">
            <text:p>3680.33921857548</text:p>
          </table:table-cell>
          <table:table-cell office:value-type="float" office:value="9.14110208515731" calcext:value-type="float">
            <text:p>9.14110208515731</text:p>
          </table:table-cell>
        </table:table-row>
        <table:table-row table:style-name="ro1">
          <table:table-cell office:value-type="float" office:value="-555.990853219007" calcext:value-type="float">
            <text:p>-555.990853219007</text:p>
          </table:table-cell>
          <table:table-cell office:value-type="float" office:value="3730.69477519776" calcext:value-type="float">
            <text:p>3730.69477519776</text:p>
          </table:table-cell>
          <table:table-cell office:value-type="float" office:value="23.5209716136983" calcext:value-type="float">
            <text:p>23.5209716136983</text:p>
          </table:table-cell>
        </table:table-row>
        <table:table-row table:style-name="ro1">
          <table:table-cell office:value-type="float" office:value="-484.467257689312" calcext:value-type="float">
            <text:p>-484.467257689312</text:p>
          </table:table-cell>
          <table:table-cell office:value-type="float" office:value="3634.7086386156" calcext:value-type="float">
            <text:p>3634.7086386156</text:p>
          </table:table-cell>
          <table:table-cell office:value-type="float" office:value="10.1490643527771" calcext:value-type="float">
            <text:p>10.1490643527771</text:p>
          </table:table-cell>
        </table:table-row>
        <table:table-row table:style-name="ro1">
          <table:table-cell office:value-type="float" office:value="-487.480202295056" calcext:value-type="float">
            <text:p>-487.480202295056</text:p>
          </table:table-cell>
          <table:table-cell office:value-type="float" office:value="3707.87948521782" calcext:value-type="float">
            <text:p>3707.87948521782</text:p>
          </table:table-cell>
          <table:table-cell office:value-type="float" office:value="24.0249527475082" calcext:value-type="float">
            <text:p>24.0249527475082</text:p>
          </table:table-cell>
        </table:table-row>
        <table:table-row table:style-name="ro1">
          <table:table-cell office:value-type="float" office:value="-552.977908613263" calcext:value-type="float">
            <text:p>-552.977908613263</text:p>
          </table:table-cell>
          <table:table-cell office:value-type="float" office:value="3657.52392859554" calcext:value-type="float">
            <text:p>3657.52392859554</text:p>
          </table:table-cell>
          <table:table-cell office:value-type="float" office:value="9.6450832189672" calcext:value-type="float">
            <text:p>9.6450832189672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3066.66666666667" calcext:value-type="float">
            <text:p>3066.66666666667</text:p>
          </table:table-cell>
          <table:table-cell office:value-type="float" office:value="-0.0586118663130605" calcext:value-type="float">
            <text:p>-0.0586118663130605</text:p>
          </table:table-cell>
        </table:table-row>
        <table:table-row table:style-name="ro1">
          <table:table-cell office:value-type="float" office:value="-783.784720556377" calcext:value-type="float">
            <text:p>-783.784720556377</text:p>
          </table:table-cell>
          <table:table-cell office:value-type="float" office:value="3102.90094288395" calcext:value-type="float">
            <text:p>3102.90094288395</text:p>
          </table:table-cell>
          <table:table-cell office:value-type="float" office:value="0.157675836737053" calcext:value-type="float">
            <text:p>0.157675836737053</text:p>
          </table:table-cell>
        </table:table-row>
        <table:table-row table:style-name="ro1">
          <table:table-cell office:value-type="float" office:value="-707.569441112641" calcext:value-type="float">
            <text:p>-707.569441112641</text:p>
          </table:table-cell>
          <table:table-cell office:value-type="float" office:value="3139.13521910124" calcext:value-type="float">
            <text:p>3139.13521910124</text:p>
          </table:table-cell>
          <table:table-cell office:value-type="float" office:value="0.373963539787166" calcext:value-type="float">
            <text:p>0.373963539787166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3144.44444444445" calcext:value-type="float">
            <text:p>3144.44444444445</text:p>
          </table:table-cell>
          <table:table-cell office:value-type="float" office:value="-0.106683703307685" calcext:value-type="float">
            <text:p>-0.106683703307685</text:p>
          </table:table-cell>
        </table:table-row>
        <table:table-row table:style-name="ro1">
          <table:table-cell office:value-type="float" office:value="-783.784720556377" calcext:value-type="float">
            <text:p>-783.784720556377</text:p>
          </table:table-cell>
          <table:table-cell office:value-type="float" office:value="3180.67872066173" calcext:value-type="float">
            <text:p>3180.67872066173</text:p>
          </table:table-cell>
          <table:table-cell office:value-type="float" office:value="0.109603999742428" calcext:value-type="float">
            <text:p>0.109603999742428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3222.22222222222" calcext:value-type="float">
            <text:p>3222.22222222222</text:p>
          </table:table-cell>
          <table:table-cell office:value-type="float" office:value="-0.15475554030231" calcext:value-type="float">
            <text:p>-0.15475554030231</text:p>
          </table:table-cell>
        </table:table-row>
        <table:table-row table:style-name="ro1">
          <table:table-cell office:value-type="float" office:value="-634.375193720752" calcext:value-type="float">
            <text:p>-634.375193720752</text:p>
          </table:table-cell>
          <table:table-cell office:value-type="float" office:value="3090.00753486772" calcext:value-type="float">
            <text:p>3090.00753486772</text:p>
          </table:table-cell>
          <table:table-cell office:value-type="float" office:value="0.384552145667248" calcext:value-type="float">
            <text:p>0.384552145667248</text:p>
          </table:table-cell>
        </table:table-row>
        <table:table-row table:style-name="ro1">
          <table:table-cell office:value-type="float" office:value="-710.590473164488" calcext:value-type="float">
            <text:p>-710.590473164488</text:p>
          </table:table-cell>
          <table:table-cell office:value-type="float" office:value="3053.77325865044" calcext:value-type="float">
            <text:p>3053.77325865044</text:p>
          </table:table-cell>
          <table:table-cell office:value-type="float" office:value="0.168264442617135" calcext:value-type="float">
            <text:p>0.168264442617135</text:p>
          </table:table-cell>
        </table:table-row>
        <table:table-row table:style-name="ro1">
          <table:table-cell office:value-type="float" office:value="-786.805752608224" calcext:value-type="float">
            <text:p>-786.805752608224</text:p>
          </table:table-cell>
          <table:table-cell office:value-type="float" office:value="3017.53898243315" calcext:value-type="float">
            <text:p>3017.53898243315</text:p>
          </table:table-cell>
          <table:table-cell office:value-type="float" office:value="-0.0480232604329786" calcext:value-type="float">
            <text:p>-0.0480232604329786</text:p>
          </table:table-cell>
        </table:table-row>
        <table:table-row table:style-name="ro1">
          <table:table-cell office:value-type="float" office:value="-637.396225772599" calcext:value-type="float">
            <text:p>-637.396225772599</text:p>
          </table:table-cell>
          <table:table-cell office:value-type="float" office:value="3004.64557441693" calcext:value-type="float">
            <text:p>3004.64557441693</text:p>
          </table:table-cell>
          <table:table-cell office:value-type="float" office:value="0.178853048497217" calcext:value-type="float">
            <text:p>0.178853048497217</text:p>
          </table:table-cell>
        </table:table-row>
        <table:table-row table:style-name="ro1">
          <table:table-cell office:value-type="float" office:value="-713.611505216335" calcext:value-type="float">
            <text:p>-713.611505216335</text:p>
          </table:table-cell>
          <table:table-cell office:value-type="float" office:value="2968.41129819964" calcext:value-type="float">
            <text:p>2968.41129819964</text:p>
          </table:table-cell>
          <table:table-cell office:value-type="float" office:value="-0.0374346545528968" calcext:value-type="float">
            <text:p>-0.0374346545528968</text:p>
          </table:table-cell>
        </table:table-row>
        <table:table-row table:style-name="ro1">
          <table:table-cell office:value-type="float" office:value="-640.417257824446" calcext:value-type="float">
            <text:p>-640.417257824446</text:p>
          </table:table-cell>
          <table:table-cell office:value-type="float" office:value="2919.28361396613" calcext:value-type="float">
            <text:p>2919.28361396613</text:p>
          </table:table-cell>
          <table:table-cell office:value-type="float" office:value="-0.0268460486728149" calcext:value-type="float">
            <text:p>-0.0268460486728149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2833.33333333333" calcext:value-type="float">
            <text:p>2833.33333333333</text:p>
          </table:table-cell>
          <table:table-cell office:value-type="float" office:value="-0.0358487070765274" calcext:value-type="float">
            <text:p>-0.0358487070765274</text:p>
          </table:table-cell>
        </table:table-row>
        <table:table-row table:style-name="ro1">
          <table:table-cell office:value-type="float" office:value="-786.805752608224" calcext:value-type="float">
            <text:p>-786.805752608224</text:p>
          </table:table-cell>
          <table:table-cell office:value-type="float" office:value="2861.9834268776" calcext:value-type="float">
            <text:p>2861.9834268776</text:p>
          </table:table-cell>
          <table:table-cell office:value-type="float" office:value="-0.0328478209419566" calcext:value-type="float">
            <text:p>-0.0328478209419566</text:p>
          </table:table-cell>
        </table:table-row>
        <table:table-row table:style-name="ro1">
          <table:table-cell office:value-type="float" office:value="-713.611505216335" calcext:value-type="float">
            <text:p>-713.611505216335</text:p>
          </table:table-cell>
          <table:table-cell office:value-type="float" office:value="2890.63352042186" calcext:value-type="float">
            <text:p>2890.63352042186</text:p>
          </table:table-cell>
          <table:table-cell office:value-type="float" office:value="-0.0298469348073857" calcext:value-type="float">
            <text:p>-0.0298469348073857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2911.11111111111" calcext:value-type="float">
            <text:p>2911.11111111111</text:p>
          </table:table-cell>
          <table:table-cell office:value-type="float" office:value="-0.0434364268220384" calcext:value-type="float">
            <text:p>-0.0434364268220384</text:p>
          </table:table-cell>
        </table:table-row>
        <table:table-row table:style-name="ro1">
          <table:table-cell office:value-type="float" office:value="-786.805752608224" calcext:value-type="float">
            <text:p>-786.805752608224</text:p>
          </table:table-cell>
          <table:table-cell office:value-type="float" office:value="2939.76120465538" calcext:value-type="float">
            <text:p>2939.76120465538</text:p>
          </table:table-cell>
          <table:table-cell office:value-type="float" office:value="-0.0404355406874676" calcext:value-type="float">
            <text:p>-0.0404355406874676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2988.88888888889" calcext:value-type="float">
            <text:p>2988.88888888889</text:p>
          </table:table-cell>
          <table:table-cell office:value-type="float" office:value="-0.0510241465675495" calcext:value-type="float">
            <text:p>-0.0510241465675495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1900" calcext:value-type="float">
            <text:p>1900</text:p>
          </table:table-cell>
          <table:table-cell office:value-type="float" office:value="-0.00787733004366915" calcext:value-type="float">
            <text:p>-0.00787733004366915</text:p>
          </table:table-cell>
        </table:table-row>
        <table:table-row table:style-name="ro1">
          <table:table-cell office:value-type="float" office:value="-784.671190380851" calcext:value-type="float">
            <text:p>-784.671190380851</text:p>
          </table:table-cell>
          <table:table-cell office:value-type="float" office:value="1938.58397204998" calcext:value-type="float">
            <text:p>1938.58397204998</text:p>
          </table:table-cell>
          <table:table-cell office:value-type="float" office:value="-0.00552249782621455" calcext:value-type="float">
            <text:p>-0.00552249782621455</text:p>
          </table:table-cell>
        </table:table-row>
        <table:table-row table:style-name="ro1">
          <table:table-cell office:value-type="float" office:value="-709.342380761589" calcext:value-type="float">
            <text:p>-709.342380761589</text:p>
          </table:table-cell>
          <table:table-cell office:value-type="float" office:value="1977.16794409997" calcext:value-type="float">
            <text:p>1977.16794409997</text:p>
          </table:table-cell>
          <table:table-cell office:value-type="float" office:value="-0.00316766560875995" calcext:value-type="float">
            <text:p>-0.00316766560875995</text:p>
          </table:table-cell>
        </table:table-row>
        <table:table-row table:style-name="ro1">
          <table:table-cell office:value-type="float" office:value="-634.013571142327" calcext:value-type="float">
            <text:p>-634.013571142327</text:p>
          </table:table-cell>
          <table:table-cell office:value-type="float" office:value="2015.75191614995" calcext:value-type="float">
            <text:p>2015.75191614995</text:p>
          </table:table-cell>
          <table:table-cell office:value-type="float" office:value="-0.000812833391305354" calcext:value-type="float">
            <text:p>-0.000812833391305354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1977.77777777778" calcext:value-type="float">
            <text:p>1977.77777777778</text:p>
          </table:table-cell>
          <table:table-cell office:value-type="float" office:value="-0.00749929472395066" calcext:value-type="float">
            <text:p>-0.00749929472395066</text:p>
          </table:table-cell>
        </table:table-row>
        <table:table-row table:style-name="ro1">
          <table:table-cell office:value-type="float" office:value="-784.671190380851" calcext:value-type="float">
            <text:p>-784.671190380851</text:p>
          </table:table-cell>
          <table:table-cell office:value-type="float" office:value="2016.36174982776" calcext:value-type="float">
            <text:p>2016.36174982776</text:p>
          </table:table-cell>
          <table:table-cell office:value-type="float" office:value="-0.00514446250649606" calcext:value-type="float">
            <text:p>-0.00514446250649606</text:p>
          </table:table-cell>
        </table:table-row>
        <table:table-row table:style-name="ro1">
          <table:table-cell office:value-type="float" office:value="-709.342380761589" calcext:value-type="float">
            <text:p>-709.342380761589</text:p>
          </table:table-cell>
          <table:table-cell office:value-type="float" office:value="2054.94572187775" calcext:value-type="float">
            <text:p>2054.94572187775</text:p>
          </table:table-cell>
          <table:table-cell office:value-type="float" office:value="-0.00278963028904146" calcext:value-type="float">
            <text:p>-0.00278963028904146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2055.55555555556" calcext:value-type="float">
            <text:p>2055.55555555556</text:p>
          </table:table-cell>
          <table:table-cell office:value-type="float" office:value="-0.00712125940423216" calcext:value-type="float">
            <text:p>-0.00712125940423216</text:p>
          </table:table-cell>
        </table:table-row>
        <table:table-row table:style-name="ro1">
          <table:table-cell office:value-type="float" office:value="-784.671190380851" calcext:value-type="float">
            <text:p>-784.671190380851</text:p>
          </table:table-cell>
          <table:table-cell office:value-type="float" office:value="2094.13952760554" calcext:value-type="float">
            <text:p>2094.13952760554</text:p>
          </table:table-cell>
          <table:table-cell office:value-type="float" office:value="-0.00476642718677757" calcext:value-type="float">
            <text:p>-0.00476642718677757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2133.33333333333" calcext:value-type="float">
            <text:p>2133.33333333333</text:p>
          </table:table-cell>
          <table:table-cell office:value-type="float" office:value="-0.00674322408451367" calcext:value-type="float">
            <text:p>-0.00674322408451367</text:p>
          </table:table-cell>
        </table:table-row>
        <table:table-row table:style-name="ro1">
          <table:table-cell office:value-type="float" office:value="-782.711120250274" calcext:value-type="float">
            <text:p>-782.711120250274</text:p>
          </table:table-cell>
          <table:table-cell office:value-type="float" office:value="1468.02852100122" calcext:value-type="float">
            <text:p>1468.02852100122</text:p>
          </table:table-cell>
          <table:table-cell office:value-type="float" office:value="-0.00637675756593945" calcext:value-type="float">
            <text:p>-0.00637675756593945</text:p>
          </table:table-cell>
        </table:table-row>
        <table:table-row table:style-name="ro1">
          <table:table-cell office:value-type="float" office:value="-705.422240500435" calcext:value-type="float">
            <text:p>-705.422240500435</text:p>
          </table:table-cell>
          <table:table-cell office:value-type="float" office:value="1502.72370866911" calcext:value-type="float">
            <text:p>1502.72370866911</text:p>
          </table:table-cell>
          <table:table-cell office:value-type="float" office:value="-0.00343235907516525" calcext:value-type="float">
            <text:p>-0.00343235907516525</text:p>
          </table:table-cell>
        </table:table-row>
        <table:table-row table:style-name="ro1">
          <table:table-cell office:value-type="float" office:value="-628.133360750596" calcext:value-type="float">
            <text:p>-628.133360750596</text:p>
          </table:table-cell>
          <table:table-cell office:value-type="float" office:value="1537.41889633699" calcext:value-type="float">
            <text:p>1537.41889633699</text:p>
          </table:table-cell>
          <table:table-cell office:value-type="float" office:value="-0.00048796058439106" calcext:value-type="float">
            <text:p>-0.00048796058439106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511.11111111111" calcext:value-type="float">
            <text:p>1511.11111111111</text:p>
          </table:table-cell>
          <table:table-cell office:value-type="float" office:value="-0.00898040700029918" calcext:value-type="float">
            <text:p>-0.00898040700029918</text:p>
          </table:table-cell>
        </table:table-row>
        <table:table-row table:style-name="ro1">
          <table:table-cell office:value-type="float" office:value="-782.711120250274" calcext:value-type="float">
            <text:p>-782.711120250274</text:p>
          </table:table-cell>
          <table:table-cell office:value-type="float" office:value="1545.806298779" calcext:value-type="float">
            <text:p>1545.806298779</text:p>
          </table:table-cell>
          <table:table-cell office:value-type="float" office:value="-0.00603600850952498" calcext:value-type="float">
            <text:p>-0.00603600850952498</text:p>
          </table:table-cell>
        </table:table-row>
        <table:table-row table:style-name="ro1">
          <table:table-cell office:value-type="float" office:value="-705.422240500435" calcext:value-type="float">
            <text:p>-705.422240500435</text:p>
          </table:table-cell>
          <table:table-cell office:value-type="float" office:value="1580.50148644688" calcext:value-type="float">
            <text:p>1580.50148644688</text:p>
          </table:table-cell>
          <table:table-cell office:value-type="float" office:value="-0.00309161001875079" calcext:value-type="float">
            <text:p>-0.00309161001875079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588.88888888889" calcext:value-type="float">
            <text:p>1588.88888888889</text:p>
          </table:table-cell>
          <table:table-cell office:value-type="float" office:value="-0.00863965794388471" calcext:value-type="float">
            <text:p>-0.00863965794388471</text:p>
          </table:table-cell>
        </table:table-row>
        <table:table-row table:style-name="ro1">
          <table:table-cell office:value-type="float" office:value="-782.711120250274" calcext:value-type="float">
            <text:p>-782.711120250274</text:p>
          </table:table-cell>
          <table:table-cell office:value-type="float" office:value="1623.58407655677" calcext:value-type="float">
            <text:p>1623.58407655677</text:p>
          </table:table-cell>
          <table:table-cell office:value-type="float" office:value="-0.00569525945311052" calcext:value-type="float">
            <text:p>-0.00569525945311052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666.66666666667" calcext:value-type="float">
            <text:p>1666.66666666667</text:p>
          </table:table-cell>
          <table:table-cell office:value-type="float" office:value="-0.00829890888747025" calcext:value-type="float">
            <text:p>-0.00829890888747025</text:p>
          </table:table-cell>
        </table:table-row>
        <table:table-row table:style-name="ro1">
          <table:table-cell office:value-type="float" office:value="-633.515175890545" calcext:value-type="float">
            <text:p>-633.515175890545</text:p>
          </table:table-cell>
          <table:table-cell office:value-type="float" office:value="1390.68578220452" calcext:value-type="float">
            <text:p>1390.68578220452</text:p>
          </table:table-cell>
          <table:table-cell office:value-type="float" office:value="0.000921235924496323" calcext:value-type="float">
            <text:p>0.000921235924496323</text:p>
          </table:table-cell>
        </table:table-row>
        <table:table-row table:style-name="ro1">
          <table:table-cell office:value-type="float" office:value="-630.82426832057" calcext:value-type="float">
            <text:p>-630.82426832057</text:p>
          </table:table-cell>
          <table:table-cell office:value-type="float" office:value="1464.05233927076" calcext:value-type="float">
            <text:p>1464.05233927076</text:p>
          </table:table-cell>
          <table:table-cell office:value-type="float" office:value="0.000216637670052631" calcext:value-type="float">
            <text:p>0.000216637670052631</text:p>
          </table:table-cell>
        </table:table-row>
        <table:table-row table:style-name="ro1">
          <table:table-cell office:value-type="float" office:value="-708.113148070409" calcext:value-type="float">
            <text:p>-708.113148070409</text:p>
          </table:table-cell>
          <table:table-cell office:value-type="float" office:value="1429.35715160287" calcext:value-type="float">
            <text:p>1429.35715160287</text:p>
          </table:table-cell>
          <table:table-cell office:value-type="float" office:value="-0.00272776082072156" calcext:value-type="float">
            <text:p>-0.00272776082072156</text:p>
          </table:table-cell>
        </table:table-row>
        <table:table-row table:style-name="ro1">
          <table:table-cell office:value-type="float" office:value="-438.950962735555" calcext:value-type="float">
            <text:p>-438.950962735555</text:p>
          </table:table-cell>
          <table:table-cell office:value-type="float" office:value="3854.03355454669" calcext:value-type="float">
            <text:p>3854.03355454669</text:p>
          </table:table-cell>
          <table:table-cell office:value-type="float" office:value="68.9897476785232" calcext:value-type="float">
            <text:p>68.9897476785232</text:p>
          </table:table-cell>
        </table:table-row>
        <table:table-row table:style-name="ro1">
          <table:table-cell office:value-type="float" office:value="-387.408778570309" calcext:value-type="float">
            <text:p>-387.408778570309</text:p>
          </table:table-cell>
          <table:table-cell office:value-type="float" office:value="3927.01677727335" calcext:value-type="float">
            <text:p>3927.01677727335</text:p>
          </table:table-cell>
          <table:table-cell office:value-type="float" office:value="100.078654214807" calcext:value-type="float">
            <text:p>100.078654214807</text:p>
          </table:table-cell>
        </table:table-row>
        <table:table-row table:style-name="ro1">
          <table:table-cell office:value-type="float" office:value="-335.866594405063" calcext:value-type="float">
            <text:p>-335.866594405063</text:p>
          </table:table-cell>
          <table:table-cell office:value-type="float" office:value="4000" calcext:value-type="float">
            <text:p>4000</text:p>
          </table:table-cell>
          <table:table-cell office:value-type="float" office:value="131.167560751091" calcext:value-type="float">
            <text:p>131.167560751091</text:p>
          </table:table-cell>
        </table:table-row>
        <table:table-row table:style-name="ro1">
          <table:table-cell office:value-type="float" office:value="-482.643298203248" calcext:value-type="float">
            <text:p>-482.643298203248</text:p>
          </table:table-cell>
          <table:table-cell office:value-type="float" office:value="3927.01677727335" calcext:value-type="float">
            <text:p>3927.01677727335</text:p>
          </table:table-cell>
          <table:table-cell office:value-type="float" office:value="87.051542340793" calcext:value-type="float">
            <text:p>87.051542340793</text:p>
          </table:table-cell>
        </table:table-row>
        <table:table-row table:style-name="ro1">
          <table:table-cell office:value-type="float" office:value="-431.101114038002" calcext:value-type="float">
            <text:p>-431.101114038002</text:p>
          </table:table-cell>
          <table:table-cell office:value-type="float" office:value="4000" calcext:value-type="float">
            <text:p>4000</text:p>
          </table:table-cell>
          <table:table-cell office:value-type="float" office:value="118.140448877077" calcext:value-type="float">
            <text:p>118.140448877077</text:p>
          </table:table-cell>
        </table:table-row>
        <table:table-row table:style-name="ro1">
          <table:table-cell office:value-type="float" office:value="-526.335633670942" calcext:value-type="float">
            <text:p>-526.335633670942</text:p>
          </table:table-cell>
          <table:table-cell office:value-type="float" office:value="4000" calcext:value-type="float">
            <text:p>4000</text:p>
          </table:table-cell>
          <table:table-cell office:value-type="float" office:value="105.113337003063" calcext:value-type="float">
            <text:p>105.113337003063</text:p>
          </table:table-cell>
        </table:table-row>
        <table:table-row table:style-name="ro1">
          <table:table-cell office:value-type="float" office:value="-541.059956802485" calcext:value-type="float">
            <text:p>-541.059956802485</text:p>
          </table:table-cell>
          <table:table-cell office:value-type="float" office:value="351.646411597012" calcext:value-type="float">
            <text:p>351.646411597012</text:p>
          </table:table-cell>
          <table:table-cell office:value-type="float" office:value="0.000224576269382036" calcext:value-type="float">
            <text:p>0.000224576269382036</text:p>
          </table:table-cell>
        </table:table-row>
        <table:table-row table:style-name="ro1">
          <table:table-cell office:value-type="float" office:value="-550.132713862601" calcext:value-type="float">
            <text:p>-550.132713862601</text:p>
          </table:table-cell>
          <table:table-cell office:value-type="float" office:value="268.105525805343" calcext:value-type="float">
            <text:p>268.105525805343</text:p>
          </table:table-cell>
          <table:table-cell office:value-type="float" office:value="0.000451004805566732" calcext:value-type="float">
            <text:p>0.000451004805566732</text:p>
          </table:table-cell>
        </table:table-row>
        <table:table-row table:style-name="ro1">
          <table:table-cell office:value-type="float" office:value="-559.205470922717" calcext:value-type="float">
            <text:p>-559.205470922717</text:p>
          </table:table-cell>
          <table:table-cell office:value-type="float" office:value="184.564640013674" calcext:value-type="float">
            <text:p>184.564640013674</text:p>
          </table:table-cell>
          <table:table-cell office:value-type="float" office:value="0.000677433341751429" calcext:value-type="float">
            <text:p>0.000677433341751429</text:p>
          </table:table-cell>
        </table:table-row>
        <table:table-row table:style-name="ro1">
          <table:table-cell office:value-type="float" office:value="-448.70804077885" calcext:value-type="float">
            <text:p>-448.70804077885</text:p>
          </table:table-cell>
          <table:table-cell office:value-type="float" office:value="312.814577077993" calcext:value-type="float">
            <text:p>312.814577077993</text:p>
          </table:table-cell>
          <table:table-cell office:value-type="float" office:value="0.0000871504503204267" calcext:value-type="float">
            <text:p>8.71504503204267E-05</text:p>
          </table:table-cell>
        </table:table-row>
        <table:table-row table:style-name="ro1">
          <table:table-cell office:value-type="float" office:value="-457.780797838966" calcext:value-type="float">
            <text:p>-457.780797838966</text:p>
          </table:table-cell>
          <table:table-cell office:value-type="float" office:value="229.273691286324" calcext:value-type="float">
            <text:p>229.273691286324</text:p>
          </table:table-cell>
          <table:table-cell office:value-type="float" office:value="0.000313578986505123" calcext:value-type="float">
            <text:p>0.000313578986505123</text:p>
          </table:table-cell>
        </table:table-row>
        <table:table-row table:style-name="ro1">
          <table:table-cell office:value-type="float" office:value="-356.356124755216" calcext:value-type="float">
            <text:p>-356.356124755216</text:p>
          </table:table-cell>
          <table:table-cell office:value-type="float" office:value="273.982742558974" calcext:value-type="float">
            <text:p>273.982742558974</text:p>
          </table:table-cell>
          <table:table-cell office:value-type="float" office:value="-0.0000502753687411827" calcext:value-type="float">
            <text:p>-5.02753687411827E-05</text:p>
          </table:table-cell>
        </table:table-row>
        <table:table-row table:style-name="ro1">
          <table:table-cell office:value-type="float" office:value="-423.573491782262" calcext:value-type="float">
            <text:p>-423.573491782262</text:p>
          </table:table-cell>
          <table:table-cell office:value-type="float" office:value="445.961600323887" calcext:value-type="float">
            <text:p>445.961600323887</text:p>
          </table:table-cell>
          <table:table-cell office:value-type="float" office:value="0.000527706684557379" calcext:value-type="float">
            <text:p>0.000527706684557379</text:p>
          </table:table-cell>
        </table:table-row>
        <table:table-row table:style-name="ro1">
          <table:table-cell office:value-type="float" office:value="-482.316724292373" calcext:value-type="float">
            <text:p>-482.316724292373</text:p>
          </table:table-cell>
          <table:table-cell office:value-type="float" office:value="398.804005960449" calcext:value-type="float">
            <text:p>398.804005960449</text:p>
          </table:table-cell>
          <table:table-cell office:value-type="float" office:value="0.000376141476969708" calcext:value-type="float">
            <text:p>0.000376141476969708</text:p>
          </table:table-cell>
        </table:table-row>
        <table:table-row table:style-name="ro1">
          <table:table-cell office:value-type="float" office:value="-389.964808268739" calcext:value-type="float">
            <text:p>-389.964808268739</text:p>
          </table:table-cell>
          <table:table-cell office:value-type="float" office:value="359.972171441431" calcext:value-type="float">
            <text:p>359.972171441431</text:p>
          </table:table-cell>
          <table:table-cell office:value-type="float" office:value="0.000238715657908098" calcext:value-type="float">
            <text:p>0.000238715657908098</text:p>
          </table:table-cell>
        </table:table-row>
        <table:table-row table:style-name="ro1">
          <table:table-cell office:value-type="float" office:value="-429.005445808035" calcext:value-type="float">
            <text:p>-429.005445808035</text:p>
          </table:table-cell>
          <table:table-cell office:value-type="float" office:value="82.6437837917019" calcext:value-type="float">
            <text:p>82.6437837917019</text:p>
          </table:table-cell>
          <table:table-cell office:value-type="float" office:value="0.000172631126168659" calcext:value-type="float">
            <text:p>0.000172631126168659</text:p>
          </table:table-cell>
        </table:table-row>
        <table:table-row table:style-name="ro1">
          <table:table-cell office:value-type="float" office:value="-392.680785281626" calcext:value-type="float">
            <text:p>-392.680785281626</text:p>
          </table:table-cell>
          <table:table-cell office:value-type="float" office:value="178.313263175338" calcext:value-type="float">
            <text:p>178.313263175338</text:p>
          </table:table-cell>
          <table:table-cell office:value-type="float" office:value="0.0000611778787137382" calcext:value-type="float">
            <text:p>6.11778787137382E-05</text:p>
          </table:table-cell>
        </table:table-row>
        <table:table-row table:style-name="ro1">
          <table:table-cell office:value-type="float" office:value="-494.105458365376" calcext:value-type="float">
            <text:p>-494.105458365376</text:p>
          </table:table-cell>
          <table:table-cell office:value-type="float" office:value="133.604211902688" calcext:value-type="float">
            <text:p>133.604211902688</text:p>
          </table:table-cell>
          <table:table-cell office:value-type="float" office:value="0.000425032233960044" calcext:value-type="float">
            <text:p>0.000425032233960044</text:p>
          </table:table-cell>
        </table:table-row>
        <table:table-row table:style-name="ro1">
          <table:table-cell office:value-type="float" office:value="-272.114824498708" calcext:value-type="float">
            <text:p>-272.114824498708</text:p>
          </table:table-cell>
          <table:table-cell office:value-type="float" office:value="-122.744271338006" calcext:value-type="float">
            <text:p>-122.744271338006</text:p>
          </table:table-cell>
          <table:table-cell office:value-type="float" office:value="-0.0000127223924230894" calcext:value-type="float">
            <text:p>-1.27223924230894E-05</text:p>
          </table:table-cell>
        </table:table-row>
        <table:table-row table:style-name="ro1">
          <table:table-cell office:value-type="float" office:value="-218.701606474527" calcext:value-type="float">
            <text:p>-218.701606474527</text:p>
          </table:table-cell>
          <table:table-cell office:value-type="float" office:value="-45.4885426760117" calcext:value-type="float">
            <text:p>-45.4885426760117</text:p>
          </table:table-cell>
          <table:table-cell office:value-type="float" office:value="-0.000032597918509196" calcext:value-type="float">
            <text:p>-3.2597918509196E-05</text:p>
          </table:table-cell>
        </table:table-row>
        <table:table-row table:style-name="ro1">
          <table:table-cell office:value-type="float" office:value="-165.288388450346" calcext:value-type="float">
            <text:p>-165.288388450346</text:p>
          </table:table-cell>
          <table:table-cell office:value-type="float" office:value="31.7671859859825" calcext:value-type="float">
            <text:p>31.7671859859825</text:p>
          </table:table-cell>
          <table:table-cell office:value-type="float" office:value="-0.0000524734445953027" calcext:value-type="float">
            <text:p>-5.24734445953027E-05</text:p>
          </table:table-cell>
        </table:table-row>
        <table:table-row table:style-name="ro1">
          <table:table-cell office:value-type="float" office:value="-318.715512435894" calcext:value-type="float">
            <text:p>-318.715512435894</text:p>
          </table:table-cell>
          <table:table-cell office:value-type="float" office:value="-60.4195032019839" calcext:value-type="float">
            <text:p>-60.4195032019839</text:p>
          </table:table-cell>
          <table:table-cell office:value-type="float" office:value="0.0000795880208970982" calcext:value-type="float">
            <text:p>7.95880208970982E-05</text:p>
          </table:table-cell>
        </table:table-row>
        <table:table-row table:style-name="ro1">
          <table:table-cell office:value-type="float" office:value="-265.302294411712" calcext:value-type="float">
            <text:p>-265.302294411712</text:p>
          </table:table-cell>
          <table:table-cell office:value-type="float" office:value="16.8362254600102" calcext:value-type="float">
            <text:p>16.8362254600102</text:p>
          </table:table-cell>
          <table:table-cell office:value-type="float" office:value="0.0000597124948109916" calcext:value-type="float">
            <text:p>5.97124948109916E-05</text:p>
          </table:table-cell>
        </table:table-row>
        <table:table-row table:style-name="ro1">
          <table:table-cell office:value-type="float" office:value="-365.316200373079" calcext:value-type="float">
            <text:p>-365.316200373079</text:p>
          </table:table-cell>
          <table:table-cell office:value-type="float" office:value="1.90526493403799" calcext:value-type="float">
            <text:p>1.90526493403799</text:p>
          </table:table-cell>
          <table:table-cell office:value-type="float" office:value="0.000171898434217286" calcext:value-type="float">
            <text:p>0.000171898434217286</text:p>
          </table:table-cell>
        </table:table-row>
        <table:table-row table:style-name="ro1">
          <table:table-cell office:value-type="float" office:value="-328.991539846669" calcext:value-type="float">
            <text:p>-328.991539846669</text:p>
          </table:table-cell>
          <table:table-cell office:value-type="float" office:value="97.5747443176742" calcext:value-type="float">
            <text:p>97.5747443176742</text:p>
          </table:table-cell>
          <table:table-cell office:value-type="float" office:value="0.0000604451867623649" calcext:value-type="float">
            <text:p>6.04451867623649E-05</text:p>
          </table:table-cell>
        </table:table-row>
        <table:table-row table:style-name="ro1">
          <table:table-cell office:value-type="float" office:value="-228.977633885303" calcext:value-type="float">
            <text:p>-228.977633885303</text:p>
          </table:table-cell>
          <table:table-cell office:value-type="float" office:value="112.505704843646" calcext:value-type="float">
            <text:p>112.505704843646</text:p>
          </table:table-cell>
          <table:table-cell office:value-type="float" office:value="-0.0000517407526439293" calcext:value-type="float">
            <text:p>-5.17407526439293E-05</text:p>
          </table:table-cell>
        </table:table-row>
        <table:table-row table:style-name="ro1">
          <table:table-cell office:value-type="float" office:value="-292.666879320259" calcext:value-type="float">
            <text:p>-292.666879320259</text:p>
          </table:table-cell>
          <table:table-cell office:value-type="float" office:value="193.24422370131" calcext:value-type="float">
            <text:p>193.24422370131</text:p>
          </table:table-cell>
          <table:table-cell office:value-type="float" office:value="-0.000051008060692556" calcext:value-type="float">
            <text:p>-5.1008060692556E-05</text:p>
          </table:table-cell>
        </table:table-row>
        <table:table-row table:style-name="ro1">
          <table:table-cell office:value-type="float" office:value="-99.6399375836874" calcext:value-type="float">
            <text:p>-99.6399375836874</text:p>
          </table:table-cell>
          <table:table-cell office:value-type="float" office:value="128.529269250587" calcext:value-type="float">
            <text:p>128.529269250587</text:p>
          </table:table-cell>
          <table:table-cell office:value-type="float" office:value="-0.0000322612824542829" calcext:value-type="float">
            <text:p>-3.22612824542829E-05</text:p>
          </table:table-cell>
        </table:table-row>
        <table:table-row table:style-name="ro1">
          <table:table-cell office:value-type="float" office:value="-33.9914867170288" calcext:value-type="float">
            <text:p>-33.9914867170288</text:p>
          </table:table-cell>
          <table:table-cell office:value-type="float" office:value="225.291352515192" calcext:value-type="float">
            <text:p>225.291352515192</text:p>
          </table:table-cell>
          <table:table-cell office:value-type="float" office:value="-0.0000120491203132631" calcext:value-type="float">
            <text:p>-1.20491203132631E-05</text:p>
          </table:table-cell>
        </table:table-row>
        <table:table-row table:style-name="ro1">
          <table:table-cell office:value-type="float" office:value="31.6569641496298" calcext:value-type="float">
            <text:p>31.6569641496298</text:p>
          </table:table-cell>
          <table:table-cell office:value-type="float" office:value="322.053435779797" calcext:value-type="float">
            <text:p>322.053435779797</text:p>
          </table:table-cell>
          <table:table-cell office:value-type="float" office:value="0.00000816304182775671" calcext:value-type="float">
            <text:p>8.16304182775671E-06</text:p>
          </table:table-cell>
        </table:table-row>
        <table:table-row table:style-name="ro1">
          <table:table-cell office:value-type="float" office:value="-163.329183018644" calcext:value-type="float">
            <text:p>-163.329183018644</text:p>
          </table:table-cell>
          <table:table-cell office:value-type="float" office:value="209.267788108251" calcext:value-type="float">
            <text:p>209.267788108251</text:p>
          </table:table-cell>
          <table:table-cell office:value-type="float" office:value="-0.0000315285905029095" calcext:value-type="float">
            <text:p>-3.15285905029095E-05</text:p>
          </table:table-cell>
        </table:table-row>
        <table:table-row table:style-name="ro1">
          <table:table-cell office:value-type="float" office:value="-97.6807321519855" calcext:value-type="float">
            <text:p>-97.6807321519855</text:p>
          </table:table-cell>
          <table:table-cell office:value-type="float" office:value="306.029871372856" calcext:value-type="float">
            <text:p>306.029871372856</text:p>
          </table:table-cell>
          <table:table-cell office:value-type="float" office:value="-0.0000113164283618897" calcext:value-type="float">
            <text:p>-1.13164283618897E-05</text:p>
          </table:table-cell>
        </table:table-row>
        <table:table-row table:style-name="ro1">
          <table:table-cell office:value-type="float" office:value="-227.018428453601" calcext:value-type="float">
            <text:p>-227.018428453601</text:p>
          </table:table-cell>
          <table:table-cell office:value-type="float" office:value="290.006306965915" calcext:value-type="float">
            <text:p>290.006306965915</text:p>
          </table:table-cell>
          <table:table-cell office:value-type="float" office:value="-0.0000307958985515362" calcext:value-type="float">
            <text:p>-3.07958985515362E-05</text:p>
          </table:table-cell>
        </table:table-row>
        <table:table-row table:style-name="ro1">
          <table:table-cell office:value-type="float" office:value="-110.259781999235" calcext:value-type="float">
            <text:p>-110.259781999235</text:p>
          </table:table-cell>
          <table:table-cell office:value-type="float" office:value="-45.4885426760117" calcext:value-type="float">
            <text:p>-45.4885426760117</text:p>
          </table:table-cell>
          <table:table-cell office:value-type="float" office:value="0.00000077559669562588" calcext:value-type="float">
            <text:p>7.75596695625877E-07</text:p>
          </table:table-cell>
        </table:table-row>
        <table:table-row table:style-name="ro1">
          <table:table-cell office:value-type="float" office:value="-163.673000023416" calcext:value-type="float">
            <text:p>-163.673000023416</text:p>
          </table:table-cell>
          <table:table-cell office:value-type="float" office:value="-122.744271338006" calcext:value-type="float">
            <text:p>-122.744271338006</text:p>
          </table:table-cell>
          <table:table-cell office:value-type="float" office:value="0.0000206511227817325" calcext:value-type="float">
            <text:p>2.06511227817325E-05</text:p>
          </table:table-cell>
        </table:table-row>
        <table:table-row table:style-name="ro1">
          <table:table-cell office:value-type="float" office:value="-217.086218047597" calcext:value-type="float">
            <text:p>-217.086218047597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405266488678391" calcext:value-type="float">
            <text:p>4.05266488678391E-05</text:p>
          </table:table-cell>
        </table:table-row>
        <table:table-row table:style-name="ro1">
          <table:table-cell office:value-type="float" office:value="-55.2311755481232" calcext:value-type="float">
            <text:p>-55.2311755481232</text:p>
          </table:table-cell>
          <table:table-cell office:value-type="float" office:value="-122.744271338006" calcext:value-type="float">
            <text:p>-122.744271338006</text:p>
          </table:table-cell>
          <table:table-cell office:value-type="float" office:value="0.0000540246379865544" calcext:value-type="float">
            <text:p>5.40246379865544E-05</text:p>
          </table:table-cell>
        </table:table-row>
        <table:table-row table:style-name="ro1">
          <table:table-cell office:value-type="float" office:value="-108.644393572304" calcext:value-type="float">
            <text:p>-108.644393572304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73900164072661" calcext:value-type="float">
            <text:p>7.3900164072661E-05</text:p>
          </table:table-cell>
        </table:table-row>
        <table:table-row table:style-name="ro1">
          <table:table-cell office:value-type="float" office:value="-0.202569097011725" calcext:value-type="float">
            <text:p>-0.202569097011725</text:p>
          </table:table-cell>
          <table:table-cell office:value-type="float" office:value="-200" calcext:value-type="float">
            <text:p>-200</text:p>
          </table:table-cell>
          <table:table-cell office:value-type="float" office:value="0.000107273679277483" calcext:value-type="float">
            <text:p>0.000107273679277483</text:p>
          </table:table-cell>
        </table:table-row>
        <table:table-row table:style-name="ro1">
          <table:table-cell office:value-type="float" office:value="696.877270987" calcext:value-type="float">
            <text:p>696.877270987</text:p>
          </table:table-cell>
          <table:table-cell office:value-type="float" office:value="-40.9204660183704" calcext:value-type="float">
            <text:p>-40.9204660183704</text:p>
          </table:table-cell>
          <table:table-cell office:value-type="float" office:value="-0.00000526664934039024" calcext:value-type="float">
            <text:p>-5.26664934039024E-06</text:p>
          </table:table-cell>
        </table:table-row>
        <table:table-row table:style-name="ro1">
          <table:table-cell office:value-type="float" office:value="669.985113746916" calcext:value-type="float">
            <text:p>669.985113746916</text:p>
          </table:table-cell>
          <table:table-cell office:value-type="float" office:value="-93.9469773455803" calcext:value-type="float">
            <text:p>-93.9469773455803</text:p>
          </table:table-cell>
          <table:table-cell office:value-type="float" office:value="0.000015679990426081" calcext:value-type="float">
            <text:p>1.5679990426081E-05</text:p>
          </table:table-cell>
        </table:table-row>
        <table:table-row table:style-name="ro1">
          <table:table-cell office:value-type="float" office:value="643.092956506833" calcext:value-type="float">
            <text:p>643.092956506833</text:p>
          </table:table-cell>
          <table:table-cell office:value-type="float" office:value="-146.97348867279" calcext:value-type="float">
            <text:p>-146.97348867279</text:p>
          </table:table-cell>
          <table:table-cell office:value-type="float" office:value="0.0000366266301925523" calcext:value-type="float">
            <text:p>3.66266301925523E-05</text:p>
          </table:table-cell>
        </table:table-row>
        <table:table-row table:style-name="ro1">
          <table:table-cell office:value-type="float" office:value="616.200799266749" calcext:value-type="float">
            <text:p>616.20079926674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575732699590236" calcext:value-type="float">
            <text:p>5.75732699590236E-05</text:p>
          </table:table-cell>
        </table:table-row>
        <table:table-row table:style-name="ro1">
          <table:table-cell office:value-type="float" office:value="751.251513991276" calcext:value-type="float">
            <text:p>751.251513991276</text:p>
          </table:table-cell>
          <table:table-cell office:value-type="float" office:value="-93.9469773455803" calcext:value-type="float">
            <text:p>-93.9469773455803</text:p>
          </table:table-cell>
          <table:table-cell office:value-type="float" office:value="-0.00000441287374786844" calcext:value-type="float">
            <text:p>-4.41287374786844E-06</text:p>
          </table:table-cell>
        </table:table-row>
        <table:table-row table:style-name="ro1">
          <table:table-cell office:value-type="float" office:value="724.359356751192" calcext:value-type="float">
            <text:p>724.359356751192</text:p>
          </table:table-cell>
          <table:table-cell office:value-type="float" office:value="-146.97348867279" calcext:value-type="float">
            <text:p>-146.97348867279</text:p>
          </table:table-cell>
          <table:table-cell office:value-type="float" office:value="0.0000165337660186028" calcext:value-type="float">
            <text:p>1.65337660186028E-05</text:p>
          </table:table-cell>
        </table:table-row>
        <table:table-row table:style-name="ro1">
          <table:table-cell office:value-type="float" office:value="697.467199511109" calcext:value-type="float">
            <text:p>697.46719951110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374804057850741" calcext:value-type="float">
            <text:p>3.74804057850741E-05</text:p>
          </table:table-cell>
        </table:table-row>
        <table:table-row table:style-name="ro1">
          <table:table-cell office:value-type="float" office:value="805.625756995552" calcext:value-type="float">
            <text:p>805.625756995552</text:p>
          </table:table-cell>
          <table:table-cell office:value-type="float" office:value="-146.97348867279" calcext:value-type="float">
            <text:p>-146.97348867279</text:p>
          </table:table-cell>
          <table:table-cell office:value-type="float" office:value="-0.00000355909815534664" calcext:value-type="float">
            <text:p>-3.55909815534664E-06</text:p>
          </table:table-cell>
        </table:table-row>
        <table:table-row table:style-name="ro1">
          <table:table-cell office:value-type="float" office:value="778.733599755469" calcext:value-type="float">
            <text:p>778.733599755469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173875416111246" calcext:value-type="float">
            <text:p>1.73875416111246E-0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270532256282485" calcext:value-type="float">
            <text:p>-2.70532256282485E-06</text:p>
          </table:table-cell>
        </table:table-row>
        <table:table-row table:style-name="ro1">
          <table:table-cell office:value-type="float" office:value="621.606580210498" calcext:value-type="float">
            <text:p>621.606580210498</text:p>
          </table:table-cell>
          <table:table-cell office:value-type="float" office:value="-30.1736426519549" calcext:value-type="float">
            <text:p>-30.1736426519549</text:p>
          </table:table-cell>
          <table:table-cell office:value-type="float" office:value="-0.0000023784986236952" calcext:value-type="float">
            <text:p>-2.3784986236952E-06</text:p>
          </table:table-cell>
        </table:table-row>
        <table:table-row table:style-name="ro1">
          <table:table-cell office:value-type="float" office:value="546.335889433996" calcext:value-type="float">
            <text:p>546.335889433996</text:p>
          </table:table-cell>
          <table:table-cell office:value-type="float" office:value="-19.4268192855394" calcext:value-type="float">
            <text:p>-19.4268192855394</text:p>
          </table:table-cell>
          <table:table-cell office:value-type="float" office:value="0.00000050965209299983" calcext:value-type="float">
            <text:p>5.09652092999832E-07</text:p>
          </table:table-cell>
        </table:table-row>
        <table:table-row table:style-name="ro1">
          <table:table-cell office:value-type="float" office:value="471.065198657493" calcext:value-type="float">
            <text:p>471.065198657493</text:p>
          </table:table-cell>
          <table:table-cell office:value-type="float" office:value="-8.67999591912393" calcext:value-type="float">
            <text:p>-8.67999591912393</text:p>
          </table:table-cell>
          <table:table-cell office:value-type="float" office:value="0.00000339780280969487" calcext:value-type="float">
            <text:p>3.39780280969487E-06</text:p>
          </table:table-cell>
        </table:table-row>
        <table:table-row table:style-name="ro1">
          <table:table-cell office:value-type="float" office:value="594.714422970414" calcext:value-type="float">
            <text:p>594.714422970414</text:p>
          </table:table-cell>
          <table:table-cell office:value-type="float" office:value="-83.2001539791648" calcext:value-type="float">
            <text:p>-83.2001539791648</text:p>
          </table:table-cell>
          <table:table-cell office:value-type="float" office:value="0.0000185681411427761" calcext:value-type="float">
            <text:p>1.85681411427761E-05</text:p>
          </table:table-cell>
        </table:table-row>
        <table:table-row table:style-name="ro1">
          <table:table-cell office:value-type="float" office:value="519.443732193912" calcext:value-type="float">
            <text:p>519.443732193912</text:p>
          </table:table-cell>
          <table:table-cell office:value-type="float" office:value="-72.4533306127493" calcext:value-type="float">
            <text:p>-72.4533306127493</text:p>
          </table:table-cell>
          <table:table-cell office:value-type="float" office:value="0.0000214562918594711" calcext:value-type="float">
            <text:p>2.14562918594711E-05</text:p>
          </table:table-cell>
        </table:table-row>
        <table:table-row table:style-name="ro1">
          <table:table-cell office:value-type="float" office:value="567.82226573033" calcext:value-type="float">
            <text:p>567.82226573033</text:p>
          </table:table-cell>
          <table:table-cell office:value-type="float" office:value="-136.226665306375" calcext:value-type="float">
            <text:p>-136.226665306375</text:p>
          </table:table-cell>
          <table:table-cell office:value-type="float" office:value="0.0000395147809092474" calcext:value-type="float">
            <text:p>3.95147809092474E-05</text:p>
          </table:table-cell>
        </table:table-row>
        <table:table-row table:style-name="ro1">
          <table:table-cell office:value-type="float" office:value="686.493580389985" calcext:value-type="float">
            <text:p>686.493580389985</text:p>
          </table:table-cell>
          <table:table-cell office:value-type="float" office:value="21.6224696018377" calcext:value-type="float">
            <text:p>21.6224696018377</text:p>
          </table:table-cell>
          <table:table-cell office:value-type="float" office:value="-0.00000082763890376744" calcext:value-type="float">
            <text:p>-8.27638903767435E-07</text:p>
          </table:table-cell>
        </table:table-row>
        <table:table-row table:style-name="ro1">
          <table:table-cell office:value-type="float" office:value="676.109889792971" calcext:value-type="float">
            <text:p>676.109889792971</text:p>
          </table:table-cell>
          <table:table-cell office:value-type="float" office:value="84.1654052220458" calcext:value-type="float">
            <text:p>84.1654052220458</text:p>
          </table:table-cell>
          <table:table-cell office:value-type="float" office:value="0.00000361137153285537" calcext:value-type="float">
            <text:p>3.61137153285537E-06</text:p>
          </table:table-cell>
        </table:table-row>
        <table:table-row table:style-name="ro1">
          <table:table-cell office:value-type="float" office:value="665.726199195957" calcext:value-type="float">
            <text:p>665.726199195957</text:p>
          </table:table-cell>
          <table:table-cell office:value-type="float" office:value="146.708340842254" calcext:value-type="float">
            <text:p>146.708340842254</text:p>
          </table:table-cell>
          <table:table-cell office:value-type="float" office:value="0.00000805038196947816" calcext:value-type="float">
            <text:p>8.05038196947816E-06</text:p>
          </table:table-cell>
        </table:table-row>
        <table:table-row table:style-name="ro1">
          <table:table-cell office:value-type="float" office:value="611.222889613483" calcext:value-type="float">
            <text:p>611.222889613483</text:p>
          </table:table-cell>
          <table:table-cell office:value-type="float" office:value="32.3692929682532" calcext:value-type="float">
            <text:p>32.3692929682532</text:p>
          </table:table-cell>
          <table:table-cell office:value-type="float" office:value="0.0000020605118129276" calcext:value-type="float">
            <text:p>2.0605118129276E-06</text:p>
          </table:table-cell>
        </table:table-row>
        <table:table-row table:style-name="ro1">
          <table:table-cell office:value-type="float" office:value="600.839199016469" calcext:value-type="float">
            <text:p>600.839199016469</text:p>
          </table:table-cell>
          <table:table-cell office:value-type="float" office:value="94.9122285884613" calcext:value-type="float">
            <text:p>94.9122285884613</text:p>
          </table:table-cell>
          <table:table-cell office:value-type="float" office:value="0.0000064995222495504" calcext:value-type="float">
            <text:p>6.4995222495504E-06</text:p>
          </table:table-cell>
        </table:table-row>
        <table:table-row table:style-name="ro1">
          <table:table-cell office:value-type="float" office:value="535.952198836981" calcext:value-type="float">
            <text:p>535.952198836981</text:p>
          </table:table-cell>
          <table:table-cell office:value-type="float" office:value="43.1161163346687" calcext:value-type="float">
            <text:p>43.1161163346687</text:p>
          </table:table-cell>
          <table:table-cell office:value-type="float" office:value="0.00000494866252962263" calcext:value-type="float">
            <text:p>4.94866252962263E-06</text:p>
          </table:table-cell>
        </table:table-row>
        <table:table-row table:style-name="ro1">
          <table:table-cell office:value-type="float" office:value="56.5910214059812" calcext:value-type="float">
            <text:p>56.5910214059812</text:p>
          </table:table-cell>
          <table:table-cell office:value-type="float" office:value="-125.110676997304" calcext:value-type="float">
            <text:p>-125.110676997304</text:p>
          </table:table-cell>
          <table:table-cell office:value-type="float" office:value="0.0000643344920283879" calcext:value-type="float">
            <text:p>6.43344920283879E-05</text:p>
          </table:table-cell>
        </table:table-row>
        <table:table-row table:style-name="ro1">
          <table:table-cell office:value-type="float" office:value="113.384611908974" calcext:value-type="float">
            <text:p>113.384611908974</text:p>
          </table:table-cell>
          <table:table-cell office:value-type="float" office:value="-50.2213539946076" calcext:value-type="float">
            <text:p>-50.2213539946076</text:p>
          </table:table-cell>
          <table:table-cell office:value-type="float" office:value="0.0000213953047792928" calcext:value-type="float">
            <text:p>2.13953047792928E-05</text:p>
          </table:table-cell>
        </table:table-row>
        <table:table-row table:style-name="ro1">
          <table:table-cell office:value-type="float" office:value="170.178202411967" calcext:value-type="float">
            <text:p>170.178202411967</text:p>
          </table:table-cell>
          <table:table-cell office:value-type="float" office:value="24.6679690080887" calcext:value-type="float">
            <text:p>24.6679690080887</text:p>
          </table:table-cell>
          <table:table-cell office:value-type="float" office:value="-0.0000215438824698022" calcext:value-type="float">
            <text:p>-2.15438824698022E-05</text:p>
          </table:table-cell>
        </table:table-row>
        <table:table-row table:style-name="ro1">
          <table:table-cell office:value-type="float" office:value="1.56241495486974" calcext:value-type="float">
            <text:p>1.56241495486974</text:p>
          </table:table-cell>
          <table:table-cell office:value-type="float" office:value="-47.8549483353096" calcext:value-type="float">
            <text:p>-47.8549483353096</text:p>
          </table:table-cell>
          <table:table-cell office:value-type="float" office:value="0.0000110854507374594" calcext:value-type="float">
            <text:p>1.10854507374594E-05</text:p>
          </table:table-cell>
        </table:table-row>
        <table:table-row table:style-name="ro1">
          <table:table-cell office:value-type="float" office:value="58.3560054578626" calcext:value-type="float">
            <text:p>58.3560054578626</text:p>
          </table:table-cell>
          <table:table-cell office:value-type="float" office:value="27.0343746673866" calcext:value-type="float">
            <text:p>27.0343746673866</text:p>
          </table:table-cell>
          <table:table-cell office:value-type="float" office:value="-0.0000318537365116357" calcext:value-type="float">
            <text:p>-3.18537365116357E-05</text:p>
          </table:table-cell>
        </table:table-row>
        <table:table-row table:style-name="ro1">
          <table:table-cell office:value-type="float" office:value="-53.4661914962417" calcext:value-type="float">
            <text:p>-53.4661914962417</text:p>
          </table:table-cell>
          <table:table-cell office:value-type="float" office:value="29.4007803266845" calcext:value-type="float">
            <text:p>29.4007803266845</text:p>
          </table:table-cell>
          <table:table-cell office:value-type="float" office:value="-0.0000421635905534692" calcext:value-type="float">
            <text:p>-4.21635905534692E-05</text:p>
          </table:table-cell>
        </table:table-row>
        <table:table-row table:style-name="ro1">
          <table:table-cell office:value-type="float" office:value="124.004456324521" calcext:value-type="float">
            <text:p>124.004456324521</text:p>
          </table:table-cell>
          <table:table-cell office:value-type="float" office:value="123.796457931991" calcext:value-type="float">
            <text:p>123.796457931991</text:p>
          </table:table-cell>
          <table:table-cell office:value-type="float" office:value="-0.0000116415743706159" calcext:value-type="float">
            <text:p>-1.16415743706159E-05</text:p>
          </table:table-cell>
        </table:table-row>
        <table:table-row table:style-name="ro1">
          <table:table-cell office:value-type="float" office:value="77.8307102370755" calcext:value-type="float">
            <text:p>77.8307102370755</text:p>
          </table:table-cell>
          <table:table-cell office:value-type="float" office:value="222.924946855894" calcext:value-type="float">
            <text:p>222.924946855894</text:p>
          </table:table-cell>
          <table:table-cell office:value-type="float" office:value="-0.00000173926627142961" calcext:value-type="float">
            <text:p>-1.73926627142961E-06</text:p>
          </table:table-cell>
        </table:table-row>
        <table:table-row table:style-name="ro1">
          <table:table-cell office:value-type="float" office:value="12.1822593704169" calcext:value-type="float">
            <text:p>12.1822593704169</text:p>
          </table:table-cell>
          <table:table-cell office:value-type="float" office:value="126.162863591289" calcext:value-type="float">
            <text:p>126.162863591289</text:p>
          </table:table-cell>
          <table:table-cell office:value-type="float" office:value="-0.0000219514284124494" calcext:value-type="float">
            <text:p>-2.19514284124494E-05</text:p>
          </table:table-cell>
        </table:table-row>
        <table:table-row table:style-name="ro1">
          <table:table-cell office:value-type="float" office:value="221.462629447733" calcext:value-type="float">
            <text:p>221.462629447733</text:p>
          </table:table-cell>
          <table:table-cell office:value-type="float" office:value="-50.2213539946075" calcext:value-type="float">
            <text:p>-50.2213539946075</text:p>
          </table:table-cell>
          <table:table-cell office:value-type="float" office:value="-0.0000428606688322834" calcext:value-type="float">
            <text:p>-4.28606688322834E-05</text:p>
          </table:table-cell>
        </table:table-row>
        <table:table-row table:style-name="ro1">
          <table:table-cell office:value-type="float" office:value="164.66903894474" calcext:value-type="float">
            <text:p>164.66903894474</text:p>
          </table:table-cell>
          <table:table-cell office:value-type="float" office:value="-125.110676997304" calcext:value-type="float">
            <text:p>-125.110676997304</text:p>
          </table:table-cell>
          <table:table-cell office:value-type="float" office:value="0.0000000785184168117" calcext:value-type="float">
            <text:p>7.85184168116982E-08</text:p>
          </table:table-cell>
        </table:table-row>
        <table:table-row table:style-name="ro1">
          <table:table-cell office:value-type="float" office:value="107.875448441747" calcext:value-type="float">
            <text:p>107.875448441747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430177056659068" calcext:value-type="float">
            <text:p>4.30177056659068E-05</text:p>
          </table:table-cell>
        </table:table-row>
        <table:table-row table:style-name="ro1">
          <table:table-cell office:value-type="float" office:value="272.747056483498" calcext:value-type="float">
            <text:p>272.747056483498</text:p>
          </table:table-cell>
          <table:table-cell office:value-type="float" office:value="-125.110676997304" calcext:value-type="float">
            <text:p>-125.110676997304</text:p>
          </table:table-cell>
          <table:table-cell office:value-type="float" office:value="-0.0000641774551947645" calcext:value-type="float">
            <text:p>-6.41774551947645E-05</text:p>
          </table:table-cell>
        </table:table-row>
        <table:table-row table:style-name="ro1">
          <table:table-cell office:value-type="float" office:value="215.953465980505" calcext:value-type="float">
            <text:p>215.95346598050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212382679456694" calcext:value-type="float">
            <text:p>-2.12382679456694E-05</text:p>
          </table:table-cell>
        </table:table-row>
        <table:table-row table:style-name="ro1">
          <table:table-cell office:value-type="float" office:value="324.031483519264" calcext:value-type="float">
            <text:p>324.03148351926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854942415572456" calcext:value-type="float">
            <text:p>-8.54942415572456E-05</text:p>
          </table:table-cell>
        </table:table-row>
        <table:table-row table:style-name="ro1">
          <table:table-cell office:value-type="float" office:value="422.053960278084" calcext:value-type="float">
            <text:p>422.053960278084</text:p>
          </table:table-cell>
          <table:table-cell office:value-type="float" office:value="-72.4533306127493" calcext:value-type="float">
            <text:p>-72.4533306127493</text:p>
          </table:table-cell>
          <table:table-cell office:value-type="float" office:value="-0.000026232878645952" calcext:value-type="float">
            <text:p>-2.6232878645952E-05</text:p>
          </table:table-cell>
        </table:table-row>
        <table:table-row table:style-name="ro1">
          <table:table-cell office:value-type="float" office:value="373.042721898674" calcext:value-type="float">
            <text:p>373.042721898674</text:p>
          </table:table-cell>
          <table:table-cell office:value-type="float" office:value="-136.226665306375" calcext:value-type="float">
            <text:p>-136.226665306375</text:p>
          </table:table-cell>
          <table:table-cell office:value-type="float" office:value="-0.0000558635601015988" calcext:value-type="float">
            <text:p>-5.58635601015988E-05</text:p>
          </table:table-cell>
        </table:table-row>
        <table:table-row table:style-name="ro1">
          <table:table-cell office:value-type="float" office:value="470.432493814502" calcext:value-type="float">
            <text:p>470.432493814502</text:p>
          </table:table-cell>
          <table:table-cell office:value-type="float" office:value="-136.226665306375" calcext:value-type="float">
            <text:p>-136.226665306375</text:p>
          </table:table-cell>
          <table:table-cell office:value-type="float" office:value="-0.00000817438959617572" calcext:value-type="float">
            <text:p>-8.17438959617572E-06</text:p>
          </table:table-cell>
        </table:table-row>
        <table:table-row table:style-name="ro1">
          <table:table-cell office:value-type="float" office:value="421.421255435092" calcext:value-type="float">
            <text:p>421.42125543509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378050710518226" calcext:value-type="float">
            <text:p>-3.78050710518226E-05</text:p>
          </table:table-cell>
        </table:table-row>
        <table:table-row table:style-name="ro1">
          <table:table-cell office:value-type="float" office:value="518.811027350921" calcext:value-type="float">
            <text:p>518.811027350921</text:p>
          </table:table-cell>
          <table:table-cell office:value-type="float" office:value="-200" calcext:value-type="float">
            <text:p>-200</text:p>
          </table:table-cell>
          <table:table-cell office:value-type="float" office:value="0.00000988409945360053" calcext:value-type="float">
            <text:p>9.88409945360053E-06</text:p>
          </table:table-cell>
        </table:table-row>
        <table:table-row table:style-name="ro1">
          <table:table-cell office:value-type="float" office:value="321.758294862908" calcext:value-type="float">
            <text:p>321.758294862908</text:p>
          </table:table-cell>
          <table:table-cell office:value-type="float" office:value="-61.3373423036784" calcext:value-type="float">
            <text:p>-61.3373423036784</text:p>
          </table:table-cell>
          <table:table-cell office:value-type="float" office:value="-0.0000345467737391177" calcext:value-type="float">
            <text:p>-3.45467737391177E-05</text:p>
          </table:table-cell>
        </table:table-row>
        <table:table-row table:style-name="ro1">
          <table:table-cell office:value-type="float" office:value="370.769533242318" calcext:value-type="float">
            <text:p>370.769533242318</text:p>
          </table:table-cell>
          <table:table-cell office:value-type="float" office:value="2.43599238994695" calcext:value-type="float">
            <text:p>2.43599238994695</text:p>
          </table:table-cell>
          <table:table-cell office:value-type="float" office:value="-0.00000491609228347084" calcext:value-type="float">
            <text:p>-4.91609228347084E-06</text:p>
          </table:table-cell>
        </table:table-row>
        <table:table-row table:style-name="ro1">
          <table:table-cell office:value-type="float" office:value="270.473867827142" calcext:value-type="float">
            <text:p>270.473867827142</text:p>
          </table:table-cell>
          <table:table-cell office:value-type="float" office:value="13.5519806990178" calcext:value-type="float">
            <text:p>13.5519806990178</text:p>
          </table:table-cell>
          <table:table-cell office:value-type="float" office:value="-0.0000132299873766365" calcext:value-type="float">
            <text:p>-1.32299873766365E-05</text:p>
          </table:table-cell>
        </table:table-row>
        <table:table-row table:style-name="ro1">
          <table:table-cell office:value-type="float" office:value="390.895473094088" calcext:value-type="float">
            <text:p>390.895473094088</text:p>
          </table:table-cell>
          <table:table-cell office:value-type="float" office:value="230.03680689892" calcext:value-type="float">
            <text:p>230.03680689892</text:p>
          </table:table-cell>
          <table:table-cell office:value-type="float" office:value="0.00000683619287479211" calcext:value-type="float">
            <text:p>6.83619287479211E-06</text:p>
          </table:table-cell>
        </table:table-row>
        <table:table-row table:style-name="ro1">
          <table:table-cell office:value-type="float" office:value="317.323049533381" calcext:value-type="float">
            <text:p>317.323049533381</text:p>
          </table:table-cell>
          <table:table-cell office:value-type="float" office:value="161.580527601976" calcext:value-type="float">
            <text:p>161.580527601976</text:p>
          </table:table-cell>
          <table:table-cell office:value-type="float" office:value="-0.00000262383224007267" calcext:value-type="float">
            <text:p>-2.62383224007267E-06</text:p>
          </table:table-cell>
        </table:table-row>
        <table:table-row table:style-name="ro1">
          <table:table-cell office:value-type="float" office:value="243.750625972674" calcext:value-type="float">
            <text:p>243.750625972674</text:p>
          </table:table-cell>
          <table:table-cell office:value-type="float" office:value="93.1242483050324" calcext:value-type="float">
            <text:p>93.1242483050324</text:p>
          </table:table-cell>
          <table:table-cell office:value-type="float" office:value="-0.0000120838573549375" calcext:value-type="float">
            <text:p>-1.20838573549375E-05</text:p>
          </table:table-cell>
        </table:table-row>
        <table:table-row table:style-name="ro1">
          <table:table-cell office:value-type="float" office:value="417.618714948556" calcext:value-type="float">
            <text:p>417.618714948556</text:p>
          </table:table-cell>
          <table:table-cell office:value-type="float" office:value="150.464539292905" calcext:value-type="float">
            <text:p>150.464539292905</text:p>
          </table:table-cell>
          <table:table-cell office:value-type="float" office:value="0.00000569006285309303" calcext:value-type="float">
            <text:p>5.69006285309303E-06</text:p>
          </table:table-cell>
        </table:table-row>
        <table:table-row table:style-name="ro1">
          <table:table-cell office:value-type="float" office:value="344.046291387849" calcext:value-type="float">
            <text:p>344.046291387849</text:p>
          </table:table-cell>
          <table:table-cell office:value-type="float" office:value="82.0082599959616" calcext:value-type="float">
            <text:p>82.0082599959616</text:p>
          </table:table-cell>
          <table:table-cell office:value-type="float" office:value="-0.00000376996226177175" calcext:value-type="float">
            <text:p>-3.76996226177175E-06</text:p>
          </table:table-cell>
        </table:table-row>
        <table:table-row table:style-name="ro1">
          <table:table-cell office:value-type="float" office:value="444.341956803025" calcext:value-type="float">
            <text:p>444.341956803025</text:p>
          </table:table-cell>
          <table:table-cell office:value-type="float" office:value="70.8922716868907" calcext:value-type="float">
            <text:p>70.8922716868907</text:p>
          </table:table-cell>
          <table:table-cell office:value-type="float" office:value="0.00000454393283139395" calcext:value-type="float">
            <text:p>4.54393283139395E-06</text:p>
          </table:table-cell>
        </table:table-row>
        <table:table-row table:style-name="ro1">
          <table:table-cell office:value-type="float" office:value="197.576879885228" calcext:value-type="float">
            <text:p>197.576879885228</text:p>
          </table:table-cell>
          <table:table-cell office:value-type="float" office:value="192.252737228935" calcext:value-type="float">
            <text:p>192.252737228935</text:p>
          </table:table-cell>
          <table:table-cell office:value-type="float" office:value="-0.00000218154925575114" calcext:value-type="float">
            <text:p>-2.18154925575114E-06</text:p>
          </table:table-cell>
        </table:table-row>
        <table:table-row table:style-name="ro1">
          <table:table-cell office:value-type="float" office:value="271.149303445935" calcext:value-type="float">
            <text:p>271.149303445935</text:p>
          </table:table-cell>
          <table:table-cell office:value-type="float" office:value="260.709016525879" calcext:value-type="float">
            <text:p>260.709016525879</text:p>
          </table:table-cell>
          <table:table-cell office:value-type="float" office:value="0.00000727847585911364" calcext:value-type="float">
            <text:p>7.27847585911364E-06</text:p>
          </table:table-cell>
        </table:table-row>
        <table:table-row table:style-name="ro1">
          <table:table-cell office:value-type="float" office:value="151.403133797782" calcext:value-type="float">
            <text:p>151.403133797782</text:p>
          </table:table-cell>
          <table:table-cell office:value-type="float" office:value="291.381226152838" calcext:value-type="float">
            <text:p>291.381226152838</text:p>
          </table:table-cell>
          <table:table-cell office:value-type="float" office:value="0.00000772075884343518" calcext:value-type="float">
            <text:p>7.72075884343518E-06</text:p>
          </table:table-cell>
        </table:table-row>
        <table:table-row table:style-name="ro1">
          <table:table-cell office:value-type="float" office:value="509.228956982513" calcext:value-type="float">
            <text:p>509.228956982513</text:p>
          </table:table-cell>
          <table:table-cell office:value-type="float" office:value="122.688383940683" calcext:value-type="float">
            <text:p>122.688383940683</text:p>
          </table:table-cell>
          <table:table-cell office:value-type="float" office:value="0.00000609479255132171" calcext:value-type="float">
            <text:p>6.09479255132171E-06</text:p>
          </table:table-cell>
        </table:table-row>
        <table:table-row table:style-name="ro1">
          <table:table-cell office:value-type="float" office:value="574.115957162" calcext:value-type="float">
            <text:p>574.115957162</text:p>
          </table:table-cell>
          <table:table-cell office:value-type="float" office:value="174.484496194476" calcext:value-type="float">
            <text:p>174.484496194476</text:p>
          </table:table-cell>
          <table:table-cell office:value-type="float" office:value="0.00000764565227124948" calcext:value-type="float">
            <text:p>7.64565227124948E-06</text:p>
          </table:table-cell>
        </table:table-row>
        <table:table-row table:style-name="ro1">
          <table:table-cell office:value-type="float" office:value="482.505715128044" calcext:value-type="float">
            <text:p>482.505715128044</text:p>
          </table:table-cell>
          <table:table-cell office:value-type="float" office:value="202.260651546698" calcext:value-type="float">
            <text:p>202.260651546698</text:p>
          </table:table-cell>
          <table:table-cell office:value-type="float" office:value="0.00000724092257302079" calcext:value-type="float">
            <text:p>7.24092257302079E-06</text:p>
          </table:table-cell>
        </table:table-row>
        <table:table-row table:style-name="ro1">
          <table:table-cell office:value-type="float" office:value="621.127759602906" calcext:value-type="float">
            <text:p>621.127759602906</text:p>
          </table:table-cell>
          <table:table-cell office:value-type="float" office:value="378.250262838822" calcext:value-type="float">
            <text:p>378.250262838822</text:p>
          </table:table-cell>
          <table:table-cell office:value-type="float" office:value="0.0000483684937748361" calcext:value-type="float">
            <text:p>4.83684937748361E-05</text:p>
          </table:table-cell>
        </table:table-row>
        <table:table-row table:style-name="ro1">
          <table:table-cell office:value-type="float" office:value="544.383664099967" calcext:value-type="float">
            <text:p>544.383664099967</text:p>
          </table:table-cell>
          <table:table-cell office:value-type="float" office:value="328.845777525521" calcext:value-type="float">
            <text:p>328.845777525521</text:p>
          </table:table-cell>
          <table:table-cell office:value-type="float" office:value="0.0000345243934748214" calcext:value-type="float">
            <text:p>3.45243934748214E-05</text:p>
          </table:table-cell>
        </table:table-row>
        <table:table-row table:style-name="ro1">
          <table:table-cell office:value-type="float" office:value="467.639568597027" calcext:value-type="float">
            <text:p>467.639568597027</text:p>
          </table:table-cell>
          <table:table-cell office:value-type="float" office:value="279.441292212221" calcext:value-type="float">
            <text:p>279.441292212221</text:p>
          </table:table-cell>
          <table:table-cell office:value-type="float" office:value="0.0000206802931748068" calcext:value-type="float">
            <text:p>2.06802931748068E-05</text:p>
          </table:table-cell>
        </table:table-row>
        <table:table-row table:style-name="ro1">
          <table:table-cell office:value-type="float" office:value="635.993906133923" calcext:value-type="float">
            <text:p>635.993906133923</text:p>
          </table:table-cell>
          <table:table-cell office:value-type="float" office:value="301.069622173299" calcext:value-type="float">
            <text:p>301.069622173299</text:p>
          </table:table-cell>
          <table:table-cell office:value-type="float" office:value="0.0000349291231730501" calcext:value-type="float">
            <text:p>3.49291231730501E-05</text:p>
          </table:table-cell>
        </table:table-row>
        <table:table-row table:style-name="ro1">
          <table:table-cell office:value-type="float" office:value="559.249810630984" calcext:value-type="float">
            <text:p>559.249810630984</text:p>
          </table:table-cell>
          <table:table-cell office:value-type="float" office:value="251.665136859999" calcext:value-type="float">
            <text:p>251.665136859999</text:p>
          </table:table-cell>
          <table:table-cell office:value-type="float" office:value="0.0000210850228730355" calcext:value-type="float">
            <text:p>2.10850228730355E-05</text:p>
          </table:table-cell>
        </table:table-row>
        <table:table-row table:style-name="ro1">
          <table:table-cell office:value-type="float" office:value="650.86005266494" calcext:value-type="float">
            <text:p>650.86005266494</text:p>
          </table:table-cell>
          <table:table-cell office:value-type="float" office:value="223.888981507777" calcext:value-type="float">
            <text:p>223.888981507777</text:p>
          </table:table-cell>
          <table:table-cell office:value-type="float" office:value="0.0000214897525712641" calcext:value-type="float">
            <text:p>2.14897525712641E-05</text:p>
          </table:table-cell>
        </table:table-row>
        <table:table-row table:style-name="ro1">
          <table:table-cell office:value-type="float" office:value="-553.359580204866" calcext:value-type="float">
            <text:p>-553.359580204866</text:p>
          </table:table-cell>
          <table:table-cell office:value-type="float" office:value="1345.38593440288" calcext:value-type="float">
            <text:p>1345.38593440288</text:p>
          </table:table-cell>
          <table:table-cell office:value-type="float" office:value="0.0010824273135325" calcext:value-type="float">
            <text:p>0.0010824273135325</text:p>
          </table:table-cell>
        </table:table-row>
        <table:table-row table:style-name="ro1">
          <table:table-cell office:value-type="float" office:value="-470.513076949212" calcext:value-type="float">
            <text:p>-470.513076949212</text:p>
          </table:table-cell>
          <table:table-cell office:value-type="float" office:value="1373.45264366748" calcext:value-type="float">
            <text:p>1373.45264366748</text:p>
          </table:table-cell>
          <table:table-cell office:value-type="float" office:value="0.000539020448124983" calcext:value-type="float">
            <text:p>0.000539020448124983</text:p>
          </table:table-cell>
        </table:table-row>
        <table:table-row table:style-name="ro1">
          <table:table-cell office:value-type="float" office:value="-387.666573693559" calcext:value-type="float">
            <text:p>-387.666573693559</text:p>
          </table:table-cell>
          <table:table-cell office:value-type="float" office:value="1401.51935293208" calcext:value-type="float">
            <text:p>1401.51935293208</text:p>
          </table:table-cell>
          <table:table-cell office:value-type="float" office:value="-0.00000438641728253342" calcext:value-type="float">
            <text:p>-4.38641728253342E-06</text:p>
          </table:table-cell>
        </table:table-row>
        <table:table-row table:style-name="ro1">
          <table:table-cell office:value-type="float" office:value="-550.668672634891" calcext:value-type="float">
            <text:p>-550.668672634891</text:p>
          </table:table-cell>
          <table:table-cell office:value-type="float" office:value="1418.75249146912" calcext:value-type="float">
            <text:p>1418.75249146912</text:p>
          </table:table-cell>
          <table:table-cell office:value-type="float" office:value="0.000377829059088807" calcext:value-type="float">
            <text:p>0.000377829059088807</text:p>
          </table:table-cell>
        </table:table-row>
        <table:table-row table:style-name="ro1">
          <table:table-cell office:value-type="float" office:value="-467.822169379238" calcext:value-type="float">
            <text:p>-467.822169379238</text:p>
          </table:table-cell>
          <table:table-cell office:value-type="float" office:value="1446.81920073372" calcext:value-type="float">
            <text:p>1446.81920073372</text:p>
          </table:table-cell>
          <table:table-cell office:value-type="float" office:value="-0.000165577806318709" calcext:value-type="float">
            <text:p>-0.000165577806318709</text:p>
          </table:table-cell>
        </table:table-row>
        <table:table-row table:style-name="ro1">
          <table:table-cell office:value-type="float" office:value="-547.977765064917" calcext:value-type="float">
            <text:p>-547.977765064917</text:p>
          </table:table-cell>
          <table:table-cell office:value-type="float" office:value="1492.11904853535" calcext:value-type="float">
            <text:p>1492.11904853535</text:p>
          </table:table-cell>
          <table:table-cell office:value-type="float" office:value="-0.000326769195354885" calcext:value-type="float">
            <text:p>-0.000326769195354885</text:p>
          </table:table-cell>
        </table:table-row>
        <table:table-row table:style-name="ro1">
          <table:table-cell office:value-type="float" office:value="-469.58043481758" calcext:value-type="float">
            <text:p>-469.58043481758</text:p>
          </table:table-cell>
          <table:table-cell office:value-type="float" office:value="1187.66802856635" calcext:value-type="float">
            <text:p>1187.66802856635</text:p>
          </table:table-cell>
          <table:table-cell office:value-type="float" office:value="0.00146673694976533" calcext:value-type="float">
            <text:p>0.00146673694976533</text:p>
          </table:table-cell>
        </table:table-row>
        <table:table-row table:style-name="ro1">
          <table:table-cell office:value-type="float" office:value="-442.275814442907" calcext:value-type="float">
            <text:p>-442.275814442907</text:p>
          </table:table-cell>
          <table:table-cell office:value-type="float" office:value="1258.95180335492" calcext:value-type="float">
            <text:p>1258.95180335492</text:p>
          </table:table-cell>
          <table:table-cell office:value-type="float" office:value="0.000976362494082712" calcext:value-type="float">
            <text:p>0.000976362494082712</text:p>
          </table:table-cell>
        </table:table-row>
        <table:table-row table:style-name="ro1">
          <table:table-cell office:value-type="float" office:value="-414.971194068233" calcext:value-type="float">
            <text:p>-414.971194068233</text:p>
          </table:table-cell>
          <table:table-cell office:value-type="float" office:value="1330.2355781435" calcext:value-type="float">
            <text:p>1330.2355781435</text:p>
          </table:table-cell>
          <table:table-cell office:value-type="float" office:value="0.000485988038400089" calcext:value-type="float">
            <text:p>0.000485988038400089</text:p>
          </table:table-cell>
        </table:table-row>
        <table:table-row table:style-name="ro1">
          <table:table-cell office:value-type="float" office:value="-525.12231769856" calcext:value-type="float">
            <text:p>-525.12231769856</text:p>
          </table:table-cell>
          <table:table-cell office:value-type="float" office:value="1230.88509409033" calcext:value-type="float">
            <text:p>1230.88509409033</text:p>
          </table:table-cell>
          <table:table-cell office:value-type="float" office:value="0.00151976935949023" calcext:value-type="float">
            <text:p>0.00151976935949023</text:p>
          </table:table-cell>
        </table:table-row>
        <table:table-row table:style-name="ro1">
          <table:table-cell office:value-type="float" office:value="-497.817697323886" calcext:value-type="float">
            <text:p>-497.817697323886</text:p>
          </table:table-cell>
          <table:table-cell office:value-type="float" office:value="1302.1688688789" calcext:value-type="float">
            <text:p>1302.1688688789</text:p>
          </table:table-cell>
          <table:table-cell office:value-type="float" office:value="0.00102939490380761" calcext:value-type="float">
            <text:p>0.00102939490380761</text:p>
          </table:table-cell>
        </table:table-row>
        <table:table-row table:style-name="ro1">
          <table:table-cell office:value-type="float" office:value="-580.664200579539" calcext:value-type="float">
            <text:p>-580.664200579539</text:p>
          </table:table-cell>
          <table:table-cell office:value-type="float" office:value="1274.10215961431" calcext:value-type="float">
            <text:p>1274.10215961431</text:p>
          </table:table-cell>
          <table:table-cell office:value-type="float" office:value="0.00157280176921512" calcext:value-type="float">
            <text:p>0.00157280176921512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966.666666666667" calcext:value-type="float">
            <text:p>966.666666666667</text:p>
          </table:table-cell>
          <table:table-cell office:value-type="float" office:value="-0.00830385815502288" calcext:value-type="float">
            <text:p>-0.00830385815502288</text:p>
          </table:table-cell>
        </table:table-row>
        <table:table-row table:style-name="ro1">
          <table:table-cell office:value-type="float" office:value="-789.163964874024" calcext:value-type="float">
            <text:p>-789.163964874024</text:p>
          </table:table-cell>
          <table:table-cell office:value-type="float" office:value="998.818638091783" calcext:value-type="float">
            <text:p>998.818638091783</text:p>
          </table:table-cell>
          <table:table-cell office:value-type="float" office:value="-0.00522119738178839" calcext:value-type="float">
            <text:p>-0.00522119738178839</text:p>
          </table:table-cell>
        </table:table-row>
        <table:table-row table:style-name="ro1">
          <table:table-cell office:value-type="float" office:value="-718.327929747935" calcext:value-type="float">
            <text:p>-718.327929747935</text:p>
          </table:table-cell>
          <table:table-cell office:value-type="float" office:value="1030.9706095169" calcext:value-type="float">
            <text:p>1030.9706095169</text:p>
          </table:table-cell>
          <table:table-cell office:value-type="float" office:value="-0.00213853660855389" calcext:value-type="float">
            <text:p>-0.00213853660855389</text:p>
          </table:table-cell>
        </table:table-row>
        <table:table-row table:style-name="ro1">
          <table:table-cell office:value-type="float" office:value="-647.491894621847" calcext:value-type="float">
            <text:p>-647.491894621847</text:p>
          </table:table-cell>
          <table:table-cell office:value-type="float" office:value="1063.12258094202" calcext:value-type="float">
            <text:p>1063.12258094202</text:p>
          </table:table-cell>
          <table:table-cell office:value-type="float" office:value="0.000944124164680602" calcext:value-type="float">
            <text:p>0.000944124164680602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044.44444444444" calcext:value-type="float">
            <text:p>1044.44444444444</text:p>
          </table:table-cell>
          <table:table-cell office:value-type="float" office:value="-0.00885357817011505" calcext:value-type="float">
            <text:p>-0.00885357817011505</text:p>
          </table:table-cell>
        </table:table-row>
        <table:table-row table:style-name="ro1">
          <table:table-cell office:value-type="float" office:value="-789.163964874024" calcext:value-type="float">
            <text:p>-789.163964874024</text:p>
          </table:table-cell>
          <table:table-cell office:value-type="float" office:value="1076.59641586956" calcext:value-type="float">
            <text:p>1076.59641586956</text:p>
          </table:table-cell>
          <table:table-cell office:value-type="float" office:value="-0.00577091739688056" calcext:value-type="float">
            <text:p>-0.00577091739688056</text:p>
          </table:table-cell>
        </table:table-row>
        <table:table-row table:style-name="ro1">
          <table:table-cell office:value-type="float" office:value="-718.327929747935" calcext:value-type="float">
            <text:p>-718.327929747935</text:p>
          </table:table-cell>
          <table:table-cell office:value-type="float" office:value="1108.74838729468" calcext:value-type="float">
            <text:p>1108.74838729468</text:p>
          </table:table-cell>
          <table:table-cell office:value-type="float" office:value="-0.00268825662364606" calcext:value-type="float">
            <text:p>-0.00268825662364606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1122.22222222222" calcext:value-type="float">
            <text:p>1122.22222222222</text:p>
          </table:table-cell>
          <table:table-cell office:value-type="float" office:value="-0.00940329818520722" calcext:value-type="float">
            <text:p>-0.00940329818520722</text:p>
          </table:table-cell>
        </table:table-row>
        <table:table-row table:style-name="ro1">
          <table:table-cell office:value-type="float" office:value="-789.163964874024" calcext:value-type="float">
            <text:p>-789.163964874024</text:p>
          </table:table-cell>
          <table:table-cell office:value-type="float" office:value="1154.37419364734" calcext:value-type="float">
            <text:p>1154.37419364734</text:p>
          </table:table-cell>
          <table:table-cell office:value-type="float" office:value="-0.00632063741197273" calcext:value-type="float">
            <text:p>-0.00632063741197273</text:p>
          </table:table-cell>
        </table:table-row>
        <table:table-row table:style-name="ro1">
          <table:table-cell office:value-type="float" office:value="-714.56599269416" calcext:value-type="float">
            <text:p>-714.56599269416</text:p>
          </table:table-cell>
          <table:table-cell office:value-type="float" office:value="1193.48060202677" calcext:value-type="float">
            <text:p>1193.48060202677</text:p>
          </table:table-cell>
          <table:table-cell office:value-type="float" office:value="-0.00246101995222626" calcext:value-type="float">
            <text:p>-0.00246101995222626</text:p>
          </table:table-cell>
        </table:table-row>
        <table:table-row table:style-name="ro1">
          <table:table-cell office:value-type="float" office:value="-643.729957568071" calcext:value-type="float">
            <text:p>-643.729957568071</text:p>
          </table:table-cell>
          <table:table-cell office:value-type="float" office:value="1147.85479567411" calcext:value-type="float">
            <text:p>1147.85479567411</text:p>
          </table:table-cell>
          <table:table-cell office:value-type="float" office:value="0.00117136083610041" calcext:value-type="float">
            <text:p>0.00117136083610041</text:p>
          </table:table-cell>
        </table:table-row>
        <table:table-row table:style-name="ro1">
          <table:table-cell office:value-type="float" office:value="-639.968020514295" calcext:value-type="float">
            <text:p>-639.968020514295</text:p>
          </table:table-cell>
          <table:table-cell office:value-type="float" office:value="1232.5870104062" calcext:value-type="float">
            <text:p>1232.5870104062</text:p>
          </table:table-cell>
          <table:table-cell office:value-type="float" office:value="0.00139859750752021" calcext:value-type="float">
            <text:p>0.00139859750752021</text:p>
          </table:table-cell>
        </table:table-row>
        <table:table-row table:style-name="ro1">
          <table:table-cell office:value-type="float" office:value="-528.884254752336" calcext:value-type="float">
            <text:p>-528.884254752336</text:p>
          </table:table-cell>
          <table:table-cell office:value-type="float" office:value="1146.15287935824" calcext:value-type="float">
            <text:p>1146.15287935824</text:p>
          </table:table-cell>
          <table:table-cell office:value-type="float" office:value="0.00129253268807042" calcext:value-type="float">
            <text:p>0.00129253268807042</text:p>
          </table:table-cell>
        </table:table-row>
        <table:table-row table:style-name="ro1">
          <table:table-cell office:value-type="float" office:value="-584.426137633315" calcext:value-type="float">
            <text:p>-584.426137633315</text:p>
          </table:table-cell>
          <table:table-cell office:value-type="float" office:value="1189.36994488222" calcext:value-type="float">
            <text:p>1189.36994488222</text:p>
          </table:table-cell>
          <table:table-cell office:value-type="float" office:value="0.00134556509779532" calcext:value-type="float">
            <text:p>0.00134556509779532</text:p>
          </table:table-cell>
        </table:table-row>
        <table:table-row table:style-name="ro1">
          <table:table-cell office:value-type="float" office:value="-588.188074687091" calcext:value-type="float">
            <text:p>-588.188074687091</text:p>
          </table:table-cell>
          <table:table-cell office:value-type="float" office:value="1104.63773015013" calcext:value-type="float">
            <text:p>1104.63773015013</text:p>
          </table:table-cell>
          <table:table-cell office:value-type="float" office:value="0.00111832842637551" calcext:value-type="float">
            <text:p>0.00111832842637551</text:p>
          </table:table-cell>
        </table:table-row>
        <table:table-row table:style-name="ro1">
          <table:table-cell office:value-type="float" office:value="-785.889911574288" calcext:value-type="float">
            <text:p>-785.889911574288</text:p>
          </table:table-cell>
          <table:table-cell office:value-type="float" office:value="771.107846800219" calcext:value-type="float">
            <text:p>771.107846800219</text:p>
          </table:table-cell>
          <table:table-cell office:value-type="float" office:value="-0.00411388848344824" calcext:value-type="float">
            <text:p>-0.00411388848344824</text:p>
          </table:table-cell>
        </table:table-row>
        <table:table-row table:style-name="ro1">
          <table:table-cell office:value-type="float" office:value="-711.779823148464" calcext:value-type="float">
            <text:p>-711.779823148464</text:p>
          </table:table-cell>
          <table:table-cell office:value-type="float" office:value="808.882360267104" calcext:value-type="float">
            <text:p>808.882360267104</text:p>
          </table:table-cell>
          <table:table-cell office:value-type="float" office:value="-0.00140597112244336" calcext:value-type="float">
            <text:p>-0.00140597112244336</text:p>
          </table:table-cell>
        </table:table-row>
        <table:table-row table:style-name="ro1">
          <table:table-cell office:value-type="float" office:value="-637.66973472264" calcext:value-type="float">
            <text:p>-637.66973472264</text:p>
          </table:table-cell>
          <table:table-cell office:value-type="float" office:value="846.65687373399" calcext:value-type="float">
            <text:p>846.65687373399</text:p>
          </table:table-cell>
          <table:table-cell office:value-type="float" office:value="0.00130194623856153" calcext:value-type="float">
            <text:p>0.00130194623856153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811.111111111111" calcext:value-type="float">
            <text:p>811.111111111111</text:p>
          </table:table-cell>
          <table:table-cell office:value-type="float" office:value="-0.00731582328130971" calcext:value-type="float">
            <text:p>-0.00731582328130971</text:p>
          </table:table-cell>
        </table:table-row>
        <table:table-row table:style-name="ro1">
          <table:table-cell office:value-type="float" office:value="-785.889911574288" calcext:value-type="float">
            <text:p>-785.889911574288</text:p>
          </table:table-cell>
          <table:table-cell office:value-type="float" office:value="848.885624577996" calcext:value-type="float">
            <text:p>848.885624577996</text:p>
          </table:table-cell>
          <table:table-cell office:value-type="float" office:value="-0.00460790592030483" calcext:value-type="float">
            <text:p>-0.00460790592030483</text:p>
          </table:table-cell>
        </table:table-row>
        <table:table-row table:style-name="ro1">
          <table:table-cell office:value-type="float" office:value="-711.779823148464" calcext:value-type="float">
            <text:p>-711.779823148464</text:p>
          </table:table-cell>
          <table:table-cell office:value-type="float" office:value="886.660138044882" calcext:value-type="float">
            <text:p>886.660138044882</text:p>
          </table:table-cell>
          <table:table-cell office:value-type="float" office:value="-0.00189998855929994" calcext:value-type="float">
            <text:p>-0.00189998855929994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888.888888888889" calcext:value-type="float">
            <text:p>888.888888888889</text:p>
          </table:table-cell>
          <table:table-cell office:value-type="float" office:value="-0.00780984071816629" calcext:value-type="float">
            <text:p>-0.00780984071816629</text:p>
          </table:table-cell>
        </table:table-row>
        <table:table-row table:style-name="ro1">
          <table:table-cell office:value-type="float" office:value="-785.889911574288" calcext:value-type="float">
            <text:p>-785.889911574288</text:p>
          </table:table-cell>
          <table:table-cell office:value-type="float" office:value="926.663402355774" calcext:value-type="float">
            <text:p>926.663402355774</text:p>
          </table:table-cell>
          <table:table-cell office:value-type="float" office:value="-0.00510192335716141" calcext:value-type="float">
            <text:p>-0.00510192335716141</text:p>
          </table:table-cell>
        </table:table-row>
        <table:table-row table:style-name="ro1">
          <table:table-cell office:value-type="float" office:value="-644.217841322111" calcext:value-type="float">
            <text:p>-644.217841322111</text:p>
          </table:table-cell>
          <table:table-cell office:value-type="float" office:value="990.967345206007" calcext:value-type="float">
            <text:p>990.967345206007</text:p>
          </table:table-cell>
          <table:table-cell office:value-type="float" office:value="0.00106339818930758" calcext:value-type="float">
            <text:p>0.00106339818930758</text:p>
          </table:table-cell>
        </table:table-row>
        <table:table-row table:style-name="ro1">
          <table:table-cell office:value-type="float" office:value="-715.0538764482" calcext:value-type="float">
            <text:p>-715.0538764482</text:p>
          </table:table-cell>
          <table:table-cell office:value-type="float" office:value="958.815373780891" calcext:value-type="float">
            <text:p>958.815373780891</text:p>
          </table:table-cell>
          <table:table-cell office:value-type="float" office:value="-0.00201926258392692" calcext:value-type="float">
            <text:p>-0.00201926258392692</text:p>
          </table:table-cell>
        </table:table-row>
        <table:table-row table:style-name="ro1">
          <table:table-cell office:value-type="float" office:value="-640.943788022375" calcext:value-type="float">
            <text:p>-640.943788022375</text:p>
          </table:table-cell>
          <table:table-cell office:value-type="float" office:value="918.812109469998" calcext:value-type="float">
            <text:p>918.812109469998</text:p>
          </table:table-cell>
          <table:table-cell office:value-type="float" office:value="0.00118267221393455" calcext:value-type="float">
            <text:p>0.00118267221393455</text:p>
          </table:table-cell>
        </table:table-row>
        <table:table-row table:style-name="ro1">
          <table:table-cell office:value-type="float" office:value="-637.191782052143" calcext:value-type="float">
            <text:p>-637.191782052143</text:p>
          </table:table-cell>
          <table:table-cell office:value-type="float" office:value="710.057163532356" calcext:value-type="float">
            <text:p>710.057163532356</text:p>
          </table:table-cell>
          <table:table-cell office:value-type="float" office:value="0.000301158104651986" calcext:value-type="float">
            <text:p>0.000301158104651986</text:p>
          </table:table-cell>
        </table:table-row>
        <table:table-row table:style-name="ro1">
          <table:table-cell office:value-type="float" office:value="-637.430758387392" calcext:value-type="float">
            <text:p>-637.430758387392</text:p>
          </table:table-cell>
          <table:table-cell office:value-type="float" office:value="778.357018633173" calcext:value-type="float">
            <text:p>778.357018633173</text:p>
          </table:table-cell>
          <table:table-cell office:value-type="float" office:value="0.000801552171606756" calcext:value-type="float">
            <text:p>0.000801552171606756</text:p>
          </table:table-cell>
        </table:table-row>
        <table:table-row table:style-name="ro1">
          <table:table-cell office:value-type="float" office:value="-711.540846813216" calcext:value-type="float">
            <text:p>-711.540846813216</text:p>
          </table:table-cell>
          <table:table-cell office:value-type="float" office:value="740.582505166287" calcext:value-type="float">
            <text:p>740.582505166287</text:p>
          </table:table-cell>
          <table:table-cell office:value-type="float" office:value="-0.00190636518939813" calcext:value-type="float">
            <text:p>-0.00190636518939813</text:p>
          </table:table-cell>
        </table:table-row>
        <table:table-row table:style-name="ro1">
          <table:table-cell office:value-type="float" office:value="-558.691225072953" calcext:value-type="float">
            <text:p>-558.691225072953</text:p>
          </table:table-cell>
          <table:table-cell office:value-type="float" office:value="885.355769484595" calcext:value-type="float">
            <text:p>885.355769484595</text:p>
          </table:table-cell>
          <table:table-cell office:value-type="float" office:value="0.000992393423411439" calcext:value-type="float">
            <text:p>0.000992393423411439</text:p>
          </table:table-cell>
        </table:table-row>
        <table:table-row table:style-name="ro1">
          <table:table-cell office:value-type="float" office:value="-479.712715423266" calcext:value-type="float">
            <text:p>-479.712715423266</text:p>
          </table:table-cell>
          <table:table-cell office:value-type="float" office:value="924.0546652352" calcext:value-type="float">
            <text:p>924.0546652352</text:p>
          </table:table-cell>
          <table:table-cell office:value-type="float" office:value="0.000682840608261354" calcext:value-type="float">
            <text:p>0.000682840608261354</text:p>
          </table:table-cell>
        </table:table-row>
        <table:table-row table:style-name="ro1">
          <table:table-cell office:value-type="float" office:value="-400.734205773579" calcext:value-type="float">
            <text:p>-400.734205773579</text:p>
          </table:table-cell>
          <table:table-cell office:value-type="float" office:value="962.753560985805" calcext:value-type="float">
            <text:p>962.753560985805</text:p>
          </table:table-cell>
          <table:table-cell office:value-type="float" office:value="0.000373287793111268" calcext:value-type="float">
            <text:p>0.000373287793111268</text:p>
          </table:table-cell>
        </table:table-row>
        <table:table-row table:style-name="ro1">
          <table:table-cell office:value-type="float" office:value="-561.965278372688" calcext:value-type="float">
            <text:p>-561.965278372688</text:p>
          </table:table-cell>
          <table:table-cell office:value-type="float" office:value="957.511005220604" calcext:value-type="float">
            <text:p>957.511005220604</text:p>
          </table:table-cell>
          <table:table-cell office:value-type="float" office:value="0.000873119398784465" calcext:value-type="float">
            <text:p>0.000873119398784465</text:p>
          </table:table-cell>
        </table:table-row>
        <table:table-row table:style-name="ro1">
          <table:table-cell office:value-type="float" office:value="-482.986768723001" calcext:value-type="float">
            <text:p>-482.986768723001</text:p>
          </table:table-cell>
          <table:table-cell office:value-type="float" office:value="996.209900971209" calcext:value-type="float">
            <text:p>996.209900971209</text:p>
          </table:table-cell>
          <table:table-cell office:value-type="float" office:value="0.00056356658363438" calcext:value-type="float">
            <text:p>0.00056356658363438</text:p>
          </table:table-cell>
        </table:table-row>
        <table:table-row table:style-name="ro1">
          <table:table-cell office:value-type="float" office:value="-565.239331672424" calcext:value-type="float">
            <text:p>-565.239331672424</text:p>
          </table:table-cell>
          <table:table-cell office:value-type="float" office:value="1029.66624095661" calcext:value-type="float">
            <text:p>1029.66624095661</text:p>
          </table:table-cell>
          <table:table-cell office:value-type="float" office:value="0.000753845374157491" calcext:value-type="float">
            <text:p>0.000753845374157491</text:p>
          </table:table-cell>
        </table:table-row>
        <table:table-row table:style-name="ro1">
          <table:table-cell office:value-type="float" office:value="-446.631691802913" calcext:value-type="float">
            <text:p>-446.631691802913</text:p>
          </table:table-cell>
          <table:table-cell office:value-type="float" office:value="1112.69653937283" calcext:value-type="float">
            <text:p>1112.69653937283</text:p>
          </table:table-cell>
          <table:table-cell office:value-type="float" office:value="0.00110225389754731" calcext:value-type="float">
            <text:p>0.00110225389754731</text:p>
          </table:table-cell>
        </table:table-row>
        <table:table-row table:style-name="ro1">
          <table:table-cell office:value-type="float" office:value="-505.935511737668" calcext:value-type="float">
            <text:p>-505.935511737668</text:p>
          </table:table-cell>
          <table:table-cell office:value-type="float" office:value="1071.18139016472" calcext:value-type="float">
            <text:p>1071.18139016472</text:p>
          </table:table-cell>
          <table:table-cell office:value-type="float" office:value="0.000928049635852402" calcext:value-type="float">
            <text:p>0.000928049635852402</text:p>
          </table:table-cell>
        </table:table-row>
        <table:table-row table:style-name="ro1">
          <table:table-cell office:value-type="float" office:value="-423.682948788246" calcext:value-type="float">
            <text:p>-423.682948788246</text:p>
          </table:table-cell>
          <table:table-cell office:value-type="float" office:value="1037.72505017932" calcext:value-type="float">
            <text:p>1037.72505017932</text:p>
          </table:table-cell>
          <table:table-cell office:value-type="float" office:value="0.00073777084532929" calcext:value-type="float">
            <text:p>0.00073777084532929</text:p>
          </table:table-cell>
        </table:table-row>
        <table:table-row table:style-name="ro1">
          <table:table-cell office:value-type="float" office:value="-562.221876400096" calcext:value-type="float">
            <text:p>-562.221876400096</text:p>
          </table:table-cell>
          <table:table-cell office:value-type="float" office:value="672.941466176294" calcext:value-type="float">
            <text:p>672.941466176294</text:p>
          </table:table-cell>
          <table:table-cell office:value-type="float" office:value="-0.00010275190841069" calcext:value-type="float">
            <text:p>-0.00010275190841069</text:p>
          </table:table-cell>
        </table:table-row>
        <table:table-row table:style-name="ro1">
          <table:table-cell office:value-type="float" office:value="-487.490947083297" calcext:value-type="float">
            <text:p>-487.490947083297</text:p>
          </table:table-cell>
          <table:table-cell office:value-type="float" office:value="704.125623921047" calcext:value-type="float">
            <text:p>704.125623921047</text:p>
          </table:table-cell>
          <table:table-cell office:value-type="float" office:value="-0.00000626785451859723" calcext:value-type="float">
            <text:p>-6.26785451859723E-06</text:p>
          </table:table-cell>
        </table:table-row>
        <table:table-row table:style-name="ro1">
          <table:table-cell office:value-type="float" office:value="-412.760017766498" calcext:value-type="float">
            <text:p>-412.760017766498</text:p>
          </table:table-cell>
          <table:table-cell office:value-type="float" office:value="735.309781665801" calcext:value-type="float">
            <text:p>735.309781665801</text:p>
          </table:table-cell>
          <table:table-cell office:value-type="float" office:value="0.0000902161993734955" calcext:value-type="float">
            <text:p>9.02161993734955E-05</text:p>
          </table:table-cell>
        </table:table-row>
        <table:table-row table:style-name="ro1">
          <table:table-cell office:value-type="float" office:value="-562.460852735344" calcext:value-type="float">
            <text:p>-562.460852735344</text:p>
          </table:table-cell>
          <table:table-cell office:value-type="float" office:value="741.24132127711" calcext:value-type="float">
            <text:p>741.24132127711</text:p>
          </table:table-cell>
          <table:table-cell office:value-type="float" office:value="0.000397642158544079" calcext:value-type="float">
            <text:p>0.000397642158544079</text:p>
          </table:table-cell>
        </table:table-row>
        <table:table-row table:style-name="ro1">
          <table:table-cell office:value-type="float" office:value="-487.729923418545" calcext:value-type="float">
            <text:p>-487.729923418545</text:p>
          </table:table-cell>
          <table:table-cell office:value-type="float" office:value="772.425479021864" calcext:value-type="float">
            <text:p>772.425479021864</text:p>
          </table:table-cell>
          <table:table-cell office:value-type="float" office:value="0.000494126212436172" calcext:value-type="float">
            <text:p>0.000494126212436172</text:p>
          </table:table-cell>
        </table:table-row>
        <table:table-row table:style-name="ro1">
          <table:table-cell office:value-type="float" office:value="-562.699829070592" calcext:value-type="float">
            <text:p>-562.699829070592</text:p>
          </table:table-cell>
          <table:table-cell office:value-type="float" office:value="809.541176377927" calcext:value-type="float">
            <text:p>809.541176377927</text:p>
          </table:table-cell>
          <table:table-cell office:value-type="float" office:value="0.000898036225498848" calcext:value-type="float">
            <text:p>0.000898036225498848</text:p>
          </table:table-cell>
        </table:table-row>
        <table:table-row table:style-name="ro1">
          <table:table-cell office:value-type="float" office:value="-408.751413768858" calcext:value-type="float">
            <text:p>-408.751413768858</text:p>
          </table:table-cell>
          <table:table-cell office:value-type="float" office:value="811.124374772469" calcext:value-type="float">
            <text:p>811.124374772469</text:p>
          </table:table-cell>
          <table:table-cell office:value-type="float" office:value="0.000184573397286086" calcext:value-type="float">
            <text:p>0.000184573397286086</text:p>
          </table:table-cell>
        </table:table-row>
        <table:table-row table:style-name="ro1">
          <table:table-cell office:value-type="float" office:value="-404.742809771218" calcext:value-type="float">
            <text:p>-404.742809771218</text:p>
          </table:table-cell>
          <table:table-cell office:value-type="float" office:value="886.938967879137" calcext:value-type="float">
            <text:p>886.938967879137</text:p>
          </table:table-cell>
          <table:table-cell office:value-type="float" office:value="0.000278930595198677" calcext:value-type="float">
            <text:p>0.000278930595198677</text:p>
          </table:table-cell>
        </table:table-row>
        <table:table-row table:style-name="ro1">
          <table:table-cell office:value-type="float" office:value="-483.721319420905" calcext:value-type="float">
            <text:p>-483.721319420905</text:p>
          </table:table-cell>
          <table:table-cell office:value-type="float" office:value="848.240072128532" calcext:value-type="float">
            <text:p>848.240072128532</text:p>
          </table:table-cell>
          <table:table-cell office:value-type="float" office:value="0.000588483410348763" calcext:value-type="float">
            <text:p>0.000588483410348763</text:p>
          </table:table-cell>
        </table:table-row>
        <table:table-row table:style-name="ro1">
          <table:table-cell office:value-type="float" office:value="-442.374789452689" calcext:value-type="float">
            <text:p>-442.374789452689</text:p>
          </table:table-cell>
          <table:table-cell office:value-type="float" office:value="599.737280026163" calcext:value-type="float">
            <text:p>599.737280026163</text:p>
          </table:table-cell>
          <table:table-cell office:value-type="float" office:value="0.000574537207262272" calcext:value-type="float">
            <text:p>0.000574537207262272</text:p>
          </table:table-cell>
        </table:table-row>
        <table:table-row table:style-name="ro1">
          <table:table-cell office:value-type="float" office:value="-427.567403609593" calcext:value-type="float">
            <text:p>-427.567403609593</text:p>
          </table:table-cell>
          <table:table-cell office:value-type="float" office:value="667.523530845982" calcext:value-type="float">
            <text:p>667.523530845982</text:p>
          </table:table-cell>
          <table:table-cell office:value-type="float" office:value="0.000332376703317884" calcext:value-type="float">
            <text:p>0.000332376703317884</text:p>
          </table:table-cell>
        </table:table-row>
        <table:table-row table:style-name="ro1">
          <table:table-cell office:value-type="float" office:value="-502.298332926393" calcext:value-type="float">
            <text:p>-502.298332926393</text:p>
          </table:table-cell>
          <table:table-cell office:value-type="float" office:value="636.339373101228" calcext:value-type="float">
            <text:p>636.339373101228</text:p>
          </table:table-cell>
          <table:table-cell office:value-type="float" office:value="0.000235892649425791" calcext:value-type="float">
            <text:p>0.000235892649425791</text:p>
          </table:table-cell>
        </table:table-row>
        <table:table-row table:style-name="ro1">
          <table:table-cell office:value-type="float" office:value="-372.245833111984" calcext:value-type="float">
            <text:p>-372.245833111984</text:p>
          </table:table-cell>
          <table:table-cell office:value-type="float" office:value="540.590348927502" calcext:value-type="float">
            <text:p>540.590348927502</text:p>
          </table:table-cell>
          <table:table-cell office:value-type="float" office:value="0.000504981940559508" calcext:value-type="float">
            <text:p>0.000504981940559508</text:p>
          </table:table-cell>
        </table:table-row>
        <table:table-row table:style-name="ro1">
          <table:table-cell office:value-type="float" office:value="-287.309490928182" calcext:value-type="float">
            <text:p>-287.309490928182</text:p>
          </table:table-cell>
          <table:table-cell office:value-type="float" office:value="549.229668648662" calcext:value-type="float">
            <text:p>549.229668648662</text:p>
          </table:table-cell>
          <table:table-cell office:value-type="float" office:value="0.000193266169912356" calcext:value-type="float">
            <text:p>0.000193266169912356</text:p>
          </table:table-cell>
        </table:table-row>
        <table:table-row table:style-name="ro1">
          <table:table-cell office:value-type="float" office:value="-202.373148744381" calcext:value-type="float">
            <text:p>-202.373148744381</text:p>
          </table:table-cell>
          <table:table-cell office:value-type="float" office:value="557.86898836982" calcext:value-type="float">
            <text:p>557.86898836982</text:p>
          </table:table-cell>
          <table:table-cell office:value-type="float" office:value="-0.000118449600734796" calcext:value-type="float">
            <text:p>-0.000118449600734796</text:p>
          </table:table-cell>
        </table:table-row>
        <table:table-row table:style-name="ro1">
          <table:table-cell office:value-type="float" office:value="-357.438447268888" calcext:value-type="float">
            <text:p>-357.438447268888</text:p>
          </table:table-cell>
          <table:table-cell office:value-type="float" office:value="608.376599747322" calcext:value-type="float">
            <text:p>608.376599747322</text:p>
          </table:table-cell>
          <table:table-cell office:value-type="float" office:value="0.00026282143661512" calcext:value-type="float">
            <text:p>0.00026282143661512</text:p>
          </table:table-cell>
        </table:table-row>
        <table:table-row table:style-name="ro1">
          <table:table-cell office:value-type="float" office:value="-272.502105085087" calcext:value-type="float">
            <text:p>-272.502105085087</text:p>
          </table:table-cell>
          <table:table-cell office:value-type="float" office:value="617.015919468481" calcext:value-type="float">
            <text:p>617.015919468481</text:p>
          </table:table-cell>
          <table:table-cell office:value-type="float" office:value="-0.0000488943340320322" calcext:value-type="float">
            <text:p>-4.88943340320322E-05</text:p>
          </table:table-cell>
        </table:table-row>
        <table:table-row table:style-name="ro1">
          <table:table-cell office:value-type="float" office:value="-342.631061425792" calcext:value-type="float">
            <text:p>-342.631061425792</text:p>
          </table:table-cell>
          <table:table-cell office:value-type="float" office:value="676.162850567141" calcext:value-type="float">
            <text:p>676.162850567141</text:p>
          </table:table-cell>
          <table:table-cell office:value-type="float" office:value="0.0000206609326707317" calcext:value-type="float">
            <text:p>2.06609326707317E-05</text:p>
          </table:table-cell>
        </table:table-row>
        <table:table-row table:style-name="ro1">
          <table:table-cell office:value-type="float" office:value="-338.637149598461" calcext:value-type="float">
            <text:p>-338.637149598461</text:p>
          </table:table-cell>
          <table:table-cell office:value-type="float" office:value="454.600920045046" calcext:value-type="float">
            <text:p>454.600920045046</text:p>
          </table:table-cell>
          <table:table-cell office:value-type="float" office:value="0.000215990913910227" calcext:value-type="float">
            <text:p>0.000215990913910227</text:p>
          </table:table-cell>
        </table:table-row>
        <table:table-row table:style-name="ro1">
          <table:table-cell office:value-type="float" office:value="-305.028466084938" calcext:value-type="float">
            <text:p>-305.028466084938</text:p>
          </table:table-cell>
          <table:table-cell office:value-type="float" office:value="368.61149116259" calcext:value-type="float">
            <text:p>368.61149116259</text:p>
          </table:table-cell>
          <table:table-cell office:value-type="float" office:value="-0.0000730001127390538" calcext:value-type="float">
            <text:p>-7.30001127390538E-05</text:p>
          </table:table-cell>
        </table:table-row>
        <table:table-row table:style-name="ro1">
          <table:table-cell office:value-type="float" office:value="-253.700807414659" calcext:value-type="float">
            <text:p>-253.700807414659</text:p>
          </table:table-cell>
          <table:table-cell office:value-type="float" office:value="463.240239766205" calcext:value-type="float">
            <text:p>463.240239766205</text:p>
          </table:table-cell>
          <table:table-cell office:value-type="float" office:value="-0.0000957248567369249" calcext:value-type="float">
            <text:p>-9.57248567369249E-05</text:p>
          </table:table-cell>
        </table:table-row>
        <table:table-row table:style-name="ro1">
          <table:table-cell office:value-type="float" office:value="-124.363111113044" calcext:value-type="float">
            <text:p>-124.363111113044</text:p>
          </table:table-cell>
          <table:table-cell office:value-type="float" office:value="479.263804173146" calcext:value-type="float">
            <text:p>479.263804173146</text:p>
          </table:table-cell>
          <table:table-cell office:value-type="float" office:value="-0.0000762453865472784" calcext:value-type="float">
            <text:p>-7.62453865472784E-05</text:p>
          </table:table-cell>
        </table:table-row>
        <table:table-row table:style-name="ro1">
          <table:table-cell office:value-type="float" office:value="-175.690769783322" calcext:value-type="float">
            <text:p>-175.690769783322</text:p>
          </table:table-cell>
          <table:table-cell office:value-type="float" office:value="384.635055569531" calcext:value-type="float">
            <text:p>384.635055569531</text:p>
          </table:table-cell>
          <table:table-cell office:value-type="float" office:value="-0.0000535206425494073" calcext:value-type="float">
            <text:p>-5.35206425494073E-05</text:p>
          </table:table-cell>
        </table:table-row>
        <table:table-row table:style-name="ro1">
          <table:table-cell office:value-type="float" office:value="-46.3530734817072" calcext:value-type="float">
            <text:p>-46.3530734817072</text:p>
          </table:table-cell>
          <table:table-cell office:value-type="float" office:value="400.658619976472" calcext:value-type="float">
            <text:p>400.658619976472</text:p>
          </table:table-cell>
          <table:table-cell office:value-type="float" office:value="-0.0000340411723597609" calcext:value-type="float">
            <text:p>-3.40411723597609E-05</text:p>
          </table:table-cell>
        </table:table-row>
        <table:table-row table:style-name="ro1">
          <table:table-cell office:value-type="float" office:value="379.197538749969" calcext:value-type="float">
            <text:p>379.197538749969</text:p>
          </table:table-cell>
          <table:table-cell office:value-type="float" office:value="319.982870247236" calcext:value-type="float">
            <text:p>319.982870247236</text:p>
          </table:table-cell>
          <table:table-cell office:value-type="float" office:value="0.00000943956119694916" calcext:value-type="float">
            <text:p>9.43956119694916E-06</text:p>
          </table:table-cell>
        </table:table-row>
        <table:table-row table:style-name="ro1">
          <table:table-cell office:value-type="float" office:value="455.941634252908" calcext:value-type="float">
            <text:p>455.941634252908</text:p>
          </table:table-cell>
          <table:table-cell office:value-type="float" office:value="369.387355560537" calcext:value-type="float">
            <text:p>369.387355560537</text:p>
          </table:table-cell>
          <table:table-cell office:value-type="float" office:value="0.0000232836614969638" calcext:value-type="float">
            <text:p>2.32836614969638E-05</text:p>
          </table:table-cell>
        </table:table-row>
        <table:table-row table:style-name="ro1">
          <table:table-cell office:value-type="float" office:value="532.685729755848" calcext:value-type="float">
            <text:p>532.685729755848</text:p>
          </table:table-cell>
          <table:table-cell office:value-type="float" office:value="418.791840873837" calcext:value-type="float">
            <text:p>418.791840873837</text:p>
          </table:table-cell>
          <table:table-cell office:value-type="float" office:value="0.0000371277617969785" calcext:value-type="float">
            <text:p>3.71277617969785E-05</text:p>
          </table:table-cell>
        </table:table-row>
        <table:table-row table:style-name="ro1">
          <table:table-cell office:value-type="float" office:value="367.49960440585" calcext:value-type="float">
            <text:p>367.49960440585</text:p>
          </table:table-cell>
          <table:table-cell office:value-type="float" office:value="409.928933595552" calcext:value-type="float">
            <text:p>409.928933595552</text:p>
          </table:table-cell>
          <table:table-cell office:value-type="float" office:value="0.0000120429295191062" calcext:value-type="float">
            <text:p>1.20429295191062E-05</text:p>
          </table:table-cell>
        </table:table-row>
        <table:table-row table:style-name="ro1">
          <table:table-cell office:value-type="float" office:value="444.243699908789" calcext:value-type="float">
            <text:p>444.243699908789</text:p>
          </table:table-cell>
          <table:table-cell office:value-type="float" office:value="459.333418908853" calcext:value-type="float">
            <text:p>459.333418908853</text:p>
          </table:table-cell>
          <table:table-cell office:value-type="float" office:value="0.0000258870298191209" calcext:value-type="float">
            <text:p>2.58870298191209E-05</text:p>
          </table:table-cell>
        </table:table-row>
        <table:table-row table:style-name="ro1">
          <table:table-cell office:value-type="float" office:value="355.801670061731" calcext:value-type="float">
            <text:p>355.801670061731</text:p>
          </table:table-cell>
          <table:table-cell office:value-type="float" office:value="499.874996943868" calcext:value-type="float">
            <text:p>499.874996943868</text:p>
          </table:table-cell>
          <table:table-cell office:value-type="float" office:value="0.0000146462978412633" calcext:value-type="float">
            <text:p>1.46462978412633E-05</text:p>
          </table:table-cell>
        </table:table-row>
        <table:table-row table:style-name="ro1">
          <table:table-cell office:value-type="float" office:value="247.753434757697" calcext:value-type="float">
            <text:p>247.753434757697</text:p>
          </table:table-cell>
          <table:table-cell office:value-type="float" office:value="440.601143222511" calcext:value-type="float">
            <text:p>440.601143222511</text:p>
          </table:table-cell>
          <table:table-cell office:value-type="float" office:value="0.0000124852125034278" calcext:value-type="float">
            <text:p>1.24852125034278E-05</text:p>
          </table:table-cell>
        </table:table-row>
        <table:table-row table:style-name="ro1">
          <table:table-cell office:value-type="float" office:value="139.705199453663" calcext:value-type="float">
            <text:p>139.705199453663</text:p>
          </table:table-cell>
          <table:table-cell office:value-type="float" office:value="381.327289501154" calcext:value-type="float">
            <text:p>381.327289501154</text:p>
          </table:table-cell>
          <table:table-cell office:value-type="float" office:value="0.0000103241271655922" calcext:value-type="float">
            <text:p>1.03241271655922E-05</text:p>
          </table:table-cell>
        </table:table-row>
        <table:table-row table:style-name="ro1">
          <table:table-cell office:value-type="float" office:value="259.451369101816" calcext:value-type="float">
            <text:p>259.451369101816</text:p>
          </table:table-cell>
          <table:table-cell office:value-type="float" office:value="350.655079874195" calcext:value-type="float">
            <text:p>350.655079874195</text:p>
          </table:table-cell>
          <table:table-cell office:value-type="float" office:value="0.0000098818441812707" calcext:value-type="float">
            <text:p>9.8818441812707E-06</text:p>
          </table:table-cell>
        </table:table-row>
        <table:table-row table:style-name="ro1">
          <table:table-cell office:value-type="float" office:value="-787.574004673518" calcext:value-type="float">
            <text:p>-787.574004673518</text:p>
          </table:table-cell>
          <table:table-cell office:value-type="float" office:value="1699.67125849963" calcext:value-type="float">
            <text:p>1699.67125849963</text:p>
          </table:table-cell>
          <table:table-cell office:value-type="float" office:value="-0.00548509980044219" calcext:value-type="float">
            <text:p>-0.00548509980044219</text:p>
          </table:table-cell>
        </table:table-row>
        <table:table-row table:style-name="ro1">
          <table:table-cell office:value-type="float" office:value="-715.148009346923" calcext:value-type="float">
            <text:p>-715.148009346923</text:p>
          </table:table-cell>
          <table:table-cell office:value-type="float" office:value="1732.67585033258" calcext:value-type="float">
            <text:p>1732.67585033258</text:p>
          </table:table-cell>
          <table:table-cell office:value-type="float" office:value="-0.00267129071341413" calcext:value-type="float">
            <text:p>-0.00267129071341413</text:p>
          </table:table-cell>
        </table:table-row>
        <table:table-row table:style-name="ro1">
          <table:table-cell office:value-type="float" office:value="-642.722014020328" calcext:value-type="float">
            <text:p>-642.722014020328</text:p>
          </table:table-cell>
          <table:table-cell office:value-type="float" office:value="1765.68044216554" calcext:value-type="float">
            <text:p>1765.68044216554</text:p>
          </table:table-cell>
          <table:table-cell office:value-type="float" office:value="0.000142518373613926" calcext:value-type="float">
            <text:p>0.000142518373613926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1744.44444444444" calcext:value-type="float">
            <text:p>1744.44444444444</text:p>
          </table:table-cell>
          <table:table-cell office:value-type="float" office:value="-0.00815838260620321" calcext:value-type="float">
            <text:p>-0.00815838260620321</text:p>
          </table:table-cell>
        </table:table-row>
        <table:table-row table:style-name="ro1">
          <table:table-cell office:value-type="float" office:value="-787.574004673518" calcext:value-type="float">
            <text:p>-787.574004673518</text:p>
          </table:table-cell>
          <table:table-cell office:value-type="float" office:value="1777.4490362774" calcext:value-type="float">
            <text:p>1777.4490362774</text:p>
          </table:table-cell>
          <table:table-cell office:value-type="float" office:value="-0.00534457351917516" calcext:value-type="float">
            <text:p>-0.00534457351917516</text:p>
          </table:table-cell>
        </table:table-row>
        <table:table-row table:style-name="ro1">
          <table:table-cell office:value-type="float" office:value="-715.148009346923" calcext:value-type="float">
            <text:p>-715.148009346923</text:p>
          </table:table-cell>
          <table:table-cell office:value-type="float" office:value="1810.45362811036" calcext:value-type="float">
            <text:p>1810.45362811036</text:p>
          </table:table-cell>
          <table:table-cell office:value-type="float" office:value="-0.0025307644321471" calcext:value-type="float">
            <text:p>-0.0025307644321471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1822.22222222222" calcext:value-type="float">
            <text:p>1822.22222222222</text:p>
          </table:table-cell>
          <table:table-cell office:value-type="float" office:value="-0.00801785632493618" calcext:value-type="float">
            <text:p>-0.00801785632493618</text:p>
          </table:table-cell>
        </table:table-row>
        <table:table-row table:style-name="ro1">
          <table:table-cell office:value-type="float" office:value="-787.574004673518" calcext:value-type="float">
            <text:p>-787.574004673518</text:p>
          </table:table-cell>
          <table:table-cell office:value-type="float" office:value="1855.22681405518" calcext:value-type="float">
            <text:p>1855.22681405518</text:p>
          </table:table-cell>
          <table:table-cell office:value-type="float" office:value="-0.00520404723790812" calcext:value-type="float">
            <text:p>-0.00520404723790812</text:p>
          </table:table-cell>
        </table:table-row>
        <table:table-row table:style-name="ro1">
          <table:table-cell office:value-type="float" office:value="-636.916385434994" calcext:value-type="float">
            <text:p>-636.916385434994</text:p>
          </table:table-cell>
          <table:table-cell office:value-type="float" office:value="1932.39475815515" calcext:value-type="float">
            <text:p>1932.39475815515</text:p>
          </table:table-cell>
          <table:table-cell office:value-type="float" office:value="-0.000494382802998927" calcext:value-type="float">
            <text:p>-0.000494382802998927</text:p>
          </table:table-cell>
        </table:table-row>
        <table:table-row table:style-name="ro1">
          <table:table-cell office:value-type="float" office:value="-712.245195054256" calcext:value-type="float">
            <text:p>-712.245195054256</text:p>
          </table:table-cell>
          <table:table-cell office:value-type="float" office:value="1893.81078610516" calcext:value-type="float">
            <text:p>1893.81078610516</text:p>
          </table:table-cell>
          <table:table-cell office:value-type="float" office:value="-0.00284921502045352" calcext:value-type="float">
            <text:p>-0.00284921502045352</text:p>
          </table:table-cell>
        </table:table-row>
        <table:table-row table:style-name="ro1">
          <table:table-cell office:value-type="float" office:value="-639.819199727661" calcext:value-type="float">
            <text:p>-639.819199727661</text:p>
          </table:table-cell>
          <table:table-cell office:value-type="float" office:value="1849.03760016034" calcext:value-type="float">
            <text:p>1849.03760016034</text:p>
          </table:table-cell>
          <table:table-cell office:value-type="float" office:value="-0.0001759322146925" calcext:value-type="float">
            <text:p>-0.0001759322146925</text:p>
          </table:table-cell>
        </table:table-row>
        <table:table-row table:style-name="ro1">
          <table:table-cell office:value-type="float" office:value="-637.859129597084" calcext:value-type="float">
            <text:p>-637.859129597084</text:p>
          </table:table-cell>
          <table:table-cell office:value-type="float" office:value="1689.59326022269" calcext:value-type="float">
            <text:p>1689.59326022269</text:p>
          </table:table-cell>
          <table:table-cell office:value-type="float" office:value="-0.0000676412790544026" calcext:value-type="float">
            <text:p>-6.76412790544026E-05</text:p>
          </table:table-cell>
        </table:table-row>
        <table:table-row table:style-name="ro1">
          <table:table-cell office:value-type="float" office:value="-710.285124923679" calcext:value-type="float">
            <text:p>-710.285124923679</text:p>
          </table:table-cell>
          <table:table-cell office:value-type="float" office:value="1656.58866838973" calcext:value-type="float">
            <text:p>1656.58866838973</text:p>
          </table:table-cell>
          <table:table-cell office:value-type="float" office:value="-0.00288145036608246" calcext:value-type="float">
            <text:p>-0.00288145036608246</text:p>
          </table:table-cell>
        </table:table-row>
        <table:table-row table:style-name="ro1">
          <table:table-cell office:value-type="float" office:value="-632.99624517384" calcext:value-type="float">
            <text:p>-632.99624517384</text:p>
          </table:table-cell>
          <table:table-cell office:value-type="float" office:value="1613.50607827984" calcext:value-type="float">
            <text:p>1613.50607827984</text:p>
          </table:table-cell>
          <table:table-cell office:value-type="float" office:value="-0.000277800931722731" calcext:value-type="float">
            <text:p>-0.000277800931722731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2600" calcext:value-type="float">
            <text:p>2600</text:p>
          </table:table-cell>
          <table:table-cell office:value-type="float" office:value="-0.0172577019351326" calcext:value-type="float">
            <text:p>-0.0172577019351326</text:p>
          </table:table-cell>
        </table:table-row>
        <table:table-row table:style-name="ro1">
          <table:table-cell office:value-type="float" office:value="-787.120071434979" calcext:value-type="float">
            <text:p>-787.120071434979</text:p>
          </table:table-cell>
          <table:table-cell office:value-type="float" office:value="2637.94936093392" calcext:value-type="float">
            <text:p>2637.94936093392</text:p>
          </table:table-cell>
          <table:table-cell office:value-type="float" office:value="0.010921887949246" calcext:value-type="float">
            <text:p>0.010921887949246</text:p>
          </table:table-cell>
        </table:table-row>
        <table:table-row table:style-name="ro1">
          <table:table-cell office:value-type="float" office:value="-714.240142869846" calcext:value-type="float">
            <text:p>-714.240142869846</text:p>
          </table:table-cell>
          <table:table-cell office:value-type="float" office:value="2675.89872186783" calcext:value-type="float">
            <text:p>2675.89872186783</text:p>
          </table:table-cell>
          <table:table-cell office:value-type="float" office:value="0.0391014778336246" calcext:value-type="float">
            <text:p>0.0391014778336246</text:p>
          </table:table-cell>
        </table:table-row>
        <table:table-row table:style-name="ro1">
          <table:table-cell office:value-type="float" office:value="-641.360214304712" calcext:value-type="float">
            <text:p>-641.360214304712</text:p>
          </table:table-cell>
          <table:table-cell office:value-type="float" office:value="2713.84808280175" calcext:value-type="float">
            <text:p>2713.84808280175</text:p>
          </table:table-cell>
          <table:table-cell office:value-type="float" office:value="0.0672810677180031" calcext:value-type="float">
            <text:p>0.0672810677180031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2677.77777777778" calcext:value-type="float">
            <text:p>2677.77777777778</text:p>
          </table:table-cell>
          <table:table-cell office:value-type="float" office:value="-0.0234547036489309" calcext:value-type="float">
            <text:p>-0.0234547036489309</text:p>
          </table:table-cell>
        </table:table-row>
        <table:table-row table:style-name="ro1">
          <table:table-cell office:value-type="float" office:value="-787.120071434979" calcext:value-type="float">
            <text:p>-787.120071434979</text:p>
          </table:table-cell>
          <table:table-cell office:value-type="float" office:value="2715.72713871169" calcext:value-type="float">
            <text:p>2715.72713871169</text:p>
          </table:table-cell>
          <table:table-cell office:value-type="float" office:value="0.00472488623544771" calcext:value-type="float">
            <text:p>0.00472488623544771</text:p>
          </table:table-cell>
        </table:table-row>
        <table:table-row table:style-name="ro1">
          <table:table-cell office:value-type="float" office:value="-714.240142869846" calcext:value-type="float">
            <text:p>-714.240142869846</text:p>
          </table:table-cell>
          <table:table-cell office:value-type="float" office:value="2753.67649964561" calcext:value-type="float">
            <text:p>2753.67649964561</text:p>
          </table:table-cell>
          <table:table-cell office:value-type="float" office:value="0.0329044761198263" calcext:value-type="float">
            <text:p>0.0329044761198263</text:p>
          </table:table-cell>
        </table:table-row>
        <table:table-row table:style-name="ro1">
          <table:table-cell office:value-type="float" office:value="-860.000000000112" calcext:value-type="float">
            <text:p>-860.000000000112</text:p>
          </table:table-cell>
          <table:table-cell office:value-type="float" office:value="2755.55555555556" calcext:value-type="float">
            <text:p>2755.55555555556</text:p>
          </table:table-cell>
          <table:table-cell office:value-type="float" office:value="-0.0296517053627291" calcext:value-type="float">
            <text:p>-0.0296517053627291</text:p>
          </table:table-cell>
        </table:table-row>
        <table:table-row table:style-name="ro1">
          <table:table-cell office:value-type="float" office:value="-787.120071434979" calcext:value-type="float">
            <text:p>-787.120071434979</text:p>
          </table:table-cell>
          <table:table-cell office:value-type="float" office:value="2793.50491648947" calcext:value-type="float">
            <text:p>2793.50491648947</text:p>
          </table:table-cell>
          <table:table-cell office:value-type="float" office:value="-0.00147211547835054" calcext:value-type="float">
            <text:p>-0.00147211547835054</text:p>
          </table:table-cell>
        </table:table-row>
        <table:table-row table:style-name="ro1">
          <table:table-cell office:value-type="float" office:value="-640.731576651201" calcext:value-type="float">
            <text:p>-640.731576651201</text:p>
          </table:table-cell>
          <table:table-cell office:value-type="float" office:value="2850.805103578" calcext:value-type="float">
            <text:p>2850.805103578</text:p>
          </table:table-cell>
          <table:table-cell office:value-type="float" office:value="0.00452965679079113" calcext:value-type="float">
            <text:p>0.00452965679079113</text:p>
          </table:table-cell>
        </table:table-row>
        <table:table-row table:style-name="ro1">
          <table:table-cell office:value-type="float" office:value="-713.92582404309" calcext:value-type="float">
            <text:p>-713.92582404309</text:p>
          </table:table-cell>
          <table:table-cell office:value-type="float" office:value="2822.15501003374" calcext:value-type="float">
            <text:p>2822.15501003374</text:p>
          </table:table-cell>
          <table:table-cell office:value-type="float" office:value="0.0015287706562203" calcext:value-type="float">
            <text:p>0.0015287706562203</text:p>
          </table:table-cell>
        </table:table-row>
        <table:table-row table:style-name="ro1">
          <table:table-cell office:value-type="float" office:value="-641.045895477957" calcext:value-type="float">
            <text:p>-641.045895477957</text:p>
          </table:table-cell>
          <table:table-cell office:value-type="float" office:value="2782.32659318987" calcext:value-type="float">
            <text:p>2782.32659318987</text:p>
          </table:table-cell>
          <table:table-cell office:value-type="float" office:value="0.0359053622543971" calcext:value-type="float">
            <text:p>0.0359053622543971</text:p>
          </table:table-cell>
        </table:table-row>
        <table:table-row table:style-name="ro1">
          <table:table-cell office:value-type="float" office:value="-391.17863821187" calcext:value-type="float">
            <text:p>-391.17863821187</text:p>
          </table:table-cell>
          <table:table-cell office:value-type="float" office:value="3739.08421680352" calcext:value-type="float">
            <text:p>3739.08421680352</text:p>
          </table:table-cell>
          <table:table-cell office:value-type="float" office:value="27.1709782322162" calcext:value-type="float">
            <text:p>27.1709782322162</text:p>
          </table:table-cell>
        </table:table-row>
        <table:table-row table:style-name="ro1">
          <table:table-cell office:value-type="float" office:value="-291.864129522938" calcext:value-type="float">
            <text:p>-291.864129522938</text:p>
          </table:table-cell>
          <table:table-cell office:value-type="float" office:value="3697.11810178701" calcext:value-type="float">
            <text:p>3697.11810178701</text:p>
          </table:table-cell>
          <table:table-cell office:value-type="float" office:value="16.4411153221931" calcext:value-type="float">
            <text:p>16.4411153221931</text:p>
          </table:table-cell>
        </table:table-row>
        <table:table-row table:style-name="ro1">
          <table:table-cell office:value-type="float" office:value="-192.549620834006" calcext:value-type="float">
            <text:p>-192.549620834006</text:p>
          </table:table-cell>
          <table:table-cell office:value-type="float" office:value="3655.1519867705" calcext:value-type="float">
            <text:p>3655.1519867705</text:p>
          </table:table-cell>
          <table:table-cell office:value-type="float" office:value="5.71125241216993" calcext:value-type="float">
            <text:p>5.71125241216993</text:p>
          </table:table-cell>
        </table:table-row>
        <table:table-row table:style-name="ro1">
          <table:table-cell office:value-type="float" office:value="-339.636454046623" calcext:value-type="float">
            <text:p>-339.636454046623</text:p>
          </table:table-cell>
          <table:table-cell office:value-type="float" office:value="3812.06743953018" calcext:value-type="float">
            <text:p>3812.06743953018</text:p>
          </table:table-cell>
          <table:table-cell office:value-type="float" office:value="58.2598847685" calcext:value-type="float">
            <text:p>58.2598847685</text:p>
          </table:table-cell>
        </table:table-row>
        <table:table-row table:style-name="ro1">
          <table:table-cell office:value-type="float" office:value="-240.321945357692" calcext:value-type="float">
            <text:p>-240.321945357692</text:p>
          </table:table-cell>
          <table:table-cell office:value-type="float" office:value="3770.10132451366" calcext:value-type="float">
            <text:p>3770.10132451366</text:p>
          </table:table-cell>
          <table:table-cell office:value-type="float" office:value="47.5300218584769" calcext:value-type="float">
            <text:p>47.5300218584769</text:p>
          </table:table-cell>
        </table:table-row>
        <table:table-row table:style-name="ro1">
          <table:table-cell office:value-type="float" office:value="-288.094269881377" calcext:value-type="float">
            <text:p>-288.094269881377</text:p>
          </table:table-cell>
          <table:table-cell office:value-type="float" office:value="3885.05066225683" calcext:value-type="float">
            <text:p>3885.05066225683</text:p>
          </table:table-cell>
          <table:table-cell office:value-type="float" office:value="89.3487913047839" calcext:value-type="float">
            <text:p>89.3487913047839</text:p>
          </table:table-cell>
        </table:table-row>
        <table:table-row table:style-name="ro1">
          <table:table-cell office:value-type="float" office:value="-385.15274900038" calcext:value-type="float">
            <text:p>-385.15274900038</text:p>
          </table:table-cell>
          <table:table-cell office:value-type="float" office:value="3592.74252359908" calcext:value-type="float">
            <text:p>3592.74252359908</text:p>
          </table:table-cell>
          <table:table-cell office:value-type="float" office:value="-0.580798557246055" calcext:value-type="float">
            <text:p>-0.580798557246055</text:p>
          </table:table-cell>
        </table:table-row>
        <table:table-row table:style-name="ro1">
          <table:table-cell office:value-type="float" office:value="-288.851184917193" calcext:value-type="float">
            <text:p>-288.851184917193</text:p>
          </table:table-cell>
          <table:table-cell office:value-type="float" office:value="3623.94725518479" calcext:value-type="float">
            <text:p>3623.94725518479</text:p>
          </table:table-cell>
          <table:table-cell office:value-type="float" office:value="2.56522692746194" calcext:value-type="float">
            <text:p>2.56522692746194</text:p>
          </table:table-cell>
        </table:table-row>
        <table:table-row table:style-name="ro1">
          <table:table-cell office:value-type="float" office:value="-388.165693606125" calcext:value-type="float">
            <text:p>-388.165693606125</text:p>
          </table:table-cell>
          <table:table-cell office:value-type="float" office:value="3665.9133702013" calcext:value-type="float">
            <text:p>3665.9133702013</text:p>
          </table:table-cell>
          <table:table-cell office:value-type="float" office:value="13.2950898374851" calcext:value-type="float">
            <text:p>13.2950898374851</text:p>
          </table:table-cell>
        </table:table-row>
        <table:table-row table:style-name="ro1">
          <table:table-cell office:value-type="float" office:value="-446.375693836854" calcext:value-type="float">
            <text:p>-446.375693836854</text:p>
          </table:table-cell>
          <table:table-cell office:value-type="float" office:value="3034.54741213183" calcext:value-type="float">
            <text:p>3034.54741213183</text:p>
          </table:table-cell>
          <table:table-cell office:value-type="float" office:value="0.0345622087168594" calcext:value-type="float">
            <text:p>0.0345622087168594</text:p>
          </table:table-cell>
        </table:table-row>
        <table:table-row table:style-name="ro1">
          <table:table-cell office:value-type="float" office:value="-508.035183114205" calcext:value-type="float">
            <text:p>-508.035183114205</text:p>
          </table:table-cell>
          <table:table-cell office:value-type="float" office:value="3081.4881065274" calcext:value-type="float">
            <text:p>3081.4881065274</text:p>
          </table:table-cell>
          <table:table-cell office:value-type="float" office:value="0.219791886756999" calcext:value-type="float">
            <text:p>0.219791886756999</text:p>
          </table:table-cell>
        </table:table-row>
        <table:table-row table:style-name="ro1">
          <table:table-cell office:value-type="float" office:value="-569.694672391555" calcext:value-type="float">
            <text:p>-569.694672391555</text:p>
          </table:table-cell>
          <table:table-cell office:value-type="float" office:value="3128.42880092296" calcext:value-type="float">
            <text:p>3128.42880092296</text:p>
          </table:table-cell>
          <table:table-cell office:value-type="float" office:value="0.40502156479714" calcext:value-type="float">
            <text:p>0.40502156479714</text:p>
          </table:table-cell>
        </table:table-row>
        <table:table-row table:style-name="ro1">
          <table:table-cell office:value-type="float" office:value="-511.056215166051" calcext:value-type="float">
            <text:p>-511.056215166051</text:p>
          </table:table-cell>
          <table:table-cell office:value-type="float" office:value="2996.1261460766" calcext:value-type="float">
            <text:p>2996.1261460766</text:p>
          </table:table-cell>
          <table:table-cell office:value-type="float" office:value="0.014092789586968" calcext:value-type="float">
            <text:p>0.014092789586968</text:p>
          </table:table-cell>
        </table:table-row>
        <table:table-row table:style-name="ro1">
          <table:table-cell office:value-type="float" office:value="-572.715704443402" calcext:value-type="float">
            <text:p>-572.715704443402</text:p>
          </table:table-cell>
          <table:table-cell office:value-type="float" office:value="3043.06684047216" calcext:value-type="float">
            <text:p>3043.06684047216</text:p>
          </table:table-cell>
          <table:table-cell office:value-type="float" office:value="0.199322467627108" calcext:value-type="float">
            <text:p>0.199322467627108</text:p>
          </table:table-cell>
        </table:table-row>
        <table:table-row table:style-name="ro1">
          <table:table-cell office:value-type="float" office:value="-575.736736495249" calcext:value-type="float">
            <text:p>-575.736736495249</text:p>
          </table:table-cell>
          <table:table-cell office:value-type="float" office:value="2957.70488002136" calcext:value-type="float">
            <text:p>2957.70488002136</text:p>
          </table:table-cell>
          <table:table-cell office:value-type="float" office:value="-0.00637662954292345" calcext:value-type="float">
            <text:p>-0.00637662954292345</text:p>
          </table:table-cell>
        </table:table-row>
        <table:table-row table:style-name="ro1">
          <table:table-cell office:value-type="float" office:value="-559.613413175306" calcext:value-type="float">
            <text:p>-559.613413175306</text:p>
          </table:table-cell>
          <table:table-cell office:value-type="float" office:value="2886.7520183393" calcext:value-type="float">
            <text:p>2886.7520183393</text:p>
          </table:table-cell>
          <table:table-cell office:value-type="float" office:value="-0.0312354395304169" calcext:value-type="float">
            <text:p>-0.0312354395304169</text:p>
          </table:table-cell>
        </table:table-row>
        <table:table-row table:style-name="ro1">
          <table:table-cell office:value-type="float" office:value="-559.927732002062" calcext:value-type="float">
            <text:p>-559.927732002062</text:p>
          </table:table-cell>
          <table:table-cell office:value-type="float" office:value="2818.27350795117" calcext:value-type="float">
            <text:p>2818.27350795117</text:p>
          </table:table-cell>
          <table:table-cell office:value-type="float" office:value="0.000140265933189062" calcext:value-type="float">
            <text:p>0.000140265933189062</text:p>
          </table:table-cell>
        </table:table-row>
        <table:table-row table:style-name="ro1">
          <table:table-cell office:value-type="float" office:value="-560.242050828817" calcext:value-type="float">
            <text:p>-560.242050828817</text:p>
          </table:table-cell>
          <table:table-cell office:value-type="float" office:value="2749.79499756304" calcext:value-type="float">
            <text:p>2749.79499756304</text:p>
          </table:table-cell>
          <table:table-cell office:value-type="float" office:value="0.0315159713967951" calcext:value-type="float">
            <text:p>0.0315159713967951</text:p>
          </table:table-cell>
        </table:table-row>
        <table:table-row table:style-name="ro1">
          <table:table-cell office:value-type="float" office:value="-478.809568526167" calcext:value-type="float">
            <text:p>-478.809568526167</text:p>
          </table:table-cell>
          <table:table-cell office:value-type="float" office:value="2854.22042271246" calcext:value-type="float">
            <text:p>2854.22042271246</text:p>
          </table:table-cell>
          <table:table-cell office:value-type="float" office:value="-0.035624830388019" calcext:value-type="float">
            <text:p>-0.035624830388019</text:p>
          </table:table-cell>
        </table:table-row>
        <table:table-row table:style-name="ro1">
          <table:table-cell office:value-type="float" office:value="-479.123887352922" calcext:value-type="float">
            <text:p>-479.123887352922</text:p>
          </table:table-cell>
          <table:table-cell office:value-type="float" office:value="2785.74191232434" calcext:value-type="float">
            <text:p>2785.74191232434</text:p>
          </table:table-cell>
          <table:table-cell office:value-type="float" office:value="-0.00424912492441301" calcext:value-type="float">
            <text:p>-0.00424912492441301</text:p>
          </table:table-cell>
        </table:table-row>
        <table:table-row table:style-name="ro1">
          <table:table-cell office:value-type="float" office:value="-398.005723877028" calcext:value-type="float">
            <text:p>-398.005723877028</text:p>
          </table:table-cell>
          <table:table-cell office:value-type="float" office:value="2821.68882708563" calcext:value-type="float">
            <text:p>2821.68882708563</text:p>
          </table:table-cell>
          <table:table-cell office:value-type="float" office:value="-0.0400142212456211" calcext:value-type="float">
            <text:p>-0.0400142212456211</text:p>
          </table:table-cell>
        </table:table-row>
        <table:table-row table:style-name="ro1">
          <table:table-cell office:value-type="float" office:value="-430.252370516912" calcext:value-type="float">
            <text:p>-430.252370516912</text:p>
          </table:table-cell>
          <table:table-cell office:value-type="float" office:value="2963.59455044977" calcext:value-type="float">
            <text:p>2963.59455044977</text:p>
          </table:table-cell>
          <table:table-cell office:value-type="float" office:value="0.00970339872936589" calcext:value-type="float">
            <text:p>0.00970339872936589</text:p>
          </table:table-cell>
        </table:table-row>
        <table:table-row table:style-name="ro1">
          <table:table-cell office:value-type="float" office:value="-494.932891846109" calcext:value-type="float">
            <text:p>-494.932891846109</text:p>
          </table:table-cell>
          <table:table-cell office:value-type="float" office:value="2925.17328439453" calcext:value-type="float">
            <text:p>2925.17328439453</text:p>
          </table:table-cell>
          <table:table-cell office:value-type="float" office:value="-0.0107660204005255" calcext:value-type="float">
            <text:p>-0.0107660204005255</text:p>
          </table:table-cell>
        </table:table-row>
        <table:table-row table:style-name="ro1">
          <table:table-cell office:value-type="float" office:value="-414.12904719697" calcext:value-type="float">
            <text:p>-414.12904719697</text:p>
          </table:table-cell>
          <table:table-cell office:value-type="float" office:value="2892.6416887677" calcext:value-type="float">
            <text:p>2892.6416887677</text:p>
          </table:table-cell>
          <table:table-cell office:value-type="float" office:value="-0.0151554112581276" calcext:value-type="float">
            <text:p>-0.0151554112581276</text:p>
          </table:table-cell>
        </table:table-row>
        <table:table-row table:style-name="ro1">
          <table:table-cell office:value-type="float" office:value="-547.667857152605" calcext:value-type="float">
            <text:p>-547.667857152605</text:p>
          </table:table-cell>
          <table:table-cell office:value-type="float" office:value="3371.62318608897" calcext:value-type="float">
            <text:p>3371.62318608897</text:p>
          </table:table-cell>
          <table:table-cell office:value-type="float" office:value="-0.89263975222419" calcext:value-type="float">
            <text:p>-0.89263975222419</text:p>
          </table:table-cell>
        </table:table-row>
        <table:table-row table:style-name="ro1">
          <table:table-cell office:value-type="float" office:value="-541.399275355108" calcext:value-type="float">
            <text:p>-541.399275355108</text:p>
          </table:table-cell>
          <table:table-cell office:value-type="float" office:value="3296.57924556929" calcext:value-type="float">
            <text:p>3296.57924556929</text:p>
          </table:table-cell>
          <table:table-cell office:value-type="float" office:value="-0.744082743914483" calcext:value-type="float">
            <text:p>-0.744082743914483</text:p>
          </table:table-cell>
        </table:table-row>
        <table:table-row table:style-name="ro1">
          <table:table-cell office:value-type="float" office:value="-535.130693557612" calcext:value-type="float">
            <text:p>-535.130693557612</text:p>
          </table:table-cell>
          <table:table-cell office:value-type="float" office:value="3221.53530504961" calcext:value-type="float">
            <text:p>3221.53530504961</text:p>
          </table:table-cell>
          <table:table-cell office:value-type="float" office:value="-0.595525735604775" calcext:value-type="float">
            <text:p>-0.595525735604775</text:p>
          </table:table-cell>
        </table:table-row>
        <table:table-row table:style-name="ro1">
          <table:table-cell office:value-type="float" office:value="-445.175807243815" calcext:value-type="float">
            <text:p>-445.175807243815</text:p>
          </table:table-cell>
          <table:table-cell office:value-type="float" office:value="3342.74505530038" calcext:value-type="float">
            <text:p>3342.74505530038</text:p>
          </table:table-cell>
          <table:table-cell office:value-type="float" office:value="-1.92985972235654" calcext:value-type="float">
            <text:p>-1.92985972235654</text:p>
          </table:table-cell>
        </table:table-row>
        <table:table-row table:style-name="ro1">
          <table:table-cell office:value-type="float" office:value="-438.907225446318" calcext:value-type="float">
            <text:p>-438.907225446318</text:p>
          </table:table-cell>
          <table:table-cell office:value-type="float" office:value="3267.7011147807" calcext:value-type="float">
            <text:p>3267.7011147807</text:p>
          </table:table-cell>
          <table:table-cell office:value-type="float" office:value="-1.78130271404683" calcext:value-type="float">
            <text:p>-1.78130271404683</text:p>
          </table:table-cell>
        </table:table-row>
        <table:table-row table:style-name="ro1">
          <table:table-cell office:value-type="float" office:value="-342.683757335024" calcext:value-type="float">
            <text:p>-342.683757335024</text:p>
          </table:table-cell>
          <table:table-cell office:value-type="float" office:value="3313.86692451179" calcext:value-type="float">
            <text:p>3313.86692451179</text:p>
          </table:table-cell>
          <table:table-cell office:value-type="float" office:value="-2.96707969248889" calcext:value-type="float">
            <text:p>-2.96707969248889</text:p>
          </table:table-cell>
        </table:table-row>
        <table:table-row table:style-name="ro1">
          <table:table-cell office:value-type="float" office:value="-435.197461167386" calcext:value-type="float">
            <text:p>-435.197461167386</text:p>
          </table:table-cell>
          <table:table-cell office:value-type="float" office:value="3478.98083617951" calcext:value-type="float">
            <text:p>3478.98083617951</text:p>
          </table:table-cell>
          <table:table-cell office:value-type="float" office:value="-3.47357592546566" calcext:value-type="float">
            <text:p>-3.47357592546566</text:p>
          </table:table-cell>
        </table:table-row>
        <table:table-row table:style-name="ro1">
          <table:table-cell office:value-type="float" office:value="-491.432659159995" calcext:value-type="float">
            <text:p>-491.432659159995</text:p>
          </table:table-cell>
          <table:table-cell office:value-type="float" office:value="3425.30201113424" calcext:value-type="float">
            <text:p>3425.30201113424</text:p>
          </table:table-cell>
          <table:table-cell office:value-type="float" office:value="-2.18310783884493" calcext:value-type="float">
            <text:p>-2.18310783884493</text:p>
          </table:table-cell>
        </table:table-row>
        <table:table-row table:style-name="ro1">
          <table:table-cell office:value-type="float" office:value="-388.940609251205" calcext:value-type="float">
            <text:p>-388.940609251205</text:p>
          </table:table-cell>
          <table:table-cell office:value-type="float" office:value="3396.42388034565" calcext:value-type="float">
            <text:p>3396.42388034565</text:p>
          </table:table-cell>
          <table:table-cell office:value-type="float" office:value="-3.22032780897727" calcext:value-type="float">
            <text:p>-3.22032780897727</text:p>
          </table:table-cell>
        </table:table-row>
        <table:table-row table:style-name="ro1">
          <table:table-cell office:value-type="float" office:value="-338.895897084199" calcext:value-type="float">
            <text:p>-338.895897084199</text:p>
          </table:table-cell>
          <table:table-cell office:value-type="float" office:value="3510.18556776522" calcext:value-type="float">
            <text:p>3510.18556776522</text:p>
          </table:table-cell>
          <table:table-cell office:value-type="float" office:value="-0.327550440757667" calcext:value-type="float">
            <text:p>-0.327550440757667</text:p>
          </table:table-cell>
        </table:table-row>
        <table:table-row table:style-name="ro1">
          <table:table-cell office:value-type="float" office:value="-292.639045168018" calcext:value-type="float">
            <text:p>-292.639045168018</text:p>
          </table:table-cell>
          <table:table-cell office:value-type="float" office:value="3427.62861193136" calcext:value-type="float">
            <text:p>3427.62861193136</text:p>
          </table:table-cell>
          <table:table-cell office:value-type="float" office:value="-0.0743023242692792" calcext:value-type="float">
            <text:p>-0.0743023242692792</text:p>
          </table:table-cell>
        </table:table-row>
        <table:table-row table:style-name="ro1">
          <table:table-cell office:value-type="float" office:value="-242.594333001012" calcext:value-type="float">
            <text:p>-242.594333001012</text:p>
          </table:table-cell>
          <table:table-cell office:value-type="float" office:value="3541.39029935093" calcext:value-type="float">
            <text:p>3541.39029935093</text:p>
          </table:table-cell>
          <table:table-cell office:value-type="float" office:value="2.81847504395033" calcext:value-type="float">
            <text:p>2.81847504395033</text:p>
          </table:table-cell>
        </table:table-row>
        <table:table-row table:style-name="ro1">
          <table:table-cell office:value-type="float" office:value="-411.811715002911" calcext:value-type="float">
            <text:p>-411.811715002911</text:p>
          </table:table-cell>
          <table:table-cell office:value-type="float" office:value="3127.65391625849" calcext:value-type="float">
            <text:p>3127.65391625849</text:p>
          </table:table-cell>
          <table:table-cell office:value-type="float" office:value="-0.965985091685056" calcext:value-type="float">
            <text:p>-0.965985091685056</text:p>
          </table:table-cell>
        </table:table-row>
        <table:table-row table:style-name="ro1">
          <table:table-cell office:value-type="float" office:value="-377.247736168968" calcext:value-type="float">
            <text:p>-377.247736168968</text:p>
          </table:table-cell>
          <table:table-cell office:value-type="float" office:value="3220.76042038514" calcext:value-type="float">
            <text:p>3220.76042038514</text:p>
          </table:table-cell>
          <table:table-cell office:value-type="float" office:value="-1.96653239208697" calcext:value-type="float">
            <text:p>-1.96653239208697</text:p>
          </table:table-cell>
        </table:table-row>
        <table:table-row table:style-name="ro1">
          <table:table-cell office:value-type="float" office:value="-473.471204280261" calcext:value-type="float">
            <text:p>-473.471204280261</text:p>
          </table:table-cell>
          <table:table-cell office:value-type="float" office:value="3174.59461065405" calcext:value-type="float">
            <text:p>3174.59461065405</text:p>
          </table:table-cell>
          <table:table-cell office:value-type="float" office:value="-0.780755413644915" calcext:value-type="float">
            <text:p>-0.780755413644915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2366.66666666667" calcext:value-type="float">
            <text:p>2366.66666666667</text:p>
          </table:table-cell>
          <table:table-cell office:value-type="float" office:value="-0.00595484553039649" calcext:value-type="float">
            <text:p>-0.00595484553039649</text:p>
          </table:table-cell>
        </table:table-row>
        <table:table-row table:style-name="ro1">
          <table:table-cell office:value-type="float" office:value="-788.343237132895" calcext:value-type="float">
            <text:p>-788.343237132895</text:p>
          </table:table-cell>
          <table:table-cell office:value-type="float" office:value="2399.46360002441" calcext:value-type="float">
            <text:p>2399.46360002441</text:p>
          </table:table-cell>
          <table:table-cell office:value-type="float" office:value="-0.00555021603213487" calcext:value-type="float">
            <text:p>-0.00555021603213487</text:p>
          </table:table-cell>
        </table:table-row>
        <table:table-row table:style-name="ro1">
          <table:table-cell office:value-type="float" office:value="-716.686474265677" calcext:value-type="float">
            <text:p>-716.686474265677</text:p>
          </table:table-cell>
          <table:table-cell office:value-type="float" office:value="2432.26053338215" calcext:value-type="float">
            <text:p>2432.26053338215</text:p>
          </table:table-cell>
          <table:table-cell office:value-type="float" office:value="-0.00514558653387325" calcext:value-type="float">
            <text:p>-0.00514558653387325</text:p>
          </table:table-cell>
        </table:table-row>
        <table:table-row table:style-name="ro1">
          <table:table-cell office:value-type="float" office:value="-645.029711398459" calcext:value-type="float">
            <text:p>-645.029711398459</text:p>
          </table:table-cell>
          <table:table-cell office:value-type="float" office:value="2465.0574667399" calcext:value-type="float">
            <text:p>2465.0574667399</text:p>
          </table:table-cell>
          <table:table-cell office:value-type="float" office:value="-0.00474095703561163" calcext:value-type="float">
            <text:p>-0.00474095703561163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2444.44444444445" calcext:value-type="float">
            <text:p>2444.44444444445</text:p>
          </table:table-cell>
          <table:table-cell office:value-type="float" office:value="-0.00972246433197521" calcext:value-type="float">
            <text:p>-0.00972246433197521</text:p>
          </table:table-cell>
        </table:table-row>
        <table:table-row table:style-name="ro1">
          <table:table-cell office:value-type="float" office:value="-788.343237132895" calcext:value-type="float">
            <text:p>-788.343237132895</text:p>
          </table:table-cell>
          <table:table-cell office:value-type="float" office:value="2477.24137780219" calcext:value-type="float">
            <text:p>2477.24137780219</text:p>
          </table:table-cell>
          <table:table-cell office:value-type="float" office:value="-0.00931783483371359" calcext:value-type="float">
            <text:p>-0.00931783483371359</text:p>
          </table:table-cell>
        </table:table-row>
        <table:table-row table:style-name="ro1">
          <table:table-cell office:value-type="float" office:value="-716.686474265677" calcext:value-type="float">
            <text:p>-716.686474265677</text:p>
          </table:table-cell>
          <table:table-cell office:value-type="float" office:value="2510.03831115993" calcext:value-type="float">
            <text:p>2510.03831115993</text:p>
          </table:table-cell>
          <table:table-cell office:value-type="float" office:value="-0.00891320533545197" calcext:value-type="float">
            <text:p>-0.00891320533545197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2522.22222222222" calcext:value-type="float">
            <text:p>2522.22222222222</text:p>
          </table:table-cell>
          <table:table-cell office:value-type="float" office:value="-0.0134900831335539" calcext:value-type="float">
            <text:p>-0.0134900831335539</text:p>
          </table:table-cell>
        </table:table-row>
        <table:table-row table:style-name="ro1">
          <table:table-cell office:value-type="float" office:value="-788.343237132895" calcext:value-type="float">
            <text:p>-788.343237132895</text:p>
          </table:table-cell>
          <table:table-cell office:value-type="float" office:value="2555.01915557997" calcext:value-type="float">
            <text:p>2555.01915557997</text:p>
          </table:table-cell>
          <table:table-cell office:value-type="float" office:value="-0.0130854536352923" calcext:value-type="float">
            <text:p>-0.0130854536352923</text:p>
          </table:table-cell>
        </table:table-row>
        <table:table-row table:style-name="ro1">
          <table:table-cell office:value-type="float" office:value="-642.583380002628" calcext:value-type="float">
            <text:p>-642.583380002628</text:p>
          </table:table-cell>
          <table:table-cell office:value-type="float" office:value="2630.9178774478" calcext:value-type="float">
            <text:p>2630.9178774478</text:p>
          </table:table-cell>
          <table:table-cell office:value-type="float" office:value="0.0432737261334649" calcext:value-type="float">
            <text:p>0.0432737261334649</text:p>
          </table:table-cell>
        </table:table-row>
        <table:table-row table:style-name="ro1">
          <table:table-cell office:value-type="float" office:value="-715.463308567761" calcext:value-type="float">
            <text:p>-715.463308567761</text:p>
          </table:table-cell>
          <table:table-cell office:value-type="float" office:value="2592.96851651388" calcext:value-type="float">
            <text:p>2592.96851651388</text:p>
          </table:table-cell>
          <table:table-cell office:value-type="float" office:value="0.0150941362490863" calcext:value-type="float">
            <text:p>0.0150941362490863</text:p>
          </table:table-cell>
        </table:table-row>
        <table:table-row table:style-name="ro1">
          <table:table-cell office:value-type="float" office:value="-643.806545700543" calcext:value-type="float">
            <text:p>-643.806545700543</text:p>
          </table:table-cell>
          <table:table-cell office:value-type="float" office:value="2547.98767209385" calcext:value-type="float">
            <text:p>2547.98767209385</text:p>
          </table:table-cell>
          <table:table-cell office:value-type="float" office:value="0.0192663845489266" calcext:value-type="float">
            <text:p>0.0192663845489266</text:p>
          </table:table-cell>
        </table:table-row>
        <table:table-row table:style-name="ro1">
          <table:table-cell office:value-type="float" office:value="-783.527484271961" calcext:value-type="float">
            <text:p>-783.527484271961</text:p>
          </table:table-cell>
          <table:table-cell office:value-type="float" office:value="2169.39107635639" calcext:value-type="float">
            <text:p>2169.39107635639</text:p>
          </table:table-cell>
          <table:table-cell office:value-type="float" office:value="-0.00464772219426474" calcext:value-type="float">
            <text:p>-0.00464772219426474</text:p>
          </table:table-cell>
        </table:table-row>
        <table:table-row table:style-name="ro1">
          <table:table-cell office:value-type="float" office:value="-707.05496854381" calcext:value-type="float">
            <text:p>-707.05496854381</text:p>
          </table:table-cell>
          <table:table-cell office:value-type="float" office:value="2205.44881937945" calcext:value-type="float">
            <text:p>2205.44881937945</text:p>
          </table:table-cell>
          <table:table-cell office:value-type="float" office:value="-0.0025522203040158" calcext:value-type="float">
            <text:p>-0.0025522203040158</text:p>
          </table:table-cell>
        </table:table-row>
        <table:table-row table:style-name="ro1">
          <table:table-cell office:value-type="float" office:value="-630.582452815658" calcext:value-type="float">
            <text:p>-630.582452815658</text:p>
          </table:table-cell>
          <table:table-cell office:value-type="float" office:value="2241.50656240251" calcext:value-type="float">
            <text:p>2241.50656240251</text:p>
          </table:table-cell>
          <table:table-cell office:value-type="float" office:value="-0.000456718413766861" calcext:value-type="float">
            <text:p>-0.000456718413766861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2211.11111111111" calcext:value-type="float">
            <text:p>2211.11111111111</text:p>
          </table:table-cell>
          <table:table-cell office:value-type="float" office:value="-0.00648043123314128" calcext:value-type="float">
            <text:p>-0.00648043123314128</text:p>
          </table:table-cell>
        </table:table-row>
        <table:table-row table:style-name="ro1">
          <table:table-cell office:value-type="float" office:value="-783.527484271961" calcext:value-type="float">
            <text:p>-783.527484271961</text:p>
          </table:table-cell>
          <table:table-cell office:value-type="float" office:value="2247.16885413417" calcext:value-type="float">
            <text:p>2247.16885413417</text:p>
          </table:table-cell>
          <table:table-cell office:value-type="float" office:value="-0.00438492934289234" calcext:value-type="float">
            <text:p>-0.00438492934289234</text:p>
          </table:table-cell>
        </table:table-row>
        <table:table-row table:style-name="ro1">
          <table:table-cell office:value-type="float" office:value="-707.05496854381" calcext:value-type="float">
            <text:p>-707.05496854381</text:p>
          </table:table-cell>
          <table:table-cell office:value-type="float" office:value="2283.22659715723" calcext:value-type="float">
            <text:p>2283.22659715723</text:p>
          </table:table-cell>
          <table:table-cell office:value-type="float" office:value="-0.0022894274526434" calcext:value-type="float">
            <text:p>-0.0022894274526434</text:p>
          </table:table-cell>
        </table:table-row>
        <table:table-row table:style-name="ro1">
          <table:table-cell office:value-type="float" office:value="-860.000000000113" calcext:value-type="float">
            <text:p>-860.000000000113</text:p>
          </table:table-cell>
          <table:table-cell office:value-type="float" office:value="2288.88888888889" calcext:value-type="float">
            <text:p>2288.88888888889</text:p>
          </table:table-cell>
          <table:table-cell office:value-type="float" office:value="-0.00621763838176889" calcext:value-type="float">
            <text:p>-0.00621763838176889</text:p>
          </table:table-cell>
        </table:table-row>
        <table:table-row table:style-name="ro1">
          <table:table-cell office:value-type="float" office:value="-783.527484271961" calcext:value-type="float">
            <text:p>-783.527484271961</text:p>
          </table:table-cell>
          <table:table-cell office:value-type="float" office:value="2324.94663191195" calcext:value-type="float">
            <text:p>2324.94663191195</text:p>
          </table:table-cell>
          <table:table-cell office:value-type="float" office:value="-0.00412213649151995" calcext:value-type="float">
            <text:p>-0.00412213649151995</text:p>
          </table:table-cell>
        </table:table-row>
        <table:table-row table:style-name="ro1">
          <table:table-cell office:value-type="float" office:value="-640.213958537525" calcext:value-type="float">
            <text:p>-640.213958537525</text:p>
          </table:table-cell>
          <table:table-cell office:value-type="float" office:value="2390.54049862744" calcext:value-type="float">
            <text:p>2390.54049862744</text:p>
          </table:table-cell>
          <table:table-cell office:value-type="float" office:value="-0.00331287749499671" calcext:value-type="float">
            <text:p>-0.00331287749499671</text:p>
          </table:table-cell>
        </table:table-row>
        <table:table-row table:style-name="ro1">
          <table:table-cell office:value-type="float" office:value="-711.870721404743" calcext:value-type="float">
            <text:p>-711.870721404743</text:p>
          </table:table-cell>
          <table:table-cell office:value-type="float" office:value="2357.74356526969" calcext:value-type="float">
            <text:p>2357.74356526969</text:p>
          </table:table-cell>
          <table:table-cell office:value-type="float" office:value="-0.00371750699325833" calcext:value-type="float">
            <text:p>-0.00371750699325833</text:p>
          </table:table-cell>
        </table:table-row>
        <table:table-row table:style-name="ro1">
          <table:table-cell office:value-type="float" office:value="-635.398205676592" calcext:value-type="float">
            <text:p>-635.398205676592</text:p>
          </table:table-cell>
          <table:table-cell office:value-type="float" office:value="2316.02353051497" calcext:value-type="float">
            <text:p>2316.02353051497</text:p>
          </table:table-cell>
          <table:table-cell office:value-type="float" office:value="-0.00188479795438179" calcext:value-type="float">
            <text:p>-0.00188479795438179</text:p>
          </table:table-cell>
        </table:table-row>
        <table:table-row table:style-name="ro1">
          <table:table-cell office:value-type="float" office:value="-631.726158924548" calcext:value-type="float">
            <text:p>-631.726158924548</text:p>
          </table:table-cell>
          <table:table-cell office:value-type="float" office:value="2166.25501365166" calcext:value-type="float">
            <text:p>2166.25501365166</text:p>
          </table:table-cell>
          <table:table-cell office:value-type="float" office:value="-0.000575423406279692" calcext:value-type="float">
            <text:p>-0.000575423406279692</text:p>
          </table:table-cell>
        </table:table-row>
        <table:table-row table:style-name="ro1">
          <table:table-cell office:value-type="float" office:value="-708.198674652699" calcext:value-type="float">
            <text:p>-708.198674652699</text:p>
          </table:table-cell>
          <table:table-cell office:value-type="float" office:value="2130.1972706286" calcext:value-type="float">
            <text:p>2130.1972706286</text:p>
          </table:table-cell>
          <table:table-cell office:value-type="float" office:value="-0.00267092529652863" calcext:value-type="float">
            <text:p>-0.00267092529652863</text:p>
          </table:table-cell>
        </table:table-row>
        <table:table-row table:style-name="ro1">
          <table:table-cell office:value-type="float" office:value="-632.869865033438" calcext:value-type="float">
            <text:p>-632.869865033438</text:p>
          </table:table-cell>
          <table:table-cell office:value-type="float" office:value="2091.00346490081" calcext:value-type="float">
            <text:p>2091.00346490081</text:p>
          </table:table-cell>
          <table:table-cell office:value-type="float" office:value="-0.000694128398792523" calcext:value-type="float">
            <text:p>-0.000694128398792523</text:p>
          </table:table-cell>
        </table:table-row>
        <table:table-row table:style-name="ro1">
          <table:table-cell office:value-type="float" office:value="-472.021574121517" calcext:value-type="float">
            <text:p>-472.021574121517</text:p>
          </table:table-cell>
          <table:table-cell office:value-type="float" office:value="1887.0530100861" calcext:value-type="float">
            <text:p>1887.0530100861</text:p>
          </table:table-cell>
          <table:table-cell office:value-type="float" office:value="0.00130920187195313" calcext:value-type="float">
            <text:p>0.00130920187195313</text:p>
          </table:table-cell>
        </table:table-row>
        <table:table-row table:style-name="ro1">
          <table:table-cell office:value-type="float" office:value="-526.018906461787" calcext:value-type="float">
            <text:p>-526.018906461787</text:p>
          </table:table-cell>
          <table:table-cell office:value-type="float" office:value="1929.95264544072" calcext:value-type="float">
            <text:p>1929.95264544072</text:p>
          </table:table-cell>
          <table:table-cell office:value-type="float" office:value="0.000601856784200299" calcext:value-type="float">
            <text:p>0.000601856784200299</text:p>
          </table:table-cell>
        </table:table-row>
        <table:table-row table:style-name="ro1">
          <table:table-cell office:value-type="float" office:value="-580.016238802057" calcext:value-type="float">
            <text:p>-580.016238802057</text:p>
          </table:table-cell>
          <table:table-cell office:value-type="float" office:value="1972.85228079533" calcext:value-type="float">
            <text:p>1972.85228079533</text:p>
          </table:table-cell>
          <table:table-cell office:value-type="float" office:value="-0.000105488303552527" calcext:value-type="float">
            <text:p>-0.000105488303552527</text:p>
          </table:table-cell>
        </table:table-row>
        <table:table-row table:style-name="ro1">
          <table:table-cell office:value-type="float" office:value="-528.921720754454" calcext:value-type="float">
            <text:p>-528.921720754454</text:p>
          </table:table-cell>
          <table:table-cell office:value-type="float" office:value="1846.59548744591" calcext:value-type="float">
            <text:p>1846.59548744591</text:p>
          </table:table-cell>
          <table:table-cell office:value-type="float" office:value="0.000920307372506726" calcext:value-type="float">
            <text:p>0.000920307372506726</text:p>
          </table:table-cell>
        </table:table-row>
        <table:table-row table:style-name="ro1">
          <table:table-cell office:value-type="float" office:value="-582.919053094724" calcext:value-type="float">
            <text:p>-582.919053094724</text:p>
          </table:table-cell>
          <table:table-cell office:value-type="float" office:value="1889.49512280053" calcext:value-type="float">
            <text:p>1889.49512280053</text:p>
          </table:table-cell>
          <table:table-cell office:value-type="float" office:value="0.000212962284753899" calcext:value-type="float">
            <text:p>0.000212962284753899</text:p>
          </table:table-cell>
        </table:table-row>
        <table:table-row table:style-name="ro1">
          <table:table-cell office:value-type="float" office:value="-585.821867387391" calcext:value-type="float">
            <text:p>-585.821867387391</text:p>
          </table:table-cell>
          <table:table-cell office:value-type="float" office:value="1806.13796480573" calcext:value-type="float">
            <text:p>1806.13796480573</text:p>
          </table:table-cell>
          <table:table-cell office:value-type="float" office:value="0.000531412873060326" calcext:value-type="float">
            <text:p>0.000531412873060326</text:p>
          </table:table-cell>
        </table:table-row>
        <table:table-row table:style-name="ro1">
          <table:table-cell office:value-type="float" office:value="-550.840201439662" calcext:value-type="float">
            <text:p>-550.840201439662</text:p>
          </table:table-cell>
          <table:table-cell office:value-type="float" office:value="2047.51312776736" calcext:value-type="float">
            <text:p>2047.51312776736</text:p>
          </table:table-cell>
          <table:table-cell office:value-type="float" office:value="-0.000277703686320677" calcext:value-type="float">
            <text:p>-0.000277703686320677</text:p>
          </table:table-cell>
        </table:table-row>
        <table:table-row table:style-name="ro1">
          <table:table-cell office:value-type="float" office:value="-467.666831736997" calcext:value-type="float">
            <text:p>-467.666831736997</text:p>
          </table:table-cell>
          <table:table-cell office:value-type="float" office:value="2079.27433938476" calcext:value-type="float">
            <text:p>2079.27433938476</text:p>
          </table:table-cell>
          <table:table-cell office:value-type="float" office:value="0.000257426018664" calcext:value-type="float">
            <text:p>0.000257426018664</text:p>
          </table:table-cell>
        </table:table-row>
        <table:table-row table:style-name="ro1">
          <table:table-cell office:value-type="float" office:value="-384.493462034332" calcext:value-type="float">
            <text:p>-384.493462034332</text:p>
          </table:table-cell>
          <table:table-cell office:value-type="float" office:value="2111.03555100216" calcext:value-type="float">
            <text:p>2111.03555100216</text:p>
          </table:table-cell>
          <table:table-cell office:value-type="float" office:value="0.000792555723648676" calcext:value-type="float">
            <text:p>0.000792555723648676</text:p>
          </table:table-cell>
        </table:table-row>
        <table:table-row table:style-name="ro1">
          <table:table-cell office:value-type="float" office:value="-549.696495330773" calcext:value-type="float">
            <text:p>-549.696495330773</text:p>
          </table:table-cell>
          <table:table-cell office:value-type="float" office:value="2122.76467651821" calcext:value-type="float">
            <text:p>2122.76467651821</text:p>
          </table:table-cell>
          <table:table-cell office:value-type="float" office:value="-0.000158998693807846" calcext:value-type="float">
            <text:p>-0.000158998693807846</text:p>
          </table:table-cell>
        </table:table-row>
        <table:table-row table:style-name="ro1">
          <table:table-cell office:value-type="float" office:value="-466.523125628108" calcext:value-type="float">
            <text:p>-466.523125628108</text:p>
          </table:table-cell>
          <table:table-cell office:value-type="float" office:value="2154.52588813561" calcext:value-type="float">
            <text:p>2154.52588813561</text:p>
          </table:table-cell>
          <table:table-cell office:value-type="float" office:value="0.00037613101117683" calcext:value-type="float">
            <text:p>0.00037613101117683</text:p>
          </table:table-cell>
        </table:table-row>
        <table:table-row table:style-name="ro1">
          <table:table-cell office:value-type="float" office:value="-548.552789221883" calcext:value-type="float">
            <text:p>-548.552789221883</text:p>
          </table:table-cell>
          <table:table-cell office:value-type="float" office:value="2198.01622526906" calcext:value-type="float">
            <text:p>2198.01622526906</text:p>
          </table:table-cell>
          <table:table-cell office:value-type="float" office:value="-0.0000402937012950154" calcext:value-type="float">
            <text:p>-4.02937012950154E-05</text:p>
          </table:table-cell>
        </table:table-row>
        <table:table-row table:style-name="ro1">
          <table:table-cell office:value-type="float" office:value="-442.845536759122" calcext:value-type="float">
            <text:p>-442.845536759122</text:p>
          </table:table-cell>
          <table:table-cell office:value-type="float" office:value="1961.71385705812" calcext:value-type="float">
            <text:p>1961.71385705812</text:p>
          </table:table-cell>
          <table:table-cell office:value-type="float" office:value="0.00113698648918498" calcext:value-type="float">
            <text:p>0.00113698648918498</text:p>
          </table:table-cell>
        </table:table-row>
        <table:table-row table:style-name="ro1">
          <table:table-cell office:value-type="float" office:value="-413.669499396727" calcext:value-type="float">
            <text:p>-413.669499396727</text:p>
          </table:table-cell>
          <table:table-cell office:value-type="float" office:value="2036.37470403014" calcext:value-type="float">
            <text:p>2036.37470403014</text:p>
          </table:table-cell>
          <table:table-cell office:value-type="float" office:value="0.000964771106416826" calcext:value-type="float">
            <text:p>0.000964771106416826</text:p>
          </table:table-cell>
        </table:table-row>
        <table:table-row table:style-name="ro1">
          <table:table-cell office:value-type="float" office:value="-496.842869099392" calcext:value-type="float">
            <text:p>-496.842869099392</text:p>
          </table:table-cell>
          <table:table-cell office:value-type="float" office:value="2004.61349241274" calcext:value-type="float">
            <text:p>2004.61349241274</text:p>
          </table:table-cell>
          <table:table-cell office:value-type="float" office:value="0.000429641401432149" calcext:value-type="float">
            <text:p>0.000429641401432149</text:p>
          </table:table-cell>
        </table:table-row>
        <table:table-row table:style-name="ro1">
          <table:table-cell office:value-type="float" office:value="-550.808264305979" calcext:value-type="float">
            <text:p>-550.808264305979</text:p>
          </table:table-cell>
          <table:table-cell office:value-type="float" office:value="1578.46162814536" calcext:value-type="float">
            <text:p>1578.46162814536</text:p>
          </table:table-cell>
          <table:table-cell office:value-type="float" office:value="0.0000216026967282208" calcext:value-type="float">
            <text:p>2.16026967282208E-05</text:p>
          </table:table-cell>
        </table:table-row>
        <table:table-row table:style-name="ro1">
          <table:table-cell office:value-type="float" office:value="-473.483167861363" calcext:value-type="float">
            <text:p>-473.483167861363</text:p>
          </table:table-cell>
          <table:table-cell office:value-type="float" office:value="1619.50435995374" calcext:value-type="float">
            <text:p>1619.50435995374</text:p>
          </table:table-cell>
          <table:table-cell office:value-type="float" office:value="0.000531165977847502" calcext:value-type="float">
            <text:p>0.000531165977847502</text:p>
          </table:table-cell>
        </table:table-row>
        <table:table-row table:style-name="ro1">
          <table:table-cell office:value-type="float" office:value="-396.158071416746" calcext:value-type="float">
            <text:p>-396.158071416746</text:p>
          </table:table-cell>
          <table:table-cell office:value-type="float" office:value="1660.54709176211" calcext:value-type="float">
            <text:p>1660.54709176211</text:p>
          </table:table-cell>
          <table:table-cell office:value-type="float" office:value="0.00104072925896678" calcext:value-type="float">
            <text:p>0.00104072925896678</text:p>
          </table:table-cell>
        </table:table-row>
        <table:table-row table:style-name="ro1">
          <table:table-cell office:value-type="float" office:value="-555.671148729224" calcext:value-type="float">
            <text:p>-555.671148729224</text:p>
          </table:table-cell>
          <table:table-cell office:value-type="float" office:value="1654.54881008821" calcext:value-type="float">
            <text:p>1654.54881008821</text:p>
          </table:table-cell>
          <table:table-cell office:value-type="float" office:value="0.00023176234939655" calcext:value-type="float">
            <text:p>0.00023176234939655</text:p>
          </table:table-cell>
        </table:table-row>
        <table:table-row table:style-name="ro1">
          <table:table-cell office:value-type="float" office:value="-478.346052284607" calcext:value-type="float">
            <text:p>-478.346052284607</text:p>
          </table:table-cell>
          <table:table-cell office:value-type="float" office:value="1695.59154189659" calcext:value-type="float">
            <text:p>1695.59154189659</text:p>
          </table:table-cell>
          <table:table-cell office:value-type="float" office:value="0.000741325630515831" calcext:value-type="float">
            <text:p>0.000741325630515831</text:p>
          </table:table-cell>
        </table:table-row>
        <table:table-row table:style-name="ro1">
          <table:table-cell office:value-type="float" office:value="-560.534033152468" calcext:value-type="float">
            <text:p>-560.534033152468</text:p>
          </table:table-cell>
          <table:table-cell office:value-type="float" office:value="1730.63599203106" calcext:value-type="float">
            <text:p>1730.63599203106</text:p>
          </table:table-cell>
          <table:table-cell office:value-type="float" office:value="0.000441922002064878" calcext:value-type="float">
            <text:p>0.000441922002064878</text:p>
          </table:table-cell>
        </table:table-row>
        <table:table-row table:style-name="ro1">
          <table:table-cell office:value-type="float" office:value="-446.733739886593" calcext:value-type="float">
            <text:p>-446.733739886593</text:p>
          </table:table-cell>
          <table:table-cell office:value-type="float" office:value="1811.55103731143" calcext:value-type="float">
            <text:p>1811.55103731143</text:p>
          </table:table-cell>
          <table:table-cell office:value-type="float" office:value="0.00121971100095768" calcext:value-type="float">
            <text:p>0.00121971100095768</text:p>
          </table:table-cell>
        </table:table-row>
        <table:table-row table:style-name="ro1">
          <table:table-cell office:value-type="float" office:value="-503.63388651953" calcext:value-type="float">
            <text:p>-503.63388651953</text:p>
          </table:table-cell>
          <table:table-cell office:value-type="float" office:value="1771.09351467125" calcext:value-type="float">
            <text:p>1771.09351467125</text:p>
          </table:table-cell>
          <table:table-cell office:value-type="float" office:value="0.000830816501511278" calcext:value-type="float">
            <text:p>0.000830816501511278</text:p>
          </table:table-cell>
        </table:table-row>
        <table:table-row table:style-name="ro1">
          <table:table-cell office:value-type="float" office:value="-421.44590565167" calcext:value-type="float">
            <text:p>-421.44590565167</text:p>
          </table:table-cell>
          <table:table-cell office:value-type="float" office:value="1736.04906453677" calcext:value-type="float">
            <text:p>1736.04906453677</text:p>
          </table:table-cell>
          <table:table-cell office:value-type="float" office:value="0.00113022012996223" calcext:value-type="float">
            <text:p>0.00113022012996223</text:p>
          </table:table-cell>
        </table:table-row>
        <table:table-row table:style-name="ro1">
          <table:table-cell office:value-type="float" office:value="-393.327572175684" calcext:value-type="float">
            <text:p>-393.327572175684</text:p>
          </table:table-cell>
          <table:table-cell office:value-type="float" office:value="1574.2045121521" calcext:value-type="float">
            <text:p>1574.2045121521</text:p>
          </table:table-cell>
          <table:table-cell office:value-type="float" office:value="0.000692357366883678" calcext:value-type="float">
            <text:p>0.000692357366883678</text:p>
          </table:table-cell>
        </table:table-row>
        <table:table-row table:style-name="ro1">
          <table:table-cell office:value-type="float" office:value="-470.6526686203" calcext:value-type="float">
            <text:p>-470.6526686203</text:p>
          </table:table-cell>
          <table:table-cell office:value-type="float" office:value="1533.16178034373" calcext:value-type="float">
            <text:p>1533.16178034373</text:p>
          </table:table-cell>
          <table:table-cell office:value-type="float" office:value="0.000182794085764396" calcext:value-type="float">
            <text:p>0.000182794085764396</text:p>
          </table:table-cell>
        </table:table-row>
        <table:table-row table:style-name="ro1">
          <table:table-cell office:value-type="float" office:value="-390.497072934621" calcext:value-type="float">
            <text:p>-390.497072934621</text:p>
          </table:table-cell>
          <table:table-cell office:value-type="float" office:value="1487.86193254209" calcext:value-type="float">
            <text:p>1487.86193254209</text:p>
          </table:table-cell>
          <table:table-cell office:value-type="float" office:value="0.000343985474800572" calcext:value-type="float">
            <text:p>0.000343985474800572</text:p>
          </table:table-cell>
        </table:table-row>
        <table:table-row table:style-name="ro1">
          <table:table-cell office:value-type="float" office:value="-222.846619791475" calcext:value-type="float">
            <text:p>-222.846619791475</text:p>
          </table:table-cell>
          <table:table-cell office:value-type="float" office:value="4000" calcext:value-type="float">
            <text:p>4000</text:p>
          </table:table-cell>
          <table:table-cell office:value-type="float" office:value="102.637595973381" calcext:value-type="float">
            <text:p>102.637595973381</text:p>
          </table:table-cell>
        </table:table-row>
        <table:table-row table:style-name="ro1">
          <table:table-cell office:value-type="float" office:value="-175.07429526779" calcext:value-type="float">
            <text:p>-175.07429526779</text:p>
          </table:table-cell>
          <table:table-cell office:value-type="float" office:value="3885.05066225683" calcext:value-type="float">
            <text:p>3885.05066225683</text:p>
          </table:table-cell>
          <table:table-cell office:value-type="float" office:value="60.8188265270739" calcext:value-type="float">
            <text:p>60.8188265270739</text:p>
          </table:table-cell>
        </table:table-row>
        <table:table-row table:style-name="ro1">
          <table:table-cell office:value-type="float" office:value="-127.301970744104" calcext:value-type="float">
            <text:p>-127.301970744104</text:p>
          </table:table-cell>
          <table:table-cell office:value-type="float" office:value="3770.10132451366" calcext:value-type="float">
            <text:p>3770.10132451366</text:p>
          </table:table-cell>
          <table:table-cell office:value-type="float" office:value="19.000057080767" calcext:value-type="float">
            <text:p>19.000057080767</text:p>
          </table:table-cell>
        </table:table-row>
        <table:table-row table:style-name="ro1">
          <table:table-cell office:value-type="float" office:value="-109.826645177888" calcext:value-type="float">
            <text:p>-109.826645177888</text:p>
          </table:table-cell>
          <table:table-cell office:value-type="float" office:value="4000" calcext:value-type="float">
            <text:p>4000</text:p>
          </table:table-cell>
          <table:table-cell office:value-type="float" office:value="74.107631195671" calcext:value-type="float">
            <text:p>74.107631195671</text:p>
          </table:table-cell>
        </table:table-row>
        <table:table-row table:style-name="ro1">
          <table:table-cell office:value-type="float" office:value="-62.0543206542024" calcext:value-type="float">
            <text:p>-62.0543206542024</text:p>
          </table:table-cell>
          <table:table-cell office:value-type="float" office:value="3885.05066225683" calcext:value-type="float">
            <text:p>3885.05066225683</text:p>
          </table:table-cell>
          <table:table-cell office:value-type="float" office:value="32.288861749364" calcext:value-type="float">
            <text:p>32.288861749364</text:p>
          </table:table-cell>
        </table:table-row>
        <table:table-row table:style-name="ro1">
          <table:table-cell office:value-type="float" office:value="3.19332943569949" calcext:value-type="float">
            <text:p>3.19332943569949</text:p>
          </table:table-cell>
          <table:table-cell office:value-type="float" office:value="4000" calcext:value-type="float">
            <text:p>4000</text:p>
          </table:table-cell>
          <table:table-cell office:value-type="float" office:value="45.577666417961" calcext:value-type="float">
            <text:p>45.577666417961</text:p>
          </table:table-cell>
        </table:table-row>
        <table:table-row table:style-name="ro1">
          <table:table-cell office:value-type="float" office:value="174.392548735588" calcext:value-type="float">
            <text:p>174.392548735588</text:p>
          </table:table-cell>
          <table:table-cell office:value-type="float" office:value="3724.55666188861" calcext:value-type="float">
            <text:p>3724.55666188861</text:p>
          </table:table-cell>
          <table:table-cell office:value-type="float" office:value="-1.32576980295191" calcext:value-type="float">
            <text:p>-1.32576980295191</text:p>
          </table:table-cell>
        </table:table-row>
        <table:table-row table:style-name="ro1">
          <table:table-cell office:value-type="float" office:value="117.326142302292" calcext:value-type="float">
            <text:p>117.326142302292</text:p>
          </table:table-cell>
          <table:table-cell office:value-type="float" office:value="3816.37110792574" calcext:value-type="float">
            <text:p>3816.37110792574</text:p>
          </table:table-cell>
          <table:table-cell office:value-type="float" office:value="14.3087089373524" calcext:value-type="float">
            <text:p>14.3087089373524</text:p>
          </table:table-cell>
        </table:table-row>
        <table:table-row table:style-name="ro1">
          <table:table-cell office:value-type="float" office:value="60.2597358689958" calcext:value-type="float">
            <text:p>60.2597358689958</text:p>
          </table:table-cell>
          <table:table-cell office:value-type="float" office:value="3908.18555396287" calcext:value-type="float">
            <text:p>3908.18555396287</text:p>
          </table:table-cell>
          <table:table-cell office:value-type="float" office:value="29.9431876776567" calcext:value-type="float">
            <text:p>29.9431876776567</text:p>
          </table:table-cell>
        </table:table-row>
        <table:table-row table:style-name="ro1">
          <table:table-cell office:value-type="float" office:value="52.0784922123902" calcext:value-type="float">
            <text:p>52.0784922123902</text:p>
          </table:table-cell>
          <table:table-cell office:value-type="float" office:value="3701.42177018258" calcext:value-type="float">
            <text:p>3701.42177018258</text:p>
          </table:table-cell>
          <table:table-cell office:value-type="float" office:value="1.01990426875537" calcext:value-type="float">
            <text:p>1.01990426875537</text:p>
          </table:table-cell>
        </table:table-row>
        <table:table-row table:style-name="ro1">
          <table:table-cell office:value-type="float" office:value="-4.98791422090611" calcext:value-type="float">
            <text:p>-4.98791422090611</text:p>
          </table:table-cell>
          <table:table-cell office:value-type="float" office:value="3793.2362162197" calcext:value-type="float">
            <text:p>3793.2362162197</text:p>
          </table:table-cell>
          <table:table-cell office:value-type="float" office:value="16.6543830090597" calcext:value-type="float">
            <text:p>16.6543830090597</text:p>
          </table:table-cell>
        </table:table-row>
        <table:table-row table:style-name="ro1">
          <table:table-cell office:value-type="float" office:value="-70.235564310808" calcext:value-type="float">
            <text:p>-70.235564310808</text:p>
          </table:table-cell>
          <table:table-cell office:value-type="float" office:value="3678.28687847654" calcext:value-type="float">
            <text:p>3678.28687847654</text:p>
          </table:table-cell>
          <table:table-cell office:value-type="float" office:value="3.36557834046265" calcext:value-type="float">
            <text:p>3.36557834046265</text:p>
          </table:table-cell>
        </table:table-row>
        <table:table-row table:style-name="ro1">
          <table:table-cell office:value-type="float" office:value="228.309869721841" calcext:value-type="float">
            <text:p>228.309869721841</text:p>
          </table:table-cell>
          <table:table-cell office:value-type="float" office:value="3816.37110792574" calcext:value-type="float">
            <text:p>3816.37110792574</text:p>
          </table:table-cell>
          <table:table-cell office:value-type="float" office:value="-1.64872995790675" calcext:value-type="float">
            <text:p>-1.64872995790675</text:p>
          </table:table-cell>
        </table:table-row>
        <table:table-row table:style-name="ro1">
          <table:table-cell office:value-type="float" office:value="282.227190708093" calcext:value-type="float">
            <text:p>282.227190708093</text:p>
          </table:table-cell>
          <table:table-cell office:value-type="float" office:value="3908.18555396287" calcext:value-type="float">
            <text:p>3908.18555396287</text:p>
          </table:table-cell>
          <table:table-cell office:value-type="float" office:value="-1.97169011286159" calcext:value-type="float">
            <text:p>-1.97169011286159</text:p>
          </table:table-cell>
        </table:table-row>
        <table:table-row table:style-name="ro1">
          <table:table-cell office:value-type="float" office:value="336.144511694345" calcext:value-type="float">
            <text:p>336.144511694345</text:p>
          </table:table-cell>
          <table:table-cell office:value-type="float" office:value="4000" calcext:value-type="float">
            <text:p>4000</text:p>
          </table:table-cell>
          <table:table-cell office:value-type="float" office:value="-2.29465026781643" calcext:value-type="float">
            <text:p>-2.29465026781643</text:p>
          </table:table-cell>
        </table:table-row>
        <table:table-row table:style-name="ro1">
          <table:table-cell office:value-type="float" office:value="171.243463288544" calcext:value-type="float">
            <text:p>171.243463288544</text:p>
          </table:table-cell>
          <table:table-cell office:value-type="float" office:value="3908.18555396287" calcext:value-type="float">
            <text:p>3908.18555396287</text:p>
          </table:table-cell>
          <table:table-cell office:value-type="float" office:value="13.9857487823975" calcext:value-type="float">
            <text:p>13.9857487823975</text:p>
          </table:table-cell>
        </table:table-row>
        <table:table-row table:style-name="ro1">
          <table:table-cell office:value-type="float" office:value="225.160784274797" calcext:value-type="float">
            <text:p>225.160784274797</text:p>
          </table:table-cell>
          <table:table-cell office:value-type="float" office:value="4000" calcext:value-type="float">
            <text:p>4000</text:p>
          </table:table-cell>
          <table:table-cell office:value-type="float" office:value="13.6627886274427" calcext:value-type="float">
            <text:p>13.6627886274427</text:p>
          </table:table-cell>
        </table:table-row>
        <table:table-row table:style-name="ro1">
          <table:table-cell office:value-type="float" office:value="114.177056855248" calcext:value-type="float">
            <text:p>114.177056855248</text:p>
          </table:table-cell>
          <table:table-cell office:value-type="float" office:value="4000" calcext:value-type="float">
            <text:p>4000</text:p>
          </table:table-cell>
          <table:table-cell office:value-type="float" office:value="29.6202275227019" calcext:value-type="float">
            <text:p>29.6202275227019</text:p>
          </table:table-cell>
        </table:table-row>
        <table:table-row table:style-name="ro1">
          <table:table-cell office:value-type="float" office:value="384.54493576978" calcext:value-type="float">
            <text:p>384.54493576978</text:p>
          </table:table-cell>
          <table:table-cell office:value-type="float" office:value="3937.6664782481" calcext:value-type="float">
            <text:p>3937.6664782481</text:p>
          </table:table-cell>
          <table:table-cell office:value-type="float" office:value="-2.01302531370582" calcext:value-type="float">
            <text:p>-2.01302531370582</text:p>
          </table:table-cell>
        </table:table-row>
        <table:table-row table:style-name="ro1">
          <table:table-cell office:value-type="float" office:value="330.627614783528" calcext:value-type="float">
            <text:p>330.627614783528</text:p>
          </table:table-cell>
          <table:table-cell office:value-type="float" office:value="3845.85203221097" calcext:value-type="float">
            <text:p>3845.85203221097</text:p>
          </table:table-cell>
          <table:table-cell office:value-type="float" office:value="-1.69006515875099" calcext:value-type="float">
            <text:p>-1.69006515875099</text:p>
          </table:table-cell>
        </table:table-row>
        <table:table-row table:style-name="ro1">
          <table:table-cell office:value-type="float" office:value="276.710293797275" calcext:value-type="float">
            <text:p>276.710293797275</text:p>
          </table:table-cell>
          <table:table-cell office:value-type="float" office:value="3754.03758617384" calcext:value-type="float">
            <text:p>3754.03758617384</text:p>
          </table:table-cell>
          <table:table-cell office:value-type="float" office:value="-1.36710500379615" calcext:value-type="float">
            <text:p>-1.36710500379615</text:p>
          </table:table-cell>
        </table:table-row>
        <table:table-row table:style-name="ro1">
          <table:table-cell office:value-type="float" office:value="432.945359845215" calcext:value-type="float">
            <text:p>432.945359845215</text:p>
          </table:table-cell>
          <table:table-cell office:value-type="float" office:value="3875.33295649619" calcext:value-type="float">
            <text:p>3875.33295649619</text:p>
          </table:table-cell>
          <table:table-cell office:value-type="float" office:value="-1.73140035959522" calcext:value-type="float">
            <text:p>-1.73140035959522</text:p>
          </table:table-cell>
        </table:table-row>
        <table:table-row table:style-name="ro1">
          <table:table-cell office:value-type="float" office:value="379.028038858963" calcext:value-type="float">
            <text:p>379.028038858963</text:p>
          </table:table-cell>
          <table:table-cell office:value-type="float" office:value="3783.51851045906" calcext:value-type="float">
            <text:p>3783.51851045906</text:p>
          </table:table-cell>
          <table:table-cell office:value-type="float" office:value="-1.40844020464038" calcext:value-type="float">
            <text:p>-1.40844020464038</text:p>
          </table:table-cell>
        </table:table-row>
        <table:table-row table:style-name="ro1">
          <table:table-cell office:value-type="float" office:value="481.34578392065" calcext:value-type="float">
            <text:p>481.34578392065</text:p>
          </table:table-cell>
          <table:table-cell office:value-type="float" office:value="3812.99943474428" calcext:value-type="float">
            <text:p>3812.99943474428</text:p>
          </table:table-cell>
          <table:table-cell office:value-type="float" office:value="-1.44977540548462" calcext:value-type="float">
            <text:p>-1.44977540548462</text:p>
          </table:table-cell>
        </table:table-row>
        <table:table-row table:style-name="ro1">
          <table:table-cell office:value-type="float" office:value="527.977322374774" calcext:value-type="float">
            <text:p>527.977322374774</text:p>
          </table:table-cell>
          <table:table-cell office:value-type="float" office:value="3875.33295649619" calcext:value-type="float">
            <text:p>3875.33295649619</text:p>
          </table:table-cell>
          <table:table-cell office:value-type="float" office:value="-0.655328434217341" calcext:value-type="float">
            <text:p>-0.655328434217341</text:p>
          </table:table-cell>
        </table:table-row>
        <table:table-row table:style-name="ro1">
          <table:table-cell office:value-type="float" office:value="574.608860828899" calcext:value-type="float">
            <text:p>574.608860828899</text:p>
          </table:table-cell>
          <table:table-cell office:value-type="float" office:value="3937.66647824809" calcext:value-type="float">
            <text:p>3937.66647824809</text:p>
          </table:table-cell>
          <table:table-cell office:value-type="float" office:value="0.139118537049936" calcext:value-type="float">
            <text:p>0.139118537049936</text:p>
          </table:table-cell>
        </table:table-row>
        <table:table-row table:style-name="ro1">
          <table:table-cell office:value-type="float" office:value="621.240399283023" calcext:value-type="float">
            <text:p>621.240399283023</text:p>
          </table:table-cell>
          <table:table-cell office:value-type="float" office:value="4000" calcext:value-type="float">
            <text:p>4000</text:p>
          </table:table-cell>
          <table:table-cell office:value-type="float" office:value="0.933565508317212" calcext:value-type="float">
            <text:p>0.933565508317212</text:p>
          </table:table-cell>
        </table:table-row>
        <table:table-row table:style-name="ro1">
          <table:table-cell office:value-type="float" office:value="479.576898299339" calcext:value-type="float">
            <text:p>479.576898299339</text:p>
          </table:table-cell>
          <table:table-cell office:value-type="float" office:value="3937.66647824809" calcext:value-type="float">
            <text:p>3937.66647824809</text:p>
          </table:table-cell>
          <table:table-cell office:value-type="float" office:value="-0.936953388327944" calcext:value-type="float">
            <text:p>-0.936953388327944</text:p>
          </table:table-cell>
        </table:table-row>
        <table:table-row table:style-name="ro1">
          <table:table-cell office:value-type="float" office:value="526.208436753464" calcext:value-type="float">
            <text:p>526.208436753464</text:p>
          </table:table-cell>
          <table:table-cell office:value-type="float" office:value="4000" calcext:value-type="float">
            <text:p>4000</text:p>
          </table:table-cell>
          <table:table-cell office:value-type="float" office:value="-0.142506417060668" calcext:value-type="float">
            <text:p>-0.142506417060668</text:p>
          </table:table-cell>
        </table:table-row>
        <table:table-row table:style-name="ro1">
          <table:table-cell office:value-type="float" office:value="431.176474223905" calcext:value-type="float">
            <text:p>431.176474223905</text:p>
          </table:table-cell>
          <table:table-cell office:value-type="float" office:value="4000" calcext:value-type="float">
            <text:p>4000</text:p>
          </table:table-cell>
          <table:table-cell office:value-type="float" office:value="-1.21857834243855" calcext:value-type="float">
            <text:p>-1.21857834243855</text:p>
          </table:table-cell>
        </table:table-row>
        <table:table-row table:style-name="ro1">
          <table:table-cell office:value-type="float" office:value="692.553731566934" calcext:value-type="float">
            <text:p>692.553731566934</text:p>
          </table:table-cell>
          <table:table-cell office:value-type="float" office:value="3839.42277727158" calcext:value-type="float">
            <text:p>3839.42277727158</text:p>
          </table:table-cell>
          <table:table-cell office:value-type="float" office:value="0.29197111239902" calcext:value-type="float">
            <text:p>0.29197111239902</text:p>
          </table:table-cell>
        </table:table-row>
        <table:table-row table:style-name="ro1">
          <table:table-cell office:value-type="float" office:value="668.782620805631" calcext:value-type="float">
            <text:p>668.782620805631</text:p>
          </table:table-cell>
          <table:table-cell office:value-type="float" office:value="3892.94851818105" calcext:value-type="float">
            <text:p>3892.94851818105</text:p>
          </table:table-cell>
          <table:table-cell office:value-type="float" office:value="0.505835911038417" calcext:value-type="float">
            <text:p>0.505835911038417</text:p>
          </table:table-cell>
        </table:table-row>
        <table:table-row table:style-name="ro1">
          <table:table-cell office:value-type="float" office:value="645.011510044327" calcext:value-type="float">
            <text:p>645.011510044327</text:p>
          </table:table-cell>
          <table:table-cell office:value-type="float" office:value="3946.47425909053" calcext:value-type="float">
            <text:p>3946.47425909053</text:p>
          </table:table-cell>
          <table:table-cell office:value-type="float" office:value="0.719700709677815" calcext:value-type="float">
            <text:p>0.719700709677815</text:p>
          </table:table-cell>
        </table:table-row>
        <table:table-row table:style-name="ro1">
          <table:table-cell office:value-type="float" office:value="622.151082351506" calcext:value-type="float">
            <text:p>622.151082351506</text:p>
          </table:table-cell>
          <table:table-cell office:value-type="float" office:value="3830.61499642915" calcext:value-type="float">
            <text:p>3830.61499642915</text:p>
          </table:table-cell>
          <table:table-cell office:value-type="float" office:value="-0.288611060228859" calcext:value-type="float">
            <text:p>-0.288611060228859</text:p>
          </table:table-cell>
        </table:table-row>
        <table:table-row table:style-name="ro1">
          <table:table-cell office:value-type="float" office:value="598.379971590202" calcext:value-type="float">
            <text:p>598.379971590202</text:p>
          </table:table-cell>
          <table:table-cell office:value-type="float" office:value="3884.14073733862" calcext:value-type="float">
            <text:p>3884.14073733862</text:p>
          </table:table-cell>
          <table:table-cell office:value-type="float" office:value="-0.0747462615894618" calcext:value-type="float">
            <text:p>-0.0747462615894618</text:p>
          </table:table-cell>
        </table:table-row>
        <table:table-row table:style-name="ro1">
          <table:table-cell office:value-type="float" office:value="551.748433136078" calcext:value-type="float">
            <text:p>551.748433136078</text:p>
          </table:table-cell>
          <table:table-cell office:value-type="float" office:value="3821.80721558671" calcext:value-type="float">
            <text:p>3821.80721558671</text:p>
          </table:table-cell>
          <table:table-cell office:value-type="float" office:value="-0.869193232856738" calcext:value-type="float">
            <text:p>-0.869193232856738</text:p>
          </table:table-cell>
        </table:table-row>
        <table:table-row table:style-name="ro1">
          <table:table-cell office:value-type="float" office:value="682.207433948987" calcext:value-type="float">
            <text:p>682.207433948987</text:p>
          </table:table-cell>
          <table:table-cell office:value-type="float" office:value="3773.36767507795" calcext:value-type="float">
            <text:p>3773.36767507795</text:p>
          </table:table-cell>
          <table:table-cell office:value-type="float" office:value="0.12506737754728" calcext:value-type="float">
            <text:p>0.12506737754728</text:p>
          </table:table-cell>
        </table:table-row>
        <table:table-row table:style-name="ro1">
          <table:table-cell office:value-type="float" office:value="671.86113633104" calcext:value-type="float">
            <text:p>671.86113633104</text:p>
          </table:table-cell>
          <table:table-cell office:value-type="float" office:value="3707.31257288433" calcext:value-type="float">
            <text:p>3707.31257288433</text:p>
          </table:table-cell>
          <table:table-cell office:value-type="float" office:value="-0.041836357304461" calcext:value-type="float">
            <text:p>-0.041836357304461</text:p>
          </table:table-cell>
        </table:table-row>
        <table:table-row table:style-name="ro1">
          <table:table-cell office:value-type="float" office:value="661.514838713093" calcext:value-type="float">
            <text:p>661.514838713093</text:p>
          </table:table-cell>
          <table:table-cell office:value-type="float" office:value="3641.25747069071" calcext:value-type="float">
            <text:p>3641.25747069071</text:p>
          </table:table-cell>
          <table:table-cell office:value-type="float" office:value="-0.208740092156202" calcext:value-type="float">
            <text:p>-0.208740092156202</text:p>
          </table:table-cell>
        </table:table-row>
        <table:table-row table:style-name="ro1">
          <table:table-cell office:value-type="float" office:value="748.369154377899" calcext:value-type="float">
            <text:p>748.369154377899</text:p>
          </table:table-cell>
          <table:table-cell office:value-type="float" office:value="3815.17074040328" calcext:value-type="float">
            <text:p>3815.17074040328</text:p>
          </table:table-cell>
          <table:table-cell office:value-type="float" office:value="0.232653164050691" calcext:value-type="float">
            <text:p>0.232653164050691</text:p>
          </table:table-cell>
        </table:table-row>
        <table:table-row table:style-name="ro1">
          <table:table-cell office:value-type="float" office:value="738.022856759952" calcext:value-type="float">
            <text:p>738.022856759952</text:p>
          </table:table-cell>
          <table:table-cell office:value-type="float" office:value="3749.11563820965" calcext:value-type="float">
            <text:p>3749.11563820965</text:p>
          </table:table-cell>
          <table:table-cell office:value-type="float" office:value="0.06574942919895" calcext:value-type="float">
            <text:p>0.06574942919895</text:p>
          </table:table-cell>
        </table:table-row>
        <table:table-row table:style-name="ro1">
          <table:table-cell office:value-type="float" office:value="727.676559142005" calcext:value-type="float">
            <text:p>727.676559142005</text:p>
          </table:table-cell>
          <table:table-cell office:value-type="float" office:value="3683.06053601603" calcext:value-type="float">
            <text:p>3683.06053601603</text:p>
          </table:table-cell>
          <table:table-cell office:value-type="float" office:value="-0.101154305652791" calcext:value-type="float">
            <text:p>-0.101154305652791</text:p>
          </table:table-cell>
        </table:table-row>
        <table:table-row table:style-name="ro1">
          <table:table-cell office:value-type="float" office:value="804.184577188864" calcext:value-type="float">
            <text:p>804.184577188864</text:p>
          </table:table-cell>
          <table:table-cell office:value-type="float" office:value="3790.91870353497" calcext:value-type="float">
            <text:p>3790.91870353497</text:p>
          </table:table-cell>
          <table:table-cell office:value-type="float" office:value="0.173335215702361" calcext:value-type="float">
            <text:p>0.173335215702361</text:p>
          </table:table-cell>
        </table:table-row>
        <table:table-row table:style-name="ro1">
          <table:table-cell office:value-type="float" office:value="793.838279570917" calcext:value-type="float">
            <text:p>793.838279570917</text:p>
          </table:table-cell>
          <table:table-cell office:value-type="float" office:value="3724.86360134135" calcext:value-type="float">
            <text:p>3724.86360134135</text:p>
          </table:table-cell>
          <table:table-cell office:value-type="float" office:value="0.00643148085062039" calcext:value-type="float">
            <text:p>0.00643148085062039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766.66666666667" calcext:value-type="float">
            <text:p>3766.66666666667</text:p>
          </table:table-cell>
          <table:table-cell office:value-type="float" office:value="0.114017267354031" calcext:value-type="float">
            <text:p>0.114017267354031</text:p>
          </table:table-cell>
        </table:table-row>
        <table:table-row table:style-name="ro1">
          <table:table-cell office:value-type="float" office:value="611.804784733559" calcext:value-type="float">
            <text:p>611.804784733559</text:p>
          </table:table-cell>
          <table:table-cell office:value-type="float" office:value="3764.55989423552" calcext:value-type="float">
            <text:p>3764.55989423552</text:p>
          </table:table-cell>
          <table:table-cell office:value-type="float" office:value="-0.4555147950806" calcext:value-type="float">
            <text:p>-0.4555147950806</text:p>
          </table:table-cell>
        </table:table-row>
        <table:table-row table:style-name="ro1">
          <table:table-cell office:value-type="float" office:value="541.402135518131" calcext:value-type="float">
            <text:p>541.402135518131</text:p>
          </table:table-cell>
          <table:table-cell office:value-type="float" office:value="3755.75211339309" calcext:value-type="float">
            <text:p>3755.75211339309</text:p>
          </table:table-cell>
          <table:table-cell office:value-type="float" office:value="-1.03609696770848" calcext:value-type="float">
            <text:p>-1.03609696770848</text:p>
          </table:table-cell>
        </table:table-row>
        <table:table-row table:style-name="ro1">
          <table:table-cell office:value-type="float" office:value="601.458487115612" calcext:value-type="float">
            <text:p>601.458487115612</text:p>
          </table:table-cell>
          <table:table-cell office:value-type="float" office:value="3698.5047920419" calcext:value-type="float">
            <text:p>3698.5047920419</text:p>
          </table:table-cell>
          <table:table-cell office:value-type="float" office:value="-0.62241852993234" calcext:value-type="float">
            <text:p>-0.62241852993234</text:p>
          </table:table-cell>
        </table:table-row>
        <table:table-row table:style-name="ro1">
          <table:table-cell office:value-type="float" office:value="751.251513991276" calcext:value-type="float">
            <text:p>751.251513991276</text:p>
          </table:table-cell>
          <table:table-cell office:value-type="float" office:value="-16.1691995678025" calcext:value-type="float">
            <text:p>-16.1691995678025</text:p>
          </table:table-cell>
          <table:table-cell office:value-type="float" office:value="-0.0000617253273763574" calcext:value-type="float">
            <text:p>-6.17253273763574E-05</text:p>
          </table:table-cell>
        </table:table-row>
        <table:table-row table:style-name="ro1">
          <table:table-cell office:value-type="float" office:value="805.625756995552" calcext:value-type="float">
            <text:p>805.625756995552</text:p>
          </table:table-cell>
          <table:table-cell office:value-type="float" office:value="-69.1957108950124" calcext:value-type="float">
            <text:p>-69.1957108950124</text:p>
          </table:table-cell>
          <table:table-cell office:value-type="float" office:value="-0.0000608715517838356" calcext:value-type="float">
            <text:p>-6.08715517838356E-0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-122.222222222222" calcext:value-type="float">
            <text:p>-122.222222222222</text:p>
          </table:table-cell>
          <table:table-cell office:value-type="float" office:value="-0.0000600177761913138" calcext:value-type="float">
            <text:p>-6.00177761913138E-05</text:p>
          </table:table-cell>
        </table:table-row>
        <table:table-row table:style-name="ro1">
          <table:table-cell office:value-type="float" office:value="805.625756995552" calcext:value-type="float">
            <text:p>805.625756995552</text:p>
          </table:table-cell>
          <table:table-cell office:value-type="float" office:value="8.58206688276538" calcext:value-type="float">
            <text:p>8.58206688276538</text:p>
          </table:table-cell>
          <table:table-cell office:value-type="float" office:value="-0.000118184005412325" calcext:value-type="float">
            <text:p>-0.00011818400541232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-44.4444444444445" calcext:value-type="float">
            <text:p>-44.4444444444445</text:p>
          </table:table-cell>
          <table:table-cell office:value-type="float" office:value="-0.000117330229819803" calcext:value-type="float">
            <text:p>-0.000117330229819803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0.000174642683448292" calcext:value-type="float">
            <text:p>-0.000174642683448292</text:p>
          </table:table-cell>
        </table:table-row>
        <table:table-row table:style-name="ro1">
          <table:table-cell office:value-type="float" office:value="740.867823394262" calcext:value-type="float">
            <text:p>740.867823394262</text:p>
          </table:table-cell>
          <table:table-cell office:value-type="float" office:value="46.3737360524056" calcext:value-type="float">
            <text:p>46.3737360524056</text:p>
          </table:table-cell>
          <table:table-cell office:value-type="float" office:value="-0.0000572863169397346" calcext:value-type="float">
            <text:p>-5.72863169397346E-05</text:p>
          </table:table-cell>
        </table:table-row>
        <table:table-row table:style-name="ro1">
          <table:table-cell office:value-type="float" office:value="795.242066398538" calcext:value-type="float">
            <text:p>795.242066398538</text:p>
          </table:table-cell>
          <table:table-cell office:value-type="float" office:value="71.1250025029735" calcext:value-type="float">
            <text:p>71.1250025029735</text:p>
          </table:table-cell>
          <table:table-cell office:value-type="float" office:value="-0.000113744994975702" calcext:value-type="float">
            <text:p>-0.000113744994975702</text:p>
          </table:table-cell>
        </table:table-row>
        <table:table-row table:style-name="ro1">
          <table:table-cell office:value-type="float" office:value="730.484132797247" calcext:value-type="float">
            <text:p>730.484132797247</text:p>
          </table:table-cell>
          <table:table-cell office:value-type="float" office:value="108.916671672614" calcext:value-type="float">
            <text:p>108.916671672614</text:p>
          </table:table-cell>
          <table:table-cell office:value-type="float" office:value="-0.0000528473065031118" calcext:value-type="float">
            <text:p>-5.28473065031118E-05</text:p>
          </table:table-cell>
        </table:table-row>
        <table:table-row table:style-name="ro1">
          <table:table-cell office:value-type="float" office:value="-317.231571892024" calcext:value-type="float">
            <text:p>-317.231571892024</text:p>
          </table:table-cell>
          <table:table-cell office:value-type="float" office:value="921.659069285873" calcext:value-type="float">
            <text:p>921.659069285873</text:p>
          </table:table-cell>
          <table:table-cell office:value-type="float" office:value="0.000162224588281786" calcext:value-type="float">
            <text:p>0.000162224588281786</text:p>
          </table:table-cell>
        </table:table-row>
        <table:table-row table:style-name="ro1">
          <table:table-cell office:value-type="float" office:value="-321.240175889664" calcext:value-type="float">
            <text:p>-321.240175889664</text:p>
          </table:table-cell>
          <table:table-cell office:value-type="float" office:value="845.844476179205" calcext:value-type="float">
            <text:p>845.844476179205</text:p>
          </table:table-cell>
          <table:table-cell office:value-type="float" office:value="0.0000678673903691953" calcext:value-type="float">
            <text:p>6.78673903691953E-05</text:p>
          </table:table-cell>
        </table:table-row>
        <table:table-row table:style-name="ro1">
          <table:table-cell office:value-type="float" office:value="-325.248779887304" calcext:value-type="float">
            <text:p>-325.248779887304</text:p>
          </table:table-cell>
          <table:table-cell office:value-type="float" office:value="770.029883072536" calcext:value-type="float">
            <text:p>770.029883072536</text:p>
          </table:table-cell>
          <table:table-cell office:value-type="float" office:value="-0.0000264898075433957" calcext:value-type="float">
            <text:p>-2.64898075433957E-05</text:p>
          </table:table-cell>
        </table:table-row>
        <table:table-row table:style-name="ro1">
          <table:table-cell office:value-type="float" office:value="-233.72893801047" calcext:value-type="float">
            <text:p>-233.72893801047</text:p>
          </table:table-cell>
          <table:table-cell office:value-type="float" office:value="880.56457758594" calcext:value-type="float">
            <text:p>880.56457758594</text:p>
          </table:table-cell>
          <table:table-cell office:value-type="float" office:value="-0.000048838616547696" calcext:value-type="float">
            <text:p>-4.8838616547696E-05</text:p>
          </table:table-cell>
        </table:table-row>
        <table:table-row table:style-name="ro1">
          <table:table-cell office:value-type="float" office:value="-237.73754200811" calcext:value-type="float">
            <text:p>-237.73754200811</text:p>
          </table:table-cell>
          <table:table-cell office:value-type="float" office:value="804.749984479272" calcext:value-type="float">
            <text:p>804.749984479272</text:p>
          </table:table-cell>
          <table:table-cell office:value-type="float" office:value="-0.000143195814460287" calcext:value-type="float">
            <text:p>-0.000143195814460287</text:p>
          </table:table-cell>
        </table:table-row>
        <table:table-row table:style-name="ro1">
          <table:table-cell office:value-type="float" office:value="-150.226304128915" calcext:value-type="float">
            <text:p>-150.226304128915</text:p>
          </table:table-cell>
          <table:table-cell office:value-type="float" office:value="839.470085886008" calcext:value-type="float">
            <text:p>839.470085886008</text:p>
          </table:table-cell>
          <table:table-cell office:value-type="float" office:value="-0.000259901821377178" calcext:value-type="float">
            <text:p>-0.000259901821377178</text:p>
          </table:table-cell>
        </table:table-row>
        <table:table-row table:style-name="ro1">
          <table:table-cell office:value-type="float" office:value="-255.119823546598" calcext:value-type="float">
            <text:p>-255.119823546598</text:p>
          </table:table-cell>
          <table:table-cell office:value-type="float" office:value="710.882951973876" calcext:value-type="float">
            <text:p>710.882951973876</text:p>
          </table:table-cell>
          <table:table-cell office:value-type="float" office:value="-0.0000960450742461595" calcext:value-type="float">
            <text:p>-9.60450742461595E-05</text:p>
          </table:table-cell>
        </table:table-row>
        <table:table-row table:style-name="ro1">
          <table:table-cell office:value-type="float" office:value="-184.990867205893" calcext:value-type="float">
            <text:p>-184.990867205893</text:p>
          </table:table-cell>
          <table:table-cell office:value-type="float" office:value="651.736020875216" calcext:value-type="float">
            <text:p>651.736020875216</text:p>
          </table:table-cell>
          <table:table-cell office:value-type="float" office:value="-0.000165600340948923" calcext:value-type="float">
            <text:p>-0.000165600340948923</text:p>
          </table:table-cell>
        </table:table-row>
        <table:table-row table:style-name="ro1">
          <table:table-cell office:value-type="float" office:value="-167.608585667404" calcext:value-type="float">
            <text:p>-167.608585667404</text:p>
          </table:table-cell>
          <table:table-cell office:value-type="float" office:value="745.603053380612" calcext:value-type="float">
            <text:p>745.603053380612</text:p>
          </table:table-cell>
          <table:table-cell office:value-type="float" office:value="-0.000212751081163051" calcext:value-type="float">
            <text:p>-0.000212751081163051</text:p>
          </table:table-cell>
        </table:table-row>
        <table:table-row table:style-name="ro1">
          <table:table-cell office:value-type="float" office:value="91.3787127203017" calcext:value-type="float">
            <text:p>91.3787127203017</text:p>
          </table:table-cell>
          <table:table-cell office:value-type="float" office:value="645.580106796087" calcext:value-type="float">
            <text:p>645.580106796087</text:p>
          </table:table-cell>
          <table:table-cell office:value-type="float" office:value="-0.0000583429839506961" calcext:value-type="float">
            <text:p>-5.83429839506961E-05</text:p>
          </table:table-cell>
        </table:table-row>
        <table:table-row table:style-name="ro1">
          <table:table-cell office:value-type="float" office:value="71.4714631967444" calcext:value-type="float">
            <text:p>71.4714631967444</text:p>
          </table:table-cell>
          <table:table-cell office:value-type="float" office:value="537.73788312399" calcext:value-type="float">
            <text:p>537.73788312399</text:p>
          </table:table-cell>
          <table:table-cell office:value-type="float" office:value="-0.0000361743086912119" calcext:value-type="float">
            <text:p>-3.61743086912119E-05</text:p>
          </table:table-cell>
        </table:table-row>
        <table:table-row table:style-name="ro1">
          <table:table-cell office:value-type="float" office:value="51.5642136731871" calcext:value-type="float">
            <text:p>51.5642136731871</text:p>
          </table:table-cell>
          <table:table-cell office:value-type="float" office:value="429.895659451894" calcext:value-type="float">
            <text:p>429.895659451894</text:p>
          </table:table-cell>
          <table:table-cell office:value-type="float" office:value="-0.0000140056334317276" calcext:value-type="float">
            <text:p>-1.40056334317276E-05</text:p>
          </table:table-cell>
        </table:table-row>
        <table:table-row table:style-name="ro1">
          <table:table-cell office:value-type="float" office:value="179.519698500778" calcext:value-type="float">
            <text:p>179.519698500778</text:p>
          </table:table-cell>
          <table:table-cell office:value-type="float" office:value="597.011736845347" calcext:value-type="float">
            <text:p>597.011736845347</text:p>
          </table:table-cell>
          <table:table-cell office:value-type="float" office:value="-0.0000340132233533763" calcext:value-type="float">
            <text:p>-3.40132233533763E-05</text:p>
          </table:table-cell>
        </table:table-row>
        <table:table-row table:style-name="ro1">
          <table:table-cell office:value-type="float" office:value="159.612448977221" calcext:value-type="float">
            <text:p>159.612448977221</text:p>
          </table:table-cell>
          <table:table-cell office:value-type="float" office:value="489.169513173251" calcext:value-type="float">
            <text:p>489.169513173251</text:p>
          </table:table-cell>
          <table:table-cell office:value-type="float" office:value="-0.0000118445480938921" calcext:value-type="float">
            <text:p>-1.18445480938921E-05</text:p>
          </table:table-cell>
        </table:table-row>
        <table:table-row table:style-name="ro1">
          <table:table-cell office:value-type="float" office:value="267.660684281254" calcext:value-type="float">
            <text:p>267.660684281254</text:p>
          </table:table-cell>
          <table:table-cell office:value-type="float" office:value="548.443366894608" calcext:value-type="float">
            <text:p>548.443366894608</text:p>
          </table:table-cell>
          <table:table-cell office:value-type="float" office:value="-0.00000968346275605653" calcext:value-type="float">
            <text:p>-9.68346275605653E-06</text:p>
          </table:table-cell>
        </table:table-row>
        <table:table-row table:style-name="ro1">
          <table:table-cell office:value-type="float" office:value="-104.455861589487" calcext:value-type="float">
            <text:p>-104.455861589487</text:p>
          </table:table-cell>
          <table:table-cell office:value-type="float" office:value="587.106027845243" calcext:value-type="float">
            <text:p>587.106027845243</text:p>
          </table:table-cell>
          <table:table-cell office:value-type="float" office:value="-0.0000984140618067627" calcext:value-type="float">
            <text:p>-9.84140618067627E-05</text:p>
          </table:table-cell>
        </table:table-row>
        <table:table-row table:style-name="ro1">
          <table:table-cell office:value-type="float" office:value="-6.53857443459257" calcext:value-type="float">
            <text:p>-6.53857443459257</text:p>
          </table:table-cell>
          <table:table-cell office:value-type="float" office:value="616.343067320664" calcext:value-type="float">
            <text:p>616.343067320664</text:p>
          </table:table-cell>
          <table:table-cell office:value-type="float" office:value="-0.0000783785228787294" calcext:value-type="float">
            <text:p>-7.83785228787294E-05</text:p>
          </table:table-cell>
        </table:table-row>
        <table:table-row table:style-name="ro1">
          <table:table-cell office:value-type="float" office:value="-87.0735800509983" calcext:value-type="float">
            <text:p>-87.0735800509983</text:p>
          </table:table-cell>
          <table:table-cell office:value-type="float" office:value="680.973060350638" calcext:value-type="float">
            <text:p>680.973060350638</text:p>
          </table:table-cell>
          <table:table-cell office:value-type="float" office:value="-0.00014556480202089" calcext:value-type="float">
            <text:p>-0.00014556480202089</text:p>
          </table:table-cell>
        </table:table-row>
        <table:table-row table:style-name="ro1">
          <table:table-cell office:value-type="float" office:value="10.843707103896" calcext:value-type="float">
            <text:p>10.843707103896</text:p>
          </table:table-cell>
          <table:table-cell office:value-type="float" office:value="710.21009982606" calcext:value-type="float">
            <text:p>710.21009982606</text:p>
          </table:table-cell>
          <table:table-cell office:value-type="float" office:value="-0.000125529263092857" calcext:value-type="float">
            <text:p>-0.000125529263092857</text:p>
          </table:table-cell>
        </table:table-row>
        <table:table-row table:style-name="ro1">
          <table:table-cell office:value-type="float" office:value="-69.6912985125098" calcext:value-type="float">
            <text:p>-69.6912985125098</text:p>
          </table:table-cell>
          <table:table-cell office:value-type="float" office:value="774.840092856034" calcext:value-type="float">
            <text:p>774.840092856034</text:p>
          </table:table-cell>
          <table:table-cell office:value-type="float" office:value="-0.000192715542235018" calcext:value-type="float">
            <text:p>-0.000192715542235018</text:p>
          </table:table-cell>
        </table:table-row>
        <table:table-row table:style-name="ro1">
          <table:table-cell office:value-type="float" office:value="-26.4458239581499" calcext:value-type="float">
            <text:p>-26.4458239581499</text:p>
          </table:table-cell>
          <table:table-cell office:value-type="float" office:value="508.500843648568" calcext:value-type="float">
            <text:p>508.500843648568</text:p>
          </table:table-cell>
          <table:table-cell office:value-type="float" office:value="-0.0000562098476192451" calcext:value-type="float">
            <text:p>-5.62098476192451E-05</text:p>
          </table:table-cell>
        </table:table-row>
        <table:table-row table:style-name="ro1">
          <table:table-cell office:value-type="float" office:value="-374.442302772023" calcext:value-type="float">
            <text:p>-374.442302772023</text:p>
          </table:table-cell>
          <table:table-cell office:value-type="float" office:value="1184.51366908992" calcext:value-type="float">
            <text:p>1184.51366908992</text:p>
          </table:table-cell>
          <table:table-cell office:value-type="float" office:value="0.00098723976975569" calcext:value-type="float">
            <text:p>0.00098723976975569</text:p>
          </table:table-cell>
        </table:table-row>
        <table:table-row table:style-name="ro1">
          <table:table-cell office:value-type="float" office:value="-279.304170726465" calcext:value-type="float">
            <text:p>-279.304170726465</text:p>
          </table:table-cell>
          <table:table-cell office:value-type="float" office:value="1181.3593096135" calcext:value-type="float">
            <text:p>1181.3593096135</text:p>
          </table:table-cell>
          <table:table-cell office:value-type="float" office:value="0.000507742589746045" calcext:value-type="float">
            <text:p>0.000507742589746045</text:p>
          </table:table-cell>
        </table:table-row>
        <table:table-row table:style-name="ro1">
          <table:table-cell office:value-type="float" office:value="-184.166038680907" calcext:value-type="float">
            <text:p>-184.166038680907</text:p>
          </table:table-cell>
          <table:table-cell office:value-type="float" office:value="1178.20495013708" calcext:value-type="float">
            <text:p>1178.20495013708</text:p>
          </table:table-cell>
          <table:table-cell office:value-type="float" office:value="0.0000282454097364008" calcext:value-type="float">
            <text:p>2.82454097364008E-05</text:p>
          </table:table-cell>
        </table:table-row>
        <table:table-row table:style-name="ro1">
          <table:table-cell office:value-type="float" office:value="-347.137682397349" calcext:value-type="float">
            <text:p>-347.137682397349</text:p>
          </table:table-cell>
          <table:table-cell office:value-type="float" office:value="1255.7974438785" calcext:value-type="float">
            <text:p>1255.7974438785</text:p>
          </table:table-cell>
          <table:table-cell office:value-type="float" office:value="0.000496865314073067" calcext:value-type="float">
            <text:p>0.000496865314073067</text:p>
          </table:table-cell>
        </table:table-row>
        <table:table-row table:style-name="ro1">
          <table:table-cell office:value-type="float" office:value="-251.999550351791" calcext:value-type="float">
            <text:p>-251.999550351791</text:p>
          </table:table-cell>
          <table:table-cell office:value-type="float" office:value="1252.64308440208" calcext:value-type="float">
            <text:p>1252.64308440208</text:p>
          </table:table-cell>
          <table:table-cell office:value-type="float" office:value="0.0000173681340634227" calcext:value-type="float">
            <text:p>1.73681340634227E-05</text:p>
          </table:table-cell>
        </table:table-row>
        <table:table-row table:style-name="ro1">
          <table:table-cell office:value-type="float" office:value="-319.833062022675" calcext:value-type="float">
            <text:p>-319.833062022675</text:p>
          </table:table-cell>
          <table:table-cell office:value-type="float" office:value="1327.08121866708" calcext:value-type="float">
            <text:p>1327.08121866708</text:p>
          </table:table-cell>
          <table:table-cell office:value-type="float" office:value="0.00000649085839044465" calcext:value-type="float">
            <text:p>6.49085839044465E-06</text:p>
          </table:table-cell>
        </table:table-row>
        <table:table-row table:style-name="ro1">
          <table:table-cell office:value-type="float" office:value="-351.493559757355" calcext:value-type="float">
            <text:p>-351.493559757355</text:p>
          </table:table-cell>
          <table:table-cell office:value-type="float" office:value="1109.54217989641" calcext:value-type="float">
            <text:p>1109.54217989641</text:p>
          </table:table-cell>
          <table:table-cell office:value-type="float" office:value="0.000622756717537668" calcext:value-type="float">
            <text:p>0.000622756717537668</text:p>
          </table:table-cell>
        </table:table-row>
        <table:table-row table:style-name="ro1">
          <table:table-cell office:value-type="float" office:value="-328.544816742688" calcext:value-type="float">
            <text:p>-328.544816742688</text:p>
          </table:table-cell>
          <table:table-cell office:value-type="float" office:value="1034.5706907029" calcext:value-type="float">
            <text:p>1034.5706907029</text:p>
          </table:table-cell>
          <table:table-cell office:value-type="float" office:value="0.000258273665319646" calcext:value-type="float">
            <text:p>0.000258273665319646</text:p>
          </table:table-cell>
        </table:table-row>
        <table:table-row table:style-name="ro1">
          <table:table-cell office:value-type="float" office:value="-256.355427711798" calcext:value-type="float">
            <text:p>-256.355427711798</text:p>
          </table:table-cell>
          <table:table-cell office:value-type="float" office:value="1106.38782041999" calcext:value-type="float">
            <text:p>1106.38782041999</text:p>
          </table:table-cell>
          <table:table-cell office:value-type="float" office:value="0.000143259537528023" calcext:value-type="float">
            <text:p>0.000143259537528023</text:p>
          </table:table-cell>
        </table:table-row>
        <table:table-row table:style-name="ro1">
          <table:table-cell office:value-type="float" office:value="-245.042182861134" calcext:value-type="float">
            <text:p>-245.042182861134</text:p>
          </table:table-cell>
          <table:table-cell office:value-type="float" office:value="993.476199002965" calcext:value-type="float">
            <text:p>993.476199002965</text:p>
          </table:table-cell>
          <table:table-cell office:value-type="float" office:value="0.0000472104604901637" calcext:value-type="float">
            <text:p>4.72104604901637E-05</text:p>
          </table:table-cell>
        </table:table-row>
        <table:table-row table:style-name="ro1">
          <table:table-cell office:value-type="float" office:value="-161.539548979579" calcext:value-type="float">
            <text:p>-161.539548979579</text:p>
          </table:table-cell>
          <table:table-cell office:value-type="float" office:value="952.381707303032" calcext:value-type="float">
            <text:p>952.381707303032</text:p>
          </table:table-cell>
          <table:table-cell office:value-type="float" office:value="-0.000163852744339319" calcext:value-type="float">
            <text:p>-0.000163852744339319</text:p>
          </table:table-cell>
        </table:table-row>
        <table:table-row table:style-name="ro1">
          <table:table-cell office:value-type="float" office:value="-172.852793830243" calcext:value-type="float">
            <text:p>-172.852793830243</text:p>
          </table:table-cell>
          <table:table-cell office:value-type="float" office:value="1065.29332872006" calcext:value-type="float">
            <text:p>1065.29332872006</text:p>
          </table:table-cell>
          <table:table-cell office:value-type="float" office:value="-0.0000678036673014589" calcext:value-type="float">
            <text:p>-6.78036673014589E-05</text:p>
          </table:table-cell>
        </table:table-row>
        <table:table-row table:style-name="ro1">
          <table:table-cell office:value-type="float" office:value="-49.4809035768891" calcext:value-type="float">
            <text:p>-49.4809035768891</text:p>
          </table:table-cell>
          <table:table-cell office:value-type="float" office:value="884.816860068267" calcext:value-type="float">
            <text:p>884.816860068267</text:p>
          </table:table-cell>
          <table:table-cell office:value-type="float" office:value="-0.000198152219891683" calcext:value-type="float">
            <text:p>-0.000198152219891683</text:p>
          </table:table-cell>
        </table:table-row>
        <table:table-row table:style-name="ro1">
          <table:table-cell office:value-type="float" office:value="31.0541020395166" calcext:value-type="float">
            <text:p>31.0541020395166</text:p>
          </table:table-cell>
          <table:table-cell office:value-type="float" office:value="820.186867038293" calcext:value-type="float">
            <text:p>820.186867038293</text:p>
          </table:table-cell>
          <table:table-cell office:value-type="float" office:value="-0.000130965940749522" calcext:value-type="float">
            <text:p>-0.000130965940749522</text:p>
          </table:table-cell>
        </table:table-row>
        <table:table-row table:style-name="ro1">
          <table:table-cell office:value-type="float" office:value="111.589107655922" calcext:value-type="float">
            <text:p>111.589107655922</text:p>
          </table:table-cell>
          <table:table-cell office:value-type="float" office:value="755.55687400832" calcext:value-type="float">
            <text:p>755.55687400832</text:p>
          </table:table-cell>
          <table:table-cell office:value-type="float" office:value="-0.0000637796616073613" calcext:value-type="float">
            <text:p>-6.37796616073613E-05</text:p>
          </table:table-cell>
        </table:table-row>
        <table:table-row table:style-name="ro1">
          <table:table-cell office:value-type="float" office:value="51.2644969751373" calcext:value-type="float">
            <text:p>51.2644969751373</text:p>
          </table:table-cell>
          <table:table-cell office:value-type="float" office:value="930.163634250526" calcext:value-type="float">
            <text:p>930.163634250526</text:p>
          </table:table-cell>
          <table:table-cell office:value-type="float" office:value="-0.000136402618406187" calcext:value-type="float">
            <text:p>-0.000136402618406187</text:p>
          </table:table-cell>
        </table:table-row>
        <table:table-row table:style-name="ro1">
          <table:table-cell office:value-type="float" office:value="131.799502591543" calcext:value-type="float">
            <text:p>131.799502591543</text:p>
          </table:table-cell>
          <table:table-cell office:value-type="float" office:value="865.533641220553" calcext:value-type="float">
            <text:p>865.533641220553</text:p>
          </table:table-cell>
          <table:table-cell office:value-type="float" office:value="-0.0000692163392640264" calcext:value-type="float">
            <text:p>-6.92163392640264E-05</text:p>
          </table:table-cell>
        </table:table-row>
        <table:table-row table:style-name="ro1">
          <table:table-cell office:value-type="float" office:value="152.009897527164" calcext:value-type="float">
            <text:p>152.009897527164</text:p>
          </table:table-cell>
          <table:table-cell office:value-type="float" office:value="975.510408432786" calcext:value-type="float">
            <text:p>975.510408432786</text:p>
          </table:table-cell>
          <table:table-cell office:value-type="float" office:value="-0.0000746530169206915" calcext:value-type="float">
            <text:p>-7.46530169206915E-05</text:p>
          </table:table-cell>
        </table:table-row>
        <table:table-row table:style-name="ro1">
          <table:table-cell office:value-type="float" office:value="-60.794148427553" calcext:value-type="float">
            <text:p>-60.794148427553</text:p>
          </table:table-cell>
          <table:table-cell office:value-type="float" office:value="997.728481485292" calcext:value-type="float">
            <text:p>997.728481485292</text:p>
          </table:table-cell>
          <table:table-cell office:value-type="float" office:value="-0.000102103142853823" calcext:value-type="float">
            <text:p>-0.000102103142853823</text:p>
          </table:table-cell>
        </table:table-row>
        <table:table-row table:style-name="ro1">
          <table:table-cell office:value-type="float" office:value="39.9512521244734" calcext:value-type="float">
            <text:p>39.9512521244734</text:p>
          </table:table-cell>
          <table:table-cell office:value-type="float" office:value="1043.07525566755" calcext:value-type="float">
            <text:p>1043.07525566755</text:p>
          </table:table-cell>
          <table:table-cell office:value-type="float" office:value="-0.0000403535413683274" calcext:value-type="float">
            <text:p>-4.03535413683274E-05</text:p>
          </table:table-cell>
        </table:table-row>
        <table:table-row table:style-name="ro1">
          <table:table-cell office:value-type="float" office:value="-72.1073932782168" calcext:value-type="float">
            <text:p>-72.1073932782168</text:p>
          </table:table-cell>
          <table:table-cell office:value-type="float" office:value="1110.64010290232" calcext:value-type="float">
            <text:p>1110.64010290232</text:p>
          </table:table-cell>
          <table:table-cell office:value-type="float" office:value="-0.0000060540658159633" calcext:value-type="float">
            <text:p>-6.0540658159633E-06</text:p>
          </table:table-cell>
        </table:table-row>
        <table:table-row table:style-name="ro1">
          <table:table-cell office:value-type="float" office:value="366.066329567427" calcext:value-type="float">
            <text:p>366.066329567427</text:p>
          </table:table-cell>
          <table:table-cell office:value-type="float" office:value="734.946862889729" calcext:value-type="float">
            <text:p>734.946862889729</text:p>
          </table:table-cell>
          <table:table-cell office:value-type="float" office:value="0.0000149418419844616" calcext:value-type="float">
            <text:p>1.49418419844616E-05</text:p>
          </table:table-cell>
        </table:table-row>
        <table:table-row table:style-name="ro1">
          <table:table-cell office:value-type="float" office:value="274.503790618385" calcext:value-type="float">
            <text:p>274.503790618385</text:p>
          </table:table-cell>
          <table:table-cell office:value-type="float" office:value="705.157944191848" calcext:value-type="float">
            <text:p>705.157944191848</text:p>
          </table:table-cell>
          <table:table-cell office:value-type="float" office:value="-0.00000948643332725764" calcext:value-type="float">
            <text:p>-9.48643332725764E-06</text:p>
          </table:table-cell>
        </table:table-row>
        <table:table-row table:style-name="ro1">
          <table:table-cell office:value-type="float" office:value="182.941251669343" calcext:value-type="float">
            <text:p>182.941251669343</text:p>
          </table:table-cell>
          <table:table-cell office:value-type="float" office:value="675.369025493967" calcext:value-type="float">
            <text:p>675.369025493967</text:p>
          </table:table-cell>
          <table:table-cell office:value-type="float" office:value="-0.0000339147086389769" calcext:value-type="float">
            <text:p>-3.39147086389769E-05</text:p>
          </table:table-cell>
        </table:table-row>
        <table:table-row table:style-name="ro1">
          <table:table-cell office:value-type="float" office:value="362.644776398861" calcext:value-type="float">
            <text:p>362.644776398861</text:p>
          </table:table-cell>
          <table:table-cell office:value-type="float" office:value="656.589574241109" calcext:value-type="float">
            <text:p>656.589574241109</text:p>
          </table:table-cell>
          <table:table-cell office:value-type="float" office:value="0.0000148433272700622" calcext:value-type="float">
            <text:p>1.48433272700622E-05</text:p>
          </table:table-cell>
        </table:table-row>
        <table:table-row table:style-name="ro1">
          <table:table-cell office:value-type="float" office:value="271.08223744982" calcext:value-type="float">
            <text:p>271.08223744982</text:p>
          </table:table-cell>
          <table:table-cell office:value-type="float" office:value="626.800655543228" calcext:value-type="float">
            <text:p>626.800655543228</text:p>
          </table:table-cell>
          <table:table-cell office:value-type="float" office:value="-0.00000958494804165708" calcext:value-type="float">
            <text:p>-9.58494804165708E-06</text:p>
          </table:table-cell>
        </table:table-row>
        <table:table-row table:style-name="ro1">
          <table:table-cell office:value-type="float" office:value="359.223223230296" calcext:value-type="float">
            <text:p>359.223223230296</text:p>
          </table:table-cell>
          <table:table-cell office:value-type="float" office:value="578.232285592489" calcext:value-type="float">
            <text:p>578.232285592489</text:p>
          </table:table-cell>
          <table:table-cell office:value-type="float" office:value="0.0000147448125556627" calcext:value-type="float">
            <text:p>1.47448125556627E-05</text:p>
          </table:table-cell>
        </table:table-row>
        <table:table-row table:style-name="ro1">
          <table:table-cell office:value-type="float" office:value="447.124852350763" calcext:value-type="float">
            <text:p>447.124852350763</text:p>
          </table:table-cell>
          <table:table-cell office:value-type="float" office:value="965.390611990834" calcext:value-type="float">
            <text:p>965.390611990834</text:p>
          </table:table-cell>
          <table:table-cell office:value-type="float" office:value="-0.00000106378612465527" calcext:value-type="float">
            <text:p>-1.06378612465527E-06</text:p>
          </table:table-cell>
        </table:table-row>
        <table:table-row table:style-name="ro1">
          <table:table-cell office:value-type="float" office:value="348.753200742897" calcext:value-type="float">
            <text:p>348.753200742897</text:p>
          </table:table-cell>
          <table:table-cell office:value-type="float" office:value="968.763877471485" calcext:value-type="float">
            <text:p>968.763877471485</text:p>
          </table:table-cell>
          <table:table-cell office:value-type="float" office:value="-0.000025593529723334" calcext:value-type="float">
            <text:p>-2.5593529723334E-05</text:p>
          </table:table-cell>
        </table:table-row>
        <table:table-row table:style-name="ro1">
          <table:table-cell office:value-type="float" office:value="250.38154913503" calcext:value-type="float">
            <text:p>250.38154913503</text:p>
          </table:table-cell>
          <table:table-cell office:value-type="float" office:value="972.137142952135" calcext:value-type="float">
            <text:p>972.137142952135</text:p>
          </table:table-cell>
          <table:table-cell office:value-type="float" office:value="-0.0000501232733220128" calcext:value-type="float">
            <text:p>-5.01232733220128E-05</text:p>
          </table:table-cell>
        </table:table-row>
        <table:table-row table:style-name="ro1">
          <table:table-cell office:value-type="float" office:value="420.105344756318" calcext:value-type="float">
            <text:p>420.105344756318</text:p>
          </table:table-cell>
          <table:table-cell office:value-type="float" office:value="888.576028957133" calcext:value-type="float">
            <text:p>888.576028957133</text:p>
          </table:table-cell>
          <table:table-cell office:value-type="float" office:value="0.00000427142324505035" calcext:value-type="float">
            <text:p>4.27142324505035E-06</text:p>
          </table:table-cell>
        </table:table-row>
        <table:table-row table:style-name="ro1">
          <table:table-cell office:value-type="float" office:value="321.733693148451" calcext:value-type="float">
            <text:p>321.733693148451</text:p>
          </table:table-cell>
          <table:table-cell office:value-type="float" office:value="891.949294437783" calcext:value-type="float">
            <text:p>891.949294437783</text:p>
          </table:table-cell>
          <table:table-cell office:value-type="float" office:value="-0.0000202583203536284" calcext:value-type="float">
            <text:p>-2.02583203536284E-05</text:p>
          </table:table-cell>
        </table:table-row>
        <table:table-row table:style-name="ro1">
          <table:table-cell office:value-type="float" office:value="223.362041540585" calcext:value-type="float">
            <text:p>223.362041540585</text:p>
          </table:table-cell>
          <table:table-cell office:value-type="float" office:value="895.322559918434" calcext:value-type="float">
            <text:p>895.322559918434</text:p>
          </table:table-cell>
          <table:table-cell office:value-type="float" office:value="-0.0000447880639523071" calcext:value-type="float">
            <text:p>-4.47880639523071E-05</text:p>
          </table:table-cell>
        </table:table-row>
        <table:table-row table:style-name="ro1">
          <table:table-cell office:value-type="float" office:value="393.085837161872" calcext:value-type="float">
            <text:p>393.085837161872</text:p>
          </table:table-cell>
          <table:table-cell office:value-type="float" office:value="811.761445923431" calcext:value-type="float">
            <text:p>811.761445923431</text:p>
          </table:table-cell>
          <table:table-cell office:value-type="float" office:value="0.00000960663261475598" calcext:value-type="float">
            <text:p>9.60663261475598E-06</text:p>
          </table:table-cell>
        </table:table-row>
        <table:table-row table:style-name="ro1">
          <table:table-cell office:value-type="float" office:value="294.714185554006" calcext:value-type="float">
            <text:p>294.714185554006</text:p>
          </table:table-cell>
          <table:table-cell office:value-type="float" office:value="815.134711404081" calcext:value-type="float">
            <text:p>815.134711404081</text:p>
          </table:table-cell>
          <table:table-cell office:value-type="float" office:value="-0.0000149231109839228" calcext:value-type="float">
            <text:p>-1.49231109839228E-05</text:p>
          </table:table-cell>
        </table:table-row>
        <table:table-row table:style-name="ro1">
          <table:table-cell office:value-type="float" office:value="203.151646604964" calcext:value-type="float">
            <text:p>203.151646604964</text:p>
          </table:table-cell>
          <table:table-cell office:value-type="float" office:value="785.345792706201" calcext:value-type="float">
            <text:p>785.345792706201</text:p>
          </table:table-cell>
          <table:table-cell office:value-type="float" office:value="-0.000039351386295642" calcext:value-type="float">
            <text:p>-3.9351386295642E-05</text:p>
          </table:table-cell>
        </table:table-row>
        <table:table-row table:style-name="ro1">
          <table:table-cell office:value-type="float" office:value="730.484132797247" calcext:value-type="float">
            <text:p>730.484132797247</text:p>
          </table:table-cell>
          <table:table-cell office:value-type="float" office:value="186.694449450391" calcext:value-type="float">
            <text:p>186.694449450391</text:p>
          </table:table-cell>
          <table:table-cell office:value-type="float" office:value="-0.0000849480920639238" calcext:value-type="float">
            <text:p>-8.49480920639238E-05</text:p>
          </table:table-cell>
        </table:table-row>
        <table:table-row table:style-name="ro1">
          <table:table-cell office:value-type="float" office:value="795.242066398538" calcext:value-type="float">
            <text:p>795.242066398538</text:p>
          </table:table-cell>
          <table:table-cell office:value-type="float" office:value="148.902780280751" calcext:value-type="float">
            <text:p>148.902780280751</text:p>
          </table:table-cell>
          <table:table-cell office:value-type="float" office:value="-0.000145845780536514" calcext:value-type="float">
            <text:p>-0.000145845780536514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11.111111111111" calcext:value-type="float">
            <text:p>111.111111111111</text:p>
          </table:table-cell>
          <table:table-cell office:value-type="float" office:value="-0.000206743469009104" calcext:value-type="float">
            <text:p>-0.000206743469009104</text:p>
          </table:table-cell>
        </table:table-row>
        <table:table-row table:style-name="ro1">
          <table:table-cell office:value-type="float" office:value="795.242066398538" calcext:value-type="float">
            <text:p>795.242066398538</text:p>
          </table:table-cell>
          <table:table-cell office:value-type="float" office:value="226.680558058529" calcext:value-type="float">
            <text:p>226.680558058529</text:p>
          </table:table-cell>
          <table:table-cell office:value-type="float" office:value="-0.000177946566097326" calcext:value-type="float">
            <text:p>-0.000177946566097326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88.888888888889" calcext:value-type="float">
            <text:p>188.888888888889</text:p>
          </table:table-cell>
          <table:table-cell office:value-type="float" office:value="-0.000238844254569916" calcext:value-type="float">
            <text:p>-0.000238844254569916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66.666666666667" calcext:value-type="float">
            <text:p>266.666666666667</text:p>
          </table:table-cell>
          <table:table-cell office:value-type="float" office:value="-0.000270945040130728" calcext:value-type="float">
            <text:p>-0.000270945040130728</text:p>
          </table:table-cell>
        </table:table-row>
        <table:table-row table:style-name="ro1">
          <table:table-cell office:value-type="float" office:value="715.617986266231" calcext:value-type="float">
            <text:p>715.617986266231</text:p>
          </table:table-cell>
          <table:table-cell office:value-type="float" office:value="263.875090115914" calcext:value-type="float">
            <text:p>263.875090115914</text:p>
          </table:table-cell>
          <table:table-cell office:value-type="float" office:value="-0.0000715087214621378" calcext:value-type="float">
            <text:p>-7.15087214621378E-05</text:p>
          </table:table-cell>
        </table:table-row>
        <table:table-row table:style-name="ro1">
          <table:table-cell office:value-type="float" office:value="780.375919867521" calcext:value-type="float">
            <text:p>780.375919867521</text:p>
          </table:table-cell>
          <table:table-cell office:value-type="float" office:value="303.861198724052" calcext:value-type="float">
            <text:p>303.861198724052</text:p>
          </table:table-cell>
          <table:table-cell office:value-type="float" office:value="-0.00016450719549554" calcext:value-type="float">
            <text:p>-0.00016450719549554</text:p>
          </table:table-cell>
        </table:table-row>
        <table:table-row table:style-name="ro1">
          <table:table-cell office:value-type="float" office:value="700.751839735214" calcext:value-type="float">
            <text:p>700.751839735214</text:p>
          </table:table-cell>
          <table:table-cell office:value-type="float" office:value="341.055730781437" calcext:value-type="float">
            <text:p>341.055730781437</text:p>
          </table:table-cell>
          <table:table-cell office:value-type="float" office:value="-0.0000580693508603519" calcext:value-type="float">
            <text:p>-5.80693508603519E-0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44.444444444444" calcext:value-type="float">
            <text:p>344.444444444444</text:p>
          </table:table-cell>
          <table:table-cell office:value-type="float" office:value="-0.000278695773889892" calcext:value-type="float">
            <text:p>-0.000278695773889892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422.222222222222" calcext:value-type="float">
            <text:p>422.222222222222</text:p>
          </table:table-cell>
          <table:table-cell office:value-type="float" office:value="-0.000286446507649057" calcext:value-type="float">
            <text:p>-0.000286446507649057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500" calcext:value-type="float">
            <text:p>500</text:p>
          </table:table-cell>
          <table:table-cell office:value-type="float" office:value="-0.000294197241408221" calcext:value-type="float">
            <text:p>-0.000294197241408221</text:p>
          </table:table-cell>
        </table:table-row>
        <table:table-row table:style-name="ro1">
          <table:table-cell office:value-type="float" office:value="780.375919867521" calcext:value-type="float">
            <text:p>780.375919867521</text:p>
          </table:table-cell>
          <table:table-cell office:value-type="float" office:value="381.638976501829" calcext:value-type="float">
            <text:p>381.638976501829</text:p>
          </table:table-cell>
          <table:table-cell office:value-type="float" office:value="-0.000172257929254704" calcext:value-type="float">
            <text:p>-0.000172257929254704</text:p>
          </table:table-cell>
        </table:table-row>
        <table:table-row table:style-name="ro1">
          <table:table-cell office:value-type="float" office:value="780.375919867521" calcext:value-type="float">
            <text:p>780.375919867521</text:p>
          </table:table-cell>
          <table:table-cell office:value-type="float" office:value="459.416754279607" calcext:value-type="float">
            <text:p>459.416754279607</text:p>
          </table:table-cell>
          <table:table-cell office:value-type="float" office:value="-0.000180008663013869" calcext:value-type="float">
            <text:p>-0.000180008663013869</text:p>
          </table:table-cell>
        </table:table-row>
        <table:table-row table:style-name="ro1">
          <table:table-cell office:value-type="float" office:value="700.751839735214" calcext:value-type="float">
            <text:p>700.751839735214</text:p>
          </table:table-cell>
          <table:table-cell office:value-type="float" office:value="418.833508559214" calcext:value-type="float">
            <text:p>418.833508559214</text:p>
          </table:table-cell>
          <table:table-cell office:value-type="float" office:value="-0.0000658200846195164" calcext:value-type="float">
            <text:p>-6.58200846195164E-05</text:p>
          </table:table-cell>
        </table:table-row>
        <table:table-row table:style-name="ro1">
          <table:table-cell office:value-type="float" office:value="621.533699074225" calcext:value-type="float">
            <text:p>621.533699074225</text:p>
          </table:table-cell>
          <table:table-cell office:value-type="float" office:value="604.677865313153" calcext:value-type="float">
            <text:p>604.677865313153</text:p>
          </table:table-cell>
          <table:table-cell office:value-type="float" office:value="0.000118073865196299" calcext:value-type="float">
            <text:p>0.000118073865196299</text:p>
          </table:table-cell>
        </table:table-row>
        <table:table-row table:style-name="ro1">
          <table:table-cell office:value-type="float" office:value="621.398385917119" calcext:value-type="float">
            <text:p>621.398385917119</text:p>
          </table:table-cell>
          <table:table-cell office:value-type="float" office:value="529.201997821709" calcext:value-type="float">
            <text:p>529.201997821709</text:p>
          </table:table-cell>
          <table:table-cell office:value-type="float" office:value="0.0000948387413891444" calcext:value-type="float">
            <text:p>9.48387413891444E-05</text:p>
          </table:table-cell>
        </table:table-row>
        <table:table-row table:style-name="ro1">
          <table:table-cell office:value-type="float" office:value="621.263072760013" calcext:value-type="float">
            <text:p>621.263072760013</text:p>
          </table:table-cell>
          <table:table-cell office:value-type="float" office:value="453.726130330265" calcext:value-type="float">
            <text:p>453.726130330265</text:p>
          </table:table-cell>
          <table:table-cell office:value-type="float" office:value="0.0000716036175819902" calcext:value-type="float">
            <text:p>7.16036175819902E-05</text:p>
          </table:table-cell>
        </table:table-row>
        <table:table-row table:style-name="ro1">
          <table:table-cell office:value-type="float" office:value="701.022466049426" calcext:value-type="float">
            <text:p>701.022466049426</text:p>
          </table:table-cell>
          <table:table-cell office:value-type="float" office:value="569.785243542102" calcext:value-type="float">
            <text:p>569.785243542102</text:p>
          </table:table-cell>
          <table:table-cell office:value-type="float" office:value="-0.0000193498370052081" calcext:value-type="float">
            <text:p>-1.93498370052081E-05</text:p>
          </table:table-cell>
        </table:table-row>
        <table:table-row table:style-name="ro1">
          <table:table-cell office:value-type="float" office:value="700.88715289232" calcext:value-type="float">
            <text:p>700.88715289232</text:p>
          </table:table-cell>
          <table:table-cell office:value-type="float" office:value="494.309376050658" calcext:value-type="float">
            <text:p>494.309376050658</text:p>
          </table:table-cell>
          <table:table-cell office:value-type="float" office:value="-0.0000425849608123622" calcext:value-type="float">
            <text:p>-4.25849608123622E-05</text:p>
          </table:table-cell>
        </table:table-row>
        <table:table-row table:style-name="ro1">
          <table:table-cell office:value-type="float" office:value="780.511233024628" calcext:value-type="float">
            <text:p>780.511233024628</text:p>
          </table:table-cell>
          <table:table-cell office:value-type="float" office:value="534.892621771051" calcext:value-type="float">
            <text:p>534.892621771051</text:p>
          </table:table-cell>
          <table:table-cell office:value-type="float" office:value="-0.000156773539206715" calcext:value-type="float">
            <text:p>-0.000156773539206715</text:p>
          </table:table-cell>
        </table:table-row>
        <table:table-row table:style-name="ro1">
          <table:table-cell office:value-type="float" office:value="532.956356070061" calcext:value-type="float">
            <text:p>532.956356070061</text:p>
          </table:table-cell>
          <table:table-cell office:value-type="float" office:value="569.743575856725" calcext:value-type="float">
            <text:p>569.743575856725</text:p>
          </table:table-cell>
          <table:table-cell office:value-type="float" office:value="0.0000835980094112867" calcext:value-type="float">
            <text:p>8.35980094112867E-05</text:p>
          </table:table-cell>
        </table:table-row>
        <table:table-row table:style-name="ro1">
          <table:table-cell office:value-type="float" office:value="444.379013065896" calcext:value-type="float">
            <text:p>444.379013065896</text:p>
          </table:table-cell>
          <table:table-cell office:value-type="float" office:value="534.809286400297" calcext:value-type="float">
            <text:p>534.809286400297</text:p>
          </table:table-cell>
          <table:table-cell office:value-type="float" office:value="0.000049122153626275" calcext:value-type="float">
            <text:p>4.9122153626275E-05</text:p>
          </table:table-cell>
        </table:table-row>
        <table:table-row table:style-name="ro1">
          <table:table-cell office:value-type="float" office:value="532.821042912954" calcext:value-type="float">
            <text:p>532.821042912954</text:p>
          </table:table-cell>
          <table:table-cell office:value-type="float" office:value="494.267708365281" calcext:value-type="float">
            <text:p>494.267708365281</text:p>
          </table:table-cell>
          <table:table-cell office:value-type="float" office:value="0.0000603628856041326" calcext:value-type="float">
            <text:p>6.03628856041326E-05</text:p>
          </table:table-cell>
        </table:table-row>
        <table:table-row table:style-name="ro1">
          <table:table-cell office:value-type="float" office:value="447.800566234461" calcext:value-type="float">
            <text:p>447.800566234461</text:p>
          </table:table-cell>
          <table:table-cell office:value-type="float" office:value="613.166575048917" calcext:value-type="float">
            <text:p>613.166575048917</text:p>
          </table:table-cell>
          <table:table-cell office:value-type="float" office:value="0.0000492206683406745" calcext:value-type="float">
            <text:p>4.92206683406745E-05</text:p>
          </table:table-cell>
        </table:table-row>
        <table:table-row table:style-name="ro1">
          <table:table-cell office:value-type="float" office:value="536.377909238626" calcext:value-type="float">
            <text:p>536.377909238626</text:p>
          </table:table-cell>
          <table:table-cell office:value-type="float" office:value="648.100864505345" calcext:value-type="float">
            <text:p>648.100864505345</text:p>
          </table:table-cell>
          <table:table-cell office:value-type="float" office:value="0.0000836965241256862" calcext:value-type="float">
            <text:p>8.36965241256862E-05</text:p>
          </table:table-cell>
        </table:table-row>
        <table:table-row table:style-name="ro1">
          <table:table-cell office:value-type="float" office:value="451.222119403026" calcext:value-type="float">
            <text:p>451.222119403026</text:p>
          </table:table-cell>
          <table:table-cell office:value-type="float" office:value="691.523863697537" calcext:value-type="float">
            <text:p>691.523863697537</text:p>
          </table:table-cell>
          <table:table-cell office:value-type="float" office:value="0.0000493191830550739" calcext:value-type="float">
            <text:p>4.93191830550739E-05</text:p>
          </table:table-cell>
        </table:table-row>
        <table:table-row table:style-name="ro1">
          <table:table-cell office:value-type="float" office:value="634.838341069924" calcext:value-type="float">
            <text:p>634.838341069924</text:p>
          </table:table-cell>
          <table:table-cell office:value-type="float" office:value="826.357006732007" calcext:value-type="float">
            <text:p>826.357006732007</text:p>
          </table:table-cell>
          <table:table-cell office:value-type="float" office:value="0.0000779670492553591" calcext:value-type="float">
            <text:p>7.79670492553591E-05</text:p>
          </table:table-cell>
        </table:table-row>
        <table:table-row table:style-name="ro1">
          <table:table-cell office:value-type="float" office:value="545.247670569091" calcext:value-type="float">
            <text:p>545.247670569091</text:p>
          </table:table-cell>
          <table:table-cell office:value-type="float" office:value="795.886958784581" calcext:value-type="float">
            <text:p>795.886958784581</text:p>
          </table:table-cell>
          <table:table-cell office:value-type="float" office:value="0.0000569586468317266" calcext:value-type="float">
            <text:p>5.69586468317266E-05</text:p>
          </table:table-cell>
        </table:table-row>
        <table:table-row table:style-name="ro1">
          <table:table-cell office:value-type="float" office:value="455.657000068259" calcext:value-type="float">
            <text:p>455.657000068259</text:p>
          </table:table-cell>
          <table:table-cell office:value-type="float" office:value="765.416910837155" calcext:value-type="float">
            <text:p>765.416910837155</text:p>
          </table:table-cell>
          <table:table-cell office:value-type="float" office:value="0.0000359502444080941" calcext:value-type="float">
            <text:p>3.59502444080941E-05</text:p>
          </table:table-cell>
        </table:table-row>
        <table:table-row table:style-name="ro1">
          <table:table-cell office:value-type="float" office:value="630.403460404691" calcext:value-type="float">
            <text:p>630.403460404691</text:p>
          </table:table-cell>
          <table:table-cell office:value-type="float" office:value="752.463959592389" calcext:value-type="float">
            <text:p>752.463959592389</text:p>
          </table:table-cell>
          <table:table-cell office:value-type="float" office:value="0.0000913359879023389" calcext:value-type="float">
            <text:p>9.13359879023389E-05</text:p>
          </table:table-cell>
        </table:table-row>
        <table:table-row table:style-name="ro1">
          <table:table-cell office:value-type="float" office:value="540.812789903859" calcext:value-type="float">
            <text:p>540.812789903859</text:p>
          </table:table-cell>
          <table:table-cell office:value-type="float" office:value="721.993911644963" calcext:value-type="float">
            <text:p>721.993911644963</text:p>
          </table:table-cell>
          <table:table-cell office:value-type="float" office:value="0.0000703275854787064" calcext:value-type="float">
            <text:p>7.03275854787064E-05</text:p>
          </table:table-cell>
        </table:table-row>
        <table:table-row table:style-name="ro1">
          <table:table-cell office:value-type="float" office:value="625.968579739458" calcext:value-type="float">
            <text:p>625.968579739458</text:p>
          </table:table-cell>
          <table:table-cell office:value-type="float" office:value="678.570912452771" calcext:value-type="float">
            <text:p>678.570912452771</text:p>
          </table:table-cell>
          <table:table-cell office:value-type="float" office:value="0.000104704926549319" calcext:value-type="float">
            <text:p>0.000104704926549319</text:p>
          </table:table-cell>
        </table:table-row>
        <table:table-row table:style-name="ro1">
          <table:table-cell office:value-type="float" office:value="509.69601525715" calcext:value-type="float">
            <text:p>509.69601525715</text:p>
          </table:table-cell>
          <table:table-cell office:value-type="float" office:value="919.046076904558" calcext:value-type="float">
            <text:p>919.046076904558</text:p>
          </table:table-cell>
          <table:table-cell office:value-type="float" office:value="0.0000252798256686829" calcext:value-type="float">
            <text:p>2.52798256686829E-05</text:p>
          </table:table-cell>
        </table:table-row>
        <table:table-row table:style-name="ro1">
          <table:table-cell office:value-type="float" office:value="482.676507662705" calcext:value-type="float">
            <text:p>482.676507662705</text:p>
          </table:table-cell>
          <table:table-cell office:value-type="float" office:value="842.231493870857" calcext:value-type="float">
            <text:p>842.231493870857</text:p>
          </table:table-cell>
          <table:table-cell office:value-type="float" office:value="0.0000306150350383885" calcext:value-type="float">
            <text:p>3.06150350383885E-05</text:p>
          </table:table-cell>
        </table:table-row>
        <table:table-row table:style-name="ro1">
          <table:table-cell office:value-type="float" office:value="572.267178163537" calcext:value-type="float">
            <text:p>572.267178163537</text:p>
          </table:table-cell>
          <table:table-cell office:value-type="float" office:value="872.701541818283" calcext:value-type="float">
            <text:p>872.701541818283</text:p>
          </table:table-cell>
          <table:table-cell office:value-type="float" office:value="0.000051623437462021" calcext:value-type="float">
            <text:p>5.1623437462021E-05</text:p>
          </table:table-cell>
        </table:table-row>
        <table:table-row table:style-name="ro1">
          <table:table-cell office:value-type="float" office:value="-296.907639042057" calcext:value-type="float">
            <text:p>-296.907639042057</text:p>
          </table:table-cell>
          <table:table-cell office:value-type="float" office:value="1440.25931676892" calcext:value-type="float">
            <text:p>1440.25931676892</text:p>
          </table:table-cell>
          <table:table-cell office:value-type="float" office:value="-0.000242539688895672" calcext:value-type="float">
            <text:p>-0.000242539688895672</text:p>
          </table:table-cell>
        </table:table-row>
        <table:table-row table:style-name="ro1">
          <table:table-cell office:value-type="float" office:value="-206.148704390554" calcext:value-type="float">
            <text:p>-206.148704390554</text:p>
          </table:table-cell>
          <table:table-cell office:value-type="float" office:value="1478.99928060577" calcext:value-type="float">
            <text:p>1478.99928060577</text:p>
          </table:table-cell>
          <table:table-cell office:value-type="float" office:value="-0.00048069296050881" calcext:value-type="float">
            <text:p>-0.00048069296050881</text:p>
          </table:table-cell>
        </table:table-row>
        <table:table-row table:style-name="ro1">
          <table:table-cell office:value-type="float" office:value="-115.389769739052" calcext:value-type="float">
            <text:p>-115.389769739052</text:p>
          </table:table-cell>
          <table:table-cell office:value-type="float" office:value="1517.73924444261" calcext:value-type="float">
            <text:p>1517.73924444261</text:p>
          </table:table-cell>
          <table:table-cell office:value-type="float" office:value="-0.000718846232121948" calcext:value-type="float">
            <text:p>-0.000718846232121948</text:p>
          </table:table-cell>
        </table:table-row>
        <table:table-row table:style-name="ro1">
          <table:table-cell office:value-type="float" office:value="-299.738138283119" calcext:value-type="float">
            <text:p>-299.738138283119</text:p>
          </table:table-cell>
          <table:table-cell office:value-type="float" office:value="1526.60189637893" calcext:value-type="float">
            <text:p>1526.60189637893</text:p>
          </table:table-cell>
          <table:table-cell office:value-type="float" office:value="0.000105832203187434" calcext:value-type="float">
            <text:p>0.000105832203187434</text:p>
          </table:table-cell>
        </table:table-row>
        <table:table-row table:style-name="ro1">
          <table:table-cell office:value-type="float" office:value="-208.979203631617" calcext:value-type="float">
            <text:p>-208.979203631617</text:p>
          </table:table-cell>
          <table:table-cell office:value-type="float" office:value="1565.34186021578" calcext:value-type="float">
            <text:p>1565.34186021578</text:p>
          </table:table-cell>
          <table:table-cell office:value-type="float" office:value="-0.000132321068425704" calcext:value-type="float">
            <text:p>-0.000132321068425704</text:p>
          </table:table-cell>
        </table:table-row>
        <table:table-row table:style-name="ro1">
          <table:table-cell office:value-type="float" office:value="-302.568637524181" calcext:value-type="float">
            <text:p>-302.568637524181</text:p>
          </table:table-cell>
          <table:table-cell office:value-type="float" office:value="1612.94447598894" calcext:value-type="float">
            <text:p>1612.94447598894</text:p>
          </table:table-cell>
          <table:table-cell office:value-type="float" office:value="0.000454204095270539" calcext:value-type="float">
            <text:p>0.000454204095270539</text:p>
          </table:table-cell>
        </table:table-row>
        <table:table-row table:style-name="ro1">
          <table:table-cell office:value-type="float" office:value="-229.074127371173" calcext:value-type="float">
            <text:p>-229.074127371173</text:p>
          </table:table-cell>
          <table:table-cell office:value-type="float" office:value="1365.82118250392" calcext:value-type="float">
            <text:p>1365.82118250392</text:p>
          </table:table-cell>
          <table:table-cell office:value-type="float" office:value="-0.000231662413222694" calcext:value-type="float">
            <text:p>-0.000231662413222694</text:p>
          </table:table-cell>
        </table:table-row>
        <table:table-row table:style-name="ro1">
          <table:table-cell office:value-type="float" office:value="-161.240615700289" calcext:value-type="float">
            <text:p>-161.240615700289</text:p>
          </table:table-cell>
          <table:table-cell office:value-type="float" office:value="1291.38304823892" calcext:value-type="float">
            <text:p>1291.38304823892</text:p>
          </table:table-cell>
          <table:table-cell office:value-type="float" office:value="-0.000220785137549716" calcext:value-type="float">
            <text:p>-0.000220785137549716</text:p>
          </table:table-cell>
        </table:table-row>
        <table:table-row table:style-name="ro1">
          <table:table-cell office:value-type="float" office:value="-138.31519271967" calcext:value-type="float">
            <text:p>-138.31519271967</text:p>
          </table:table-cell>
          <table:table-cell office:value-type="float" office:value="1404.56114634077" calcext:value-type="float">
            <text:p>1404.56114634077</text:p>
          </table:table-cell>
          <table:table-cell office:value-type="float" office:value="-0.000469815684835832" calcext:value-type="float">
            <text:p>-0.000469815684835832</text:p>
          </table:table-cell>
        </table:table-row>
        <table:table-row table:style-name="ro1">
          <table:table-cell office:value-type="float" office:value="-371.079834703696" calcext:value-type="float">
            <text:p>-371.079834703696</text:p>
          </table:table-cell>
          <table:table-cell office:value-type="float" office:value="1885.29652941241" calcext:value-type="float">
            <text:p>1885.29652941241</text:p>
          </table:table-cell>
          <table:table-cell office:value-type="float" office:value="0.00141291830167706" calcext:value-type="float">
            <text:p>0.00141291830167706</text:p>
          </table:table-cell>
        </table:table-row>
        <table:table-row table:style-name="ro1">
          <table:table-cell office:value-type="float" office:value="-270.138095285876" calcext:value-type="float">
            <text:p>-270.138095285876</text:p>
          </table:table-cell>
          <table:table-cell office:value-type="float" office:value="1883.54004873872" calcext:value-type="float">
            <text:p>1883.54004873872</text:p>
          </table:table-cell>
          <table:table-cell office:value-type="float" office:value="0.00151663473140099" calcext:value-type="float">
            <text:p>0.00151663473140099</text:p>
          </table:table-cell>
        </table:table-row>
        <table:table-row table:style-name="ro1">
          <table:table-cell office:value-type="float" office:value="-169.196355868055" calcext:value-type="float">
            <text:p>-169.196355868055</text:p>
          </table:table-cell>
          <table:table-cell office:value-type="float" office:value="1881.78356806503" calcext:value-type="float">
            <text:p>1881.78356806503</text:p>
          </table:table-cell>
          <table:table-cell office:value-type="float" office:value="0.00162035116112491" calcext:value-type="float">
            <text:p>0.00162035116112491</text:p>
          </table:table-cell>
        </table:table-row>
        <table:table-row table:style-name="ro1">
          <table:table-cell office:value-type="float" office:value="-341.903797341301" calcext:value-type="float">
            <text:p>-341.903797341301</text:p>
          </table:table-cell>
          <table:table-cell office:value-type="float" office:value="1959.95737638443" calcext:value-type="float">
            <text:p>1959.95737638443</text:p>
          </table:table-cell>
          <table:table-cell office:value-type="float" office:value="0.00124070291890891" calcext:value-type="float">
            <text:p>0.00124070291890891</text:p>
          </table:table-cell>
        </table:table-row>
        <table:table-row table:style-name="ro1">
          <table:table-cell office:value-type="float" office:value="-240.962057923481" calcext:value-type="float">
            <text:p>-240.962057923481</text:p>
          </table:table-cell>
          <table:table-cell office:value-type="float" office:value="1958.20089571074" calcext:value-type="float">
            <text:p>1958.20089571074</text:p>
          </table:table-cell>
          <table:table-cell office:value-type="float" office:value="0.00134441934863284" calcext:value-type="float">
            <text:p>0.00134441934863284</text:p>
          </table:table-cell>
        </table:table-row>
        <table:table-row table:style-name="ro1">
          <table:table-cell office:value-type="float" office:value="-312.727759978907" calcext:value-type="float">
            <text:p>-312.727759978907</text:p>
          </table:table-cell>
          <table:table-cell office:value-type="float" office:value="2034.61822335645" calcext:value-type="float">
            <text:p>2034.61822335645</text:p>
          </table:table-cell>
          <table:table-cell office:value-type="float" office:value="0.00106848753614076" calcext:value-type="float">
            <text:p>0.00106848753614076</text:p>
          </table:table-cell>
        </table:table-row>
        <table:table-row table:style-name="ro1">
          <table:table-cell office:value-type="float" office:value="-345.792000468773" calcext:value-type="float">
            <text:p>-345.792000468773</text:p>
          </table:table-cell>
          <table:table-cell office:value-type="float" office:value="1809.79455663775" calcext:value-type="float">
            <text:p>1809.79455663775</text:p>
          </table:table-cell>
          <table:table-cell office:value-type="float" office:value="0.00132342743068161" calcext:value-type="float">
            <text:p>0.00132342743068161</text:p>
          </table:table-cell>
        </table:table-row>
        <table:table-row table:style-name="ro1">
          <table:table-cell office:value-type="float" office:value="-320.504166233849" calcext:value-type="float">
            <text:p>-320.504166233849</text:p>
          </table:table-cell>
          <table:table-cell office:value-type="float" office:value="1734.29258386308" calcext:value-type="float">
            <text:p>1734.29258386308</text:p>
          </table:table-cell>
          <table:table-cell office:value-type="float" office:value="0.00123393655968616" calcext:value-type="float">
            <text:p>0.00123393655968616</text:p>
          </table:table-cell>
        </table:table-row>
        <table:table-row table:style-name="ro1">
          <table:table-cell office:value-type="float" office:value="-244.850261050952" calcext:value-type="float">
            <text:p>-244.850261050952</text:p>
          </table:table-cell>
          <table:table-cell office:value-type="float" office:value="1808.03807596406" calcext:value-type="float">
            <text:p>1808.03807596406</text:p>
          </table:table-cell>
          <table:table-cell office:value-type="float" office:value="0.00142714386040554" calcext:value-type="float">
            <text:p>0.00142714386040554</text:p>
          </table:table-cell>
        </table:table-row>
        <table:table-row table:style-name="ro1">
          <table:table-cell office:value-type="float" office:value="-226.914732341284" calcext:value-type="float">
            <text:p>-226.914732341284</text:p>
          </table:table-cell>
          <table:table-cell office:value-type="float" office:value="1686.68996808992" calcext:value-type="float">
            <text:p>1686.68996808992</text:p>
          </table:table-cell>
          <table:table-cell office:value-type="float" office:value="0.000647411395989917" calcext:value-type="float">
            <text:p>0.000647411395989917</text:p>
          </table:table-cell>
        </table:table-row>
        <table:table-row table:style-name="ro1">
          <table:table-cell office:value-type="float" office:value="-133.32529844872" calcext:value-type="float">
            <text:p>-133.32529844872</text:p>
          </table:table-cell>
          <table:table-cell office:value-type="float" office:value="1639.08735231675" calcext:value-type="float">
            <text:p>1639.08735231675</text:p>
          </table:table-cell>
          <table:table-cell office:value-type="float" office:value="0.0000608862322936728" calcext:value-type="float">
            <text:p>6.08862322936728E-05</text:p>
          </table:table-cell>
        </table:table-row>
        <table:table-row table:style-name="ro1">
          <table:table-cell office:value-type="float" office:value="-151.260827158387" calcext:value-type="float">
            <text:p>-151.260827158387</text:p>
          </table:table-cell>
          <table:table-cell office:value-type="float" office:value="1760.43546019089" calcext:value-type="float">
            <text:p>1760.43546019089</text:p>
          </table:table-cell>
          <table:table-cell office:value-type="float" office:value="0.000840618696709294" calcext:value-type="float">
            <text:p>0.000840618696709294</text:p>
          </table:table-cell>
        </table:table-row>
        <table:table-row table:style-name="ro1">
          <table:table-cell office:value-type="float" office:value="-15.1651439546449" calcext:value-type="float">
            <text:p>-15.1651439546449</text:p>
          </table:table-cell>
          <table:table-cell office:value-type="float" office:value="1570.72360492685" calcext:value-type="float">
            <text:p>1570.72360492685</text:p>
          </table:table-cell>
          <table:table-cell office:value-type="float" office:value="-0.000713888966161797" calcext:value-type="float">
            <text:p>-0.000713888966161797</text:p>
          </table:table-cell>
        </table:table-row>
        <table:table-row table:style-name="ro1">
          <table:table-cell office:value-type="float" office:value="85.0594818297622" calcext:value-type="float">
            <text:p>85.0594818297622</text:p>
          </table:table-cell>
          <table:table-cell office:value-type="float" office:value="1623.70796541109" calcext:value-type="float">
            <text:p>1623.70796541109</text:p>
          </table:table-cell>
          <table:table-cell office:value-type="float" office:value="-0.000708931700201646" calcext:value-type="float">
            <text:p>-0.000708931700201646</text:p>
          </table:table-cell>
        </table:table-row>
        <table:table-row table:style-name="ro1">
          <table:table-cell office:value-type="float" office:value="185.284107614169" calcext:value-type="float">
            <text:p>185.284107614169</text:p>
          </table:table-cell>
          <table:table-cell office:value-type="float" office:value="1676.69232589533" calcext:value-type="float">
            <text:p>1676.69232589533</text:p>
          </table:table-cell>
          <table:table-cell office:value-type="float" office:value="-0.000703974434241495" calcext:value-type="float">
            <text:p>-0.000703974434241495</text:p>
          </table:table-cell>
        </table:table-row>
        <table:table-row table:style-name="ro1">
          <table:table-cell office:value-type="float" office:value="-33.1006726643125" calcext:value-type="float">
            <text:p>-33.1006726643125</text:p>
          </table:table-cell>
          <table:table-cell office:value-type="float" office:value="1692.07171280099" calcext:value-type="float">
            <text:p>1692.07171280099</text:p>
          </table:table-cell>
          <table:table-cell office:value-type="float" office:value="0.0000658434982538238" calcext:value-type="float">
            <text:p>6.58434982538238E-05</text:p>
          </table:table-cell>
        </table:table-row>
        <table:table-row table:style-name="ro1">
          <table:table-cell office:value-type="float" office:value="67.1239531200947" calcext:value-type="float">
            <text:p>67.1239531200947</text:p>
          </table:table-cell>
          <table:table-cell office:value-type="float" office:value="1745.05607328523" calcext:value-type="float">
            <text:p>1745.05607328523</text:p>
          </table:table-cell>
          <table:table-cell office:value-type="float" office:value="0.0000708007642139748" calcext:value-type="float">
            <text:p>7.08007642139748E-05</text:p>
          </table:table-cell>
        </table:table-row>
        <table:table-row table:style-name="ro1">
          <table:table-cell office:value-type="float" office:value="-51.03620137398" calcext:value-type="float">
            <text:p>-51.03620137398</text:p>
          </table:table-cell>
          <table:table-cell office:value-type="float" office:value="1813.41982067513" calcext:value-type="float">
            <text:p>1813.41982067513</text:p>
          </table:table-cell>
          <table:table-cell office:value-type="float" office:value="0.000845575962669445" calcext:value-type="float">
            <text:p>0.000845575962669445</text:p>
          </table:table-cell>
        </table:table-row>
        <table:table-row table:style-name="ro1">
          <table:table-cell office:value-type="float" office:value="107.995022759483" calcext:value-type="float">
            <text:p>107.995022759483</text:p>
          </table:table-cell>
          <table:table-cell office:value-type="float" office:value="1336.83630124941" calcext:value-type="float">
            <text:p>1336.83630124941</text:p>
          </table:table-cell>
          <table:table-cell office:value-type="float" office:value="0.00021827369669032" calcext:value-type="float">
            <text:p>0.00021827369669032</text:p>
          </table:table-cell>
        </table:table-row>
        <table:table-row table:style-name="ro1">
          <table:table-cell office:value-type="float" office:value="33.5334252599712" calcext:value-type="float">
            <text:p>33.5334252599712</text:p>
          </table:table-cell>
          <table:table-cell office:value-type="float" office:value="1397.13728231381" calcext:value-type="float">
            <text:p>1397.13728231381</text:p>
          </table:table-cell>
          <table:table-cell office:value-type="float" office:value="-0.0000940996129137693" calcext:value-type="float">
            <text:p>-9.40996129137693E-05</text:p>
          </table:table-cell>
        </table:table-row>
        <table:table-row table:style-name="ro1">
          <table:table-cell office:value-type="float" office:value="-40.9281722395404" calcext:value-type="float">
            <text:p>-40.9281722395404</text:p>
          </table:table-cell>
          <table:table-cell office:value-type="float" office:value="1457.43826337821" calcext:value-type="float">
            <text:p>1457.43826337821</text:p>
          </table:table-cell>
          <table:table-cell office:value-type="float" office:value="-0.000406472922517859" calcext:value-type="float">
            <text:p>-0.000406472922517859</text:p>
          </table:table-cell>
        </table:table-row>
        <table:table-row table:style-name="ro1">
          <table:table-cell office:value-type="float" office:value="10.6080022793529" calcext:value-type="float">
            <text:p>10.6080022793529</text:p>
          </table:table-cell>
          <table:table-cell office:value-type="float" office:value="1283.95918421197" calcext:value-type="float">
            <text:p>1283.95918421197</text:p>
          </table:table-cell>
          <table:table-cell office:value-type="float" office:value="0.000154930934372347" calcext:value-type="float">
            <text:p>0.000154930934372347</text:p>
          </table:table-cell>
        </table:table-row>
        <table:table-row table:style-name="ro1">
          <table:table-cell office:value-type="float" office:value="-63.8535952201587" calcext:value-type="float">
            <text:p>-63.8535952201587</text:p>
          </table:table-cell>
          <table:table-cell office:value-type="float" office:value="1344.26016527637" calcext:value-type="float">
            <text:p>1344.26016527637</text:p>
          </table:table-cell>
          <table:table-cell office:value-type="float" office:value="-0.000157442375231742" calcext:value-type="float">
            <text:p>-0.000157442375231742</text:p>
          </table:table-cell>
        </table:table-row>
        <table:table-row table:style-name="ro1">
          <table:table-cell office:value-type="float" office:value="-86.7790182007771" calcext:value-type="float">
            <text:p>-86.7790182007771</text:p>
          </table:table-cell>
          <table:table-cell office:value-type="float" office:value="1231.08206717452" calcext:value-type="float">
            <text:p>1231.08206717452</text:p>
          </table:table-cell>
          <table:table-cell office:value-type="float" office:value="0.0000915881720543739" calcext:value-type="float">
            <text:p>9.15881720543739E-05</text:p>
          </table:table-cell>
        </table:table-row>
        <table:table-row table:style-name="ro1">
          <table:table-cell office:value-type="float" office:value="59.2964535448667" calcext:value-type="float">
            <text:p>59.2964535448667</text:p>
          </table:table-cell>
          <table:table-cell office:value-type="float" office:value="1510.42262386245" calcext:value-type="float">
            <text:p>1510.42262386245</text:p>
          </table:table-cell>
          <table:table-cell office:value-type="float" office:value="-0.000401515656557708" calcext:value-type="float">
            <text:p>-0.000401515656557708</text:p>
          </table:table-cell>
        </table:table-row>
        <table:table-row table:style-name="ro1">
          <table:table-cell office:value-type="float" office:value="133.758051044378" calcext:value-type="float">
            <text:p>133.758051044378</text:p>
          </table:table-cell>
          <table:table-cell office:value-type="float" office:value="1450.12164279805" calcext:value-type="float">
            <text:p>1450.12164279805</text:p>
          </table:table-cell>
          <table:table-cell office:value-type="float" office:value="-0.0000891423469536184" calcext:value-type="float">
            <text:p>-8.91423469536184E-05</text:p>
          </table:table-cell>
        </table:table-row>
        <table:table-row table:style-name="ro1">
          <table:table-cell office:value-type="float" office:value="159.521079329274" calcext:value-type="float">
            <text:p>159.521079329274</text:p>
          </table:table-cell>
          <table:table-cell office:value-type="float" office:value="1563.40698434669" calcext:value-type="float">
            <text:p>1563.40698434669</text:p>
          </table:table-cell>
          <table:table-cell office:value-type="float" office:value="-0.000396558390597557" calcext:value-type="float">
            <text:p>-0.000396558390597557</text:p>
          </table:table-cell>
        </table:table-row>
        <table:table-row table:style-name="ro1">
          <table:table-cell office:value-type="float" office:value="122.666647682043" calcext:value-type="float">
            <text:p>122.666647682043</text:p>
          </table:table-cell>
          <table:table-cell office:value-type="float" office:value="1216.3943369772" calcext:value-type="float">
            <text:p>1216.3943369772</text:p>
          </table:table-cell>
          <table:table-cell office:value-type="float" office:value="0.000120631458819983" calcext:value-type="float">
            <text:p>0.000120631458819983</text:p>
          </table:table-cell>
        </table:table-row>
        <table:table-row table:style-name="ro1">
          <table:table-cell office:value-type="float" office:value="25.2796272019132" calcext:value-type="float">
            <text:p>25.2796272019132</text:p>
          </table:table-cell>
          <table:table-cell office:value-type="float" office:value="1163.51721993976" calcext:value-type="float">
            <text:p>1163.51721993976</text:p>
          </table:table-cell>
          <table:table-cell office:value-type="float" office:value="0.0000572886965020098" calcext:value-type="float">
            <text:p>5.72886965020098E-05</text:p>
          </table:table-cell>
        </table:table-row>
        <table:table-row table:style-name="ro1">
          <table:table-cell office:value-type="float" office:value="137.338272604603" calcext:value-type="float">
            <text:p>137.338272604603</text:p>
          </table:table-cell>
          <table:table-cell office:value-type="float" office:value="1095.95237270499" calcext:value-type="float">
            <text:p>1095.95237270499</text:p>
          </table:table-cell>
          <table:table-cell office:value-type="float" office:value="0.0000229892209496457" calcext:value-type="float">
            <text:p>2.29892209496457E-05</text:p>
          </table:table-cell>
        </table:table-row>
        <table:table-row table:style-name="ro1">
          <table:table-cell office:value-type="float" office:value="-475.175850971479" calcext:value-type="float">
            <text:p>-475.175850971479</text:p>
          </table:table-cell>
          <table:table-cell office:value-type="float" office:value="2590.80397210184" calcext:value-type="float">
            <text:p>2590.80397210184</text:p>
          </table:table-cell>
          <table:table-cell office:value-type="float" office:value="0.0247041242744946" calcext:value-type="float">
            <text:p>0.0247041242744946</text:p>
          </table:table-cell>
        </table:table-row>
        <table:table-row table:style-name="ro1">
          <table:table-cell office:value-type="float" office:value="-530.570638749224" calcext:value-type="float">
            <text:p>-530.570638749224</text:p>
          </table:table-cell>
          <table:table-cell office:value-type="float" office:value="2631.81867566847" calcext:value-type="float">
            <text:p>2631.81867566847</text:p>
          </table:table-cell>
          <table:table-cell office:value-type="float" office:value="0.0388964387556641" calcext:value-type="float">
            <text:p>0.0388964387556641</text:p>
          </table:table-cell>
        </table:table-row>
        <table:table-row table:style-name="ro1">
          <table:table-cell office:value-type="float" office:value="-585.965426526968" calcext:value-type="float">
            <text:p>-585.965426526968</text:p>
          </table:table-cell>
          <table:table-cell office:value-type="float" office:value="2672.83337923511" calcext:value-type="float">
            <text:p>2672.83337923511</text:p>
          </table:table-cell>
          <table:table-cell office:value-type="float" office:value="0.0530887532368336" calcext:value-type="float">
            <text:p>0.0530887532368336</text:p>
          </table:table-cell>
        </table:table-row>
        <table:table-row table:style-name="ro1">
          <table:table-cell office:value-type="float" office:value="-531.793804447139" calcext:value-type="float">
            <text:p>-531.793804447139</text:p>
          </table:table-cell>
          <table:table-cell office:value-type="float" office:value="2548.88847031452" calcext:value-type="float">
            <text:p>2548.88847031452</text:p>
          </table:table-cell>
          <table:table-cell office:value-type="float" office:value="0.0148890971711259" calcext:value-type="float">
            <text:p>0.0148890971711259</text:p>
          </table:table-cell>
        </table:table-row>
        <table:table-row table:style-name="ro1">
          <table:table-cell office:value-type="float" office:value="-587.188592224884" calcext:value-type="float">
            <text:p>-587.188592224884</text:p>
          </table:table-cell>
          <table:table-cell office:value-type="float" office:value="2589.90317388116" calcext:value-type="float">
            <text:p>2589.90317388116</text:p>
          </table:table-cell>
          <table:table-cell office:value-type="float" office:value="0.0290814116522954" calcext:value-type="float">
            <text:p>0.0290814116522954</text:p>
          </table:table-cell>
        </table:table-row>
        <table:table-row table:style-name="ro1">
          <table:table-cell office:value-type="float" office:value="-588.411757922799" calcext:value-type="float">
            <text:p>-588.411757922799</text:p>
          </table:table-cell>
          <table:table-cell office:value-type="float" office:value="2506.97296852721" calcext:value-type="float">
            <text:p>2506.97296852721</text:p>
          </table:table-cell>
          <table:table-cell office:value-type="float" office:value="0.00507407006775712" calcext:value-type="float">
            <text:p>0.00507407006775712</text:p>
          </table:table-cell>
        </table:table-row>
        <table:table-row table:style-name="ro1">
          <table:table-cell office:value-type="float" office:value="-449.452475273329" calcext:value-type="float">
            <text:p>-449.452475273329</text:p>
          </table:table-cell>
          <table:table-cell office:value-type="float" office:value="2667.76559042977" calcext:value-type="float">
            <text:p>2667.76559042977</text:p>
          </table:table-cell>
          <table:table-cell office:value-type="float" office:value="0.00313134243445605" calcext:value-type="float">
            <text:p>0.00313134243445605</text:p>
          </table:table-cell>
        </table:table-row>
        <table:table-row table:style-name="ro1">
          <table:table-cell office:value-type="float" office:value="-423.729099575178" calcext:value-type="float">
            <text:p>-423.729099575178</text:p>
          </table:table-cell>
          <table:table-cell office:value-type="float" office:value="2744.7272087577" calcext:value-type="float">
            <text:p>2744.7272087577</text:p>
          </table:table-cell>
          <table:table-cell office:value-type="float" office:value="-0.0184414394055825" calcext:value-type="float">
            <text:p>-0.0184414394055825</text:p>
          </table:table-cell>
        </table:table-row>
        <table:table-row table:style-name="ro1">
          <table:table-cell office:value-type="float" office:value="-504.847263051073" calcext:value-type="float">
            <text:p>-504.847263051073</text:p>
          </table:table-cell>
          <table:table-cell office:value-type="float" office:value="2708.78029399641" calcext:value-type="float">
            <text:p>2708.78029399641</text:p>
          </table:table-cell>
          <table:table-cell office:value-type="float" office:value="0.0173236569156256" calcext:value-type="float">
            <text:p>0.0173236569156256</text:p>
          </table:table-cell>
        </table:table-row>
        <table:table-row table:style-name="ro1">
          <table:table-cell office:value-type="float" office:value="-551.736841777149" calcext:value-type="float">
            <text:p>-551.736841777149</text:p>
          </table:table-cell>
          <table:table-cell office:value-type="float" office:value="2279.11612587414" calcext:value-type="float">
            <text:p>2279.11612587414</text:p>
          </table:table-cell>
          <table:table-cell office:value-type="float" office:value="-0.000843157201347512" calcext:value-type="float">
            <text:p>-0.000843157201347512</text:p>
          </table:table-cell>
        </table:table-row>
        <table:table-row table:style-name="ro1">
          <table:table-cell office:value-type="float" office:value="-472.891230738639" calcext:value-type="float">
            <text:p>-472.891230738639</text:p>
          </table:table-cell>
          <table:table-cell office:value-type="float" office:value="2316.72568934577" calcext:value-type="float">
            <text:p>2316.72568934577</text:p>
          </table:table-cell>
          <table:table-cell office:value-type="float" office:value="-0.00122959598892816" calcext:value-type="float">
            <text:p>-0.00122959598892816</text:p>
          </table:table-cell>
        </table:table-row>
        <table:table-row table:style-name="ro1">
          <table:table-cell office:value-type="float" office:value="-394.045619700129" calcext:value-type="float">
            <text:p>-394.045619700129</text:p>
          </table:table-cell>
          <table:table-cell office:value-type="float" office:value="2354.3352528174" calcext:value-type="float">
            <text:p>2354.3352528174</text:p>
          </table:table-cell>
          <table:table-cell office:value-type="float" office:value="-0.00161603477650881" calcext:value-type="float">
            <text:p>-0.00161603477650881</text:p>
          </table:table-cell>
        </table:table-row>
        <table:table-row table:style-name="ro1">
          <table:table-cell office:value-type="float" office:value="-556.552594638082" calcext:value-type="float">
            <text:p>-556.552594638082</text:p>
          </table:table-cell>
          <table:table-cell office:value-type="float" office:value="2353.6330939866" calcext:value-type="float">
            <text:p>2353.6330939866</text:p>
          </table:table-cell>
          <table:table-cell office:value-type="float" office:value="-0.00227123674196244" calcext:value-type="float">
            <text:p>-0.00227123674196244</text:p>
          </table:table-cell>
        </table:table-row>
        <table:table-row table:style-name="ro1">
          <table:table-cell office:value-type="float" office:value="-477.706983599573" calcext:value-type="float">
            <text:p>-477.706983599573</text:p>
          </table:table-cell>
          <table:table-cell office:value-type="float" office:value="2391.24265745823" calcext:value-type="float">
            <text:p>2391.24265745823</text:p>
          </table:table-cell>
          <table:table-cell office:value-type="float" office:value="-0.00265767552954309" calcext:value-type="float">
            <text:p>-0.00265767552954309</text:p>
          </table:table-cell>
        </table:table-row>
        <table:table-row table:style-name="ro1">
          <table:table-cell office:value-type="float" office:value="-561.368347499016" calcext:value-type="float">
            <text:p>-561.368347499016</text:p>
          </table:table-cell>
          <table:table-cell office:value-type="float" office:value="2428.15006209906" calcext:value-type="float">
            <text:p>2428.15006209906</text:p>
          </table:table-cell>
          <table:table-cell office:value-type="float" office:value="-0.00369931628257736" calcext:value-type="float">
            <text:p>-0.00369931628257736</text:p>
          </table:table-cell>
        </table:table-row>
        <table:table-row table:style-name="ro1">
          <table:table-cell office:value-type="float" office:value="-448.132440547696" calcext:value-type="float">
            <text:p>-448.132440547696</text:p>
          </table:table-cell>
          <table:table-cell office:value-type="float" office:value="2511.98106567369" calcext:value-type="float">
            <text:p>2511.98106567369</text:p>
          </table:table-cell>
          <table:table-cell office:value-type="float" office:value="0.0159307379241601" calcext:value-type="float">
            <text:p>0.0159307379241601</text:p>
          </table:table-cell>
        </table:table-row>
        <table:table-row table:style-name="ro1">
          <table:table-cell office:value-type="float" office:value="-504.750394023356" calcext:value-type="float">
            <text:p>-504.750394023356</text:p>
          </table:table-cell>
          <table:table-cell office:value-type="float" office:value="2470.06556388638" calcext:value-type="float">
            <text:p>2470.06556388638</text:p>
          </table:table-cell>
          <table:table-cell office:value-type="float" office:value="0.00611571082079139" calcext:value-type="float">
            <text:p>0.00611571082079139</text:p>
          </table:table-cell>
        </table:table-row>
        <table:table-row table:style-name="ro1">
          <table:table-cell office:value-type="float" office:value="-421.089030123913" calcext:value-type="float">
            <text:p>-421.089030123913</text:p>
          </table:table-cell>
          <table:table-cell office:value-type="float" office:value="2433.15815924555" calcext:value-type="float">
            <text:p>2433.15815924555</text:p>
          </table:table-cell>
          <table:table-cell office:value-type="float" office:value="0.00715735157382566" calcext:value-type="float">
            <text:p>0.00715735157382566</text:p>
          </table:table-cell>
        </table:table-row>
        <table:table-row table:style-name="ro1">
          <table:table-cell office:value-type="float" office:value="-390.861567144864" calcext:value-type="float">
            <text:p>-390.861567144864</text:p>
          </table:table-cell>
          <table:table-cell office:value-type="float" office:value="2273.23535221232" calcext:value-type="float">
            <text:p>2273.23535221232</text:p>
          </table:table-cell>
          <table:table-cell office:value-type="float" office:value="-0.000813171276456316" calcext:value-type="float">
            <text:p>-0.000813171276456316</text:p>
          </table:table-cell>
        </table:table-row>
        <table:table-row table:style-name="ro1">
          <table:table-cell office:value-type="float" office:value="-469.707178183373" calcext:value-type="float">
            <text:p>-469.707178183373</text:p>
          </table:table-cell>
          <table:table-cell office:value-type="float" office:value="2235.62578874069" calcext:value-type="float">
            <text:p>2235.62578874069</text:p>
          </table:table-cell>
          <table:table-cell office:value-type="float" office:value="-0.000426732488875666" calcext:value-type="float">
            <text:p>-0.000426732488875666</text:p>
          </table:table-cell>
        </table:table-row>
        <table:table-row table:style-name="ro1">
          <table:table-cell office:value-type="float" office:value="-387.677514589598" calcext:value-type="float">
            <text:p>-387.677514589598</text:p>
          </table:table-cell>
          <table:table-cell office:value-type="float" office:value="2192.13545160724" calcext:value-type="float">
            <text:p>2192.13545160724</text:p>
          </table:table-cell>
          <table:table-cell office:value-type="float" office:value="-0.0000103077764038201" calcext:value-type="float">
            <text:p>-1.03077764038201E-05</text:p>
          </table:table-cell>
        </table:table-row>
        <table:table-row table:style-name="ro1">
          <table:table-cell office:value-type="float" office:value="-297.510349929059" calcext:value-type="float">
            <text:p>-297.510349929059</text:p>
          </table:table-cell>
          <table:table-cell office:value-type="float" office:value="2147.66741945907" calcext:value-type="float">
            <text:p>2147.66741945907</text:p>
          </table:table-cell>
          <table:table-cell office:value-type="float" office:value="-0.00298779595025445" calcext:value-type="float">
            <text:p>-0.00298779595025445</text:p>
          </table:table-cell>
        </table:table-row>
        <table:table-row table:style-name="ro1">
          <table:table-cell office:value-type="float" office:value="-210.527237823786" calcext:value-type="float">
            <text:p>-210.527237823786</text:p>
          </table:table-cell>
          <table:table-cell office:value-type="float" office:value="2184.29928791598" calcext:value-type="float">
            <text:p>2184.29928791598</text:p>
          </table:table-cell>
          <table:table-cell office:value-type="float" office:value="-0.00676814762415757" calcext:value-type="float">
            <text:p>-0.00676814762415757</text:p>
          </table:table-cell>
        </table:table-row>
        <table:table-row table:style-name="ro1">
          <table:table-cell office:value-type="float" office:value="-123.544125718513" calcext:value-type="float">
            <text:p>-123.544125718513</text:p>
          </table:table-cell>
          <table:table-cell office:value-type="float" office:value="2220.93115637289" calcext:value-type="float">
            <text:p>2220.93115637289</text:p>
          </table:table-cell>
          <table:table-cell office:value-type="float" office:value="-0.0105484992980607" calcext:value-type="float">
            <text:p>-0.0105484992980607</text:p>
          </table:table-cell>
        </table:table-row>
        <table:table-row table:style-name="ro1">
          <table:table-cell office:value-type="float" office:value="-300.694402484325" calcext:value-type="float">
            <text:p>-300.694402484325</text:p>
          </table:table-cell>
          <table:table-cell office:value-type="float" office:value="2228.76732006415" calcext:value-type="float">
            <text:p>2228.76732006415</text:p>
          </table:table-cell>
          <table:table-cell office:value-type="float" office:value="-0.00379065945030694" calcext:value-type="float">
            <text:p>-0.00379065945030694</text:p>
          </table:table-cell>
        </table:table-row>
        <table:table-row table:style-name="ro1">
          <table:table-cell office:value-type="float" office:value="-213.711290379052" calcext:value-type="float">
            <text:p>-213.711290379052</text:p>
          </table:table-cell>
          <table:table-cell office:value-type="float" office:value="2265.39918852106" calcext:value-type="float">
            <text:p>2265.39918852106</text:p>
          </table:table-cell>
          <table:table-cell office:value-type="float" office:value="-0.00757101112421007" calcext:value-type="float">
            <text:p>-0.00757101112421007</text:p>
          </table:table-cell>
        </table:table-row>
        <table:table-row table:style-name="ro1">
          <table:table-cell office:value-type="float" office:value="-303.878455039591" calcext:value-type="float">
            <text:p>-303.878455039591</text:p>
          </table:table-cell>
          <table:table-cell office:value-type="float" office:value="2309.86722066923" calcext:value-type="float">
            <text:p>2309.86722066923</text:p>
          </table:table-cell>
          <table:table-cell office:value-type="float" office:value="-0.00459352295035944" calcext:value-type="float">
            <text:p>-0.00459352295035944</text:p>
          </table:table-cell>
        </table:table-row>
        <table:table-row table:style-name="ro1">
          <table:table-cell office:value-type="float" office:value="-225.744647873633" calcext:value-type="float">
            <text:p>-225.744647873633</text:p>
          </table:table-cell>
          <table:table-cell office:value-type="float" office:value="2071.25009181336" calcext:value-type="float">
            <text:p>2071.25009181336</text:p>
          </table:table-cell>
          <table:table-cell office:value-type="float" office:value="-0.00271186413776237" calcext:value-type="float">
            <text:p>-0.00271186413776237</text:p>
          </table:table-cell>
        </table:table-row>
        <table:table-row table:style-name="ro1">
          <table:table-cell office:value-type="float" office:value="-153.978945818208" calcext:value-type="float">
            <text:p>-153.978945818208</text:p>
          </table:table-cell>
          <table:table-cell office:value-type="float" office:value="1994.83276416765" calcext:value-type="float">
            <text:p>1994.83276416765</text:p>
          </table:table-cell>
          <table:table-cell office:value-type="float" office:value="-0.00243593232527029" calcext:value-type="float">
            <text:p>-0.00243593232527029</text:p>
          </table:table-cell>
        </table:table-row>
        <table:table-row table:style-name="ro1">
          <table:table-cell office:value-type="float" office:value="-138.76153576836" calcext:value-type="float">
            <text:p>-138.76153576836</text:p>
          </table:table-cell>
          <table:table-cell office:value-type="float" office:value="2107.88196027027" calcext:value-type="float">
            <text:p>2107.88196027027</text:p>
          </table:table-cell>
          <table:table-cell office:value-type="float" office:value="-0.00649221581166549" calcext:value-type="float">
            <text:p>-0.00649221581166549</text:p>
          </table:table-cell>
        </table:table-row>
        <table:table-row table:style-name="ro1">
          <table:table-cell office:value-type="float" office:value="-366.995687580785" calcext:value-type="float">
            <text:p>-366.995687580785</text:p>
          </table:table-cell>
          <table:table-cell office:value-type="float" office:value="2590.29091181449" calcext:value-type="float">
            <text:p>2590.29091181449</text:p>
          </table:table-cell>
          <table:table-cell office:value-type="float" office:value="0.00670669033238871" calcext:value-type="float">
            <text:p>0.00670669033238871</text:p>
          </table:table-cell>
        </table:table-row>
        <table:table-row table:style-name="ro1">
          <table:table-cell office:value-type="float" office:value="-258.815524190091" calcext:value-type="float">
            <text:p>-258.815524190091</text:p>
          </table:table-cell>
          <table:table-cell office:value-type="float" office:value="2589.77785152715" calcext:value-type="float">
            <text:p>2589.77785152715</text:p>
          </table:table-cell>
          <table:table-cell office:value-type="float" office:value="-0.0112907436097172" calcext:value-type="float">
            <text:p>-0.0112907436097172</text:p>
          </table:table-cell>
        </table:table-row>
        <table:table-row table:style-name="ro1">
          <table:table-cell office:value-type="float" office:value="-150.635360799397" calcext:value-type="float">
            <text:p>-150.635360799397</text:p>
          </table:table-cell>
          <table:table-cell office:value-type="float" office:value="2589.2647912398" calcext:value-type="float">
            <text:p>2589.2647912398</text:p>
          </table:table-cell>
          <table:table-cell office:value-type="float" office:value="-0.0292881775518231" calcext:value-type="float">
            <text:p>-0.0292881775518231</text:p>
          </table:table-cell>
        </table:table-row>
        <table:table-row table:style-name="ro1">
          <table:table-cell office:value-type="float" office:value="-341.272311882635" calcext:value-type="float">
            <text:p>-341.272311882635</text:p>
          </table:table-cell>
          <table:table-cell office:value-type="float" office:value="2667.25253014242" calcext:value-type="float">
            <text:p>2667.25253014242</text:p>
          </table:table-cell>
          <table:table-cell office:value-type="float" office:value="-0.0148660915076499" calcext:value-type="float">
            <text:p>-0.0148660915076499</text:p>
          </table:table-cell>
        </table:table-row>
        <table:table-row table:style-name="ro1">
          <table:table-cell office:value-type="float" office:value="-233.09214849194" calcext:value-type="float">
            <text:p>-233.09214849194</text:p>
          </table:table-cell>
          <table:table-cell office:value-type="float" office:value="2666.73946985508" calcext:value-type="float">
            <text:p>2666.73946985508</text:p>
          </table:table-cell>
          <table:table-cell office:value-type="float" office:value="-0.0328635254497558" calcext:value-type="float">
            <text:p>-0.0328635254497558</text:p>
          </table:table-cell>
        </table:table-row>
        <table:table-row table:style-name="ro1">
          <table:table-cell office:value-type="float" office:value="-315.548936184484" calcext:value-type="float">
            <text:p>-315.548936184484</text:p>
          </table:table-cell>
          <table:table-cell office:value-type="float" office:value="2744.21414847035" calcext:value-type="float">
            <text:p>2744.21414847035</text:p>
          </table:table-cell>
          <table:table-cell office:value-type="float" office:value="-0.0364388733476884" calcext:value-type="float">
            <text:p>-0.0364388733476884</text:p>
          </table:table-cell>
        </table:table-row>
        <table:table-row table:style-name="ro1">
          <table:table-cell office:value-type="float" office:value="-339.952277157002" calcext:value-type="float">
            <text:p>-339.952277157002</text:p>
          </table:table-cell>
          <table:table-cell office:value-type="float" office:value="2511.46800538635" calcext:value-type="float">
            <text:p>2511.46800538635</text:p>
          </table:table-cell>
          <table:table-cell office:value-type="float" office:value="-0.00206669601794576" calcext:value-type="float">
            <text:p>-0.00206669601794576</text:p>
          </table:table-cell>
        </table:table-row>
        <table:table-row table:style-name="ro1">
          <table:table-cell office:value-type="float" office:value="-312.908866733218" calcext:value-type="float">
            <text:p>-312.908866733218</text:p>
          </table:table-cell>
          <table:table-cell office:value-type="float" office:value="2432.6450989582" calcext:value-type="float">
            <text:p>2432.6450989582</text:p>
          </table:table-cell>
          <table:table-cell office:value-type="float" office:value="-0.0108400823682802" calcext:value-type="float">
            <text:p>-0.0108400823682802</text:p>
          </table:table-cell>
        </table:table-row>
        <table:table-row table:style-name="ro1">
          <table:table-cell office:value-type="float" office:value="-231.772113766307" calcext:value-type="float">
            <text:p>-231.772113766307</text:p>
          </table:table-cell>
          <table:table-cell office:value-type="float" office:value="2510.954945099" calcext:value-type="float">
            <text:p>2510.954945099</text:p>
          </table:table-cell>
          <table:table-cell office:value-type="float" office:value="-0.0200641299600517" calcext:value-type="float">
            <text:p>-0.0200641299600517</text:p>
          </table:table-cell>
        </table:table-row>
        <table:table-row table:style-name="ro1">
          <table:table-cell office:value-type="float" office:value="-222.74170207268" calcext:value-type="float">
            <text:p>-222.74170207268</text:p>
          </table:table-cell>
          <table:table-cell office:value-type="float" office:value="2388.17706681003" calcext:value-type="float">
            <text:p>2388.17706681003</text:p>
          </table:table-cell>
          <table:table-cell office:value-type="float" office:value="-0.0138175705421309" calcext:value-type="float">
            <text:p>-0.0138175705421309</text:p>
          </table:table-cell>
        </table:table-row>
        <table:table-row table:style-name="ro1">
          <table:table-cell office:value-type="float" office:value="-132.574537412141" calcext:value-type="float">
            <text:p>-132.574537412141</text:p>
          </table:table-cell>
          <table:table-cell office:value-type="float" office:value="2343.70903466186" calcext:value-type="float">
            <text:p>2343.70903466186</text:p>
          </table:table-cell>
          <table:table-cell office:value-type="float" office:value="-0.0167950587159815" calcext:value-type="float">
            <text:p>-0.0167950587159815</text:p>
          </table:table-cell>
        </table:table-row>
        <table:table-row table:style-name="ro1">
          <table:table-cell office:value-type="float" office:value="-141.604949105769" calcext:value-type="float">
            <text:p>-141.604949105769</text:p>
          </table:table-cell>
          <table:table-cell office:value-type="float" office:value="2466.48691295083" calcext:value-type="float">
            <text:p>2466.48691295083</text:p>
          </table:table-cell>
          <table:table-cell office:value-type="float" office:value="-0.0230416181339023" calcext:value-type="float">
            <text:p>-0.0230416181339023</text:p>
          </table:table-cell>
        </table:table-row>
        <table:table-row table:style-name="ro1">
          <table:table-cell office:value-type="float" office:value="140.350441595526" calcext:value-type="float">
            <text:p>140.350441595526</text:p>
          </table:table-cell>
          <table:table-cell office:value-type="float" office:value="3603.34070836409" calcext:value-type="float">
            <text:p>3603.34070836409</text:p>
          </table:table-cell>
          <table:table-cell office:value-type="float" office:value="-1.87896338994443" calcext:value-type="float">
            <text:p>-1.87896338994443</text:p>
          </table:table-cell>
        </table:table-row>
        <table:table-row table:style-name="ro1">
          <table:table-cell office:value-type="float" office:value="18.0363850723275" calcext:value-type="float">
            <text:p>18.0363850723275</text:p>
          </table:table-cell>
          <table:table-cell office:value-type="float" office:value="3580.20581665805" calcext:value-type="float">
            <text:p>3580.20581665805</text:p>
          </table:table-cell>
          <table:table-cell office:value-type="float" office:value="0.466710681762853" calcext:value-type="float">
            <text:p>0.466710681762853</text:p>
          </table:table-cell>
        </table:table-row>
        <table:table-row table:style-name="ro1">
          <table:table-cell office:value-type="float" office:value="-104.277671450871" calcext:value-type="float">
            <text:p>-104.277671450871</text:p>
          </table:table-cell>
          <table:table-cell office:value-type="float" office:value="3557.07092495201" calcext:value-type="float">
            <text:p>3557.07092495201</text:p>
          </table:table-cell>
          <table:table-cell office:value-type="float" office:value="2.81238475347014" calcext:value-type="float">
            <text:p>2.81238475347014</text:p>
          </table:table-cell>
        </table:table-row>
        <table:table-row table:style-name="ro1">
          <table:table-cell office:value-type="float" office:value="106.308334455463" calcext:value-type="float">
            <text:p>106.308334455463</text:p>
          </table:table-cell>
          <table:table-cell office:value-type="float" office:value="3482.12475483956" calcext:value-type="float">
            <text:p>3482.12475483956</text:p>
          </table:table-cell>
          <table:table-cell office:value-type="float" office:value="-2.43215697693694" calcext:value-type="float">
            <text:p>-2.43215697693694</text:p>
          </table:table-cell>
        </table:table-row>
        <table:table-row table:style-name="ro1">
          <table:table-cell office:value-type="float" office:value="-16.0057220677352" calcext:value-type="float">
            <text:p>-16.0057220677352</text:p>
          </table:table-cell>
          <table:table-cell office:value-type="float" office:value="3458.98986313352" calcext:value-type="float">
            <text:p>3458.98986313352</text:p>
          </table:table-cell>
          <table:table-cell office:value-type="float" office:value="-0.0864829052296621" calcext:value-type="float">
            <text:p>-0.0864829052296621</text:p>
          </table:table-cell>
        </table:table-row>
        <table:table-row table:style-name="ro1">
          <table:table-cell office:value-type="float" office:value="72.2662273154003" calcext:value-type="float">
            <text:p>72.2662273154003</text:p>
          </table:table-cell>
          <table:table-cell office:value-type="float" office:value="3360.90880131503" calcext:value-type="float">
            <text:p>3360.90880131503</text:p>
          </table:table-cell>
          <table:table-cell office:value-type="float" office:value="-2.98535056392946" calcext:value-type="float">
            <text:p>-2.98535056392946</text:p>
          </table:table-cell>
        </table:table-row>
        <table:table-row table:style-name="ro1">
          <table:table-cell office:value-type="float" office:value="-154.322383617877" calcext:value-type="float">
            <text:p>-154.322383617877</text:p>
          </table:table-cell>
          <table:table-cell office:value-type="float" office:value="3443.30923753244" calcext:value-type="float">
            <text:p>3443.30923753244</text:p>
          </table:table-cell>
          <table:table-cell office:value-type="float" office:value="-0.0803926147494705" calcext:value-type="float">
            <text:p>-0.0803926147494705</text:p>
          </table:table-cell>
        </table:table-row>
        <table:table-row table:style-name="ro1">
          <table:table-cell office:value-type="float" office:value="-204.367095784883" calcext:value-type="float">
            <text:p>-204.367095784883</text:p>
          </table:table-cell>
          <table:table-cell office:value-type="float" office:value="3329.54755011287" calcext:value-type="float">
            <text:p>3329.54755011287</text:p>
          </table:table-cell>
          <table:table-cell office:value-type="float" office:value="-2.97316998296908" calcext:value-type="float">
            <text:p>-2.97316998296908</text:p>
          </table:table-cell>
        </table:table-row>
        <table:table-row table:style-name="ro1">
          <table:table-cell office:value-type="float" office:value="-66.0504342347412" calcext:value-type="float">
            <text:p>-66.0504342347412</text:p>
          </table:table-cell>
          <table:table-cell office:value-type="float" office:value="3345.22817571395" calcext:value-type="float">
            <text:p>3345.22817571395</text:p>
          </table:table-cell>
          <table:table-cell office:value-type="float" office:value="-2.97926027344927" calcext:value-type="float">
            <text:p>-2.97926027344927</text:p>
          </table:table-cell>
        </table:table-row>
        <table:table-row table:style-name="ro1">
          <table:table-cell office:value-type="float" office:value="-272.904861749349" calcext:value-type="float">
            <text:p>-272.904861749349</text:p>
          </table:table-cell>
          <table:table-cell office:value-type="float" office:value="3206.46500160646" calcext:value-type="float">
            <text:p>3206.46500160646</text:p>
          </table:table-cell>
          <table:table-cell office:value-type="float" office:value="-1.80318625235607" calcext:value-type="float">
            <text:p>-1.80318625235607</text:p>
          </table:table-cell>
        </table:table-row>
        <table:table-row table:style-name="ro1">
          <table:table-cell office:value-type="float" office:value="-203.125966163673" calcext:value-type="float">
            <text:p>-203.125966163673</text:p>
          </table:table-cell>
          <table:table-cell office:value-type="float" office:value="3099.06307870114" calcext:value-type="float">
            <text:p>3099.06307870114</text:p>
          </table:table-cell>
          <table:table-cell office:value-type="float" office:value="-0.639292812223245" calcext:value-type="float">
            <text:p>-0.639292812223245</text:p>
          </table:table-cell>
        </table:table-row>
        <table:table-row table:style-name="ro1">
          <table:table-cell office:value-type="float" office:value="-133.347070577998" calcext:value-type="float">
            <text:p>-133.347070577998</text:p>
          </table:table-cell>
          <table:table-cell office:value-type="float" office:value="2991.66115579581" calcext:value-type="float">
            <text:p>2991.66115579581</text:p>
          </table:table-cell>
          <table:table-cell office:value-type="float" office:value="0.524600627909576" calcext:value-type="float">
            <text:p>0.524600627909576</text:p>
          </table:table-cell>
        </table:table-row>
        <table:table-row table:style-name="ro1">
          <table:table-cell office:value-type="float" office:value="-134.588200199207" calcext:value-type="float">
            <text:p>-134.588200199207</text:p>
          </table:table-cell>
          <table:table-cell office:value-type="float" office:value="3222.14562720754" calcext:value-type="float">
            <text:p>3222.14562720754</text:p>
          </table:table-cell>
          <table:table-cell office:value-type="float" office:value="-1.80927654283626" calcext:value-type="float">
            <text:p>-1.80927654283626</text:p>
          </table:table-cell>
        </table:table-row>
        <table:table-row table:style-name="ro1">
          <table:table-cell office:value-type="float" office:value="-64.8093046135318" calcext:value-type="float">
            <text:p>-64.8093046135318</text:p>
          </table:table-cell>
          <table:table-cell office:value-type="float" office:value="3114.74370430222" calcext:value-type="float">
            <text:p>3114.74370430222</text:p>
          </table:table-cell>
          <table:table-cell office:value-type="float" office:value="-0.645383102703436" calcext:value-type="float">
            <text:p>-0.645383102703436</text:p>
          </table:table-cell>
        </table:table-row>
        <table:table-row table:style-name="ro1">
          <table:table-cell office:value-type="float" office:value="3.72846135093422" calcext:value-type="float">
            <text:p>3.72846135093422</text:p>
          </table:table-cell>
          <table:table-cell office:value-type="float" office:value="3237.82625280862" calcext:value-type="float">
            <text:p>3237.82625280862</text:p>
          </table:table-cell>
          <table:table-cell office:value-type="float" office:value="-1.81536683331645" calcext:value-type="float">
            <text:p>-1.81536683331645</text:p>
          </table:table-cell>
        </table:table-row>
        <table:table-row table:style-name="ro1">
          <table:table-cell office:value-type="float" office:value="-342.032819417235" calcext:value-type="float">
            <text:p>-342.032819417235</text:p>
          </table:table-cell>
          <table:table-cell office:value-type="float" office:value="3020.25199335316" calcext:value-type="float">
            <text:p>3020.25199335316</text:p>
          </table:table-cell>
          <table:table-cell office:value-type="float" office:value="0.197908348447765" calcext:value-type="float">
            <text:p>0.197908348447765</text:p>
          </table:table-cell>
        </table:table-row>
        <table:table-row table:style-name="ro1">
          <table:table-cell office:value-type="float" office:value="-237.689944997617" calcext:value-type="float">
            <text:p>-237.689944997617</text:p>
          </table:table-cell>
          <table:table-cell office:value-type="float" office:value="3005.95657457448" calcext:value-type="float">
            <text:p>3005.95657457448</text:p>
          </table:table-cell>
          <table:table-cell office:value-type="float" office:value="0.36125448817867" calcext:value-type="float">
            <text:p>0.36125448817867</text:p>
          </table:table-cell>
        </table:table-row>
        <table:table-row table:style-name="ro1">
          <table:table-cell office:value-type="float" office:value="-307.468840583292" calcext:value-type="float">
            <text:p>-307.468840583292</text:p>
          </table:table-cell>
          <table:table-cell office:value-type="float" office:value="3113.35849747981" calcext:value-type="float">
            <text:p>3113.35849747981</text:p>
          </table:table-cell>
          <table:table-cell office:value-type="float" office:value="-0.80263895195415" calcext:value-type="float">
            <text:p>-0.80263895195415</text:p>
          </table:table-cell>
        </table:table-row>
        <table:table-row table:style-name="ro1">
          <table:table-cell office:value-type="float" office:value="-309.786172777351" calcext:value-type="float">
            <text:p>-309.786172777351</text:p>
          </table:table-cell>
          <table:table-cell office:value-type="float" office:value="2878.34626998902" calcext:value-type="float">
            <text:p>2878.34626998902</text:p>
          </table:table-cell>
          <table:table-cell office:value-type="float" office:value="0.148190728472778" calcext:value-type="float">
            <text:p>0.148190728472778</text:p>
          </table:table-cell>
        </table:table-row>
        <table:table-row table:style-name="ro1">
          <table:table-cell office:value-type="float" office:value="-221.566621677674" calcext:value-type="float">
            <text:p>-221.566621677674</text:p>
          </table:table-cell>
          <table:table-cell office:value-type="float" office:value="2935.00371289242" calcext:value-type="float">
            <text:p>2935.00371289242</text:p>
          </table:table-cell>
          <table:table-cell office:value-type="float" office:value="0.336395678191177" calcext:value-type="float">
            <text:p>0.336395678191177</text:p>
          </table:table-cell>
        </table:table-row>
        <table:table-row table:style-name="ro1">
          <table:table-cell office:value-type="float" office:value="-325.909496097293" calcext:value-type="float">
            <text:p>-325.909496097293</text:p>
          </table:table-cell>
          <table:table-cell office:value-type="float" office:value="2949.29913167109" calcext:value-type="float">
            <text:p>2949.29913167109</text:p>
          </table:table-cell>
          <table:table-cell office:value-type="float" office:value="0.173049538460271" calcext:value-type="float">
            <text:p>0.173049538460271</text:p>
          </table:table-cell>
        </table:table-row>
        <table:table-row table:style-name="ro1">
          <table:table-cell office:value-type="float" office:value="-227.329385084807" calcext:value-type="float">
            <text:p>-227.329385084807</text:p>
          </table:table-cell>
          <table:table-cell office:value-type="float" office:value="2800.87159137375" calcext:value-type="float">
            <text:p>2800.87159137375</text:p>
          </table:table-cell>
          <table:table-cell office:value-type="float" office:value="0.15176607637071" calcext:value-type="float">
            <text:p>0.15176607637071</text:p>
          </table:table-cell>
        </table:table-row>
        <table:table-row table:style-name="ro1">
          <table:table-cell office:value-type="float" office:value="-144.872597392264" calcext:value-type="float">
            <text:p>-144.872597392264</text:p>
          </table:table-cell>
          <table:table-cell office:value-type="float" office:value="2723.39691275847" calcext:value-type="float">
            <text:p>2723.39691275847</text:p>
          </table:table-cell>
          <table:table-cell office:value-type="float" office:value="0.155341424268643" calcext:value-type="float">
            <text:p>0.155341424268643</text:p>
          </table:table-cell>
        </table:table-row>
        <table:table-row table:style-name="ro1">
          <table:table-cell office:value-type="float" office:value="-139.109833985131" calcext:value-type="float">
            <text:p>-139.109833985131</text:p>
          </table:table-cell>
          <table:table-cell office:value-type="float" office:value="2857.52903427714" calcext:value-type="float">
            <text:p>2857.52903427714</text:p>
          </table:table-cell>
          <table:table-cell office:value-type="float" office:value="0.339971026089109" calcext:value-type="float">
            <text:p>0.339971026089109</text:p>
          </table:table-cell>
        </table:table-row>
        <table:table-row table:style-name="ro1">
          <table:table-cell office:value-type="float" office:value="227.234503010224" calcext:value-type="float">
            <text:p>227.234503010224</text:p>
          </table:table-cell>
          <table:table-cell office:value-type="float" office:value="3040.43936234811" calcext:value-type="float">
            <text:p>3040.43936234811</text:p>
          </table:table-cell>
          <table:table-cell office:value-type="float" office:value="0.597212394450955" calcext:value-type="float">
            <text:p>0.597212394450955</text:p>
          </table:table-cell>
        </table:table-row>
        <table:table-row table:style-name="ro1">
          <table:table-cell office:value-type="float" office:value="175.57841111195" calcext:value-type="float">
            <text:p>175.57841111195</text:p>
          </table:table-cell>
          <table:table-cell office:value-type="float" office:value="3147.26250867042" calcext:value-type="float">
            <text:p>3147.26250867042</text:p>
          </table:table-cell>
          <table:table-cell office:value-type="float" office:value="-0.596975258342517" calcext:value-type="float">
            <text:p>-0.596975258342517</text:p>
          </table:table-cell>
        </table:table-row>
        <table:table-row table:style-name="ro1">
          <table:table-cell office:value-type="float" office:value="123.922319213675" calcext:value-type="float">
            <text:p>123.922319213675</text:p>
          </table:table-cell>
          <table:table-cell office:value-type="float" office:value="3254.08565499272" calcext:value-type="float">
            <text:p>3254.08565499272</text:p>
          </table:table-cell>
          <table:table-cell office:value-type="float" office:value="-1.79116291113599" calcext:value-type="float">
            <text:p>-1.79116291113599</text:p>
          </table:table-cell>
        </table:table-row>
        <table:table-row table:style-name="ro1">
          <table:table-cell office:value-type="float" office:value="107.040645147484" calcext:value-type="float">
            <text:p>107.040645147484</text:p>
          </table:table-cell>
          <table:table-cell office:value-type="float" office:value="3024.17996016401" calcext:value-type="float">
            <text:p>3024.17996016401</text:p>
          </table:table-cell>
          <table:table-cell office:value-type="float" office:value="0.573008472270496" calcext:value-type="float">
            <text:p>0.573008472270496</text:p>
          </table:table-cell>
        </table:table-row>
        <table:table-row table:style-name="ro1">
          <table:table-cell office:value-type="float" office:value="55.3845532492089" calcext:value-type="float">
            <text:p>55.3845532492089</text:p>
          </table:table-cell>
          <table:table-cell office:value-type="float" office:value="3131.00310648632" calcext:value-type="float">
            <text:p>3131.00310648632</text:p>
          </table:table-cell>
          <table:table-cell office:value-type="float" office:value="-0.621179180522976" calcext:value-type="float">
            <text:p>-0.621179180522976</text:p>
          </table:table-cell>
        </table:table-row>
        <table:table-row table:style-name="ro1">
          <table:table-cell office:value-type="float" office:value="-13.1532127152572" calcext:value-type="float">
            <text:p>-13.1532127152572</text:p>
          </table:table-cell>
          <table:table-cell office:value-type="float" office:value="3007.92055797991" calcext:value-type="float">
            <text:p>3007.92055797991</text:p>
          </table:table-cell>
          <table:table-cell office:value-type="float" office:value="0.548804550090036" calcext:value-type="float">
            <text:p>0.548804550090036</text:p>
          </table:table-cell>
        </table:table-row>
        <table:table-row table:style-name="ro1">
          <table:table-cell office:value-type="float" office:value="124.226619173731" calcext:value-type="float">
            <text:p>124.226619173731</text:p>
          </table:table-cell>
          <table:table-cell office:value-type="float" office:value="2032.22065265248" calcext:value-type="float">
            <text:p>2032.22065265248</text:p>
          </table:table-cell>
          <table:table-cell office:value-type="float" office:value="0.00223045926053774" calcext:value-type="float">
            <text:p>0.00223045926053774</text:p>
          </table:table-cell>
        </table:table-row>
        <table:table-row table:style-name="ro1">
          <table:table-cell office:value-type="float" office:value="41.6363708763161" calcext:value-type="float">
            <text:p>41.6363708763161</text:p>
          </table:table-cell>
          <table:table-cell office:value-type="float" office:value="2095.12415389262" calcext:value-type="float">
            <text:p>2095.12415389262</text:p>
          </table:table-cell>
          <table:table-cell office:value-type="float" office:value="-0.0020291935923284" calcext:value-type="float">
            <text:p>-0.0020291935923284</text:p>
          </table:table-cell>
        </table:table-row>
        <table:table-row table:style-name="ro1">
          <table:table-cell office:value-type="float" office:value="-40.9538774210986" calcext:value-type="float">
            <text:p>-40.9538774210986</text:p>
          </table:table-cell>
          <table:table-cell office:value-type="float" office:value="2158.02765513276" calcext:value-type="float">
            <text:p>2158.02765513276</text:p>
          </table:table-cell>
          <table:table-cell office:value-type="float" office:value="-0.00628884644519455" calcext:value-type="float">
            <text:p>-0.00628884644519455</text:p>
          </table:table-cell>
        </table:table-row>
        <table:table-row table:style-name="ro1">
          <table:table-cell office:value-type="float" office:value="26.4189608264689" calcext:value-type="float">
            <text:p>26.4189608264689</text:p>
          </table:table-cell>
          <table:table-cell office:value-type="float" office:value="1982.07495779" calcext:value-type="float">
            <text:p>1982.07495779</text:p>
          </table:table-cell>
          <table:table-cell office:value-type="float" office:value="0.0020270898940668" calcext:value-type="float">
            <text:p>0.0020270898940668</text:p>
          </table:table-cell>
        </table:table-row>
        <table:table-row table:style-name="ro1">
          <table:table-cell office:value-type="float" office:value="-56.1712874709457" calcext:value-type="float">
            <text:p>-56.1712874709457</text:p>
          </table:table-cell>
          <table:table-cell office:value-type="float" office:value="2044.97845903014" calcext:value-type="float">
            <text:p>2044.97845903014</text:p>
          </table:table-cell>
          <table:table-cell office:value-type="float" office:value="-0.00223256295879935" calcext:value-type="float">
            <text:p>-0.00223256295879935</text:p>
          </table:table-cell>
        </table:table-row>
        <table:table-row table:style-name="ro1">
          <table:table-cell office:value-type="float" office:value="-71.3886975207929" calcext:value-type="float">
            <text:p>-71.3886975207929</text:p>
          </table:table-cell>
          <table:table-cell office:value-type="float" office:value="1931.92926292751" calcext:value-type="float">
            <text:p>1931.92926292751</text:p>
          </table:table-cell>
          <table:table-cell office:value-type="float" office:value="0.00182372052759586" calcext:value-type="float">
            <text:p>0.00182372052759586</text:p>
          </table:table-cell>
        </table:table-row>
        <table:table-row table:style-name="ro1">
          <table:table-cell office:value-type="float" office:value="144.579115320544" calcext:value-type="float">
            <text:p>144.579115320544</text:p>
          </table:table-cell>
          <table:table-cell office:value-type="float" office:value="1913.7112104001" calcext:value-type="float">
            <text:p>1913.7112104001</text:p>
          </table:table-cell>
          <table:table-cell office:value-type="float" office:value="0.00125231469561133" calcext:value-type="float">
            <text:p>0.00125231469561133</text:p>
          </table:table-cell>
        </table:table-row>
        <table:table-row table:style-name="ro1">
          <table:table-cell office:value-type="float" office:value="46.7714569732818" calcext:value-type="float">
            <text:p>46.7714569732818</text:p>
          </table:table-cell>
          <table:table-cell office:value-type="float" office:value="1863.56551553761" calcext:value-type="float">
            <text:p>1863.56551553761</text:p>
          </table:table-cell>
          <table:table-cell office:value-type="float" office:value="0.00104894532914039" calcext:value-type="float">
            <text:p>0.00104894532914039</text:p>
          </table:table-cell>
        </table:table-row>
        <table:table-row table:style-name="ro1">
          <table:table-cell office:value-type="float" office:value="164.931611467356" calcext:value-type="float">
            <text:p>164.931611467356</text:p>
          </table:table-cell>
          <table:table-cell office:value-type="float" office:value="1795.20176814771" calcext:value-type="float">
            <text:p>1795.20176814771</text:p>
          </table:table-cell>
          <table:table-cell office:value-type="float" office:value="0.000274170130684918" calcext:value-type="float">
            <text:p>0.000274170130684918</text:p>
          </table:table-cell>
        </table:table-row>
        <table:table-row table:style-name="ro1">
          <table:table-cell office:value-type="float" office:value="454.491118970141" calcext:value-type="float">
            <text:p>454.491118970141</text:p>
          </table:table-cell>
          <table:table-cell office:value-type="float" office:value="1665.72036003315" calcext:value-type="float">
            <text:p>1665.72036003315</text:p>
          </table:table-cell>
          <table:table-cell office:value-type="float" office:value="0.0000469628151164199" calcext:value-type="float">
            <text:p>4.69628151164199E-05</text:p>
          </table:table-cell>
        </table:table-row>
        <table:table-row table:style-name="ro1">
          <table:table-cell office:value-type="float" office:value="434.095846341784" calcext:value-type="float">
            <text:p>434.095846341784</text:p>
          </table:table-cell>
          <table:table-cell office:value-type="float" office:value="1740.14598403626" calcext:value-type="float">
            <text:p>1740.14598403626</text:p>
          </table:table-cell>
          <table:table-cell office:value-type="float" office:value="-0.00000924774470025208" calcext:value-type="float">
            <text:p>-9.24774470025208E-06</text:p>
          </table:table-cell>
        </table:table-row>
        <table:table-row table:style-name="ro1">
          <table:table-cell office:value-type="float" office:value="413.700573713427" calcext:value-type="float">
            <text:p>413.700573713427</text:p>
          </table:table-cell>
          <table:table-cell office:value-type="float" office:value="1814.57160803936" calcext:value-type="float">
            <text:p>1814.57160803936</text:p>
          </table:table-cell>
          <table:table-cell office:value-type="float" office:value="-0.000065458304516924" calcext:value-type="float">
            <text:p>-6.5458304516924E-05</text:p>
          </table:table-cell>
        </table:table-row>
        <table:table-row table:style-name="ro1">
          <table:table-cell office:value-type="float" office:value="393.30530108507" calcext:value-type="float">
            <text:p>393.30530108507</text:p>
          </table:table-cell>
          <table:table-cell office:value-type="float" office:value="1888.99723204247" calcext:value-type="float">
            <text:p>1888.99723204247</text:p>
          </table:table-cell>
          <table:table-cell office:value-type="float" office:value="-0.000121668864333596" calcext:value-type="float">
            <text:p>-0.000121668864333596</text:p>
          </table:table-cell>
        </table:table-row>
        <table:table-row table:style-name="ro1">
          <table:table-cell office:value-type="float" office:value="364.75544851815" calcext:value-type="float">
            <text:p>364.75544851815</text:p>
          </table:table-cell>
          <table:table-cell office:value-type="float" office:value="1669.37768198721" calcext:value-type="float">
            <text:p>1669.37768198721</text:p>
          </table:table-cell>
          <table:table-cell office:value-type="float" office:value="-0.000203349601336219" calcext:value-type="float">
            <text:p>-0.000203349601336219</text:p>
          </table:table-cell>
        </table:table-row>
        <table:table-row table:style-name="ro1">
          <table:table-cell office:value-type="float" office:value="344.360175889794" calcext:value-type="float">
            <text:p>344.360175889794</text:p>
          </table:table-cell>
          <table:table-cell office:value-type="float" office:value="1743.80330599032" calcext:value-type="float">
            <text:p>1743.80330599032</text:p>
          </table:table-cell>
          <table:table-cell office:value-type="float" office:value="-0.00025956016115289" calcext:value-type="float">
            <text:p>-0.00025956016115289</text:p>
          </table:table-cell>
        </table:table-row>
        <table:table-row table:style-name="ro1">
          <table:table-cell office:value-type="float" office:value="323.964903261437" calcext:value-type="float">
            <text:p>323.964903261437</text:p>
          </table:table-cell>
          <table:table-cell office:value-type="float" office:value="1818.22892999343" calcext:value-type="float">
            <text:p>1818.22892999343</text:p>
          </table:table-cell>
          <table:table-cell office:value-type="float" office:value="-0.000315770720969562" calcext:value-type="float">
            <text:p>-0.000315770720969562</text:p>
          </table:table-cell>
        </table:table-row>
        <table:table-row table:style-name="ro1">
          <table:table-cell office:value-type="float" office:value="275.01977806616" calcext:value-type="float">
            <text:p>275.01977806616</text:p>
          </table:table-cell>
          <table:table-cell office:value-type="float" office:value="1673.03500394127" calcext:value-type="float">
            <text:p>1673.03500394127</text:p>
          </table:table-cell>
          <table:table-cell office:value-type="float" office:value="-0.000453662017788857" calcext:value-type="float">
            <text:p>-0.000453662017788857</text:p>
          </table:table-cell>
        </table:table-row>
        <table:table-row table:style-name="ro1">
          <table:table-cell office:value-type="float" office:value="254.624505437803" calcext:value-type="float">
            <text:p>254.624505437803</text:p>
          </table:table-cell>
          <table:table-cell office:value-type="float" office:value="1747.46062794438" calcext:value-type="float">
            <text:p>1747.46062794438</text:p>
          </table:table-cell>
          <table:table-cell office:value-type="float" office:value="-0.000509872577605529" calcext:value-type="float">
            <text:p>-0.000509872577605529</text:p>
          </table:table-cell>
        </table:table-row>
        <table:table-row table:style-name="ro1">
          <table:table-cell office:value-type="float" office:value="303.612407114624" calcext:value-type="float">
            <text:p>303.612407114624</text:p>
          </table:table-cell>
          <table:table-cell office:value-type="float" office:value="1936.73837224581" calcext:value-type="float">
            <text:p>1936.73837224581</text:p>
          </table:table-cell>
          <table:table-cell office:value-type="float" office:value="0.000662373843956851" calcext:value-type="float">
            <text:p>0.000662373843956851</text:p>
          </table:table-cell>
        </table:table-row>
        <table:table-row table:style-name="ro1">
          <table:table-cell office:value-type="float" office:value="213.919513144177" calcext:value-type="float">
            <text:p>213.919513144177</text:p>
          </table:table-cell>
          <table:table-cell office:value-type="float" office:value="1984.47951244915" calcext:value-type="float">
            <text:p>1984.47951244915</text:p>
          </table:table-cell>
          <table:table-cell office:value-type="float" office:value="0.0014464165522473" calcext:value-type="float">
            <text:p>0.0014464165522473</text:p>
          </table:table-cell>
        </table:table-row>
        <table:table-row table:style-name="ro1">
          <table:table-cell office:value-type="float" office:value="234.27200929099" calcext:value-type="float">
            <text:p>234.27200929099</text:p>
          </table:table-cell>
          <table:table-cell office:value-type="float" office:value="1865.97007019676" calcext:value-type="float">
            <text:p>1865.97007019676</text:p>
          </table:table-cell>
          <table:table-cell office:value-type="float" office:value="0.000468271987320884" calcext:value-type="float">
            <text:p>0.000468271987320884</text:p>
          </table:table-cell>
        </table:table-row>
        <table:table-row table:style-name="ro1">
          <table:table-cell office:value-type="float" office:value="376.139841467903" calcext:value-type="float">
            <text:p>376.139841467903</text:p>
          </table:table-cell>
          <table:table-cell office:value-type="float" office:value="2134.94543448169" calcext:value-type="float">
            <text:p>2134.94543448169</text:p>
          </table:table-cell>
          <table:table-cell office:value-type="float" office:value="-0.000420032250518022" calcext:value-type="float">
            <text:p>-0.000420032250518022</text:p>
          </table:table-cell>
        </table:table-row>
        <table:table-row table:style-name="ro1">
          <table:table-cell office:value-type="float" office:value="292.168767369846" calcext:value-type="float">
            <text:p>292.168767369846</text:p>
          </table:table-cell>
          <table:table-cell office:value-type="float" office:value="2100.70384053862" calcext:value-type="float">
            <text:p>2100.70384053862</text:p>
          </table:table-cell>
          <table:table-cell office:value-type="float" office:value="0.0004634649198339" calcext:value-type="float">
            <text:p>0.0004634649198339</text:p>
          </table:table-cell>
        </table:table-row>
        <table:table-row table:style-name="ro1">
          <table:table-cell office:value-type="float" office:value="208.197693271788" calcext:value-type="float">
            <text:p>208.197693271788</text:p>
          </table:table-cell>
          <table:table-cell office:value-type="float" office:value="2066.46224659555" calcext:value-type="float">
            <text:p>2066.46224659555</text:p>
          </table:table-cell>
          <table:table-cell office:value-type="float" office:value="0.00134696209018582" calcext:value-type="float">
            <text:p>0.00134696209018582</text:p>
          </table:table-cell>
        </table:table-row>
        <table:table-row table:style-name="ro1">
          <table:table-cell office:value-type="float" office:value="381.861661340292" calcext:value-type="float">
            <text:p>381.861661340292</text:p>
          </table:table-cell>
          <table:table-cell office:value-type="float" office:value="2052.96270033528" calcext:value-type="float">
            <text:p>2052.96270033528</text:p>
          </table:table-cell>
          <table:table-cell office:value-type="float" office:value="-0.000320577788456547" calcext:value-type="float">
            <text:p>-0.000320577788456547</text:p>
          </table:table-cell>
        </table:table-row>
        <table:table-row table:style-name="ro1">
          <table:table-cell office:value-type="float" office:value="297.890587242235" calcext:value-type="float">
            <text:p>297.890587242235</text:p>
          </table:table-cell>
          <table:table-cell office:value-type="float" office:value="2018.72110639222" calcext:value-type="float">
            <text:p>2018.72110639222</text:p>
          </table:table-cell>
          <table:table-cell office:value-type="float" office:value="0.000562919381895376" calcext:value-type="float">
            <text:p>0.000562919381895376</text:p>
          </table:table-cell>
        </table:table-row>
        <table:table-row table:style-name="ro1">
          <table:table-cell office:value-type="float" office:value="387.583481212681" calcext:value-type="float">
            <text:p>387.583481212681</text:p>
          </table:table-cell>
          <table:table-cell office:value-type="float" office:value="1970.97996618888" calcext:value-type="float">
            <text:p>1970.97996618888</text:p>
          </table:table-cell>
          <table:table-cell office:value-type="float" office:value="-0.000221123326395071" calcext:value-type="float">
            <text:p>-0.000221123326395071</text:p>
          </table:table-cell>
        </table:table-row>
        <table:table-row table:style-name="ro1">
          <table:table-cell office:value-type="float" office:value="310.055866438411" calcext:value-type="float">
            <text:p>310.055866438411</text:p>
          </table:table-cell>
          <table:table-cell office:value-type="float" office:value="2215.36322804948" calcext:value-type="float">
            <text:p>2215.36322804948</text:p>
          </table:table-cell>
          <table:table-cell office:value-type="float" office:value="0.0011286331501679" calcext:value-type="float">
            <text:p>0.0011286331501679</text:p>
          </table:table-cell>
        </table:table-row>
        <table:table-row table:style-name="ro1">
          <table:table-cell office:value-type="float" office:value="243.971891408918" calcext:value-type="float">
            <text:p>243.971891408918</text:p>
          </table:table-cell>
          <table:table-cell office:value-type="float" office:value="2295.78102161727" calcext:value-type="float">
            <text:p>2295.78102161727</text:p>
          </table:table-cell>
          <table:table-cell office:value-type="float" office:value="0.00267729855085381" calcext:value-type="float">
            <text:p>0.00267729855085381</text:p>
          </table:table-cell>
        </table:table-row>
        <table:table-row table:style-name="ro1">
          <table:table-cell office:value-type="float" office:value="177.887916379426" calcext:value-type="float">
            <text:p>177.887916379426</text:p>
          </table:table-cell>
          <table:table-cell office:value-type="float" office:value="2376.19881518506" calcext:value-type="float">
            <text:p>2376.19881518506</text:p>
          </table:table-cell>
          <table:table-cell office:value-type="float" office:value="0.00422596395153973" calcext:value-type="float">
            <text:p>0.00422596395153973</text:p>
          </table:table-cell>
        </table:table-row>
        <table:table-row table:style-name="ro1">
          <table:table-cell office:value-type="float" office:value="226.084792340353" calcext:value-type="float">
            <text:p>226.084792340353</text:p>
          </table:table-cell>
          <table:table-cell office:value-type="float" office:value="2181.12163410641" calcext:value-type="float">
            <text:p>2181.12163410641</text:p>
          </table:table-cell>
          <table:table-cell office:value-type="float" office:value="0.00201213032051982" calcext:value-type="float">
            <text:p>0.00201213032051982</text:p>
          </table:table-cell>
        </table:table-row>
        <table:table-row table:style-name="ro1">
          <table:table-cell office:value-type="float" office:value="160.000817310861" calcext:value-type="float">
            <text:p>160.000817310861</text:p>
          </table:table-cell>
          <table:table-cell office:value-type="float" office:value="2261.5394276742" calcext:value-type="float">
            <text:p>2261.5394276742</text:p>
          </table:table-cell>
          <table:table-cell office:value-type="float" office:value="0.00356079572120573" calcext:value-type="float">
            <text:p>0.00356079572120573</text:p>
          </table:table-cell>
        </table:table-row>
        <table:table-row table:style-name="ro1">
          <table:table-cell office:value-type="float" office:value="142.113718242296" calcext:value-type="float">
            <text:p>142.113718242296</text:p>
          </table:table-cell>
          <table:table-cell office:value-type="float" office:value="2146.88004016334" calcext:value-type="float">
            <text:p>2146.88004016334</text:p>
          </table:table-cell>
          <table:table-cell office:value-type="float" office:value="0.00289562749087174" calcext:value-type="float">
            <text:p>0.00289562749087174</text:p>
          </table:table-cell>
        </table:table-row>
        <table:table-row table:style-name="ro1">
          <table:table-cell office:value-type="float" office:value="-23.0667783525335" calcext:value-type="float">
            <text:p>-23.0667783525335</text:p>
          </table:table-cell>
          <table:table-cell office:value-type="float" office:value="2272.68704264362" calcext:value-type="float">
            <text:p>2272.68704264362</text:p>
          </table:table-cell>
          <table:table-cell office:value-type="float" office:value="-0.00562367821486055" calcext:value-type="float">
            <text:p>-0.00562367821486055</text:p>
          </table:table-cell>
        </table:table-row>
        <table:table-row table:style-name="ro1">
          <table:table-cell office:value-type="float" office:value="59.5234699448812" calcext:value-type="float">
            <text:p>59.5234699448812</text:p>
          </table:table-cell>
          <table:table-cell office:value-type="float" office:value="2209.78354140348" calcext:value-type="float">
            <text:p>2209.78354140348</text:p>
          </table:table-cell>
          <table:table-cell office:value-type="float" office:value="-0.00136402536199441" calcext:value-type="float">
            <text:p>-0.00136402536199441</text:p>
          </table:table-cell>
        </table:table-row>
        <table:table-row table:style-name="ro1">
          <table:table-cell office:value-type="float" office:value="77.4105690134463" calcext:value-type="float">
            <text:p>77.4105690134463</text:p>
          </table:table-cell>
          <table:table-cell office:value-type="float" office:value="2324.44292891434" calcext:value-type="float">
            <text:p>2324.44292891434</text:p>
          </table:table-cell>
          <table:table-cell office:value-type="float" office:value="-0.000698857131660412" calcext:value-type="float">
            <text:p>-0.000698857131660412</text:p>
          </table:table-cell>
        </table:table-row>
        <table:table-row table:style-name="ro1">
          <table:table-cell office:value-type="float" office:value="-32.0971900461613" calcext:value-type="float">
            <text:p>-32.0971900461613</text:p>
          </table:table-cell>
          <table:table-cell office:value-type="float" office:value="2395.46492093258" calcext:value-type="float">
            <text:p>2395.46492093258</text:p>
          </table:table-cell>
          <table:table-cell office:value-type="float" office:value="-0.0118702376327814" calcext:value-type="float">
            <text:p>-0.0118702376327814</text:p>
          </table:table-cell>
        </table:table-row>
        <table:table-row table:style-name="ro1">
          <table:table-cell office:value-type="float" office:value="68.3801573198185" calcext:value-type="float">
            <text:p>68.3801573198185</text:p>
          </table:table-cell>
          <table:table-cell office:value-type="float" office:value="2447.22080720331" calcext:value-type="float">
            <text:p>2447.22080720331</text:p>
          </table:table-cell>
          <table:table-cell office:value-type="float" office:value="-0.00694541654958121" calcext:value-type="float">
            <text:p>-0.00694541654958121</text:p>
          </table:table-cell>
        </table:table-row>
        <table:table-row table:style-name="ro1">
          <table:table-cell office:value-type="float" office:value="-41.1276017397891" calcext:value-type="float">
            <text:p>-41.1276017397891</text:p>
          </table:table-cell>
          <table:table-cell office:value-type="float" office:value="2518.24279922155" calcext:value-type="float">
            <text:p>2518.24279922155</text:p>
          </table:table-cell>
          <table:table-cell office:value-type="float" office:value="-0.0181167970507021" calcext:value-type="float">
            <text:p>-0.0181167970507021</text:p>
          </table:table-cell>
        </table:table-row>
        <table:table-row table:style-name="ro1">
          <table:table-cell office:value-type="float" office:value="196.90090463399" calcext:value-type="float">
            <text:p>196.90090463399</text:p>
          </table:table-cell>
          <table:table-cell office:value-type="float" office:value="2934.49944239107" calcext:value-type="float">
            <text:p>2934.49944239107</text:p>
          </table:table-cell>
          <table:table-cell office:value-type="float" office:value="0.369328159123269" calcext:value-type="float">
            <text:p>0.369328159123269</text:p>
          </table:table-cell>
        </table:table-row>
        <table:table-row table:style-name="ro1">
          <table:table-cell office:value-type="float" office:value="76.7070467712491" calcext:value-type="float">
            <text:p>76.7070467712491</text:p>
          </table:table-cell>
          <table:table-cell office:value-type="float" office:value="2918.24004020697" calcext:value-type="float">
            <text:p>2918.24004020697</text:p>
          </table:table-cell>
          <table:table-cell office:value-type="float" office:value="0.345124236942809" calcext:value-type="float">
            <text:p>0.345124236942809</text:p>
          </table:table-cell>
        </table:table-row>
        <table:table-row table:style-name="ro1">
          <table:table-cell office:value-type="float" office:value="-43.4868110914916" calcext:value-type="float">
            <text:p>-43.4868110914916</text:p>
          </table:table-cell>
          <table:table-cell office:value-type="float" office:value="2901.98063802287" calcext:value-type="float">
            <text:p>2901.98063802287</text:p>
          </table:table-cell>
          <table:table-cell office:value-type="float" office:value="0.32092031476235" calcext:value-type="float">
            <text:p>0.32092031476235</text:p>
          </table:table-cell>
        </table:table-row>
        <table:table-row table:style-name="ro1">
          <table:table-cell office:value-type="float" office:value="166.567306257755" calcext:value-type="float">
            <text:p>166.567306257755</text:p>
          </table:table-cell>
          <table:table-cell office:value-type="float" office:value="2828.55952243404" calcext:value-type="float">
            <text:p>2828.55952243404</text:p>
          </table:table-cell>
          <table:table-cell office:value-type="float" office:value="0.141443923795583" calcext:value-type="float">
            <text:p>0.141443923795583</text:p>
          </table:table-cell>
        </table:table-row>
        <table:table-row table:style-name="ro1">
          <table:table-cell office:value-type="float" office:value="46.3734483950147" calcext:value-type="float">
            <text:p>46.3734483950147</text:p>
          </table:table-cell>
          <table:table-cell office:value-type="float" office:value="2812.30012024994" calcext:value-type="float">
            <text:p>2812.30012024994</text:p>
          </table:table-cell>
          <table:table-cell office:value-type="float" office:value="0.117240001615124" calcext:value-type="float">
            <text:p>0.117240001615124</text:p>
          </table:table-cell>
        </table:table-row>
        <table:table-row table:style-name="ro1">
          <table:table-cell office:value-type="float" office:value="136.233707881521" calcext:value-type="float">
            <text:p>136.233707881521</text:p>
          </table:table-cell>
          <table:table-cell office:value-type="float" office:value="2722.619602477" calcext:value-type="float">
            <text:p>2722.619602477</text:p>
          </table:table-cell>
          <table:table-cell office:value-type="float" office:value="-0.0864403115321025" calcext:value-type="float">
            <text:p>-0.0864403115321025</text:p>
          </table:table-cell>
        </table:table-row>
        <table:table-row table:style-name="ro1">
          <table:table-cell office:value-type="float" office:value="40.6106849878818" calcext:value-type="float">
            <text:p>40.6106849878818</text:p>
          </table:table-cell>
          <table:table-cell office:value-type="float" office:value="2678.16799873127" calcext:value-type="float">
            <text:p>2678.16799873127</text:p>
          </table:table-cell>
          <table:table-cell office:value-type="float" office:value="-0.0673896002053427" calcext:value-type="float">
            <text:p>-0.0673896002053427</text:p>
          </table:table-cell>
        </table:table-row>
        <table:table-row table:style-name="ro1">
          <table:table-cell office:value-type="float" office:value="-55.0123379057574" calcext:value-type="float">
            <text:p>-55.0123379057574</text:p>
          </table:table-cell>
          <table:table-cell office:value-type="float" office:value="2633.71639498553" calcext:value-type="float">
            <text:p>2633.71639498553</text:p>
          </table:table-cell>
          <table:table-cell office:value-type="float" office:value="-0.0483388888785829" calcext:value-type="float">
            <text:p>-0.0483388888785829</text:p>
          </table:table-cell>
        </table:table-row>
        <table:table-row table:style-name="ro1">
          <table:table-cell office:value-type="float" office:value="150.118444047489" calcext:value-type="float">
            <text:p>150.118444047489</text:p>
          </table:table-cell>
          <table:table-cell office:value-type="float" office:value="2607.14600671302" calcext:value-type="float">
            <text:p>2607.14600671302</text:p>
          </table:table-cell>
          <table:table-cell office:value-type="float" office:value="-0.0562182197042217" calcext:value-type="float">
            <text:p>-0.0562182197042217</text:p>
          </table:table-cell>
        </table:table-row>
        <table:table-row table:style-name="ro1">
          <table:table-cell office:value-type="float" office:value="54.4954211538502" calcext:value-type="float">
            <text:p>54.4954211538502</text:p>
          </table:table-cell>
          <table:table-cell office:value-type="float" office:value="2562.69440296729" calcext:value-type="float">
            <text:p>2562.69440296729</text:p>
          </table:table-cell>
          <table:table-cell office:value-type="float" office:value="-0.0371675083774619" calcext:value-type="float">
            <text:p>-0.0371675083774619</text:p>
          </table:table-cell>
        </table:table-row>
        <table:table-row table:style-name="ro1">
          <table:table-cell office:value-type="float" office:value="164.003180213458" calcext:value-type="float">
            <text:p>164.003180213458</text:p>
          </table:table-cell>
          <table:table-cell office:value-type="float" office:value="2491.67241094904" calcext:value-type="float">
            <text:p>2491.67241094904</text:p>
          </table:table-cell>
          <table:table-cell office:value-type="float" office:value="-0.025996127876341" calcext:value-type="float">
            <text:p>-0.025996127876341</text:p>
          </table:table-cell>
        </table:table-row>
        <table:table-row table:style-name="ro1">
          <table:table-cell office:value-type="float" office:value="-49.2495744986245" calcext:value-type="float">
            <text:p>-49.2495744986245</text:p>
          </table:table-cell>
          <table:table-cell office:value-type="float" office:value="2767.8485165042" calcext:value-type="float">
            <text:p>2767.8485165042</text:p>
          </table:table-cell>
          <table:table-cell office:value-type="float" office:value="0.136290712941883" calcext:value-type="float">
            <text:p>0.136290712941883</text:p>
          </table:table-cell>
        </table:table-row>
        <table:table-row table:style-name="ro1">
          <table:table-cell office:value-type="float" office:value="387.029152659438" calcext:value-type="float">
            <text:p>387.029152659438</text:p>
          </table:table-cell>
          <table:table-cell office:value-type="float" office:value="3530.20806444437" calcext:value-type="float">
            <text:p>3530.20806444437</text:p>
          </table:table-cell>
          <table:table-cell office:value-type="float" office:value="-1.11023058291837" calcext:value-type="float">
            <text:p>-1.11023058291837</text:p>
          </table:table-cell>
        </table:table-row>
        <table:table-row table:style-name="ro1">
          <table:table-cell office:value-type="float" office:value="418.468029746508" calcext:value-type="float">
            <text:p>418.468029746508</text:p>
          </table:table-cell>
          <table:table-cell office:value-type="float" office:value="3624.47185454434" calcext:value-type="float">
            <text:p>3624.47185454434</text:p>
          </table:table-cell>
          <table:table-cell office:value-type="float" office:value="-1.22341219044045" calcext:value-type="float">
            <text:p>-1.22341219044045</text:p>
          </table:table-cell>
        </table:table-row>
        <table:table-row table:style-name="ro1">
          <table:table-cell office:value-type="float" office:value="449.906906833579" calcext:value-type="float">
            <text:p>449.906906833579</text:p>
          </table:table-cell>
          <table:table-cell office:value-type="float" office:value="3718.73564464431" calcext:value-type="float">
            <text:p>3718.73564464431</text:p>
          </table:table-cell>
          <table:table-cell office:value-type="float" office:value="-1.33659379796253" calcext:value-type="float">
            <text:p>-1.33659379796253</text:p>
          </table:table-cell>
        </table:table-row>
        <table:table-row table:style-name="ro1">
          <table:table-cell office:value-type="float" office:value="316.150284684821" calcext:value-type="float">
            <text:p>316.150284684821</text:p>
          </table:table-cell>
          <table:table-cell office:value-type="float" office:value="3594.99093025912" calcext:value-type="float">
            <text:p>3594.99093025912</text:p>
          </table:table-cell>
          <table:table-cell office:value-type="float" office:value="-1.18207698959622" calcext:value-type="float">
            <text:p>-1.18207698959622</text:p>
          </table:table-cell>
        </table:table-row>
        <table:table-row table:style-name="ro1">
          <table:table-cell office:value-type="float" office:value="347.589161771892" calcext:value-type="float">
            <text:p>347.589161771892</text:p>
          </table:table-cell>
          <table:table-cell office:value-type="float" office:value="3689.25472035909" calcext:value-type="float">
            <text:p>3689.25472035909</text:p>
          </table:table-cell>
          <table:table-cell office:value-type="float" office:value="-1.2952585971183" calcext:value-type="float">
            <text:p>-1.2952585971183</text:p>
          </table:table-cell>
        </table:table-row>
        <table:table-row table:style-name="ro1">
          <table:table-cell office:value-type="float" office:value="245.271416710205" calcext:value-type="float">
            <text:p>245.271416710205</text:p>
          </table:table-cell>
          <table:table-cell office:value-type="float" office:value="3659.77379607387" calcext:value-type="float">
            <text:p>3659.77379607387</text:p>
          </table:table-cell>
          <table:table-cell office:value-type="float" office:value="-1.25392339627406" calcext:value-type="float">
            <text:p>-1.25392339627406</text:p>
          </table:table-cell>
        </table:table-row>
        <table:table-row table:style-name="ro1">
          <table:table-cell office:value-type="float" office:value="282.108177544759" calcext:value-type="float">
            <text:p>282.108177544759</text:p>
          </table:table-cell>
          <table:table-cell office:value-type="float" office:value="3473.77497673459" calcext:value-type="float">
            <text:p>3473.77497673459</text:p>
          </table:table-cell>
          <table:table-cell office:value-type="float" office:value="-1.73527057658873" calcext:value-type="float">
            <text:p>-1.73527057658873</text:p>
          </table:table-cell>
        </table:table-row>
        <table:table-row table:style-name="ro1">
          <table:table-cell office:value-type="float" office:value="211.229309570142" calcext:value-type="float">
            <text:p>211.229309570142</text:p>
          </table:table-cell>
          <table:table-cell office:value-type="float" office:value="3538.55784254934" calcext:value-type="float">
            <text:p>3538.55784254934</text:p>
          </table:table-cell>
          <table:table-cell office:value-type="float" office:value="-1.80711698326658" calcext:value-type="float">
            <text:p>-1.80711698326658</text:p>
          </table:table-cell>
        </table:table-row>
        <table:table-row table:style-name="ro1">
          <table:table-cell office:value-type="float" office:value="177.187202430079" calcext:value-type="float">
            <text:p>177.187202430079</text:p>
          </table:table-cell>
          <table:table-cell office:value-type="float" office:value="3417.34188902481" calcext:value-type="float">
            <text:p>3417.34188902481</text:p>
          </table:table-cell>
          <table:table-cell office:value-type="float" office:value="-2.3603105702591" calcext:value-type="float">
            <text:p>-2.3603105702591</text:p>
          </table:table-cell>
        </table:table-row>
        <table:table-row table:style-name="ro1">
          <table:table-cell office:value-type="float" office:value="570.019610028541" calcext:value-type="float">
            <text:p>570.019610028541</text:p>
          </table:table-cell>
          <table:table-cell office:value-type="float" office:value="3604.24100194193" calcext:value-type="float">
            <text:p>3604.24100194193</text:p>
          </table:table-cell>
          <table:table-cell office:value-type="float" office:value="-0.509236922410257" calcext:value-type="float">
            <text:p>-0.509236922410257</text:p>
          </table:table-cell>
        </table:table-row>
        <table:table-row table:style-name="ro1">
          <table:table-cell office:value-type="float" office:value="509.96325843106" calcext:value-type="float">
            <text:p>509.96325843106</text:p>
          </table:table-cell>
          <table:table-cell office:value-type="float" office:value="3661.48832329312" calcext:value-type="float">
            <text:p>3661.48832329312</text:p>
          </table:table-cell>
          <table:table-cell office:value-type="float" office:value="-0.922915360186395" calcext:value-type="float">
            <text:p>-0.922915360186395</text:p>
          </table:table-cell>
        </table:table-row>
        <table:table-row table:style-name="ro1">
          <table:table-cell office:value-type="float" office:value="478.524381343989" calcext:value-type="float">
            <text:p>478.524381343989</text:p>
          </table:table-cell>
          <table:table-cell office:value-type="float" office:value="3567.22453319315" calcext:value-type="float">
            <text:p>3567.22453319315</text:p>
          </table:table-cell>
          <table:table-cell office:value-type="float" office:value="-0.809733752664312" calcext:value-type="float">
            <text:p>-0.809733752664312</text:p>
          </table:table-cell>
        </table:table-row>
        <table:table-row table:style-name="ro1">
          <table:table-cell office:value-type="float" office:value="467.126810184346" calcext:value-type="float">
            <text:p>467.126810184346</text:p>
          </table:table-cell>
          <table:table-cell office:value-type="float" office:value="3053.82813439132" calcext:value-type="float">
            <text:p>3053.82813439132</text:p>
          </table:table-cell>
          <table:table-cell office:value-type="float" office:value="0.0716273672078553" calcext:value-type="float">
            <text:p>0.0716273672078553</text:p>
          </table:table-cell>
        </table:table-row>
        <table:table-row table:style-name="ro1">
          <table:table-cell office:value-type="float" office:value="523.927388275138" calcext:value-type="float">
            <text:p>523.927388275138</text:p>
          </table:table-cell>
          <table:table-cell office:value-type="float" office:value="3097.67719552208" calcext:value-type="float">
            <text:p>3097.67719552208</text:p>
          </table:table-cell>
          <table:table-cell office:value-type="float" office:value="0.0841412749070533" calcext:value-type="float">
            <text:p>0.0841412749070533</text:p>
          </table:table-cell>
        </table:table-row>
        <table:table-row table:style-name="ro1">
          <table:table-cell office:value-type="float" office:value="580.72796636593" calcext:value-type="float">
            <text:p>580.72796636593</text:p>
          </table:table-cell>
          <table:table-cell office:value-type="float" office:value="3141.52625665284" calcext:value-type="float">
            <text:p>3141.52625665284</text:p>
          </table:table-cell>
          <table:table-cell office:value-type="float" office:value="0.0966551826062513" calcext:value-type="float">
            <text:p>0.0966551826062513</text:p>
          </table:table-cell>
        </table:table-row>
        <table:table-row table:style-name="ro1">
          <table:table-cell office:value-type="float" office:value="637.528544456722" calcext:value-type="float">
            <text:p>637.528544456722</text:p>
          </table:table-cell>
          <table:table-cell office:value-type="float" office:value="3185.37531778359" calcext:value-type="float">
            <text:p>3185.37531778359</text:p>
          </table:table-cell>
          <table:table-cell office:value-type="float" office:value="0.109169090305449" calcext:value-type="float">
            <text:p>0.109169090305449</text:p>
          </table:table-cell>
        </table:table-row>
        <table:table-row table:style-name="ro1">
          <table:table-cell office:value-type="float" office:value="442.292561014088" calcext:value-type="float">
            <text:p>442.292561014088</text:p>
          </table:table-cell>
          <table:table-cell office:value-type="float" office:value="3121.63015003547" calcext:value-type="float">
            <text:p>3121.63015003547</text:p>
          </table:table-cell>
          <table:table-cell office:value-type="float" office:value="0.195545264839225" calcext:value-type="float">
            <text:p>0.195545264839225</text:p>
          </table:table-cell>
        </table:table-row>
        <table:table-row table:style-name="ro1">
          <table:table-cell office:value-type="float" office:value="499.09313910488" calcext:value-type="float">
            <text:p>499.09313910488</text:p>
          </table:table-cell>
          <table:table-cell office:value-type="float" office:value="3165.47921116622" calcext:value-type="float">
            <text:p>3165.47921116622</text:p>
          </table:table-cell>
          <table:table-cell office:value-type="float" office:value="0.208059172538423" calcext:value-type="float">
            <text:p>0.208059172538423</text:p>
          </table:table-cell>
        </table:table-row>
        <table:table-row table:style-name="ro1">
          <table:table-cell office:value-type="float" office:value="555.893717195672" calcext:value-type="float">
            <text:p>555.893717195672</text:p>
          </table:table-cell>
          <table:table-cell office:value-type="float" office:value="3209.32827229698" calcext:value-type="float">
            <text:p>3209.32827229698</text:p>
          </table:table-cell>
          <table:table-cell office:value-type="float" office:value="0.220573080237621" calcext:value-type="float">
            <text:p>0.220573080237621</text:p>
          </table:table-cell>
        </table:table-row>
        <table:table-row table:style-name="ro1">
          <table:table-cell office:value-type="float" office:value="417.45831184383" calcext:value-type="float">
            <text:p>417.45831184383</text:p>
          </table:table-cell>
          <table:table-cell office:value-type="float" office:value="3189.43216567961" calcext:value-type="float">
            <text:p>3189.43216567961</text:p>
          </table:table-cell>
          <table:table-cell office:value-type="float" office:value="0.319463162470595" calcext:value-type="float">
            <text:p>0.319463162470595</text:p>
          </table:table-cell>
        </table:table-row>
        <table:table-row table:style-name="ro1">
          <table:table-cell office:value-type="float" office:value="474.258889934622" calcext:value-type="float">
            <text:p>474.258889934622</text:p>
          </table:table-cell>
          <table:table-cell office:value-type="float" office:value="3233.28122681037" calcext:value-type="float">
            <text:p>3233.28122681037</text:p>
          </table:table-cell>
          <table:table-cell office:value-type="float" office:value="0.331977070169793" calcext:value-type="float">
            <text:p>0.331977070169793</text:p>
          </table:table-cell>
        </table:table-row>
        <table:table-row table:style-name="ro1">
          <table:table-cell office:value-type="float" office:value="392.624062673572" calcext:value-type="float">
            <text:p>392.624062673572</text:p>
          </table:table-cell>
          <table:table-cell office:value-type="float" office:value="3257.23418132375" calcext:value-type="float">
            <text:p>3257.23418132375</text:p>
          </table:table-cell>
          <table:table-cell office:value-type="float" office:value="0.443381060101965" calcext:value-type="float">
            <text:p>0.443381060101965</text:p>
          </table:table-cell>
        </table:table-row>
        <table:table-row table:style-name="ro1">
          <table:table-cell office:value-type="float" office:value="390.759092668861" calcext:value-type="float">
            <text:p>390.759092668861</text:p>
          </table:table-cell>
          <table:table-cell office:value-type="float" office:value="3348.22547569729" calcext:value-type="float">
            <text:p>3348.22547569729</text:p>
          </table:table-cell>
          <table:table-cell office:value-type="float" office:value="-0.0744894875714789" calcext:value-type="float">
            <text:p>-0.0744894875714789</text:p>
          </table:table-cell>
        </table:table-row>
        <table:table-row table:style-name="ro1">
          <table:table-cell office:value-type="float" office:value="388.894122664149" calcext:value-type="float">
            <text:p>388.894122664149</text:p>
          </table:table-cell>
          <table:table-cell office:value-type="float" office:value="3439.21677007083" calcext:value-type="float">
            <text:p>3439.21677007083</text:p>
          </table:table-cell>
          <table:table-cell office:value-type="float" office:value="-0.592360035244923" calcext:value-type="float">
            <text:p>-0.592360035244923</text:p>
          </table:table-cell>
        </table:table-row>
        <table:table-row table:style-name="ro1">
          <table:table-cell office:value-type="float" office:value="285.838117554182" calcext:value-type="float">
            <text:p>285.838117554182</text:p>
          </table:table-cell>
          <table:table-cell office:value-type="float" office:value="3291.79238798751" calcext:value-type="float">
            <text:p>3291.79238798751</text:p>
          </table:table-cell>
          <table:table-cell office:value-type="float" office:value="-0.699529481241843" calcext:value-type="float">
            <text:p>-0.699529481241843</text:p>
          </table:table-cell>
        </table:table-row>
        <table:table-row table:style-name="ro1">
          <table:table-cell office:value-type="float" office:value="283.97314754947" calcext:value-type="float">
            <text:p>283.97314754947</text:p>
          </table:table-cell>
          <table:table-cell office:value-type="float" office:value="3382.78368236105" calcext:value-type="float">
            <text:p>3382.78368236105</text:p>
          </table:table-cell>
          <table:table-cell office:value-type="float" office:value="-1.21740002891529" calcext:value-type="float">
            <text:p>-1.21740002891529</text:p>
          </table:table-cell>
        </table:table-row>
        <table:table-row table:style-name="ro1">
          <table:table-cell office:value-type="float" office:value="179.052172434791" calcext:value-type="float">
            <text:p>179.052172434791</text:p>
          </table:table-cell>
          <table:table-cell office:value-type="float" office:value="3326.35059465127" calcext:value-type="float">
            <text:p>3326.35059465127</text:p>
          </table:table-cell>
          <table:table-cell office:value-type="float" office:value="-1.84244002258565" calcext:value-type="float">
            <text:p>-1.84244002258565</text:p>
          </table:table-cell>
        </table:table-row>
        <table:table-row table:style-name="ro1">
          <table:table-cell office:value-type="float" office:value="387.162707792972" calcext:value-type="float">
            <text:p>387.162707792972</text:p>
          </table:table-cell>
          <table:table-cell office:value-type="float" office:value="3049.36521037692" calcext:value-type="float">
            <text:p>3049.36521037692</text:p>
          </table:table-cell>
          <table:table-cell office:value-type="float" office:value="0.246822376288889" calcext:value-type="float">
            <text:p>0.246822376288889</text:p>
          </table:table-cell>
        </table:table-row>
        <table:table-row table:style-name="ro1">
          <table:table-cell office:value-type="float" office:value="362.328458622714" calcext:value-type="float">
            <text:p>362.328458622714</text:p>
          </table:table-cell>
          <table:table-cell office:value-type="float" office:value="3117.16722602106" calcext:value-type="float">
            <text:p>3117.16722602106</text:p>
          </table:table-cell>
          <table:table-cell office:value-type="float" office:value="0.370740273920259" calcext:value-type="float">
            <text:p>0.370740273920259</text:p>
          </table:table-cell>
        </table:table-row>
        <table:table-row table:style-name="ro1">
          <table:table-cell office:value-type="float" office:value="337.494209452456" calcext:value-type="float">
            <text:p>337.494209452456</text:p>
          </table:table-cell>
          <table:table-cell office:value-type="float" office:value="3184.96924166521" calcext:value-type="float">
            <text:p>3184.96924166521</text:p>
          </table:table-cell>
          <table:table-cell office:value-type="float" office:value="0.494658171551629" calcext:value-type="float">
            <text:p>0.494658171551629</text:p>
          </table:table-cell>
        </table:table-row>
        <table:table-row table:style-name="ro1">
          <table:table-cell office:value-type="float" office:value="307.198605401598" calcext:value-type="float">
            <text:p>307.198605401598</text:p>
          </table:table-cell>
          <table:table-cell office:value-type="float" office:value="3044.90228636251" calcext:value-type="float">
            <text:p>3044.90228636251</text:p>
          </table:table-cell>
          <table:table-cell office:value-type="float" office:value="0.422017385369922" calcext:value-type="float">
            <text:p>0.422017385369922</text:p>
          </table:table-cell>
        </table:table-row>
        <table:table-row table:style-name="ro1">
          <table:table-cell office:value-type="float" office:value="282.36435623134" calcext:value-type="float">
            <text:p>282.36435623134</text:p>
          </table:table-cell>
          <table:table-cell office:value-type="float" office:value="3112.70430200666" calcext:value-type="float">
            <text:p>3112.70430200666</text:p>
          </table:table-cell>
          <table:table-cell office:value-type="float" office:value="0.545935283001292" calcext:value-type="float">
            <text:p>0.545935283001292</text:p>
          </table:table-cell>
        </table:table-row>
        <table:table-row table:style-name="ro1">
          <table:table-cell office:value-type="float" office:value="230.708264333066" calcext:value-type="float">
            <text:p>230.708264333066</text:p>
          </table:table-cell>
          <table:table-cell office:value-type="float" office:value="3219.52744832897" calcext:value-type="float">
            <text:p>3219.52744832897</text:p>
          </table:table-cell>
          <table:table-cell office:value-type="float" office:value="-0.64825236979218" calcext:value-type="float">
            <text:p>-0.64825236979218</text:p>
          </table:table-cell>
        </table:table-row>
        <table:table-row table:style-name="ro1">
          <table:table-cell office:value-type="float" office:value="632.14011899498" calcext:value-type="float">
            <text:p>632.14011899498</text:p>
          </table:table-cell>
          <table:table-cell office:value-type="float" office:value="3255.53159709706" calcext:value-type="float">
            <text:p>3255.53159709706</text:p>
          </table:table-cell>
          <table:table-cell office:value-type="float" office:value="0.019762510780844" calcext:value-type="float">
            <text:p>0.019762510780844</text:p>
          </table:table-cell>
        </table:table-row>
        <table:table-row table:style-name="ro1">
          <table:table-cell office:value-type="float" office:value="626.751693533239" calcext:value-type="float">
            <text:p>626.751693533239</text:p>
          </table:table-cell>
          <table:table-cell office:value-type="float" office:value="3325.68787641053" calcext:value-type="float">
            <text:p>3325.68787641053</text:p>
          </table:table-cell>
          <table:table-cell office:value-type="float" office:value="-0.0696440687437613" calcext:value-type="float">
            <text:p>-0.0696440687437613</text:p>
          </table:table-cell>
        </table:table-row>
        <table:table-row table:style-name="ro1">
          <table:table-cell office:value-type="float" office:value="621.363268071498" calcext:value-type="float">
            <text:p>621.363268071498</text:p>
          </table:table-cell>
          <table:table-cell office:value-type="float" office:value="3395.84415572399" calcext:value-type="float">
            <text:p>3395.84415572399</text:p>
          </table:table-cell>
          <table:table-cell office:value-type="float" office:value="-0.159050648268367" calcext:value-type="float">
            <text:p>-0.159050648268367</text:p>
          </table:table-cell>
        </table:table-row>
        <table:table-row table:style-name="ro1">
          <table:table-cell office:value-type="float" office:value="550.50529173393" calcext:value-type="float">
            <text:p>550.50529173393</text:p>
          </table:table-cell>
          <table:table-cell office:value-type="float" office:value="3279.48455161045" calcext:value-type="float">
            <text:p>3279.48455161045</text:p>
          </table:table-cell>
          <table:table-cell office:value-type="float" office:value="0.131166500713016" calcext:value-type="float">
            <text:p>0.131166500713016</text:p>
          </table:table-cell>
        </table:table-row>
        <table:table-row table:style-name="ro1">
          <table:table-cell office:value-type="float" office:value="545.116866272189" calcext:value-type="float">
            <text:p>545.116866272189</text:p>
          </table:table-cell>
          <table:table-cell office:value-type="float" office:value="3349.64083092391" calcext:value-type="float">
            <text:p>3349.64083092391</text:p>
          </table:table-cell>
          <table:table-cell office:value-type="float" office:value="0.0417599211884107" calcext:value-type="float">
            <text:p>0.0417599211884107</text:p>
          </table:table-cell>
        </table:table-row>
        <table:table-row table:style-name="ro1">
          <table:table-cell office:value-type="float" office:value="468.870464472881" calcext:value-type="float">
            <text:p>468.870464472881</text:p>
          </table:table-cell>
          <table:table-cell office:value-type="float" office:value="3303.43750612383" calcext:value-type="float">
            <text:p>3303.43750612383</text:p>
          </table:table-cell>
          <table:table-cell office:value-type="float" office:value="0.242570490645188" calcext:value-type="float">
            <text:p>0.242570490645188</text:p>
          </table:table-cell>
        </table:table-row>
        <table:table-row table:style-name="ro1">
          <table:table-cell office:value-type="float" office:value="634.747124952029" calcext:value-type="float">
            <text:p>634.747124952029</text:p>
          </table:table-cell>
          <table:table-cell office:value-type="float" office:value="3477.64859404623" calcext:value-type="float">
            <text:p>3477.64859404623</text:p>
          </table:table-cell>
          <table:table-cell office:value-type="float" office:value="-0.175613796230978" calcext:value-type="float">
            <text:p>-0.175613796230978</text:p>
          </table:table-cell>
        </table:table-row>
        <table:table-row table:style-name="ro1">
          <table:table-cell office:value-type="float" office:value="648.130981832561" calcext:value-type="float">
            <text:p>648.130981832561</text:p>
          </table:table-cell>
          <table:table-cell office:value-type="float" office:value="3559.45303236847" calcext:value-type="float">
            <text:p>3559.45303236847</text:p>
          </table:table-cell>
          <table:table-cell office:value-type="float" office:value="-0.19217694419359" calcext:value-type="float">
            <text:p>-0.19217694419359</text:p>
          </table:table-cell>
        </table:table-row>
        <table:table-row table:style-name="ro1">
          <table:table-cell office:value-type="float" office:value="543.251896267478" calcext:value-type="float">
            <text:p>543.251896267478</text:p>
          </table:table-cell>
          <table:table-cell office:value-type="float" office:value="3440.63212529745" calcext:value-type="float">
            <text:p>3440.63212529745</text:p>
          </table:table-cell>
          <table:table-cell office:value-type="float" office:value="-0.476110626485033" calcext:value-type="float">
            <text:p>-0.476110626485033</text:p>
          </table:table-cell>
        </table:table-row>
        <table:table-row table:style-name="ro1">
          <table:table-cell office:value-type="float" office:value="556.635753148009" calcext:value-type="float">
            <text:p>556.635753148009</text:p>
          </table:table-cell>
          <table:table-cell office:value-type="float" office:value="3522.43656361969" calcext:value-type="float">
            <text:p>3522.43656361969</text:p>
          </table:table-cell>
          <table:table-cell office:value-type="float" office:value="-0.492673774447645" calcext:value-type="float">
            <text:p>-0.492673774447645</text:p>
          </table:table-cell>
        </table:table-row>
        <table:table-row table:style-name="ro1">
          <table:table-cell office:value-type="float" office:value="465.140524463458" calcext:value-type="float">
            <text:p>465.140524463458</text:p>
          </table:table-cell>
          <table:table-cell office:value-type="float" office:value="3485.42009487091" calcext:value-type="float">
            <text:p>3485.42009487091</text:p>
          </table:table-cell>
          <table:table-cell office:value-type="float" office:value="-0.7931706047017" calcext:value-type="float">
            <text:p>-0.7931706047017</text:p>
          </table:table-cell>
        </table:table-row>
        <table:table-row table:style-name="ro1">
          <table:table-cell office:value-type="float" office:value="467.005494468169" calcext:value-type="float">
            <text:p>467.005494468169</text:p>
          </table:table-cell>
          <table:table-cell office:value-type="float" office:value="3394.42880049737" calcext:value-type="float">
            <text:p>3394.42880049737</text:p>
          </table:table-cell>
          <table:table-cell office:value-type="float" office:value="-0.275300057028256" calcext:value-type="float">
            <text:p>-0.275300057028256</text:p>
          </table:table-cell>
        </table:table-row>
        <table:table-row table:style-name="ro1">
          <table:table-cell office:value-type="float" office:value="506.109063598391" calcext:value-type="float">
            <text:p>506.109063598391</text:p>
          </table:table-cell>
          <table:table-cell office:value-type="float" office:value="1007.05062003726" calcext:value-type="float">
            <text:p>1007.05062003726</text:p>
          </table:table-cell>
          <table:table-cell office:value-type="float" office:value="0.00000755181694843601" calcext:value-type="float">
            <text:p>7.55181694843601E-06</text:p>
          </table:table-cell>
        </table:table-row>
        <table:table-row table:style-name="ro1">
          <table:table-cell office:value-type="float" office:value="568.680226504777" calcext:value-type="float">
            <text:p>568.680226504777</text:p>
          </table:table-cell>
          <table:table-cell office:value-type="float" office:value="960.706084950989" calcext:value-type="float">
            <text:p>960.706084950989</text:p>
          </table:table-cell>
          <table:table-cell office:value-type="float" office:value="0.0000338954287417741" calcext:value-type="float">
            <text:p>3.38954287417741E-05</text:p>
          </table:table-cell>
        </table:table-row>
        <table:table-row table:style-name="ro1">
          <table:table-cell office:value-type="float" office:value="631.251389411164" calcext:value-type="float">
            <text:p>631.251389411164</text:p>
          </table:table-cell>
          <table:table-cell office:value-type="float" office:value="914.361549864713" calcext:value-type="float">
            <text:p>914.361549864713</text:p>
          </table:table-cell>
          <table:table-cell office:value-type="float" office:value="0.0000602390405351123" calcext:value-type="float">
            <text:p>6.02390405351123E-05</text:p>
          </table:table-cell>
        </table:table-row>
        <table:table-row table:style-name="ro1">
          <table:table-cell office:value-type="float" office:value="565.093274846018" calcext:value-type="float">
            <text:p>565.093274846018</text:p>
          </table:table-cell>
          <table:table-cell office:value-type="float" office:value="1048.7106280837" calcext:value-type="float">
            <text:p>1048.7106280837</text:p>
          </table:table-cell>
          <table:table-cell office:value-type="float" office:value="0.0000161674200215273" calcext:value-type="float">
            <text:p>1.61674200215273E-05</text:p>
          </table:table-cell>
        </table:table-row>
        <table:table-row table:style-name="ro1">
          <table:table-cell office:value-type="float" office:value="627.664437752404" calcext:value-type="float">
            <text:p>627.664437752404</text:p>
          </table:table-cell>
          <table:table-cell office:value-type="float" office:value="1002.36609299742" calcext:value-type="float">
            <text:p>1002.36609299742</text:p>
          </table:table-cell>
          <table:table-cell office:value-type="float" office:value="0.0000425110318148654" calcext:value-type="float">
            <text:p>4.25110318148654E-05</text:p>
          </table:table-cell>
        </table:table-row>
        <table:table-row table:style-name="ro1">
          <table:table-cell office:value-type="float" office:value="624.077486093645" calcext:value-type="float">
            <text:p>624.077486093645</text:p>
          </table:table-cell>
          <table:table-cell office:value-type="float" office:value="1090.37063613013" calcext:value-type="float">
            <text:p>1090.37063613013</text:p>
          </table:table-cell>
          <table:table-cell office:value-type="float" office:value="0.0000247830230946186" calcext:value-type="float">
            <text:p>2.47830230946186E-0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577.777777777778" calcext:value-type="float">
            <text:p>577.777777777778</text:p>
          </table:table-cell>
          <table:table-cell office:value-type="float" office:value="-0.000332330815988719" calcext:value-type="float">
            <text:p>-0.000332330815988719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655.555555555555" calcext:value-type="float">
            <text:p>655.555555555555</text:p>
          </table:table-cell>
          <table:table-cell office:value-type="float" office:value="-0.000370464390569216" calcext:value-type="float">
            <text:p>-0.000370464390569216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733.333333333333" calcext:value-type="float">
            <text:p>733.333333333333</text:p>
          </table:table-cell>
          <table:table-cell office:value-type="float" office:value="-0.000408597965149714" calcext:value-type="float">
            <text:p>-0.000408597965149714</text:p>
          </table:table-cell>
        </table:table-row>
        <table:table-row table:style-name="ro1">
          <table:table-cell office:value-type="float" office:value="780.511233024627" calcext:value-type="float">
            <text:p>780.511233024627</text:p>
          </table:table-cell>
          <table:table-cell office:value-type="float" office:value="612.670399548829" calcext:value-type="float">
            <text:p>612.670399548829</text:p>
          </table:table-cell>
          <table:table-cell office:value-type="float" office:value="-0.000194907113787212" calcext:value-type="float">
            <text:p>-0.000194907113787212</text:p>
          </table:table-cell>
        </table:table-row>
        <table:table-row table:style-name="ro1">
          <table:table-cell office:value-type="float" office:value="780.511233024627" calcext:value-type="float">
            <text:p>780.511233024627</text:p>
          </table:table-cell>
          <table:table-cell office:value-type="float" office:value="690.448177326606" calcext:value-type="float">
            <text:p>690.448177326606</text:p>
          </table:table-cell>
          <table:table-cell office:value-type="float" office:value="-0.00023304068836771" calcext:value-type="float">
            <text:p>-0.00023304068836771</text:p>
          </table:table-cell>
        </table:table-row>
        <table:table-row table:style-name="ro1">
          <table:table-cell office:value-type="float" office:value="701.022466049426" calcext:value-type="float">
            <text:p>701.022466049426</text:p>
          </table:table-cell>
          <table:table-cell office:value-type="float" office:value="647.56302131988" calcext:value-type="float">
            <text:p>647.56302131988</text:p>
          </table:table-cell>
          <table:table-cell office:value-type="float" office:value="-0.0000574834115857055" calcext:value-type="float">
            <text:p>-5.74834115857055E-05</text:p>
          </table:table-cell>
        </table:table-row>
        <table:table-row table:style-name="ro1">
          <table:table-cell office:value-type="float" office:value="709.892227379892" calcext:value-type="float">
            <text:p>709.892227379892</text:p>
          </table:table-cell>
          <table:table-cell office:value-type="float" office:value="795.349115599116" calcext:value-type="float">
            <text:p>795.349115599116</text:p>
          </table:table-cell>
          <table:table-cell office:value-type="float" office:value="-0.0000842212888796651" calcext:value-type="float">
            <text:p>-8.42212888796651E-05</text:p>
          </table:table-cell>
        </table:table-row>
        <table:table-row table:style-name="ro1">
          <table:table-cell office:value-type="float" office:value="705.457346714659" calcext:value-type="float">
            <text:p>705.457346714659</text:p>
          </table:table-cell>
          <table:table-cell office:value-type="float" office:value="721.456068459498" calcext:value-type="float">
            <text:p>721.456068459498</text:p>
          </table:table-cell>
          <table:table-cell office:value-type="float" office:value="-0.0000708523502326853" calcext:value-type="float">
            <text:p>-7.08523502326853E-05</text:p>
          </table:table-cell>
        </table:table-row>
        <table:table-row table:style-name="ro1">
          <table:table-cell office:value-type="float" office:value="784.94611368986" calcext:value-type="float">
            <text:p>784.94611368986</text:p>
          </table:table-cell>
          <table:table-cell office:value-type="float" office:value="764.341224466224" calcext:value-type="float">
            <text:p>764.341224466224</text:p>
          </table:table-cell>
          <table:table-cell office:value-type="float" office:value="-0.000246409627014689" calcext:value-type="float">
            <text:p>-0.000246409627014689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811.111111111111" calcext:value-type="float">
            <text:p>811.111111111111</text:p>
          </table:table-cell>
          <table:table-cell office:value-type="float" office:value="-0.00039716973549044" calcext:value-type="float">
            <text:p>-0.00039716973549044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888.888888888889" calcext:value-type="float">
            <text:p>888.888888888889</text:p>
          </table:table-cell>
          <table:table-cell office:value-type="float" office:value="-0.000385741505831167" calcext:value-type="float">
            <text:p>-0.000385741505831167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966.666666666667" calcext:value-type="float">
            <text:p>966.666666666667</text:p>
          </table:table-cell>
          <table:table-cell office:value-type="float" office:value="-0.000374313276171893" calcext:value-type="float">
            <text:p>-0.000374313276171893</text:p>
          </table:table-cell>
        </table:table-row>
        <table:table-row table:style-name="ro1">
          <table:table-cell office:value-type="float" office:value="784.94611368986" calcext:value-type="float">
            <text:p>784.94611368986</text:p>
          </table:table-cell>
          <table:table-cell office:value-type="float" office:value="842.119002244002" calcext:value-type="float">
            <text:p>842.119002244002</text:p>
          </table:table-cell>
          <table:table-cell office:value-type="float" office:value="-0.000234981397355416" calcext:value-type="float">
            <text:p>-0.000234981397355416</text:p>
          </table:table-cell>
        </table:table-row>
        <table:table-row table:style-name="ro1">
          <table:table-cell office:value-type="float" office:value="784.94611368986" calcext:value-type="float">
            <text:p>784.94611368986</text:p>
          </table:table-cell>
          <table:table-cell office:value-type="float" office:value="919.89678002178" calcext:value-type="float">
            <text:p>919.89678002178</text:p>
          </table:table-cell>
          <table:table-cell office:value-type="float" office:value="-0.000223553167696143" calcext:value-type="float">
            <text:p>-0.000223553167696143</text:p>
          </table:table-cell>
        </table:table-row>
        <table:table-row table:style-name="ro1">
          <table:table-cell office:value-type="float" office:value="709.892227379892" calcext:value-type="float">
            <text:p>709.892227379892</text:p>
          </table:table-cell>
          <table:table-cell office:value-type="float" office:value="873.126893376894" calcext:value-type="float">
            <text:p>873.126893376894</text:p>
          </table:table-cell>
          <table:table-cell office:value-type="float" office:value="-0.0000727930592203917" calcext:value-type="float">
            <text:p>-7.27930592203917E-05</text:p>
          </table:table-cell>
        </table:table-row>
        <table:table-row table:style-name="ro1">
          <table:table-cell office:value-type="float" office:value="706.305275721132" calcext:value-type="float">
            <text:p>706.305275721132</text:p>
          </table:table-cell>
          <table:table-cell office:value-type="float" office:value="961.1314365096" calcext:value-type="float">
            <text:p>961.1314365096</text:p>
          </table:table-cell>
          <table:table-cell office:value-type="float" office:value="-0.0000905210679406386" calcext:value-type="float">
            <text:p>-9.05210679406386E-05</text:p>
          </table:table-cell>
        </table:table-row>
        <table:table-row table:style-name="ro1">
          <table:table-cell office:value-type="float" office:value="781.359162031101" calcext:value-type="float">
            <text:p>781.359162031101</text:p>
          </table:table-cell>
          <table:table-cell office:value-type="float" office:value="1007.90132315449" calcext:value-type="float">
            <text:p>1007.90132315449</text:p>
          </table:table-cell>
          <table:table-cell office:value-type="float" office:value="-0.000241281176416389" calcext:value-type="float">
            <text:p>-0.000241281176416389</text:p>
          </table:table-cell>
        </table:table-row>
        <table:table-row table:style-name="ro1">
          <table:table-cell office:value-type="float" office:value="702.718324062372" calcext:value-type="float">
            <text:p>702.718324062372</text:p>
          </table:table-cell>
          <table:table-cell office:value-type="float" office:value="1049.13597964231" calcext:value-type="float">
            <text:p>1049.13597964231</text:p>
          </table:table-cell>
          <table:table-cell office:value-type="float" office:value="-0.000108249076660885" calcext:value-type="float">
            <text:p>-0.000108249076660885</text:p>
          </table:table-cell>
        </table:table-row>
        <table:table-row table:style-name="ro1">
          <table:table-cell office:value-type="float" office:value="514.159062127681" calcext:value-type="float">
            <text:p>514.159062127681</text:p>
          </table:table-cell>
          <table:table-cell office:value-type="float" office:value="1706.78195351794" calcext:value-type="float">
            <text:p>1706.78195351794</text:p>
          </table:table-cell>
          <table:table-cell office:value-type="float" office:value="-0.0000694691406027935" calcext:value-type="float">
            <text:p>-6.94691406027935E-05</text:p>
          </table:table-cell>
        </table:table-row>
        <table:table-row table:style-name="ro1">
          <table:table-cell office:value-type="float" office:value="573.827005285221" calcext:value-type="float">
            <text:p>573.827005285221</text:p>
          </table:table-cell>
          <table:table-cell office:value-type="float" office:value="1747.84354700273" calcext:value-type="float">
            <text:p>1747.84354700273</text:p>
          </table:table-cell>
          <table:table-cell office:value-type="float" office:value="-0.000185901096322007" calcext:value-type="float">
            <text:p>-0.000185901096322007</text:p>
          </table:table-cell>
        </table:table-row>
        <table:table-row table:style-name="ro1">
          <table:table-cell office:value-type="float" office:value="633.494948442761" calcext:value-type="float">
            <text:p>633.494948442761</text:p>
          </table:table-cell>
          <table:table-cell office:value-type="float" office:value="1788.90514048752" calcext:value-type="float">
            <text:p>1788.90514048752</text:p>
          </table:table-cell>
          <table:table-cell office:value-type="float" office:value="-0.00030233305204122" calcext:value-type="float">
            <text:p>-0.00030233305204122</text:p>
          </table:table-cell>
        </table:table-row>
        <table:table-row table:style-name="ro1">
          <table:table-cell office:value-type="float" office:value="493.763789499324" calcext:value-type="float">
            <text:p>493.763789499324</text:p>
          </table:table-cell>
          <table:table-cell office:value-type="float" office:value="1781.20757752105" calcext:value-type="float">
            <text:p>1781.20757752105</text:p>
          </table:table-cell>
          <table:table-cell office:value-type="float" office:value="-0.000125679700419465" calcext:value-type="float">
            <text:p>-0.000125679700419465</text:p>
          </table:table-cell>
        </table:table-row>
        <table:table-row table:style-name="ro1">
          <table:table-cell office:value-type="float" office:value="553.431732656864" calcext:value-type="float">
            <text:p>553.431732656864</text:p>
          </table:table-cell>
          <table:table-cell office:value-type="float" office:value="1822.26917100584" calcext:value-type="float">
            <text:p>1822.26917100584</text:p>
          </table:table-cell>
          <table:table-cell office:value-type="float" office:value="-0.000242111656138679" calcext:value-type="float">
            <text:p>-0.000242111656138679</text:p>
          </table:table-cell>
        </table:table-row>
        <table:table-row table:style-name="ro1">
          <table:table-cell office:value-type="float" office:value="473.368516870967" calcext:value-type="float">
            <text:p>473.368516870967</text:p>
          </table:table-cell>
          <table:table-cell office:value-type="float" office:value="1855.63320152415" calcext:value-type="float">
            <text:p>1855.63320152415</text:p>
          </table:table-cell>
          <table:table-cell office:value-type="float" office:value="-0.000181890260236137" calcext:value-type="float">
            <text:p>-0.000181890260236137</text:p>
          </table:table-cell>
        </table:table-row>
        <table:table-row table:style-name="ro1">
          <table:table-cell office:value-type="float" office:value="516.133133012734" calcext:value-type="float">
            <text:p>516.133133012734</text:p>
          </table:table-cell>
          <table:table-cell office:value-type="float" office:value="1618.53166987234" calcext:value-type="float">
            <text:p>1618.53166987234</text:p>
          </table:table-cell>
          <table:table-cell office:value-type="float" office:value="0.0000345792280155119" calcext:value-type="float">
            <text:p>3.45792280155119E-05</text:p>
          </table:table-cell>
        </table:table-row>
        <table:table-row table:style-name="ro1">
          <table:table-cell office:value-type="float" office:value="577.775147055327" calcext:value-type="float">
            <text:p>577.775147055327</text:p>
          </table:table-cell>
          <table:table-cell office:value-type="float" office:value="1571.34297971154" calcext:value-type="float">
            <text:p>1571.34297971154</text:p>
          </table:table-cell>
          <table:table-cell office:value-type="float" office:value="0.0000221956409146039" calcext:value-type="float">
            <text:p>2.21956409146039E-05</text:p>
          </table:table-cell>
        </table:table-row>
        <table:table-row table:style-name="ro1">
          <table:table-cell office:value-type="float" office:value="639.41716109792" calcext:value-type="float">
            <text:p>639.41716109792</text:p>
          </table:table-cell>
          <table:table-cell office:value-type="float" office:value="1524.15428955073" calcext:value-type="float">
            <text:p>1524.15428955073</text:p>
          </table:table-cell>
          <table:table-cell office:value-type="float" office:value="0.00000981205381369592" calcext:value-type="float">
            <text:p>9.81205381369592E-06</text:p>
          </table:table-cell>
        </table:table-row>
        <table:table-row table:style-name="ro1">
          <table:table-cell office:value-type="float" office:value="575.801076170274" calcext:value-type="float">
            <text:p>575.801076170274</text:p>
          </table:table-cell>
          <table:table-cell office:value-type="float" office:value="1659.59326335713" calcext:value-type="float">
            <text:p>1659.59326335713</text:p>
          </table:table-cell>
          <table:table-cell office:value-type="float" office:value="-0.0000818527277037014" calcext:value-type="float">
            <text:p>-8.18527277037014E-05</text:p>
          </table:table-cell>
        </table:table-row>
        <table:table-row table:style-name="ro1">
          <table:table-cell office:value-type="float" office:value="637.443090212867" calcext:value-type="float">
            <text:p>637.443090212867</text:p>
          </table:table-cell>
          <table:table-cell office:value-type="float" office:value="1612.40457319633" calcext:value-type="float">
            <text:p>1612.40457319633</text:p>
          </table:table-cell>
          <table:table-cell office:value-type="float" office:value="-0.0000942363148046094" calcext:value-type="float">
            <text:p>-9.42363148046094E-05</text:p>
          </table:table-cell>
        </table:table-row>
        <table:table-row table:style-name="ro1">
          <table:table-cell office:value-type="float" office:value="635.469019327814" calcext:value-type="float">
            <text:p>635.469019327814</text:p>
          </table:table-cell>
          <table:table-cell office:value-type="float" office:value="1700.65485684192" calcext:value-type="float">
            <text:p>1700.65485684192</text:p>
          </table:table-cell>
          <table:table-cell office:value-type="float" office:value="-0.000198284683422915" calcext:value-type="float">
            <text:p>-0.000198284683422915</text:p>
          </table:table-cell>
        </table:table-row>
        <table:table-row table:style-name="ro1">
          <table:table-cell office:value-type="float" office:value="631.530897926631" calcext:value-type="float">
            <text:p>631.530897926631</text:p>
          </table:table-cell>
          <table:table-cell office:value-type="float" office:value="1860.17738041145" calcext:value-type="float">
            <text:p>1860.17738041145</text:p>
          </table:table-cell>
          <table:table-cell office:value-type="float" office:value="-0.0000259639528518266" calcext:value-type="float">
            <text:p>-2.59639528518266E-05</text:p>
          </table:table-cell>
        </table:table-row>
        <table:table-row table:style-name="ro1">
          <table:table-cell office:value-type="float" office:value="629.566847410501" calcext:value-type="float">
            <text:p>629.566847410501</text:p>
          </table:table-cell>
          <table:table-cell office:value-type="float" office:value="1931.44962033538" calcext:value-type="float">
            <text:p>1931.44962033538</text:p>
          </table:table-cell>
          <table:table-cell office:value-type="float" office:value="0.000250405146337567" calcext:value-type="float">
            <text:p>0.000250405146337567</text:p>
          </table:table-cell>
        </table:table-row>
        <table:table-row table:style-name="ro1">
          <table:table-cell office:value-type="float" office:value="627.60279689437" calcext:value-type="float">
            <text:p>627.60279689437</text:p>
          </table:table-cell>
          <table:table-cell office:value-type="float" office:value="2002.72186025931" calcext:value-type="float">
            <text:p>2002.72186025931</text:p>
          </table:table-cell>
          <table:table-cell office:value-type="float" office:value="0.000526774245526961" calcext:value-type="float">
            <text:p>0.000526774245526961</text:p>
          </table:table-cell>
        </table:table-row>
        <table:table-row table:style-name="ro1">
          <table:table-cell office:value-type="float" office:value="551.467682140734" calcext:value-type="float">
            <text:p>551.467682140734</text:p>
          </table:table-cell>
          <table:table-cell office:value-type="float" office:value="1893.54141092977" calcext:value-type="float">
            <text:p>1893.54141092977</text:p>
          </table:table-cell>
          <table:table-cell office:value-type="float" office:value="0.0000342574430507148" calcext:value-type="float">
            <text:p>3.42574430507148E-05</text:p>
          </table:table-cell>
        </table:table-row>
        <table:table-row table:style-name="ro1">
          <table:table-cell office:value-type="float" office:value="549.503631624604" calcext:value-type="float">
            <text:p>549.503631624604</text:p>
          </table:table-cell>
          <table:table-cell office:value-type="float" office:value="1964.81365085369" calcext:value-type="float">
            <text:p>1964.81365085369</text:p>
          </table:table-cell>
          <table:table-cell office:value-type="float" office:value="0.000310626542240108" calcext:value-type="float">
            <text:p>0.000310626542240108</text:p>
          </table:table-cell>
        </table:table-row>
        <table:table-row table:style-name="ro1">
          <table:table-cell office:value-type="float" office:value="471.404466354837" calcext:value-type="float">
            <text:p>471.404466354837</text:p>
          </table:table-cell>
          <table:table-cell office:value-type="float" office:value="1926.90544144808" calcext:value-type="float">
            <text:p>1926.90544144808</text:p>
          </table:table-cell>
          <table:table-cell office:value-type="float" office:value="0.0000944788389532562" calcext:value-type="float">
            <text:p>9.44788389532562E-05</text:p>
          </table:table-cell>
        </table:table-row>
        <table:table-row table:style-name="ro1">
          <table:table-cell office:value-type="float" office:value="465.682646482448" calcext:value-type="float">
            <text:p>465.682646482448</text:p>
          </table:table-cell>
          <table:table-cell office:value-type="float" office:value="2008.88817559449" calcext:value-type="float">
            <text:p>2008.88817559449</text:p>
          </table:table-cell>
          <table:table-cell office:value-type="float" office:value="-0.00000497562310821905" calcext:value-type="float">
            <text:p>-4.97562310821905E-06</text:p>
          </table:table-cell>
        </table:table-row>
        <table:table-row table:style-name="ro1">
          <table:table-cell office:value-type="float" office:value="543.781811752215" calcext:value-type="float">
            <text:p>543.781811752215</text:p>
          </table:table-cell>
          <table:table-cell office:value-type="float" office:value="2046.7963850001" calcext:value-type="float">
            <text:p>2046.7963850001</text:p>
          </table:table-cell>
          <table:table-cell office:value-type="float" office:value="0.000211172080178633" calcext:value-type="float">
            <text:p>0.000211172080178633</text:p>
          </table:table-cell>
        </table:table-row>
        <table:table-row table:style-name="ro1">
          <table:table-cell office:value-type="float" office:value="459.960826610059" calcext:value-type="float">
            <text:p>459.960826610059</text:p>
          </table:table-cell>
          <table:table-cell office:value-type="float" office:value="2090.8709097409" calcext:value-type="float">
            <text:p>2090.8709097409</text:p>
          </table:table-cell>
          <table:table-cell office:value-type="float" office:value="-0.000104430085169694" calcext:value-type="float">
            <text:p>-0.000104430085169694</text:p>
          </table:table-cell>
        </table:table-row>
        <table:table-row table:style-name="ro1">
          <table:table-cell office:value-type="float" office:value="447.676830435246" calcext:value-type="float">
            <text:p>447.676830435246</text:p>
          </table:table-cell>
          <table:table-cell office:value-type="float" office:value="2981.66816146358" calcext:value-type="float">
            <text:p>2981.66816146358</text:p>
          </table:table-cell>
          <table:table-cell office:value-type="float" office:value="0.0931189892270117" calcext:value-type="float">
            <text:p>0.0931189892270117</text:p>
          </table:table-cell>
        </table:table-row>
        <table:table-row table:style-name="ro1">
          <table:table-cell office:value-type="float" office:value="367.712728043872" calcext:value-type="float">
            <text:p>367.712728043872</text:p>
          </table:table-cell>
          <table:table-cell office:value-type="float" office:value="2977.20523744917" calcext:value-type="float">
            <text:p>2977.20523744917</text:p>
          </table:table-cell>
          <table:table-cell office:value-type="float" office:value="0.268313998308045" calcext:value-type="float">
            <text:p>0.268313998308045</text:p>
          </table:table-cell>
        </table:table-row>
        <table:table-row table:style-name="ro1">
          <table:table-cell office:value-type="float" office:value="287.748625652498" calcext:value-type="float">
            <text:p>287.748625652498</text:p>
          </table:table-cell>
          <table:table-cell office:value-type="float" office:value="2972.74231343477" calcext:value-type="float">
            <text:p>2972.74231343477</text:p>
          </table:table-cell>
          <table:table-cell office:value-type="float" office:value="0.443509007389078" calcext:value-type="float">
            <text:p>0.443509007389078</text:p>
          </table:table-cell>
        </table:table-row>
        <table:table-row table:style-name="ro1">
          <table:table-cell office:value-type="float" office:value="428.226850686145" calcext:value-type="float">
            <text:p>428.226850686145</text:p>
          </table:table-cell>
          <table:table-cell office:value-type="float" office:value="2909.50818853583" calcext:value-type="float">
            <text:p>2909.50818853583</text:p>
          </table:table-cell>
          <table:table-cell office:value-type="float" office:value="0.114610611246168" calcext:value-type="float">
            <text:p>0.114610611246168</text:p>
          </table:table-cell>
        </table:table-row>
        <table:table-row table:style-name="ro1">
          <table:table-cell office:value-type="float" office:value="348.262748294771" calcext:value-type="float">
            <text:p>348.262748294771</text:p>
          </table:table-cell>
          <table:table-cell office:value-type="float" office:value="2905.04526452143" calcext:value-type="float">
            <text:p>2905.04526452143</text:p>
          </table:table-cell>
          <table:table-cell office:value-type="float" office:value="0.289805620327201" calcext:value-type="float">
            <text:p>0.289805620327201</text:p>
          </table:table-cell>
        </table:table-row>
        <table:table-row table:style-name="ro1">
          <table:table-cell office:value-type="float" office:value="408.776870937044" calcext:value-type="float">
            <text:p>408.776870937044</text:p>
          </table:table-cell>
          <table:table-cell office:value-type="float" office:value="2837.34821560809" calcext:value-type="float">
            <text:p>2837.34821560809</text:p>
          </table:table-cell>
          <table:table-cell office:value-type="float" office:value="0.136102233265324" calcext:value-type="float">
            <text:p>0.136102233265324</text:p>
          </table:table-cell>
        </table:table-row>
        <table:table-row table:style-name="ro1">
          <table:table-cell office:value-type="float" office:value="317.929149918537" calcext:value-type="float">
            <text:p>317.929149918537</text:p>
          </table:table-cell>
          <table:table-cell office:value-type="float" office:value="2799.10534456439" calcext:value-type="float">
            <text:p>2799.10534456439</text:p>
          </table:table-cell>
          <table:table-cell office:value-type="float" office:value="0.0619213849995155" calcext:value-type="float">
            <text:p>0.0619213849995155</text:p>
          </table:table-cell>
        </table:table-row>
        <table:table-row table:style-name="ro1">
          <table:table-cell office:value-type="float" office:value="257.415027276263" calcext:value-type="float">
            <text:p>257.415027276263</text:p>
          </table:table-cell>
          <table:table-cell office:value-type="float" office:value="2866.80239347773" calcext:value-type="float">
            <text:p>2866.80239347773</text:p>
          </table:table-cell>
          <table:table-cell office:value-type="float" office:value="0.215624772061392" calcext:value-type="float">
            <text:p>0.215624772061392</text:p>
          </table:table-cell>
        </table:table-row>
        <table:table-row table:style-name="ro1">
          <table:table-cell office:value-type="float" office:value="227.081428900029" calcext:value-type="float">
            <text:p>227.081428900029</text:p>
          </table:table-cell>
          <table:table-cell office:value-type="float" office:value="2760.86247352069" calcext:value-type="float">
            <text:p>2760.86247352069</text:p>
          </table:table-cell>
          <table:table-cell office:value-type="float" office:value="-0.0122594632662935" calcext:value-type="float">
            <text:p>-0.0122594632662935</text:p>
          </table:table-cell>
        </table:table-row>
        <table:table-row table:style-name="ro1">
          <table:table-cell office:value-type="float" office:value="458.835219201475" calcext:value-type="float">
            <text:p>458.835219201475</text:p>
          </table:table-cell>
          <table:table-cell office:value-type="float" office:value="2366.34535434451" calcext:value-type="float">
            <text:p>2366.34535434451</text:p>
          </table:table-cell>
          <table:table-cell office:value-type="float" office:value="0.0000424568725463753" calcext:value-type="float">
            <text:p>4.24568725463753E-05</text:p>
          </table:table-cell>
        </table:table-row>
        <table:table-row table:style-name="ro1">
          <table:table-cell office:value-type="float" office:value="365.186118260792" calcext:value-type="float">
            <text:p>365.186118260792</text:p>
          </table:table-cell>
          <table:table-cell office:value-type="float" office:value="2369.62984129136" calcext:value-type="float">
            <text:p>2369.62984129136</text:p>
          </table:table-cell>
          <table:table-cell office:value-type="float" office:value="0.00143695923221083" calcext:value-type="float">
            <text:p>0.00143695923221083</text:p>
          </table:table-cell>
        </table:table-row>
        <table:table-row table:style-name="ro1">
          <table:table-cell office:value-type="float" office:value="271.537017320109" calcext:value-type="float">
            <text:p>271.537017320109</text:p>
          </table:table-cell>
          <table:table-cell office:value-type="float" office:value="2372.91432823821" calcext:value-type="float">
            <text:p>2372.91432823821</text:p>
          </table:table-cell>
          <table:table-cell office:value-type="float" office:value="0.00283146159187528" calcext:value-type="float">
            <text:p>0.00283146159187528</text:p>
          </table:table-cell>
        </table:table-row>
        <table:table-row table:style-name="ro1">
          <table:table-cell office:value-type="float" office:value="431.270093290285" calcext:value-type="float">
            <text:p>431.270093290285</text:p>
          </table:table-cell>
          <table:table-cell office:value-type="float" office:value="2289.21204772357" calcext:value-type="float">
            <text:p>2289.21204772357</text:p>
          </table:table-cell>
          <table:table-cell office:value-type="float" office:value="-0.00011170616847509" calcext:value-type="float">
            <text:p>-0.00011170616847509</text:p>
          </table:table-cell>
        </table:table-row>
        <table:table-row table:style-name="ro1">
          <table:table-cell office:value-type="float" office:value="337.620992349602" calcext:value-type="float">
            <text:p>337.620992349602</text:p>
          </table:table-cell>
          <table:table-cell office:value-type="float" office:value="2292.49653467042" calcext:value-type="float">
            <text:p>2292.49653467042</text:p>
          </table:table-cell>
          <table:table-cell office:value-type="float" office:value="0.00128279619118936" calcext:value-type="float">
            <text:p>0.00128279619118936</text:p>
          </table:table-cell>
        </table:table-row>
        <table:table-row table:style-name="ro1">
          <table:table-cell office:value-type="float" office:value="403.704967379094" calcext:value-type="float">
            <text:p>403.704967379094</text:p>
          </table:table-cell>
          <table:table-cell office:value-type="float" office:value="2212.07874110263" calcext:value-type="float">
            <text:p>2212.07874110263</text:p>
          </table:table-cell>
          <table:table-cell office:value-type="float" office:value="-0.000265869209496556" calcext:value-type="float">
            <text:p>-0.000265869209496556</text:p>
          </table:table-cell>
        </table:table-row>
        <table:table-row table:style-name="ro1">
          <table:table-cell office:value-type="float" office:value="436.734553931035" calcext:value-type="float">
            <text:p>436.734553931035</text:p>
          </table:table-cell>
          <table:table-cell office:value-type="float" office:value="2439.41830901722" calcext:value-type="float">
            <text:p>2439.41830901722</text:p>
          </table:table-cell>
          <table:table-cell office:value-type="float" office:value="-0.00102475991378516" calcext:value-type="float">
            <text:p>-0.00102475991378516</text:p>
          </table:table-cell>
        </table:table-row>
        <table:table-row table:style-name="ro1">
          <table:table-cell office:value-type="float" office:value="414.633888660594" calcext:value-type="float">
            <text:p>414.633888660594</text:p>
          </table:table-cell>
          <table:table-cell office:value-type="float" office:value="2512.49126368994" calcext:value-type="float">
            <text:p>2512.49126368994</text:p>
          </table:table-cell>
          <table:table-cell office:value-type="float" office:value="-0.0020919767001167" calcext:value-type="float">
            <text:p>-0.0020919767001167</text:p>
          </table:table-cell>
        </table:table-row>
        <table:table-row table:style-name="ro1">
          <table:table-cell office:value-type="float" office:value="392.533223390153" calcext:value-type="float">
            <text:p>392.533223390153</text:p>
          </table:table-cell>
          <table:table-cell office:value-type="float" office:value="2585.56421836266" calcext:value-type="float">
            <text:p>2585.56421836266</text:p>
          </table:table-cell>
          <table:table-cell office:value-type="float" office:value="-0.00315919348644823" calcext:value-type="float">
            <text:p>-0.00315919348644823</text:p>
          </table:table-cell>
        </table:table-row>
        <table:table-row table:style-name="ro1">
          <table:table-cell office:value-type="float" office:value="343.085452990351" calcext:value-type="float">
            <text:p>343.085452990351</text:p>
          </table:table-cell>
          <table:table-cell office:value-type="float" office:value="2442.70279596408" calcext:value-type="float">
            <text:p>2442.70279596408</text:p>
          </table:table-cell>
          <table:table-cell office:value-type="float" office:value="0.000369742445879292" calcext:value-type="float">
            <text:p>0.000369742445879292</text:p>
          </table:table-cell>
        </table:table-row>
        <table:table-row table:style-name="ro1">
          <table:table-cell office:value-type="float" office:value="320.984787719911" calcext:value-type="float">
            <text:p>320.984787719911</text:p>
          </table:table-cell>
          <table:table-cell office:value-type="float" office:value="2515.77575063679" calcext:value-type="float">
            <text:p>2515.77575063679</text:p>
          </table:table-cell>
          <table:table-cell office:value-type="float" office:value="-0.000697474340452244" calcext:value-type="float">
            <text:p>-0.000697474340452244</text:p>
          </table:table-cell>
        </table:table-row>
        <table:table-row table:style-name="ro1">
          <table:table-cell office:value-type="float" office:value="249.436352049668" calcext:value-type="float">
            <text:p>249.436352049668</text:p>
          </table:table-cell>
          <table:table-cell office:value-type="float" office:value="2445.98728291093" calcext:value-type="float">
            <text:p>2445.98728291093</text:p>
          </table:table-cell>
          <table:table-cell office:value-type="float" office:value="0.00176424480554374" calcext:value-type="float">
            <text:p>0.00176424480554374</text:p>
          </table:table-cell>
        </table:table-row>
        <table:table-row table:style-name="ro1">
          <table:table-cell office:value-type="float" office:value="397.94777257245" calcext:value-type="float">
            <text:p>397.94777257245</text:p>
          </table:table-cell>
          <table:table-cell office:value-type="float" office:value="2669.49221744447" calcext:value-type="float">
            <text:p>2669.49221744447</text:p>
          </table:table-cell>
          <table:table-cell office:value-type="float" office:value="0.043261282097476" calcext:value-type="float">
            <text:p>0.043261282097476</text:p>
          </table:table-cell>
        </table:table-row>
        <table:table-row table:style-name="ro1">
          <table:table-cell office:value-type="float" office:value="403.362321754747" calcext:value-type="float">
            <text:p>403.362321754747</text:p>
          </table:table-cell>
          <table:table-cell office:value-type="float" office:value="2753.42021652628" calcext:value-type="float">
            <text:p>2753.42021652628</text:p>
          </table:table-cell>
          <table:table-cell office:value-type="float" office:value="0.0896817576814002" calcext:value-type="float">
            <text:p>0.0896817576814002</text:p>
          </table:table-cell>
        </table:table-row>
        <table:table-row table:style-name="ro1">
          <table:table-cell office:value-type="float" office:value="307.100051553942" calcext:value-type="float">
            <text:p>307.100051553942</text:p>
          </table:table-cell>
          <table:table-cell office:value-type="float" office:value="2631.24934640077" calcext:value-type="float">
            <text:p>2631.24934640077</text:p>
          </table:table-cell>
          <table:table-cell office:value-type="float" office:value="-0.030919566168333" calcext:value-type="float">
            <text:p>-0.030919566168333</text:p>
          </table:table-cell>
        </table:table-row>
        <table:table-row table:style-name="ro1">
          <table:table-cell office:value-type="float" office:value="312.514600736239" calcext:value-type="float">
            <text:p>312.514600736239</text:p>
          </table:table-cell>
          <table:table-cell office:value-type="float" office:value="2715.17734548258" calcext:value-type="float">
            <text:p>2715.17734548258</text:p>
          </table:table-cell>
          <table:table-cell office:value-type="float" office:value="0.0155009094155913" calcext:value-type="float">
            <text:p>0.0155009094155913</text:p>
          </table:table-cell>
        </table:table-row>
        <table:table-row table:style-name="ro1">
          <table:table-cell office:value-type="float" office:value="221.666879717732" calcext:value-type="float">
            <text:p>221.666879717732</text:p>
          </table:table-cell>
          <table:table-cell office:value-type="float" office:value="2676.93447443889" calcext:value-type="float">
            <text:p>2676.93447443889</text:p>
          </table:table-cell>
          <table:table-cell office:value-type="float" office:value="-0.0586799388502177" calcext:value-type="float">
            <text:p>-0.0586799388502177</text:p>
          </table:table-cell>
        </table:table-row>
        <table:table-row table:style-name="ro1">
          <table:table-cell office:value-type="float" office:value="235.5516158837" calcext:value-type="float">
            <text:p>235.5516158837</text:p>
          </table:table-cell>
          <table:table-cell office:value-type="float" office:value="2561.46087867491" calcext:value-type="float">
            <text:p>2561.46087867491</text:p>
          </table:table-cell>
          <table:table-cell office:value-type="float" office:value="-0.028457847022337" calcext:value-type="float">
            <text:p>-0.028457847022337</text:p>
          </table:table-cell>
        </table:table-row>
        <table:table-row table:style-name="ro1">
          <table:table-cell office:value-type="float" office:value="525.569787559139" calcext:value-type="float">
            <text:p>525.569787559139</text:p>
          </table:table-cell>
          <table:table-cell office:value-type="float" office:value="3014.54719776218" calcext:value-type="float">
            <text:p>3014.54719776218</text:p>
          </table:table-cell>
          <table:table-cell office:value-type="float" office:value="0.0201297883833847" calcext:value-type="float">
            <text:p>0.0201297883833847</text:p>
          </table:table-cell>
        </table:table-row>
        <table:table-row table:style-name="ro1">
          <table:table-cell office:value-type="float" office:value="584.012764933931" calcext:value-type="float">
            <text:p>584.012764933931</text:p>
          </table:table-cell>
          <table:table-cell office:value-type="float" office:value="2975.26626113305" calcext:value-type="float">
            <text:p>2975.26626113305</text:p>
          </table:table-cell>
          <table:table-cell office:value-type="float" office:value="-0.031367790441086" calcext:value-type="float">
            <text:p>-0.031367790441086</text:p>
          </table:table-cell>
        </table:table-row>
        <table:table-row table:style-name="ro1">
          <table:table-cell office:value-type="float" office:value="642.455742308724" calcext:value-type="float">
            <text:p>642.455742308724</text:p>
          </table:table-cell>
          <table:table-cell office:value-type="float" office:value="2935.98532450391" calcext:value-type="float">
            <text:p>2935.98532450391</text:p>
          </table:table-cell>
          <table:table-cell office:value-type="float" office:value="-0.0828653692655567" calcext:value-type="float">
            <text:p>-0.0828653692655567</text:p>
          </table:table-cell>
        </table:table-row>
        <table:table-row table:style-name="ro1">
          <table:table-cell office:value-type="float" office:value="582.370365649931" calcext:value-type="float">
            <text:p>582.370365649931</text:p>
          </table:table-cell>
          <table:table-cell office:value-type="float" office:value="3058.39625889294" calcext:value-type="float">
            <text:p>3058.39625889294</text:p>
          </table:table-cell>
          <table:table-cell office:value-type="float" office:value="0.0326436960825826" calcext:value-type="float">
            <text:p>0.0326436960825826</text:p>
          </table:table-cell>
        </table:table-row>
        <table:table-row table:style-name="ro1">
          <table:table-cell office:value-type="float" office:value="640.813343024723" calcext:value-type="float">
            <text:p>640.813343024723</text:p>
          </table:table-cell>
          <table:table-cell office:value-type="float" office:value="3019.11532226381" calcext:value-type="float">
            <text:p>3019.11532226381</text:p>
          </table:table-cell>
          <table:table-cell office:value-type="float" office:value="-0.0188538827418881" calcext:value-type="float">
            <text:p>-0.0188538827418881</text:p>
          </table:table-cell>
        </table:table-row>
        <table:table-row table:style-name="ro1">
          <table:table-cell office:value-type="float" office:value="639.170943740722" calcext:value-type="float">
            <text:p>639.170943740722</text:p>
          </table:table-cell>
          <table:table-cell office:value-type="float" office:value="3102.2453200237" calcext:value-type="float">
            <text:p>3102.2453200237</text:p>
          </table:table-cell>
          <table:table-cell office:value-type="float" office:value="0.0451576037817806" calcext:value-type="float">
            <text:p>0.0451576037817806</text:p>
          </table:table-cell>
        </table:table-row>
        <table:table-row table:style-name="ro1">
          <table:table-cell office:value-type="float" office:value="506.119807810038" calcext:value-type="float">
            <text:p>506.119807810038</text:p>
          </table:table-cell>
          <table:table-cell office:value-type="float" office:value="2942.38722483444" calcext:value-type="float">
            <text:p>2942.38722483444</text:p>
          </table:table-cell>
          <table:table-cell office:value-type="float" office:value="0.041621410402541" calcext:value-type="float">
            <text:p>0.041621410402541</text:p>
          </table:table-cell>
        </table:table-row>
        <table:table-row table:style-name="ro1">
          <table:table-cell office:value-type="float" office:value="486.669828060937" calcext:value-type="float">
            <text:p>486.669828060937</text:p>
          </table:table-cell>
          <table:table-cell office:value-type="float" office:value="2870.22725190669" calcext:value-type="float">
            <text:p>2870.22725190669</text:p>
          </table:table-cell>
          <table:table-cell office:value-type="float" office:value="0.0631130324216974" calcext:value-type="float">
            <text:p>0.0631130324216974</text:p>
          </table:table-cell>
        </table:table-row>
        <table:table-row table:style-name="ro1">
          <table:table-cell office:value-type="float" office:value="564.562785184831" calcext:value-type="float">
            <text:p>564.562785184831</text:p>
          </table:table-cell>
          <table:table-cell office:value-type="float" office:value="2903.1062882053" calcext:value-type="float">
            <text:p>2903.1062882053</text:p>
          </table:table-cell>
          <table:table-cell office:value-type="float" office:value="-0.00987616842192966" calcext:value-type="float">
            <text:p>-0.00987616842192966</text:p>
          </table:table-cell>
        </table:table-row>
        <table:table-row table:style-name="ro1">
          <table:table-cell office:value-type="float" office:value="640.412510201063" calcext:value-type="float">
            <text:p>640.412510201063</text:p>
          </table:table-cell>
          <table:table-cell office:value-type="float" office:value="2227.24108995282" calcext:value-type="float">
            <text:p>2227.24108995282</text:p>
          </table:table-cell>
          <table:table-cell office:value-type="float" office:value="-0.000666792789159454" calcext:value-type="float">
            <text:p>-0.000666792789159454</text:p>
          </table:table-cell>
        </table:table-row>
        <table:table-row table:style-name="ro1">
          <table:table-cell office:value-type="float" office:value="552.321620623343" calcext:value-type="float">
            <text:p>552.321620623343</text:p>
          </table:table-cell>
          <table:table-cell office:value-type="float" office:value="2196.47587146245" calcext:value-type="float">
            <text:p>2196.47587146245</text:p>
          </table:table-cell>
          <table:table-cell office:value-type="float" office:value="-0.000584539276278977" calcext:value-type="float">
            <text:p>-0.000584539276278977</text:p>
          </table:table-cell>
        </table:table-row>
        <table:table-row table:style-name="ro1">
          <table:table-cell office:value-type="float" office:value="464.230731045623" calcext:value-type="float">
            <text:p>464.230731045623</text:p>
          </table:table-cell>
          <table:table-cell office:value-type="float" office:value="2165.71065297207" calcext:value-type="float">
            <text:p>2165.71065297207</text:p>
          </table:table-cell>
          <table:table-cell office:value-type="float" office:value="-0.000502285763398499" calcext:value-type="float">
            <text:p>-0.000502285763398499</text:p>
          </table:table-cell>
        </table:table-row>
        <table:table-row table:style-name="ro1">
          <table:table-cell office:value-type="float" office:value="636.142605765499" calcext:value-type="float">
            <text:p>636.142605765499</text:p>
          </table:table-cell>
          <table:table-cell office:value-type="float" office:value="2152.40134672165" calcext:value-type="float">
            <text:p>2152.40134672165</text:p>
          </table:table-cell>
          <table:table-cell office:value-type="float" office:value="-0.000268937110930649" calcext:value-type="float">
            <text:p>-0.000268937110930649</text:p>
          </table:table-cell>
        </table:table-row>
        <table:table-row table:style-name="ro1">
          <table:table-cell office:value-type="float" office:value="548.051716187779" calcext:value-type="float">
            <text:p>548.051716187779</text:p>
          </table:table-cell>
          <table:table-cell office:value-type="float" office:value="2121.63612823127" calcext:value-type="float">
            <text:p>2121.63612823127</text:p>
          </table:table-cell>
          <table:table-cell office:value-type="float" office:value="-0.000186683598050172" calcext:value-type="float">
            <text:p>-0.000186683598050172</text:p>
          </table:table-cell>
        </table:table-row>
        <table:table-row table:style-name="ro1">
          <table:table-cell office:value-type="float" office:value="631.872701329934" calcext:value-type="float">
            <text:p>631.872701329934</text:p>
          </table:table-cell>
          <table:table-cell office:value-type="float" office:value="2077.56160349048" calcext:value-type="float">
            <text:p>2077.56160349048</text:p>
          </table:table-cell>
          <table:table-cell office:value-type="float" office:value="0.000128918567298156" calcext:value-type="float">
            <text:p>0.000128918567298156</text:p>
          </table:table-cell>
        </table:table-row>
        <table:table-row table:style-name="ro1">
          <table:table-cell office:value-type="float" office:value="519.360982868005" calcext:value-type="float">
            <text:p>519.360982868005</text:p>
          </table:table-cell>
          <table:table-cell office:value-type="float" office:value="2319.97726621395" calcext:value-type="float">
            <text:p>2319.97726621395</text:p>
          </table:table-cell>
          <table:table-cell office:value-type="float" office:value="-0.000193959681355568" calcext:value-type="float">
            <text:p>-0.000193959681355568</text:p>
          </table:table-cell>
        </table:table-row>
        <table:table-row table:style-name="ro1">
          <table:table-cell office:value-type="float" office:value="491.795856956814" calcext:value-type="float">
            <text:p>491.795856956814</text:p>
          </table:table-cell>
          <table:table-cell office:value-type="float" office:value="2242.84395959301" calcext:value-type="float">
            <text:p>2242.84395959301</text:p>
          </table:table-cell>
          <table:table-cell office:value-type="float" office:value="-0.000348122722377034" calcext:value-type="float">
            <text:p>-0.000348122722377034</text:p>
          </table:table-cell>
        </table:table-row>
        <table:table-row table:style-name="ro1">
          <table:table-cell office:value-type="float" office:value="579.886746534534" calcext:value-type="float">
            <text:p>579.886746534534</text:p>
          </table:table-cell>
          <table:table-cell office:value-type="float" office:value="2273.60917808338" calcext:value-type="float">
            <text:p>2273.60917808338</text:p>
          </table:table-cell>
          <table:table-cell office:value-type="float" office:value="-0.000430376235257511" calcext:value-type="float">
            <text:p>-0.000430376235257511</text:p>
          </table:table-cell>
        </table:table-row>
        <table:table-row table:style-name="ro1">
          <table:table-cell office:value-type="float" office:value="637.47203193167" calcext:value-type="float">
            <text:p>637.47203193167</text:p>
          </table:table-cell>
          <table:table-cell office:value-type="float" office:value="2859.56394342442" calcext:value-type="float">
            <text:p>2859.56394342442</text:p>
          </table:table-cell>
          <table:table-cell office:value-type="float" office:value="-0.0642063159785345" calcext:value-type="float">
            <text:p>-0.0642063159785345</text:p>
          </table:table-cell>
        </table:table-row>
        <table:table-row table:style-name="ro1">
          <table:table-cell office:value-type="float" office:value="559.579074807777" calcext:value-type="float">
            <text:p>559.579074807777</text:p>
          </table:table-cell>
          <table:table-cell office:value-type="float" office:value="2826.68490712581" calcext:value-type="float">
            <text:p>2826.68490712581</text:p>
          </table:table-cell>
          <table:table-cell office:value-type="float" office:value="0.00878288486509251" calcext:value-type="float">
            <text:p>0.00878288486509251</text:p>
          </table:table-cell>
        </table:table-row>
        <table:table-row table:style-name="ro1">
          <table:table-cell office:value-type="float" office:value="481.686117683883" calcext:value-type="float">
            <text:p>481.686117683883</text:p>
          </table:table-cell>
          <table:table-cell office:value-type="float" office:value="2793.8058708272" calcext:value-type="float">
            <text:p>2793.8058708272</text:p>
          </table:table-cell>
          <table:table-cell office:value-type="float" office:value="0.0817720857087196" calcext:value-type="float">
            <text:p>0.0817720857087196</text:p>
          </table:table-cell>
        </table:table-row>
        <table:table-row table:style-name="ro1">
          <table:table-cell office:value-type="float" office:value="632.488321554616" calcext:value-type="float">
            <text:p>632.488321554616</text:p>
          </table:table-cell>
          <table:table-cell office:value-type="float" office:value="2783.14256234493" calcext:value-type="float">
            <text:p>2783.14256234493</text:p>
          </table:table-cell>
          <table:table-cell office:value-type="float" office:value="-0.0455472626915124" calcext:value-type="float">
            <text:p>-0.0455472626915124</text:p>
          </table:table-cell>
        </table:table-row>
        <table:table-row table:style-name="ro1">
          <table:table-cell office:value-type="float" office:value="554.595364430722" calcext:value-type="float">
            <text:p>554.595364430722</text:p>
          </table:table-cell>
          <table:table-cell office:value-type="float" office:value="2750.26352604632" calcext:value-type="float">
            <text:p>2750.26352604632</text:p>
          </table:table-cell>
          <table:table-cell office:value-type="float" office:value="0.0274419381521147" calcext:value-type="float">
            <text:p>0.0274419381521147</text:p>
          </table:table-cell>
        </table:table-row>
        <table:table-row table:style-name="ro1">
          <table:table-cell office:value-type="float" office:value="627.504611177561" calcext:value-type="float">
            <text:p>627.504611177561</text:p>
          </table:table-cell>
          <table:table-cell office:value-type="float" office:value="2706.72118126544" calcext:value-type="float">
            <text:p>2706.72118126544</text:p>
          </table:table-cell>
          <table:table-cell office:value-type="float" office:value="-0.0268882094044902" calcext:value-type="float">
            <text:p>-0.0268882094044902</text:p>
          </table:table-cell>
        </table:table-row>
        <table:table-row table:style-name="ro1">
          <table:table-cell office:value-type="float" office:value="476.271568501586" calcext:value-type="float">
            <text:p>476.271568501586</text:p>
          </table:table-cell>
          <table:table-cell office:value-type="float" office:value="2709.8778717454" calcext:value-type="float">
            <text:p>2709.8778717454</text:p>
          </table:table-cell>
          <table:table-cell office:value-type="float" office:value="0.0353516101247954" calcext:value-type="float">
            <text:p>0.0353516101247954</text:p>
          </table:table-cell>
        </table:table-row>
        <table:table-row table:style-name="ro1">
          <table:table-cell office:value-type="float" office:value="470.857019319289" calcext:value-type="float">
            <text:p>470.857019319289</text:p>
          </table:table-cell>
          <table:table-cell office:value-type="float" office:value="2625.94987266359" calcext:value-type="float">
            <text:p>2625.94987266359</text:p>
          </table:table-cell>
          <table:table-cell office:value-type="float" office:value="-0.0110688654591289" calcext:value-type="float">
            <text:p>-0.0110688654591289</text:p>
          </table:table-cell>
        </table:table-row>
        <table:table-row table:style-name="ro1">
          <table:table-cell office:value-type="float" office:value="549.180815248425" calcext:value-type="float">
            <text:p>549.180815248425</text:p>
          </table:table-cell>
          <table:table-cell office:value-type="float" office:value="2666.33552696451" calcext:value-type="float">
            <text:p>2666.33552696451</text:p>
          </table:table-cell>
          <table:table-cell office:value-type="float" office:value="-0.0189785374318095" calcext:value-type="float">
            <text:p>-0.0189785374318095</text:p>
          </table:table-cell>
        </table:table-row>
        <table:table-row table:style-name="ro1">
          <table:table-cell office:value-type="float" office:value="517.334760230124" calcext:value-type="float">
            <text:p>517.334760230124</text:p>
          </table:table-cell>
          <table:table-cell office:value-type="float" office:value="2407.30707986591" calcext:value-type="float">
            <text:p>2407.30707986591</text:p>
          </table:table-cell>
          <table:table-cell office:value-type="float" office:value="-0.000420692336960712" calcext:value-type="float">
            <text:p>-0.000420692336960712</text:p>
          </table:table-cell>
        </table:table-row>
        <table:table-row table:style-name="ro1">
          <table:table-cell office:value-type="float" office:value="577.860523896653" calcext:value-type="float">
            <text:p>577.860523896653</text:p>
          </table:table-cell>
          <table:table-cell office:value-type="float" office:value="2360.93899173535" calcext:value-type="float">
            <text:p>2360.93899173535</text:p>
          </table:table-cell>
          <table:table-cell office:value-type="float" office:value="-0.000657108890862655" calcext:value-type="float">
            <text:p>-0.000657108890862655</text:p>
          </table:table-cell>
        </table:table-row>
        <table:table-row table:style-name="ro1">
          <table:table-cell office:value-type="float" office:value="638.386287563183" calcext:value-type="float">
            <text:p>638.386287563183</text:p>
          </table:table-cell>
          <table:table-cell office:value-type="float" office:value="2314.57090360479" calcext:value-type="float">
            <text:p>2314.57090360479</text:p>
          </table:table-cell>
          <table:table-cell office:value-type="float" office:value="-0.000893525444764598" calcext:value-type="float">
            <text:p>-0.000893525444764598</text:p>
          </table:table-cell>
        </table:table-row>
        <table:table-row table:style-name="ro1">
          <table:table-cell office:value-type="float" office:value="575.834301258773" calcext:value-type="float">
            <text:p>575.834301258773</text:p>
          </table:table-cell>
          <table:table-cell office:value-type="float" office:value="2448.26880538732" calcext:value-type="float">
            <text:p>2448.26880538732</text:p>
          </table:table-cell>
          <table:table-cell office:value-type="float" office:value="-0.000883841546467798" calcext:value-type="float">
            <text:p>-0.000883841546467798</text:p>
          </table:table-cell>
        </table:table-row>
        <table:table-row table:style-name="ro1">
          <table:table-cell office:value-type="float" office:value="636.360064925302" calcext:value-type="float">
            <text:p>636.360064925302</text:p>
          </table:table-cell>
          <table:table-cell office:value-type="float" office:value="2401.90071725676" calcext:value-type="float">
            <text:p>2401.90071725676</text:p>
          </table:table-cell>
          <table:table-cell office:value-type="float" office:value="-0.00112025810036974" calcext:value-type="float">
            <text:p>-0.00112025810036974</text:p>
          </table:table-cell>
        </table:table-row>
        <table:table-row table:style-name="ro1">
          <table:table-cell office:value-type="float" office:value="634.333842287422" calcext:value-type="float">
            <text:p>634.333842287422</text:p>
          </table:table-cell>
          <table:table-cell office:value-type="float" office:value="2489.23053090873" calcext:value-type="float">
            <text:p>2489.23053090873</text:p>
          </table:table-cell>
          <table:table-cell office:value-type="float" office:value="-0.00134699075597489" calcext:value-type="float">
            <text:p>-0.00134699075597489</text:p>
          </table:table-cell>
        </table:table-row>
        <table:table-row table:style-name="ro1">
          <table:table-cell office:value-type="float" office:value="632.057431917469" calcext:value-type="float">
            <text:p>632.057431917469</text:p>
          </table:table-cell>
          <table:table-cell office:value-type="float" office:value="2561.72741436097" calcext:value-type="float">
            <text:p>2561.72741436097</text:p>
          </table:table-cell>
          <table:table-cell office:value-type="float" office:value="-0.00986073030547999" calcext:value-type="float">
            <text:p>-0.00986073030547999</text:p>
          </table:table-cell>
        </table:table-row>
        <table:table-row table:style-name="ro1">
          <table:table-cell office:value-type="float" office:value="629.781021547515" calcext:value-type="float">
            <text:p>629.781021547515</text:p>
          </table:table-cell>
          <table:table-cell office:value-type="float" office:value="2634.2242978132" calcext:value-type="float">
            <text:p>2634.2242978132</text:p>
          </table:table-cell>
          <table:table-cell office:value-type="float" office:value="-0.0183744698549851" calcext:value-type="float">
            <text:p>-0.0183744698549851</text:p>
          </table:table-cell>
        </table:table-row>
        <table:table-row table:style-name="ro1">
          <table:table-cell office:value-type="float" office:value="553.733635988333" calcext:value-type="float">
            <text:p>553.733635988333</text:p>
          </table:table-cell>
          <table:table-cell office:value-type="float" office:value="2521.34176006004" calcext:value-type="float">
            <text:p>2521.34176006004</text:p>
          </table:table-cell>
          <table:table-cell office:value-type="float" office:value="-0.00195105833279933" calcext:value-type="float">
            <text:p>-0.00195105833279933</text:p>
          </table:table-cell>
        </table:table-row>
        <table:table-row table:style-name="ro1">
          <table:table-cell office:value-type="float" office:value="551.457225618379" calcext:value-type="float">
            <text:p>551.457225618379</text:p>
          </table:table-cell>
          <table:table-cell office:value-type="float" office:value="2593.83864351228" calcext:value-type="float">
            <text:p>2593.83864351228</text:p>
          </table:table-cell>
          <table:table-cell office:value-type="float" office:value="-0.0104647978823044" calcext:value-type="float">
            <text:p>-0.0104647978823044</text:p>
          </table:table-cell>
        </table:table-row>
        <table:table-row table:style-name="ro1">
          <table:table-cell office:value-type="float" office:value="473.133429689243" calcext:value-type="float">
            <text:p>473.133429689243</text:p>
          </table:table-cell>
          <table:table-cell office:value-type="float" office:value="2553.45298921135" calcext:value-type="float">
            <text:p>2553.45298921135</text:p>
          </table:table-cell>
          <table:table-cell office:value-type="float" office:value="-0.00255512590962378" calcext:value-type="float">
            <text:p>-0.00255512590962378</text:p>
          </table:table-cell>
        </table:table-row>
        <table:table-row table:style-name="ro1">
          <table:table-cell office:value-type="float" office:value="495.234094959683" calcext:value-type="float">
            <text:p>495.234094959683</text:p>
          </table:table-cell>
          <table:table-cell office:value-type="float" office:value="2480.38003453863" calcext:value-type="float">
            <text:p>2480.38003453863</text:p>
          </table:table-cell>
          <table:table-cell office:value-type="float" office:value="-0.00148790912329225" calcext:value-type="float">
            <text:p>-0.00148790912329225</text:p>
          </table:table-cell>
        </table:table-row>
        <table:table-row table:style-name="ro1">
          <table:table-cell office:value-type="float" office:value="711.685696304424" calcext:value-type="float">
            <text:p>711.685696304424</text:p>
          </table:table-cell>
          <table:table-cell office:value-type="float" office:value="3145.80576741128" calcext:value-type="float">
            <text:p>3145.80576741128</text:p>
          </table:table-cell>
          <table:table-cell office:value-type="float" office:value="0.0689410667233718" calcext:value-type="float">
            <text:p>0.0689410667233718</text:p>
          </table:table-cell>
        </table:table-row>
        <table:table-row table:style-name="ro1">
          <table:table-cell office:value-type="float" office:value="713.328095588425" calcext:value-type="float">
            <text:p>713.328095588425</text:p>
          </table:table-cell>
          <table:table-cell office:value-type="float" office:value="3062.67576965139" calcext:value-type="float">
            <text:p>3062.67576965139</text:p>
          </table:table-cell>
          <table:table-cell office:value-type="float" office:value="0.00492958019970317" calcext:value-type="float">
            <text:p>0.00492958019970317</text:p>
          </table:table-cell>
        </table:table-row>
        <table:table-row table:style-name="ro1">
          <table:table-cell office:value-type="float" office:value="714.970494872425" calcext:value-type="float">
            <text:p>714.970494872425</text:p>
          </table:table-cell>
          <table:table-cell office:value-type="float" office:value="2979.5457718915" calcext:value-type="float">
            <text:p>2979.5457718915</text:p>
          </table:table-cell>
          <table:table-cell office:value-type="float" office:value="-0.0590819063239655" calcext:value-type="float">
            <text:p>-0.0590819063239655</text:p>
          </table:table-cell>
        </table:table-row>
        <table:table-row table:style-name="ro1">
          <table:table-cell office:value-type="float" office:value="785.842848152126" calcext:value-type="float">
            <text:p>785.842848152126</text:p>
          </table:table-cell>
          <table:table-cell office:value-type="float" office:value="3106.23621703898" calcext:value-type="float">
            <text:p>3106.23621703898</text:p>
          </table:table-cell>
          <table:table-cell office:value-type="float" office:value="0.0287130431412944" calcext:value-type="float">
            <text:p>0.0287130431412944</text:p>
          </table:table-cell>
        </table:table-row>
        <table:table-row table:style-name="ro1">
          <table:table-cell office:value-type="float" office:value="787.485247436127" calcext:value-type="float">
            <text:p>787.485247436127</text:p>
          </table:table-cell>
          <table:table-cell office:value-type="float" office:value="3023.10621927908" calcext:value-type="float">
            <text:p>3023.10621927908</text:p>
          </table:table-cell>
          <table:table-cell office:value-type="float" office:value="-0.0352984433823743" calcext:value-type="float">
            <text:p>-0.0352984433823743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066.66666666667" calcext:value-type="float">
            <text:p>3066.66666666667</text:p>
          </table:table-cell>
          <table:table-cell office:value-type="float" office:value="-0.0115149804407831" calcext:value-type="float">
            <text:p>-0.0115149804407831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533.33333333333" calcext:value-type="float">
            <text:p>3533.33333333333</text:p>
          </table:table-cell>
          <table:table-cell office:value-type="float" office:value="0.292421134381181" calcext:value-type="float">
            <text:p>0.292421134381181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611.11111111111" calcext:value-type="float">
            <text:p>3611.11111111111</text:p>
          </table:table-cell>
          <table:table-cell office:value-type="float" office:value="0.232953178705465" calcext:value-type="float">
            <text:p>0.23295317870546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688.88888888889" calcext:value-type="float">
            <text:p>3688.88888888889</text:p>
          </table:table-cell>
          <table:table-cell office:value-type="float" office:value="0.173485223029748" calcext:value-type="float">
            <text:p>0.173485223029748</text:p>
          </table:table-cell>
        </table:table-row>
        <table:table-row table:style-name="ro1">
          <table:table-cell office:value-type="float" office:value="793.838279570917" calcext:value-type="float">
            <text:p>793.838279570917</text:p>
          </table:table-cell>
          <table:table-cell office:value-type="float" office:value="3569.30804578579" calcext:value-type="float">
            <text:p>3569.30804578579</text:p>
          </table:table-cell>
          <table:table-cell office:value-type="float" office:value="0.125367392202054" calcext:value-type="float">
            <text:p>0.125367392202054</text:p>
          </table:table-cell>
        </table:table-row>
        <table:table-row table:style-name="ro1">
          <table:table-cell office:value-type="float" office:value="793.838279570917" calcext:value-type="float">
            <text:p>793.838279570917</text:p>
          </table:table-cell>
          <table:table-cell office:value-type="float" office:value="3647.08582356357" calcext:value-type="float">
            <text:p>3647.08582356357</text:p>
          </table:table-cell>
          <table:table-cell office:value-type="float" office:value="0.0658994365263371" calcext:value-type="float">
            <text:p>0.0658994365263371</text:p>
          </table:table-cell>
        </table:table-row>
        <table:table-row table:style-name="ro1">
          <table:table-cell office:value-type="float" office:value="727.676559142005" calcext:value-type="float">
            <text:p>727.676559142005</text:p>
          </table:table-cell>
          <table:table-cell office:value-type="float" office:value="3605.28275823825" calcext:value-type="float">
            <text:p>3605.28275823825</text:p>
          </table:table-cell>
          <table:table-cell office:value-type="float" office:value="-0.041686349977074" calcext:value-type="float">
            <text:p>-0.041686349977074</text:p>
          </table:table-cell>
        </table:table-row>
        <table:table-row table:style-name="ro1">
          <table:table-cell office:value-type="float" office:value="714.292702261473" calcext:value-type="float">
            <text:p>714.292702261473</text:p>
          </table:table-cell>
          <table:table-cell office:value-type="float" office:value="3523.47831991601" calcext:value-type="float">
            <text:p>3523.47831991601</text:p>
          </table:table-cell>
          <table:table-cell office:value-type="float" office:value="-0.0251232020144623" calcext:value-type="float">
            <text:p>-0.0251232020144623</text:p>
          </table:table-cell>
        </table:table-row>
        <table:table-row table:style-name="ro1">
          <table:table-cell office:value-type="float" office:value="700.908845380941" calcext:value-type="float">
            <text:p>700.908845380941</text:p>
          </table:table-cell>
          <table:table-cell office:value-type="float" office:value="3441.67388159377" calcext:value-type="float">
            <text:p>3441.67388159377</text:p>
          </table:table-cell>
          <table:table-cell office:value-type="float" office:value="-0.00856005405185062" calcext:value-type="float">
            <text:p>-0.00856005405185062</text:p>
          </table:table-cell>
        </table:table-row>
        <table:table-row table:style-name="ro1">
          <table:table-cell office:value-type="float" office:value="780.454422690385" calcext:value-type="float">
            <text:p>780.454422690385</text:p>
          </table:table-cell>
          <table:table-cell office:value-type="float" office:value="3487.50360746355" calcext:value-type="float">
            <text:p>3487.50360746355</text:p>
          </table:table-cell>
          <table:table-cell office:value-type="float" office:value="0.141930540164665" calcext:value-type="float">
            <text:p>0.141930540164665</text:p>
          </table:table-cell>
        </table:table-row>
        <table:table-row table:style-name="ro1">
          <table:table-cell office:value-type="float" office:value="859.999999999829" calcext:value-type="float">
            <text:p>859.999999999829</text:p>
          </table:table-cell>
          <table:table-cell office:value-type="float" office:value="3300" calcext:value-type="float">
            <text:p>3300</text:p>
          </table:table-cell>
          <table:table-cell office:value-type="float" office:value="0.120651467765287" calcext:value-type="float">
            <text:p>0.120651467765287</text:p>
          </table:table-cell>
        </table:table-row>
        <table:table-row table:style-name="ro1">
          <table:table-cell office:value-type="float" office:value="785.842848152126" calcext:value-type="float">
            <text:p>785.842848152126</text:p>
          </table:table-cell>
          <table:table-cell office:value-type="float" office:value="3261.79177259453" calcext:value-type="float">
            <text:p>3261.79177259453</text:p>
          </table:table-cell>
          <table:table-cell office:value-type="float" office:value="0.116824008612008" calcext:value-type="float">
            <text:p>0.116824008612008</text:p>
          </table:table-cell>
        </table:table-row>
        <table:table-row table:style-name="ro1">
          <table:table-cell office:value-type="float" office:value="711.685696304424" calcext:value-type="float">
            <text:p>711.685696304424</text:p>
          </table:table-cell>
          <table:table-cell office:value-type="float" office:value="3223.58354518906" calcext:value-type="float">
            <text:p>3223.58354518906</text:p>
          </table:table-cell>
          <table:table-cell office:value-type="float" office:value="0.112996549458729" calcext:value-type="float">
            <text:p>0.112996549458729</text:p>
          </table:table-cell>
        </table:table-row>
        <table:table-row table:style-name="ro1">
          <table:table-cell office:value-type="float" office:value="859.999999999829" calcext:value-type="float">
            <text:p>859.999999999829</text:p>
          </table:table-cell>
          <table:table-cell office:value-type="float" office:value="3222.22222222222" calcext:value-type="float">
            <text:p>3222.22222222222</text:p>
          </table:table-cell>
          <table:table-cell office:value-type="float" office:value="0.0765959850299306" calcext:value-type="float">
            <text:p>0.0765959850299306</text:p>
          </table:table-cell>
        </table:table-row>
        <table:table-row table:style-name="ro1">
          <table:table-cell office:value-type="float" office:value="785.842848152126" calcext:value-type="float">
            <text:p>785.842848152126</text:p>
          </table:table-cell>
          <table:table-cell office:value-type="float" office:value="3184.01399481675" calcext:value-type="float">
            <text:p>3184.01399481675</text:p>
          </table:table-cell>
          <table:table-cell office:value-type="float" office:value="0.0727685258766512" calcext:value-type="float">
            <text:p>0.0727685258766512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144.44444444444" calcext:value-type="float">
            <text:p>3144.44444444444</text:p>
          </table:table-cell>
          <table:table-cell office:value-type="float" office:value="0.0325405022945738" calcext:value-type="float">
            <text:p>0.0325405022945738</text:p>
          </table:table-cell>
        </table:table-row>
        <table:table-row table:style-name="ro1">
          <table:table-cell office:value-type="float" office:value="859.999999999829" calcext:value-type="float">
            <text:p>859.999999999829</text:p>
          </table:table-cell>
          <table:table-cell office:value-type="float" office:value="3377.77777777778" calcext:value-type="float">
            <text:p>3377.77777777778</text:p>
          </table:table-cell>
          <table:table-cell office:value-type="float" office:value="0.177908023303919" calcext:value-type="float">
            <text:p>0.177908023303919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455.55555555556" calcext:value-type="float">
            <text:p>3455.55555555556</text:p>
          </table:table-cell>
          <table:table-cell office:value-type="float" office:value="0.23516457884255" calcext:value-type="float">
            <text:p>0.23516457884255</text:p>
          </table:table-cell>
        </table:table-row>
        <table:table-row table:style-name="ro1">
          <table:table-cell office:value-type="float" office:value="780.454422690385" calcext:value-type="float">
            <text:p>780.454422690385</text:p>
          </table:table-cell>
          <table:table-cell office:value-type="float" office:value="3331.948051908" calcext:value-type="float">
            <text:p>3331.948051908</text:p>
          </table:table-cell>
          <table:table-cell office:value-type="float" office:value="0.0274174290874027" calcext:value-type="float">
            <text:p>0.0274174290874027</text:p>
          </table:table-cell>
        </table:table-row>
        <table:table-row table:style-name="ro1">
          <table:table-cell office:value-type="float" office:value="780.454422690385" calcext:value-type="float">
            <text:p>780.454422690385</text:p>
          </table:table-cell>
          <table:table-cell office:value-type="float" office:value="3409.72582968578" calcext:value-type="float">
            <text:p>3409.72582968578</text:p>
          </table:table-cell>
          <table:table-cell office:value-type="float" office:value="0.0846739846260341" calcext:value-type="float">
            <text:p>0.0846739846260341</text:p>
          </table:table-cell>
        </table:table-row>
        <table:table-row table:style-name="ro1">
          <table:table-cell office:value-type="float" office:value="700.908845380941" calcext:value-type="float">
            <text:p>700.908845380941</text:p>
          </table:table-cell>
          <table:table-cell office:value-type="float" office:value="3363.896103816" calcext:value-type="float">
            <text:p>3363.896103816</text:p>
          </table:table-cell>
          <table:table-cell office:value-type="float" office:value="-0.0658166095904819" calcext:value-type="float">
            <text:p>-0.0658166095904819</text:p>
          </table:table-cell>
        </table:table-row>
        <table:table-row table:style-name="ro1">
          <table:table-cell office:value-type="float" office:value="706.297270842683" calcext:value-type="float">
            <text:p>706.297270842683</text:p>
          </table:table-cell>
          <table:table-cell office:value-type="float" office:value="3293.73982450253" calcext:value-type="float">
            <text:p>3293.73982450253</text:p>
          </table:table-cell>
          <table:table-cell office:value-type="float" office:value="0.0235899699341234" calcext:value-type="float">
            <text:p>0.0235899699341234</text:p>
          </table:table-cell>
        </table:table-row>
        <table:table-row table:style-name="ro1">
          <table:table-cell office:value-type="float" office:value="748.369154377899" calcext:value-type="float">
            <text:p>748.369154377899</text:p>
          </table:table-cell>
          <table:table-cell office:value-type="float" office:value="3892.94851818105" calcext:value-type="float">
            <text:p>3892.94851818105</text:p>
          </table:table-cell>
          <table:table-cell office:value-type="float" office:value="0.178923773700302" calcext:value-type="float">
            <text:p>0.178923773700302</text:p>
          </table:table-cell>
        </table:table-row>
        <table:table-row table:style-name="ro1">
          <table:table-cell office:value-type="float" office:value="804.184577188864" calcext:value-type="float">
            <text:p>804.184577188864</text:p>
          </table:table-cell>
          <table:table-cell office:value-type="float" office:value="3868.69648131275" calcext:value-type="float">
            <text:p>3868.69648131275</text:p>
          </table:table-cell>
          <table:table-cell office:value-type="float" office:value="0.119605825351972" calcext:value-type="float">
            <text:p>0.119605825351972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844.44444444444" calcext:value-type="float">
            <text:p>3844.44444444444</text:p>
          </table:table-cell>
          <table:table-cell office:value-type="float" office:value="0.0602878770036427" calcext:value-type="float">
            <text:p>0.0602878770036427</text:p>
          </table:table-cell>
        </table:table-row>
        <table:table-row table:style-name="ro1">
          <table:table-cell office:value-type="float" office:value="804.184577188864" calcext:value-type="float">
            <text:p>804.184577188864</text:p>
          </table:table-cell>
          <table:table-cell office:value-type="float" office:value="3946.47425909053" calcext:value-type="float">
            <text:p>3946.47425909053</text:p>
          </table:table-cell>
          <table:table-cell office:value-type="float" office:value="0.0658764350015835" calcext:value-type="float">
            <text:p>0.065876435001583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3922.22222222222" calcext:value-type="float">
            <text:p>3922.22222222222</text:p>
          </table:table-cell>
          <table:table-cell office:value-type="float" office:value="0.00655848665325398" calcext:value-type="float">
            <text:p>0.00655848665325398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4000" calcext:value-type="float">
            <text:p>4000</text:p>
          </table:table-cell>
          <table:table-cell office:value-type="float" office:value="-0.0471709036971347" calcext:value-type="float">
            <text:p>-0.0471709036971347</text:p>
          </table:table-cell>
        </table:table-row>
        <table:table-row table:style-name="ro1">
          <table:table-cell office:value-type="float" office:value="724.598043616595" calcext:value-type="float">
            <text:p>724.598043616595</text:p>
          </table:table-cell>
          <table:table-cell office:value-type="float" office:value="3946.47425909053" calcext:value-type="float">
            <text:p>3946.47425909053</text:p>
          </table:table-cell>
          <table:table-cell office:value-type="float" office:value="0.392788572339699" calcext:value-type="float">
            <text:p>0.392788572339699</text:p>
          </table:table-cell>
        </table:table-row>
        <table:table-row table:style-name="ro1">
          <table:table-cell office:value-type="float" office:value="780.41346642756" calcext:value-type="float">
            <text:p>780.41346642756</text:p>
          </table:table-cell>
          <table:table-cell office:value-type="float" office:value="4000" calcext:value-type="float">
            <text:p>4000</text:p>
          </table:table-cell>
          <table:table-cell office:value-type="float" office:value="0.279741233640981" calcext:value-type="float">
            <text:p>0.279741233640981</text:p>
          </table:table-cell>
        </table:table-row>
        <table:table-row table:style-name="ro1">
          <table:table-cell office:value-type="float" office:value="700.826932855292" calcext:value-type="float">
            <text:p>700.826932855292</text:p>
          </table:table-cell>
          <table:table-cell office:value-type="float" office:value="4000" calcext:value-type="float">
            <text:p>4000</text:p>
          </table:table-cell>
          <table:table-cell office:value-type="float" office:value="0.606653370979097" calcext:value-type="float">
            <text:p>0.606653370979097</text:p>
          </table:table-cell>
        </table:table-row>
        <table:table-row table:style-name="ro1">
          <table:table-cell office:value-type="float" office:value="423.936486238516" calcext:value-type="float">
            <text:p>423.936486238516</text:p>
          </table:table-cell>
          <table:table-cell office:value-type="float" office:value="1037.22750711787" calcext:value-type="float">
            <text:p>1037.22750711787</text:p>
          </table:table-cell>
          <table:table-cell office:value-type="float" office:value="-0.00000028423627822258" calcext:value-type="float">
            <text:p>-2.84236278222585E-07</text:p>
          </table:table-cell>
        </table:table-row>
        <table:table-row table:style-name="ro1">
          <table:table-cell office:value-type="float" office:value="482.920697486143" calcext:value-type="float">
            <text:p>482.920697486143</text:p>
          </table:table-cell>
          <table:table-cell office:value-type="float" office:value="1078.8875151643" calcext:value-type="float">
            <text:p>1078.8875151643</text:p>
          </table:table-cell>
          <table:table-cell office:value-type="float" office:value="0.00000833136679486869" calcext:value-type="float">
            <text:p>8.33136679486869E-06</text:p>
          </table:table-cell>
        </table:table-row>
        <table:table-row table:style-name="ro1">
          <table:table-cell office:value-type="float" office:value="541.90490873377" calcext:value-type="float">
            <text:p>541.90490873377</text:p>
          </table:table-cell>
          <table:table-cell office:value-type="float" office:value="1120.54752321073" calcext:value-type="float">
            <text:p>1120.54752321073</text:p>
          </table:table-cell>
          <table:table-cell office:value-type="float" office:value="0.00001694696986796" calcext:value-type="float">
            <text:p>1.694696986796E-05</text:p>
          </table:table-cell>
        </table:table-row>
        <table:table-row table:style-name="ro1">
          <table:table-cell office:value-type="float" office:value="400.748120126268" calcext:value-type="float">
            <text:p>400.748120126268</text:p>
          </table:table-cell>
          <table:table-cell office:value-type="float" office:value="1109.0644022449" calcext:value-type="float">
            <text:p>1109.0644022449</text:p>
          </table:table-cell>
          <table:table-cell office:value-type="float" office:value="0.0000004953135682101" calcext:value-type="float">
            <text:p>4.95313568210102E-07</text:p>
          </table:table-cell>
        </table:table-row>
        <table:table-row table:style-name="ro1">
          <table:table-cell office:value-type="float" office:value="459.732331373895" calcext:value-type="float">
            <text:p>459.732331373895</text:p>
          </table:table-cell>
          <table:table-cell office:value-type="float" office:value="1150.72441029133" calcext:value-type="float">
            <text:p>1150.72441029133</text:p>
          </table:table-cell>
          <table:table-cell office:value-type="float" office:value="0.00000911091664130138" calcext:value-type="float">
            <text:p>9.11091664130138E-06</text:p>
          </table:table-cell>
        </table:table-row>
        <table:table-row table:style-name="ro1">
          <table:table-cell office:value-type="float" office:value="377.55975401402" calcext:value-type="float">
            <text:p>377.55975401402</text:p>
          </table:table-cell>
          <table:table-cell office:value-type="float" office:value="1180.90129737193" calcext:value-type="float">
            <text:p>1180.90129737193</text:p>
          </table:table-cell>
          <table:table-cell office:value-type="float" office:value="0.00000127486341464279" calcext:value-type="float">
            <text:p>1.27486341464279E-06</text:p>
          </table:table-cell>
        </table:table-row>
        <table:table-row table:style-name="ro1">
          <table:table-cell office:value-type="float" office:value="325.564834630649" calcext:value-type="float">
            <text:p>325.564834630649</text:p>
          </table:table-cell>
          <table:table-cell office:value-type="float" office:value="1040.60077259852" calcext:value-type="float">
            <text:p>1040.60077259852</text:p>
          </table:table-cell>
          <table:table-cell office:value-type="float" office:value="-0.0000248139798769013" calcext:value-type="float">
            <text:p>-2.48139798769013E-05</text:p>
          </table:table-cell>
        </table:table-row>
        <table:table-row table:style-name="ro1">
          <table:table-cell office:value-type="float" office:value="302.376468518401" calcext:value-type="float">
            <text:p>302.376468518401</text:p>
          </table:table-cell>
          <table:table-cell office:value-type="float" office:value="1112.43766772555" calcext:value-type="float">
            <text:p>1112.43766772555</text:p>
          </table:table-cell>
          <table:table-cell office:value-type="float" office:value="-0.0000240344300304687" calcext:value-type="float">
            <text:p>-2.40344300304687E-05</text:p>
          </table:table-cell>
        </table:table-row>
        <table:table-row table:style-name="ro1">
          <table:table-cell office:value-type="float" office:value="227.193183022782" calcext:value-type="float">
            <text:p>227.193183022782</text:p>
          </table:table-cell>
          <table:table-cell office:value-type="float" office:value="1043.97403807917" calcext:value-type="float">
            <text:p>1043.97403807917</text:p>
          </table:table-cell>
          <table:table-cell office:value-type="float" office:value="-0.0000493437234755801" calcext:value-type="float">
            <text:p>-4.93437234755801E-05</text:p>
          </table:table-cell>
        </table:table-row>
        <table:table-row table:style-name="ro1">
          <table:table-cell office:value-type="float" office:value="287.704843595841" calcext:value-type="float">
            <text:p>287.704843595841</text:p>
          </table:table-cell>
          <table:table-cell office:value-type="float" office:value="1232.87963199776" calcext:value-type="float">
            <text:p>1232.87963199776</text:p>
          </table:table-cell>
          <table:table-cell office:value-type="float" office:value="0.0000736078078398686" calcext:value-type="float">
            <text:p>7.36078078398686E-05</text:p>
          </table:table-cell>
        </table:table-row>
        <table:table-row table:style-name="ro1">
          <table:table-cell office:value-type="float" office:value="197.849933177662" calcext:value-type="float">
            <text:p>197.849933177662</text:p>
          </table:table-cell>
          <table:table-cell office:value-type="float" office:value="1284.85796662358" calcext:value-type="float">
            <text:p>1284.85796662358</text:p>
          </table:table-cell>
          <table:table-cell office:value-type="float" office:value="0.000145940752265094" calcext:value-type="float">
            <text:p>0.000145940752265094</text:p>
          </table:table-cell>
        </table:table-row>
        <table:table-row table:style-name="ro1">
          <table:table-cell office:value-type="float" office:value="212.521558100222" calcext:value-type="float">
            <text:p>212.521558100222</text:p>
          </table:table-cell>
          <table:table-cell office:value-type="float" office:value="1164.41600235138" calcext:value-type="float">
            <text:p>1164.41600235138</text:p>
          </table:table-cell>
          <table:table-cell office:value-type="float" office:value="0.0000482985143947571" calcext:value-type="float">
            <text:p>4.82985143947571E-05</text:p>
          </table:table-cell>
        </table:table-row>
        <table:table-row table:style-name="ro1">
          <table:table-cell office:value-type="float" office:value="427.005854222416" calcext:value-type="float">
            <text:p>427.005854222416</text:p>
          </table:table-cell>
          <table:table-cell office:value-type="float" office:value="1587.24173706317" calcext:value-type="float">
            <text:p>1587.24173706317</text:p>
          </table:table-cell>
          <table:table-cell office:value-type="float" office:value="0.0000712175265521328" calcext:value-type="float">
            <text:p>7.12175265521328E-05</text:p>
          </table:table-cell>
        </table:table-row>
        <table:table-row table:style-name="ro1">
          <table:table-cell office:value-type="float" office:value="399.520589474691" calcext:value-type="float">
            <text:p>399.520589474691</text:p>
          </table:table-cell>
          <table:table-cell office:value-type="float" office:value="1508.76311409319" calcext:value-type="float">
            <text:p>1508.76311409319</text:p>
          </table:table-cell>
          <table:table-cell office:value-type="float" office:value="0.0000954722379878457" calcext:value-type="float">
            <text:p>9.54722379878457E-05</text:p>
          </table:table-cell>
        </table:table-row>
        <table:table-row table:style-name="ro1">
          <table:table-cell office:value-type="float" office:value="372.035324726966" calcext:value-type="float">
            <text:p>372.035324726966</text:p>
          </table:table-cell>
          <table:table-cell office:value-type="float" office:value="1430.28449112321" calcext:value-type="float">
            <text:p>1430.28449112321</text:p>
          </table:table-cell>
          <table:table-cell office:value-type="float" office:value="0.000119726949423559" calcext:value-type="float">
            <text:p>0.000119726949423559</text:p>
          </table:table-cell>
        </table:table-row>
        <table:table-row table:style-name="ro1">
          <table:table-cell office:value-type="float" office:value="488.647868265009" calcext:value-type="float">
            <text:p>488.647868265009</text:p>
          </table:table-cell>
          <table:table-cell office:value-type="float" office:value="1540.05304690236" calcext:value-type="float">
            <text:p>1540.05304690236</text:p>
          </table:table-cell>
          <table:table-cell office:value-type="float" office:value="0.0000588339394512248" calcext:value-type="float">
            <text:p>5.88339394512248E-05</text:p>
          </table:table-cell>
        </table:table-row>
        <table:table-row table:style-name="ro1">
          <table:table-cell office:value-type="float" office:value="461.162603517284" calcext:value-type="float">
            <text:p>461.162603517284</text:p>
          </table:table-cell>
          <table:table-cell office:value-type="float" office:value="1461.57442393238" calcext:value-type="float">
            <text:p>1461.57442393238</text:p>
          </table:table-cell>
          <table:table-cell office:value-type="float" office:value="0.0000830886508869377" calcext:value-type="float">
            <text:p>8.30886508869377E-05</text:p>
          </table:table-cell>
        </table:table-row>
        <table:table-row table:style-name="ro1">
          <table:table-cell office:value-type="float" office:value="550.289882307602" calcext:value-type="float">
            <text:p>550.289882307602</text:p>
          </table:table-cell>
          <table:table-cell office:value-type="float" office:value="1492.86435674156" calcext:value-type="float">
            <text:p>1492.86435674156</text:p>
          </table:table-cell>
          <table:table-cell office:value-type="float" office:value="0.0000464503523503168" calcext:value-type="float">
            <text:p>4.64503523503168E-05</text:p>
          </table:table-cell>
        </table:table-row>
        <table:table-row table:style-name="ro1">
          <table:table-cell office:value-type="float" office:value="284.021890737805" calcext:value-type="float">
            <text:p>284.021890737805</text:p>
          </table:table-cell>
          <table:table-cell office:value-type="float" office:value="1399.13509449861" calcext:value-type="float">
            <text:p>1399.13509449861</text:p>
          </table:table-cell>
          <table:table-cell office:value-type="float" office:value="0.000152575865179146" calcext:value-type="float">
            <text:p>0.000152575865179146</text:p>
          </table:table-cell>
        </table:table-row>
        <table:table-row table:style-name="ro1">
          <table:table-cell office:value-type="float" office:value="196.008456748644" calcext:value-type="float">
            <text:p>196.008456748644</text:p>
          </table:table-cell>
          <table:table-cell office:value-type="float" office:value="1367.98569787401" calcext:value-type="float">
            <text:p>1367.98569787401</text:p>
          </table:table-cell>
          <table:table-cell office:value-type="float" office:value="0.000185424780934733" calcext:value-type="float">
            <text:p>0.000185424780934733</text:p>
          </table:table-cell>
        </table:table-row>
        <table:table-row table:style-name="ro1">
          <table:table-cell office:value-type="float" office:value="373.876801155984" calcext:value-type="float">
            <text:p>373.876801155984</text:p>
          </table:table-cell>
          <table:table-cell office:value-type="float" office:value="1347.15675987278" calcext:value-type="float">
            <text:p>1347.15675987278</text:p>
          </table:table-cell>
          <table:table-cell office:value-type="float" office:value="0.00008024292075392" calcext:value-type="float">
            <text:p>8.024292075392E-05</text:p>
          </table:table-cell>
        </table:table-row>
        <table:table-row table:style-name="ro1">
          <table:table-cell office:value-type="float" office:value="285.863367166823" calcext:value-type="float">
            <text:p>285.863367166823</text:p>
          </table:table-cell>
          <table:table-cell office:value-type="float" office:value="1316.00736324818" calcext:value-type="float">
            <text:p>1316.00736324818</text:p>
          </table:table-cell>
          <table:table-cell office:value-type="float" office:value="0.000113091836509507" calcext:value-type="float">
            <text:p>0.000113091836509507</text:p>
          </table:table-cell>
        </table:table-row>
        <table:table-row table:style-name="ro1">
          <table:table-cell office:value-type="float" office:value="375.718277585002" calcext:value-type="float">
            <text:p>375.718277585002</text:p>
          </table:table-cell>
          <table:table-cell office:value-type="float" office:value="1264.02902862236" calcext:value-type="float">
            <text:p>1264.02902862236</text:p>
          </table:table-cell>
          <table:table-cell office:value-type="float" office:value="0.0000407588920842814" calcext:value-type="float">
            <text:p>4.07588920842814E-05</text:p>
          </table:table-cell>
        </table:table-row>
        <table:table-row table:style-name="ro1">
          <table:table-cell office:value-type="float" office:value="337.270183770425" calcext:value-type="float">
            <text:p>337.270183770425</text:p>
          </table:table-cell>
          <table:table-cell office:value-type="float" office:value="1590.89905901723" calcext:value-type="float">
            <text:p>1590.89905901723</text:p>
          </table:table-cell>
          <table:table-cell office:value-type="float" office:value="-0.000179094889900506" calcext:value-type="float">
            <text:p>-0.000179094889900506</text:p>
          </table:table-cell>
        </table:table-row>
        <table:table-row table:style-name="ro1">
          <table:table-cell office:value-type="float" office:value="247.534513318435" calcext:value-type="float">
            <text:p>247.534513318435</text:p>
          </table:table-cell>
          <table:table-cell office:value-type="float" office:value="1594.55638097129" calcext:value-type="float">
            <text:p>1594.55638097129</text:p>
          </table:table-cell>
          <table:table-cell office:value-type="float" office:value="-0.000429407306353144" calcext:value-type="float">
            <text:p>-0.000429407306353144</text:p>
          </table:table-cell>
        </table:table-row>
        <table:table-row table:style-name="ro1">
          <table:table-cell office:value-type="float" office:value="309.7849190227" calcext:value-type="float">
            <text:p>309.7849190227</text:p>
          </table:table-cell>
          <table:table-cell office:value-type="float" office:value="1512.42043604725" calcext:value-type="float">
            <text:p>1512.42043604725</text:p>
          </table:table-cell>
          <table:table-cell office:value-type="float" office:value="-0.000154840178464793" calcext:value-type="float">
            <text:p>-0.000154840178464793</text:p>
          </table:table-cell>
        </table:table-row>
        <table:table-row table:style-name="ro1">
          <table:table-cell office:value-type="float" office:value="221.771485033539" calcext:value-type="float">
            <text:p>221.771485033539</text:p>
          </table:table-cell>
          <table:table-cell office:value-type="float" office:value="1481.27103942265" calcext:value-type="float">
            <text:p>1481.27103942265</text:p>
          </table:table-cell>
          <table:table-cell office:value-type="float" office:value="-0.000121991262709206" calcext:value-type="float">
            <text:p>-0.000121991262709206</text:p>
          </table:table-cell>
        </table:table-row>
        <table:table-row table:style-name="ro1">
          <table:table-cell office:value-type="float" office:value="624.10175254441" calcext:value-type="float">
            <text:p>624.10175254441</text:p>
          </table:table-cell>
          <table:table-cell office:value-type="float" office:value="1162.12179189647" calcext:value-type="float">
            <text:p>1162.12179189647</text:p>
          </table:table-cell>
          <table:table-cell office:value-type="float" office:value="0.0000269562688479973" calcext:value-type="float">
            <text:p>2.69562688479973E-05</text:p>
          </table:table-cell>
        </table:table-row>
        <table:table-row table:style-name="ro1">
          <table:table-cell office:value-type="float" office:value="624.126018995176" calcext:value-type="float">
            <text:p>624.126018995176</text:p>
          </table:table-cell>
          <table:table-cell office:value-type="float" office:value="1233.8729476628" calcext:value-type="float">
            <text:p>1233.8729476628</text:p>
          </table:table-cell>
          <table:table-cell office:value-type="float" office:value="0.000029129514601376" calcext:value-type="float">
            <text:p>2.9129514601376E-05</text:p>
          </table:table-cell>
        </table:table-row>
        <table:table-row table:style-name="ro1">
          <table:table-cell office:value-type="float" office:value="624.150285445941" calcext:value-type="float">
            <text:p>624.150285445941</text:p>
          </table:table-cell>
          <table:table-cell office:value-type="float" office:value="1305.62410342914" calcext:value-type="float">
            <text:p>1305.62410342914</text:p>
          </table:table-cell>
          <table:table-cell office:value-type="float" office:value="0.0000313027603547548" calcext:value-type="float">
            <text:p>3.13027603547548E-05</text:p>
          </table:table-cell>
        </table:table-row>
        <table:table-row table:style-name="ro1">
          <table:table-cell office:value-type="float" office:value="541.929175184535" calcext:value-type="float">
            <text:p>541.929175184535</text:p>
          </table:table-cell>
          <table:table-cell office:value-type="float" office:value="1192.29867897707" calcext:value-type="float">
            <text:p>1192.29867897707</text:p>
          </table:table-cell>
          <table:table-cell office:value-type="float" office:value="0.0000191202156213387" calcext:value-type="float">
            <text:p>1.91202156213387E-05</text:p>
          </table:table-cell>
        </table:table-row>
        <table:table-row table:style-name="ro1">
          <table:table-cell office:value-type="float" office:value="541.953441635301" calcext:value-type="float">
            <text:p>541.953441635301</text:p>
          </table:table-cell>
          <table:table-cell office:value-type="float" office:value="1264.04983474341" calcext:value-type="float">
            <text:p>1264.04983474341</text:p>
          </table:table-cell>
          <table:table-cell office:value-type="float" office:value="0.0000212934613747175" calcext:value-type="float">
            <text:p>2.12934613747175E-05</text:p>
          </table:table-cell>
        </table:table-row>
        <table:table-row table:style-name="ro1">
          <table:table-cell office:value-type="float" office:value="459.75659782466" calcext:value-type="float">
            <text:p>459.75659782466</text:p>
          </table:table-cell>
          <table:table-cell office:value-type="float" office:value="1222.47556605767" calcext:value-type="float">
            <text:p>1222.47556605767</text:p>
          </table:table-cell>
          <table:table-cell office:value-type="float" office:value="0.0000112841623946801" calcext:value-type="float">
            <text:p>1.12841623946801E-05</text:p>
          </table:table-cell>
        </table:table-row>
        <table:table-row table:style-name="ro1">
          <table:table-cell office:value-type="float" office:value="629.239243996601" calcext:value-type="float">
            <text:p>629.239243996601</text:p>
          </table:table-cell>
          <table:table-cell office:value-type="float" office:value="1378.46749880301" calcext:value-type="float">
            <text:p>1378.46749880301</text:p>
          </table:table-cell>
          <table:table-cell office:value-type="float" office:value="0.0000241391915077352" calcext:value-type="float">
            <text:p>2.41391915077352E-05</text:p>
          </table:table-cell>
        </table:table-row>
        <table:table-row table:style-name="ro1">
          <table:table-cell office:value-type="float" office:value="634.328202547261" calcext:value-type="float">
            <text:p>634.328202547261</text:p>
          </table:table-cell>
          <table:table-cell office:value-type="float" office:value="1451.31089417687" calcext:value-type="float">
            <text:p>1451.31089417687</text:p>
          </table:table-cell>
          <table:table-cell office:value-type="float" office:value="0.0000169756226607155" calcext:value-type="float">
            <text:p>1.69756226607155E-05</text:p>
          </table:table-cell>
        </table:table-row>
        <table:table-row table:style-name="ro1">
          <table:table-cell office:value-type="float" office:value="540.111965206283" calcext:value-type="float">
            <text:p>540.111965206283</text:p>
          </table:table-cell>
          <table:table-cell office:value-type="float" office:value="1347.17756599383" calcext:value-type="float">
            <text:p>1347.17756599383</text:p>
          </table:table-cell>
          <table:table-cell office:value-type="float" office:value="0.0000607774900443561" calcext:value-type="float">
            <text:p>6.07774900443561E-05</text:p>
          </table:table-cell>
        </table:table-row>
        <table:table-row table:style-name="ro1">
          <table:table-cell office:value-type="float" office:value="545.200923756942" calcext:value-type="float">
            <text:p>545.200923756942</text:p>
          </table:table-cell>
          <table:table-cell office:value-type="float" office:value="1420.02096136769" calcext:value-type="float">
            <text:p>1420.02096136769</text:p>
          </table:table-cell>
          <table:table-cell office:value-type="float" office:value="0.0000536139211973364" calcext:value-type="float">
            <text:p>5.36139211973364E-05</text:p>
          </table:table-cell>
        </table:table-row>
        <table:table-row table:style-name="ro1">
          <table:table-cell office:value-type="float" office:value="456.073644966624" calcext:value-type="float">
            <text:p>456.073644966624</text:p>
          </table:table-cell>
          <table:table-cell office:value-type="float" office:value="1388.73102855852" calcext:value-type="float">
            <text:p>1388.73102855852</text:p>
          </table:table-cell>
          <table:table-cell office:value-type="float" office:value="0.0000902522197339573" calcext:value-type="float">
            <text:p>9.02522197339573E-05</text:p>
          </table:table-cell>
        </table:table-row>
        <table:table-row table:style-name="ro1">
          <table:table-cell office:value-type="float" office:value="457.915121395642" calcext:value-type="float">
            <text:p>457.915121395642</text:p>
          </table:table-cell>
          <table:table-cell office:value-type="float" office:value="1305.60329730809" calcext:value-type="float">
            <text:p>1305.60329730809</text:p>
          </table:table-cell>
          <table:table-cell office:value-type="float" office:value="0.0000507681910643187" calcext:value-type="float">
            <text:p>5.07681910643187E-05</text:p>
          </table:table-cell>
        </table:table-row>
        <table:table-row table:style-name="ro1">
          <table:table-cell office:value-type="float" office:value="712.944774065223" calcext:value-type="float">
            <text:p>712.944774065223</text:p>
          </table:table-cell>
          <table:table-cell office:value-type="float" office:value="1493.88063747827" calcext:value-type="float">
            <text:p>1493.88063747827</text:p>
          </table:table-cell>
          <table:table-cell office:value-type="float" office:value="-0.0001716796743984" calcext:value-type="float">
            <text:p>-0.0001716796743984</text:p>
          </table:table-cell>
        </table:table-row>
        <table:table-row table:style-name="ro1">
          <table:table-cell office:value-type="float" office:value="707.855815514563" calcext:value-type="float">
            <text:p>707.855815514563</text:p>
          </table:table-cell>
          <table:table-cell office:value-type="float" office:value="1421.0372421044" calcext:value-type="float">
            <text:p>1421.0372421044</text:p>
          </table:table-cell>
          <table:table-cell office:value-type="float" office:value="-0.000164516105551381" calcext:value-type="float">
            <text:p>-0.000164516105551381</text:p>
          </table:table-cell>
        </table:table-row>
        <table:table-row table:style-name="ro1">
          <table:table-cell office:value-type="float" office:value="702.766856963903" calcext:value-type="float">
            <text:p>702.766856963903</text:p>
          </table:table-cell>
          <table:table-cell office:value-type="float" office:value="1348.19384673054" calcext:value-type="float">
            <text:p>1348.19384673054</text:p>
          </table:table-cell>
          <table:table-cell office:value-type="float" office:value="-0.000157352536704361" calcext:value-type="float">
            <text:p>-0.000157352536704361</text:p>
          </table:table-cell>
        </table:table-row>
        <table:table-row table:style-name="ro1">
          <table:table-cell office:value-type="float" office:value="786.472387032526" calcext:value-type="float">
            <text:p>786.472387032526</text:p>
          </table:table-cell>
          <table:table-cell office:value-type="float" office:value="1463.6069854058" calcext:value-type="float">
            <text:p>1463.6069854058</text:p>
          </table:table-cell>
          <table:table-cell office:value-type="float" office:value="-0.000353171402610496" calcext:value-type="float">
            <text:p>-0.000353171402610496</text:p>
          </table:table-cell>
        </table:table-row>
        <table:table-row table:style-name="ro1">
          <table:table-cell office:value-type="float" office:value="781.383428481866" calcext:value-type="float">
            <text:p>781.383428481866</text:p>
          </table:table-cell>
          <table:table-cell office:value-type="float" office:value="1390.76359003194" calcext:value-type="float">
            <text:p>1390.76359003194</text:p>
          </table:table-cell>
          <table:table-cell office:value-type="float" office:value="-0.000346007833763477" calcext:value-type="float">
            <text:p>-0.000346007833763477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433.33333333333" calcext:value-type="float">
            <text:p>1433.33333333333</text:p>
          </table:table-cell>
          <table:table-cell office:value-type="float" office:value="-0.000534663130822592" calcext:value-type="float">
            <text:p>-0.000534663130822592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511.11111111111" calcext:value-type="float">
            <text:p>1511.11111111111</text:p>
          </table:table-cell>
          <table:table-cell office:value-type="float" office:value="-0.000418986277820511" calcext:value-type="float">
            <text:p>-0.000418986277820511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588.88888888889" calcext:value-type="float">
            <text:p>1588.88888888889</text:p>
          </table:table-cell>
          <table:table-cell office:value-type="float" office:value="-0.000303309424818429" calcext:value-type="float">
            <text:p>-0.000303309424818429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666.66666666667" calcext:value-type="float">
            <text:p>1666.66666666667</text:p>
          </table:table-cell>
          <table:table-cell office:value-type="float" office:value="-0.000187632571816347" calcext:value-type="float">
            <text:p>-0.000187632571816347</text:p>
          </table:table-cell>
        </table:table-row>
        <table:table-row table:style-name="ro1">
          <table:table-cell office:value-type="float" office:value="786.472387032526" calcext:value-type="float">
            <text:p>786.472387032526</text:p>
          </table:table-cell>
          <table:table-cell office:value-type="float" office:value="1541.38476318358" calcext:value-type="float">
            <text:p>1541.38476318358</text:p>
          </table:table-cell>
          <table:table-cell office:value-type="float" office:value="-0.000237494549608415" calcext:value-type="float">
            <text:p>-0.000237494549608415</text:p>
          </table:table-cell>
        </table:table-row>
        <table:table-row table:style-name="ro1">
          <table:table-cell office:value-type="float" office:value="786.472387032526" calcext:value-type="float">
            <text:p>786.472387032526</text:p>
          </table:table-cell>
          <table:table-cell office:value-type="float" office:value="1619.16254096135" calcext:value-type="float">
            <text:p>1619.16254096135</text:p>
          </table:table-cell>
          <table:table-cell office:value-type="float" office:value="-0.000121817696606333" calcext:value-type="float">
            <text:p>-0.000121817696606333</text:p>
          </table:table-cell>
        </table:table-row>
        <table:table-row table:style-name="ro1">
          <table:table-cell office:value-type="float" office:value="712.944774065223" calcext:value-type="float">
            <text:p>712.944774065223</text:p>
          </table:table-cell>
          <table:table-cell office:value-type="float" office:value="1571.65841525604" calcext:value-type="float">
            <text:p>1571.65841525604</text:p>
          </table:table-cell>
          <table:table-cell office:value-type="float" office:value="-0.0000560028213963186" calcext:value-type="float">
            <text:p>-5.60028213963186E-05</text:p>
          </table:table-cell>
        </table:table-row>
        <table:table-row table:style-name="ro1">
          <table:table-cell office:value-type="float" office:value="784.498316147473" calcext:value-type="float">
            <text:p>784.498316147473</text:p>
          </table:table-cell>
          <table:table-cell office:value-type="float" office:value="1707.41282460695" calcext:value-type="float">
            <text:p>1707.41282460695</text:p>
          </table:table-cell>
          <table:table-cell office:value-type="float" office:value="-0.000225866065224638" calcext:value-type="float">
            <text:p>-0.000225866065224638</text:p>
          </table:table-cell>
        </table:table-row>
        <table:table-row table:style-name="ro1">
          <table:table-cell office:value-type="float" office:value="708.996632295117" calcext:value-type="float">
            <text:p>708.996632295117</text:p>
          </table:table-cell>
          <table:table-cell office:value-type="float" office:value="1748.15898254724" calcext:value-type="float">
            <text:p>1748.15898254724</text:p>
          </table:table-cell>
          <table:table-cell office:value-type="float" office:value="-0.000264099558632929" calcext:value-type="float">
            <text:p>-0.000264099558632929</text:p>
          </table:table-cell>
        </table:table-row>
        <table:table-row table:style-name="ro1">
          <table:table-cell office:value-type="float" office:value="710.97070318017" calcext:value-type="float">
            <text:p>710.97070318017</text:p>
          </table:table-cell>
          <table:table-cell office:value-type="float" office:value="1659.90869890164" calcext:value-type="float">
            <text:p>1659.90869890164</text:p>
          </table:table-cell>
          <table:table-cell office:value-type="float" office:value="-0.000160051190014624" calcext:value-type="float">
            <text:p>-0.000160051190014624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900" calcext:value-type="float">
            <text:p>1900</text:p>
          </table:table-cell>
          <table:table-cell office:value-type="float" office:value="-0.000419617058972216" calcext:value-type="float">
            <text:p>-0.000419617058972216</text:p>
          </table:table-cell>
        </table:table-row>
        <table:table-row table:style-name="ro1">
          <table:table-cell office:value-type="float" office:value="784.498316147473" calcext:value-type="float">
            <text:p>784.498316147473</text:p>
          </table:table-cell>
          <table:table-cell office:value-type="float" office:value="1862.96838016251" calcext:value-type="float">
            <text:p>1862.96838016251</text:p>
          </table:table-cell>
          <table:table-cell office:value-type="float" office:value="-0.000380522389995217" calcext:value-type="float">
            <text:p>-0.000380522389995217</text:p>
          </table:table-cell>
        </table:table-row>
        <table:table-row table:style-name="ro1">
          <table:table-cell office:value-type="float" office:value="708.996632295117" calcext:value-type="float">
            <text:p>708.996632295117</text:p>
          </table:table-cell>
          <table:table-cell office:value-type="float" office:value="1825.93676032501" calcext:value-type="float">
            <text:p>1825.93676032501</text:p>
          </table:table-cell>
          <table:table-cell office:value-type="float" office:value="-0.000341427721018219" calcext:value-type="float">
            <text:p>-0.000341427721018219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822.22222222222" calcext:value-type="float">
            <text:p>1822.22222222222</text:p>
          </table:table-cell>
          <table:table-cell office:value-type="float" office:value="-0.000342288896586926" calcext:value-type="float">
            <text:p>-0.000342288896586926</text:p>
          </table:table-cell>
        </table:table-row>
        <table:table-row table:style-name="ro1">
          <table:table-cell office:value-type="float" office:value="784.498316147473" calcext:value-type="float">
            <text:p>784.498316147473</text:p>
          </table:table-cell>
          <table:table-cell office:value-type="float" office:value="1785.19060238473" calcext:value-type="float">
            <text:p>1785.19060238473</text:p>
          </table:table-cell>
          <table:table-cell office:value-type="float" office:value="-0.000303194227609928" calcext:value-type="float">
            <text:p>-0.000303194227609928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744.44444444444" calcext:value-type="float">
            <text:p>1744.44444444444</text:p>
          </table:table-cell>
          <table:table-cell office:value-type="float" office:value="-0.000264960734201637" calcext:value-type="float">
            <text:p>-0.000264960734201637</text:p>
          </table:table-cell>
        </table:table-row>
        <table:table-row table:style-name="ro1">
          <table:table-cell office:value-type="float" office:value="707.032581778987" calcext:value-type="float">
            <text:p>707.032581778987</text:p>
          </table:table-cell>
          <table:table-cell office:value-type="float" office:value="1897.20900024894" calcext:value-type="float">
            <text:p>1897.20900024894</text:p>
          </table:table-cell>
          <table:table-cell office:value-type="float" office:value="-0.0000650586218288251" calcext:value-type="float">
            <text:p>-6.50586218288251E-05</text:p>
          </table:table-cell>
        </table:table-row>
        <table:table-row table:style-name="ro1">
          <table:table-cell office:value-type="float" office:value="782.534265631342" calcext:value-type="float">
            <text:p>782.534265631342</text:p>
          </table:table-cell>
          <table:table-cell office:value-type="float" office:value="1934.24062008643" calcext:value-type="float">
            <text:p>1934.24062008643</text:p>
          </table:table-cell>
          <table:table-cell office:value-type="float" office:value="-0.000104153290805824" calcext:value-type="float">
            <text:p>-0.000104153290805824</text:p>
          </table:table-cell>
        </table:table-row>
        <table:table-row table:style-name="ro1">
          <table:table-cell office:value-type="float" office:value="705.068531262856" calcext:value-type="float">
            <text:p>705.068531262856</text:p>
          </table:table-cell>
          <table:table-cell office:value-type="float" office:value="1968.48124017287" calcext:value-type="float">
            <text:p>1968.48124017287</text:p>
          </table:table-cell>
          <table:table-cell office:value-type="float" office:value="0.000211310477360568" calcext:value-type="float">
            <text:p>0.000211310477360568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977.77777777778" calcext:value-type="float">
            <text:p>1977.77777777778</text:p>
          </table:table-cell>
          <table:table-cell office:value-type="float" office:value="-0.000602212274064686" calcext:value-type="float">
            <text:p>-0.000602212274064686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055.55555555555" calcext:value-type="float">
            <text:p>2055.55555555555</text:p>
          </table:table-cell>
          <table:table-cell office:value-type="float" office:value="-0.000784807489157157" calcext:value-type="float">
            <text:p>-0.000784807489157157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133.33333333333" calcext:value-type="float">
            <text:p>2133.33333333333</text:p>
          </table:table-cell>
          <table:table-cell office:value-type="float" office:value="-0.000967402704249627" calcext:value-type="float">
            <text:p>-0.000967402704249627</text:p>
          </table:table-cell>
        </table:table-row>
        <table:table-row table:style-name="ro1">
          <table:table-cell office:value-type="float" office:value="782.534265631342" calcext:value-type="float">
            <text:p>782.534265631342</text:p>
          </table:table-cell>
          <table:table-cell office:value-type="float" office:value="2012.01839786421" calcext:value-type="float">
            <text:p>2012.01839786421</text:p>
          </table:table-cell>
          <table:table-cell office:value-type="float" office:value="-0.000286748505898294" calcext:value-type="float">
            <text:p>-0.000286748505898294</text:p>
          </table:table-cell>
        </table:table-row>
        <table:table-row table:style-name="ro1">
          <table:table-cell office:value-type="float" office:value="782.534265631342" calcext:value-type="float">
            <text:p>782.534265631342</text:p>
          </table:table-cell>
          <table:table-cell office:value-type="float" office:value="2089.79617564199" calcext:value-type="float">
            <text:p>2089.79617564199</text:p>
          </table:table-cell>
          <table:table-cell office:value-type="float" office:value="-0.000469343720990764" calcext:value-type="float">
            <text:p>-0.000469343720990764</text:p>
          </table:table-cell>
        </table:table-row>
        <table:table-row table:style-name="ro1">
          <table:table-cell office:value-type="float" office:value="705.068531262856" calcext:value-type="float">
            <text:p>705.068531262856</text:p>
          </table:table-cell>
          <table:table-cell office:value-type="float" office:value="2046.25901795065" calcext:value-type="float">
            <text:p>2046.25901795065</text:p>
          </table:table-cell>
          <table:table-cell office:value-type="float" office:value="0.0000287152622680981" calcext:value-type="float">
            <text:p>2.87152622680981E-05</text:p>
          </table:table-cell>
        </table:table-row>
        <table:table-row table:style-name="ro1">
          <table:table-cell office:value-type="float" office:value="713.608340133985" calcext:value-type="float">
            <text:p>713.608340133985</text:p>
          </table:table-cell>
          <table:table-cell office:value-type="float" office:value="2195.93850441299" calcext:value-type="float">
            <text:p>2195.93850441299</text:p>
          </table:table-cell>
          <table:table-cell office:value-type="float" office:value="-0.000766996094189512" calcext:value-type="float">
            <text:p>-0.000766996094189512</text:p>
          </table:table-cell>
        </table:table-row>
        <table:table-row table:style-name="ro1">
          <table:table-cell office:value-type="float" office:value="709.33843569842" calcext:value-type="float">
            <text:p>709.33843569842</text:p>
          </table:table-cell>
          <table:table-cell office:value-type="float" office:value="2121.09876118182" calcext:value-type="float">
            <text:p>2121.09876118182</text:p>
          </table:table-cell>
          <table:table-cell office:value-type="float" office:value="-0.000369140415960707" calcext:value-type="float">
            <text:p>-0.000369140415960707</text:p>
          </table:table-cell>
        </table:table-row>
        <table:table-row table:style-name="ro1">
          <table:table-cell office:value-type="float" office:value="786.804170066907" calcext:value-type="float">
            <text:p>786.804170066907</text:p>
          </table:table-cell>
          <table:table-cell office:value-type="float" office:value="2164.63591887316" calcext:value-type="float">
            <text:p>2164.63591887316</text:p>
          </table:table-cell>
          <table:table-cell office:value-type="float" office:value="-0.000867199399219569" calcext:value-type="float">
            <text:p>-0.000867199399219569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200" calcext:value-type="float">
            <text:p>1200</text:p>
          </table:table-cell>
          <table:table-cell office:value-type="float" office:value="-0.000331427708050705" calcext:value-type="float">
            <text:p>-0.000331427708050705</text:p>
          </table:table-cell>
        </table:table-row>
        <table:table-row table:style-name="ro1">
          <table:table-cell office:value-type="float" office:value="781.359162031101" calcext:value-type="float">
            <text:p>781.359162031101</text:p>
          </table:table-cell>
          <table:table-cell office:value-type="float" office:value="1163.45687871004" calcext:value-type="float">
            <text:p>1163.45687871004</text:p>
          </table:table-cell>
          <table:table-cell office:value-type="float" office:value="-0.000212690797668931" calcext:value-type="float">
            <text:p>-0.000212690797668931</text:p>
          </table:table-cell>
        </table:table-row>
        <table:table-row table:style-name="ro1">
          <table:table-cell office:value-type="float" office:value="702.718324062373" calcext:value-type="float">
            <text:p>702.718324062373</text:p>
          </table:table-cell>
          <table:table-cell office:value-type="float" office:value="1126.91375742008" calcext:value-type="float">
            <text:p>1126.91375742008</text:p>
          </table:table-cell>
          <table:table-cell office:value-type="float" office:value="-0.000093953887287156" calcext:value-type="float">
            <text:p>-9.3953887287156E-0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122.22222222222" calcext:value-type="float">
            <text:p>1122.22222222222</text:p>
          </table:table-cell>
          <table:table-cell office:value-type="float" office:value="-0.000345722897424435" calcext:value-type="float">
            <text:p>-0.000345722897424435</text:p>
          </table:table-cell>
        </table:table-row>
        <table:table-row table:style-name="ro1">
          <table:table-cell office:value-type="float" office:value="781.359162031101" calcext:value-type="float">
            <text:p>781.359162031101</text:p>
          </table:table-cell>
          <table:table-cell office:value-type="float" office:value="1085.67910093226" calcext:value-type="float">
            <text:p>1085.67910093226</text:p>
          </table:table-cell>
          <table:table-cell office:value-type="float" office:value="-0.00022698598704266" calcext:value-type="float">
            <text:p>-0.00022698598704266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044.44444444444" calcext:value-type="float">
            <text:p>1044.44444444444</text:p>
          </table:table-cell>
          <table:table-cell office:value-type="float" office:value="-0.000360018086798164" calcext:value-type="float">
            <text:p>-0.000360018086798164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277.77777777778" calcext:value-type="float">
            <text:p>1277.77777777778</text:p>
          </table:table-cell>
          <table:table-cell office:value-type="float" office:value="-0.000399172848974668" calcext:value-type="float">
            <text:p>-0.000399172848974668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1355.55555555556" calcext:value-type="float">
            <text:p>1355.55555555556</text:p>
          </table:table-cell>
          <table:table-cell office:value-type="float" office:value="-0.00046691798989863" calcext:value-type="float">
            <text:p>-0.00046691798989863</text:p>
          </table:table-cell>
        </table:table-row>
        <table:table-row table:style-name="ro1">
          <table:table-cell office:value-type="float" office:value="781.383428481866" calcext:value-type="float">
            <text:p>781.383428481866</text:p>
          </table:table-cell>
          <table:table-cell office:value-type="float" office:value="1235.20803447638" calcext:value-type="float">
            <text:p>1235.20803447638</text:p>
          </table:table-cell>
          <table:table-cell office:value-type="float" office:value="-0.000210517551915552" calcext:value-type="float">
            <text:p>-0.000210517551915552</text:p>
          </table:table-cell>
        </table:table-row>
        <table:table-row table:style-name="ro1">
          <table:table-cell office:value-type="float" office:value="781.383428481866" calcext:value-type="float">
            <text:p>781.383428481866</text:p>
          </table:table-cell>
          <table:table-cell office:value-type="float" office:value="1312.98581225416" calcext:value-type="float">
            <text:p>1312.98581225416</text:p>
          </table:table-cell>
          <table:table-cell office:value-type="float" office:value="-0.000278262692839514" calcext:value-type="float">
            <text:p>-0.000278262692839514</text:p>
          </table:table-cell>
        </table:table-row>
        <table:table-row table:style-name="ro1">
          <table:table-cell office:value-type="float" office:value="702.766856963904" calcext:value-type="float">
            <text:p>702.766856963904</text:p>
          </table:table-cell>
          <table:table-cell office:value-type="float" office:value="1270.41606895276" calcext:value-type="float">
            <text:p>1270.41606895276</text:p>
          </table:table-cell>
          <table:table-cell office:value-type="float" office:value="-0.0000896073957803985" calcext:value-type="float">
            <text:p>-8.96073957803985E-05</text:p>
          </table:table-cell>
        </table:table-row>
        <table:table-row table:style-name="ro1">
          <table:table-cell office:value-type="float" office:value="702.742590513138" calcext:value-type="float">
            <text:p>702.742590513138</text:p>
          </table:table-cell>
          <table:table-cell office:value-type="float" office:value="1198.66491318642" calcext:value-type="float">
            <text:p>1198.66491318642</text:p>
          </table:table-cell>
          <table:table-cell office:value-type="float" office:value="-0.0000917806415337773" calcext:value-type="float">
            <text:p>-9.17806415337773E-0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833.33333333333" calcext:value-type="float">
            <text:p>2833.33333333333</text:p>
          </table:table-cell>
          <table:table-cell office:value-type="float" office:value="-0.00469477471253662" calcext:value-type="float">
            <text:p>-0.00469477471253662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911.11111111111" calcext:value-type="float">
            <text:p>2911.11111111111</text:p>
          </table:table-cell>
          <table:table-cell office:value-type="float" office:value="-0.0069681766219521" calcext:value-type="float">
            <text:p>-0.0069681766219521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988.88888888889" calcext:value-type="float">
            <text:p>2988.88888888889</text:p>
          </table:table-cell>
          <table:table-cell office:value-type="float" office:value="-0.00924157853136758" calcext:value-type="float">
            <text:p>-0.00924157853136758</text:p>
          </table:table-cell>
        </table:table-row>
        <table:table-row table:style-name="ro1">
          <table:table-cell office:value-type="float" office:value="787.485247436127" calcext:value-type="float">
            <text:p>787.485247436127</text:p>
          </table:table-cell>
          <table:table-cell office:value-type="float" office:value="2867.55066372353" calcext:value-type="float">
            <text:p>2867.55066372353</text:p>
          </table:table-cell>
          <table:table-cell office:value-type="float" office:value="-0.0307516395635433" calcext:value-type="float">
            <text:p>-0.0307516395635433</text:p>
          </table:table-cell>
        </table:table-row>
        <table:table-row table:style-name="ro1">
          <table:table-cell office:value-type="float" office:value="787.485247436127" calcext:value-type="float">
            <text:p>787.485247436127</text:p>
          </table:table-cell>
          <table:table-cell office:value-type="float" office:value="2945.3284415013" calcext:value-type="float">
            <text:p>2945.3284415013</text:p>
          </table:table-cell>
          <table:table-cell office:value-type="float" office:value="-0.0330250414729588" calcext:value-type="float">
            <text:p>-0.0330250414729588</text:p>
          </table:table-cell>
        </table:table-row>
        <table:table-row table:style-name="ro1">
          <table:table-cell office:value-type="float" office:value="714.970494872425" calcext:value-type="float">
            <text:p>714.970494872425</text:p>
          </table:table-cell>
          <table:table-cell office:value-type="float" office:value="2901.76799411372" calcext:value-type="float">
            <text:p>2901.76799411372</text:p>
          </table:table-cell>
          <table:table-cell office:value-type="float" office:value="-0.05680850441455" calcext:value-type="float">
            <text:p>-0.05680850441455</text:p>
          </table:table-cell>
        </table:table-row>
        <table:table-row table:style-name="ro1">
          <table:table-cell office:value-type="float" office:value="709.986784495371" calcext:value-type="float">
            <text:p>709.986784495371</text:p>
          </table:table-cell>
          <table:table-cell office:value-type="float" office:value="2825.34661303423" calcext:value-type="float">
            <text:p>2825.34661303423</text:p>
          </table:table-cell>
          <table:table-cell office:value-type="float" office:value="-0.0381494511275279" calcext:value-type="float">
            <text:p>-0.0381494511275279</text:p>
          </table:table-cell>
        </table:table-row>
        <table:table-row table:style-name="ro1">
          <table:table-cell office:value-type="float" office:value="705.003074118317" calcext:value-type="float">
            <text:p>705.003074118317</text:p>
          </table:table-cell>
          <table:table-cell office:value-type="float" office:value="2748.92523195474" calcext:value-type="float">
            <text:p>2748.92523195474</text:p>
          </table:table-cell>
          <table:table-cell office:value-type="float" office:value="-0.0194903978405057" calcext:value-type="float">
            <text:p>-0.0194903978405057</text:p>
          </table:table-cell>
        </table:table-row>
        <table:table-row table:style-name="ro1">
          <table:table-cell office:value-type="float" office:value="782.501537059073" calcext:value-type="float">
            <text:p>782.501537059073</text:p>
          </table:table-cell>
          <table:table-cell office:value-type="float" office:value="2791.12928264404" calcext:value-type="float">
            <text:p>2791.12928264404</text:p>
          </table:table-cell>
          <table:table-cell office:value-type="float" office:value="-0.0120925862765211" calcext:value-type="float">
            <text:p>-0.0120925862765211</text:p>
          </table:table-cell>
        </table:table-row>
        <table:table-row table:style-name="ro1">
          <table:table-cell office:value-type="float" office:value="859.999999999829" calcext:value-type="float">
            <text:p>859.999999999829</text:p>
          </table:table-cell>
          <table:table-cell office:value-type="float" office:value="2211.11111111111" calcext:value-type="float">
            <text:p>2211.11111111111</text:p>
          </table:table-cell>
          <table:table-cell office:value-type="float" office:value="-0.000358067646228644" calcext:value-type="float">
            <text:p>-0.000358067646228644</text:p>
          </table:table-cell>
        </table:table-row>
        <table:table-row table:style-name="ro1">
          <table:table-cell office:value-type="float" office:value="859.999999999829" calcext:value-type="float">
            <text:p>859.999999999829</text:p>
          </table:table-cell>
          <table:table-cell office:value-type="float" office:value="2288.88888888889" calcext:value-type="float">
            <text:p>2288.88888888889</text:p>
          </table:table-cell>
          <table:table-cell office:value-type="float" office:value="0.000251267411792339" calcext:value-type="float">
            <text:p>0.000251267411792339</text:p>
          </table:table-cell>
        </table:table-row>
        <table:table-row table:style-name="ro1">
          <table:table-cell office:value-type="float" office:value="859.999999999829" calcext:value-type="float">
            <text:p>859.999999999829</text:p>
          </table:table-cell>
          <table:table-cell office:value-type="float" office:value="2366.66666666667" calcext:value-type="float">
            <text:p>2366.66666666667</text:p>
          </table:table-cell>
          <table:table-cell office:value-type="float" office:value="0.000860602469813323" calcext:value-type="float">
            <text:p>0.000860602469813323</text:p>
          </table:table-cell>
        </table:table-row>
        <table:table-row table:style-name="ro1">
          <table:table-cell office:value-type="float" office:value="786.804170066907" calcext:value-type="float">
            <text:p>786.804170066907</text:p>
          </table:table-cell>
          <table:table-cell office:value-type="float" office:value="2242.41369665094" calcext:value-type="float">
            <text:p>2242.41369665094</text:p>
          </table:table-cell>
          <table:table-cell office:value-type="float" office:value="-0.000257864341198586" calcext:value-type="float">
            <text:p>-0.000257864341198586</text:p>
          </table:table-cell>
        </table:table-row>
        <table:table-row table:style-name="ro1">
          <table:table-cell office:value-type="float" office:value="786.804170066907" calcext:value-type="float">
            <text:p>786.804170066907</text:p>
          </table:table-cell>
          <table:table-cell office:value-type="float" office:value="2320.19147442872" calcext:value-type="float">
            <text:p>2320.19147442872</text:p>
          </table:table-cell>
          <table:table-cell office:value-type="float" office:value="0.000351470716822397" calcext:value-type="float">
            <text:p>0.000351470716822397</text:p>
          </table:table-cell>
        </table:table-row>
        <table:table-row table:style-name="ro1">
          <table:table-cell office:value-type="float" office:value="713.608340133985" calcext:value-type="float">
            <text:p>713.608340133985</text:p>
          </table:table-cell>
          <table:table-cell office:value-type="float" office:value="2273.71628219077" calcext:value-type="float">
            <text:p>2273.71628219077</text:p>
          </table:table-cell>
          <table:table-cell office:value-type="float" office:value="-0.000157661036168529" calcext:value-type="float">
            <text:p>-0.000157661036168529</text:p>
          </table:table-cell>
        </table:table-row>
        <table:table-row table:style-name="ro1">
          <table:table-cell office:value-type="float" office:value="784.777947429027" calcext:value-type="float">
            <text:p>784.777947429027</text:p>
          </table:table-cell>
          <table:table-cell office:value-type="float" office:value="2407.52128808069" calcext:value-type="float">
            <text:p>2407.52128808069</text:p>
          </table:table-cell>
          <table:table-cell office:value-type="float" office:value="0.000124738061217253" calcext:value-type="float">
            <text:p>0.000124738061217253</text:p>
          </table:table-cell>
        </table:table-row>
        <table:table-row table:style-name="ro1">
          <table:table-cell office:value-type="float" office:value="709.555894858224" calcext:value-type="float">
            <text:p>709.555894858224</text:p>
          </table:table-cell>
          <table:table-cell office:value-type="float" office:value="2448.37590949471" calcext:value-type="float">
            <text:p>2448.37590949471</text:p>
          </table:table-cell>
          <table:table-cell office:value-type="float" office:value="-0.000611126347378816" calcext:value-type="float">
            <text:p>-0.000611126347378816</text:p>
          </table:table-cell>
        </table:table-row>
        <table:table-row table:style-name="ro1">
          <table:table-cell office:value-type="float" office:value="711.582117496105" calcext:value-type="float">
            <text:p>711.582117496105</text:p>
          </table:table-cell>
          <table:table-cell office:value-type="float" office:value="2361.04609584274" calcext:value-type="float">
            <text:p>2361.04609584274</text:p>
          </table:table-cell>
          <table:table-cell office:value-type="float" office:value="-0.000384393691773672" calcext:value-type="float">
            <text:p>-0.000384393691773672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600" calcext:value-type="float">
            <text:p>2600</text:p>
          </table:table-cell>
          <table:table-cell office:value-type="float" office:value="0.0246548579090976" calcext:value-type="float">
            <text:p>0.0246548579090976</text:p>
          </table:table-cell>
        </table:table-row>
        <table:table-row table:style-name="ro1">
          <table:table-cell office:value-type="float" office:value="784.777947429026" calcext:value-type="float">
            <text:p>784.777947429026</text:p>
          </table:table-cell>
          <table:table-cell office:value-type="float" office:value="2563.07684363624" calcext:value-type="float">
            <text:p>2563.07684363624</text:p>
          </table:table-cell>
          <table:table-cell office:value-type="float" office:value="0.0159875750207401" calcext:value-type="float">
            <text:p>0.0159875750207401</text:p>
          </table:table-cell>
        </table:table-row>
        <table:table-row table:style-name="ro1">
          <table:table-cell office:value-type="float" office:value="709.555894858224" calcext:value-type="float">
            <text:p>709.555894858224</text:p>
          </table:table-cell>
          <table:table-cell office:value-type="float" office:value="2526.15368727249" calcext:value-type="float">
            <text:p>2526.15368727249</text:p>
          </table:table-cell>
          <table:table-cell office:value-type="float" office:value="0.00732029213238261" calcext:value-type="float">
            <text:p>0.00732029213238261</text:p>
          </table:table-cell>
        </table:table-row>
        <table:table-row table:style-name="ro1">
          <table:table-cell office:value-type="float" office:value="859.999999999829" calcext:value-type="float">
            <text:p>859.999999999829</text:p>
          </table:table-cell>
          <table:table-cell office:value-type="float" office:value="2522.22222222222" calcext:value-type="float">
            <text:p>2522.22222222222</text:p>
          </table:table-cell>
          <table:table-cell office:value-type="float" office:value="0.0167234394293362" calcext:value-type="float">
            <text:p>0.0167234394293362</text:p>
          </table:table-cell>
        </table:table-row>
        <table:table-row table:style-name="ro1">
          <table:table-cell office:value-type="float" office:value="784.777947429026" calcext:value-type="float">
            <text:p>784.777947429026</text:p>
          </table:table-cell>
          <table:table-cell office:value-type="float" office:value="2485.29906585847" calcext:value-type="float">
            <text:p>2485.29906585847</text:p>
          </table:table-cell>
          <table:table-cell office:value-type="float" office:value="0.00805615654097868" calcext:value-type="float">
            <text:p>0.00805615654097868</text:p>
          </table:table-cell>
        </table:table-row>
        <table:table-row table:style-name="ro1">
          <table:table-cell office:value-type="float" office:value="859.999999999829" calcext:value-type="float">
            <text:p>859.999999999829</text:p>
          </table:table-cell>
          <table:table-cell office:value-type="float" office:value="2444.44444444445" calcext:value-type="float">
            <text:p>2444.44444444445</text:p>
          </table:table-cell>
          <table:table-cell office:value-type="float" office:value="0.00879202094957475" calcext:value-type="float">
            <text:p>0.0087920209495747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677.77777777778" calcext:value-type="float">
            <text:p>2677.77777777778</text:p>
          </table:table-cell>
          <table:table-cell office:value-type="float" office:value="0.0148716470352195" calcext:value-type="float">
            <text:p>0.0148716470352195</text:p>
          </table:table-cell>
        </table:table-row>
        <table:table-row table:style-name="ro1">
          <table:table-cell office:value-type="float" office:value="859.999999999828" calcext:value-type="float">
            <text:p>859.999999999828</text:p>
          </table:table-cell>
          <table:table-cell office:value-type="float" office:value="2755.55555555556" calcext:value-type="float">
            <text:p>2755.55555555556</text:p>
          </table:table-cell>
          <table:table-cell office:value-type="float" office:value="0.00508843616134146" calcext:value-type="float">
            <text:p>0.00508843616134146</text:p>
          </table:table-cell>
        </table:table-row>
        <table:table-row table:style-name="ro1">
          <table:table-cell office:value-type="float" office:value="782.501537059073" calcext:value-type="float">
            <text:p>782.501537059073</text:p>
          </table:table-cell>
          <table:table-cell office:value-type="float" office:value="2635.57372708848" calcext:value-type="float">
            <text:p>2635.57372708848</text:p>
          </table:table-cell>
          <table:table-cell office:value-type="float" office:value="0.007473835471235" calcext:value-type="float">
            <text:p>0.007473835471235</text:p>
          </table:table-cell>
        </table:table-row>
        <table:table-row table:style-name="ro1">
          <table:table-cell office:value-type="float" office:value="782.501537059073" calcext:value-type="float">
            <text:p>782.501537059073</text:p>
          </table:table-cell>
          <table:table-cell office:value-type="float" office:value="2713.35150486626" calcext:value-type="float">
            <text:p>2713.35150486626</text:p>
          </table:table-cell>
          <table:table-cell office:value-type="float" office:value="-0.00230937540264307" calcext:value-type="float">
            <text:p>-0.00230937540264307</text:p>
          </table:table-cell>
        </table:table-row>
        <table:table-row table:style-name="ro1">
          <table:table-cell office:value-type="float" office:value="705.003074118317" calcext:value-type="float">
            <text:p>705.003074118317</text:p>
          </table:table-cell>
          <table:table-cell office:value-type="float" office:value="2671.14745417696" calcext:value-type="float">
            <text:p>2671.14745417696</text:p>
          </table:table-cell>
          <table:table-cell office:value-type="float" office:value="-0.0097071869666276" calcext:value-type="float">
            <text:p>-0.0097071869666276</text:p>
          </table:table-cell>
        </table:table-row>
        <table:table-row table:style-name="ro1">
          <table:table-cell office:value-type="float" office:value="707.279484488271" calcext:value-type="float">
            <text:p>707.279484488271</text:p>
          </table:table-cell>
          <table:table-cell office:value-type="float" office:value="2598.65057072472" calcext:value-type="float">
            <text:p>2598.65057072472</text:p>
          </table:table-cell>
          <table:table-cell office:value-type="float" office:value="-0.00119344741712249" calcext:value-type="float">
            <text:p>-0.00119344741712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3:20:59.845758184</meta:creation-date>
    <dc:date>2025-10-09T13:24:30.991087745</dc:date>
    <meta:editing-duration>PT3M32S</meta:editing-duration>
    <meta:editing-cycles>1</meta:editing-cycles>
    <meta:document-statistic meta:table-count="1" meta:cell-count="3339" meta:object-count="0"/>
    <meta:generator>LibreOffice/7.5.2.1$Linux_X86_64 LibreOffice_project/50$Build-1</meta:generator>
  </office:meta>
</office:document-meta>
</file>